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Book Antiqua" svg:font-family="&quot;Book Antiqua&quot;"/>
    <style:font-face style:name="Cambria" svg:font-family="Cambria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FF"/>
      <style:text-properties fo:color="#0000FF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#FFFFFF"/>
      <style:text-properties fo:color="#FF0000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FF"/>
      <style:text-properties fo:color="#1F497D"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9" style:family="table-cell" style:parent-style-name="Hyperlink_32_2" style:data-style-name="N0">
      <style:table-cell-properties style:vertical-align="automatic" fo:background-color="#FFFFFF"/>
      <style:text-properties fo:color="#000000" fo:font-size="10pt" style:font-size-asian="10pt" style:font-size-complex="10pt" style:text-underline-style="none" style:text-underline-type="none"/>
    </style:style>
    <style:style style:name="ce10" style:family="table-cell" style:parent-style-name="Hyperlink" style:data-style-name="N0">
      <style:table-cell-properties fo:background-color="#FFFFFF"/>
      <style:text-properties fo:color="#1F4E78" fo:font-size="10pt" style:font-size-asian="10pt" style:font-size-complex="10pt" style:text-underline-style="solid" style:text-underline-type="single"/>
    </style:style>
    <style:style style:name="ce11" style:family="table-cell" style:parent-style-name="Hyperlink" style:data-style-name="N0">
      <style:table-cell-properties fo:background-color="#FFFFFF"/>
      <style:text-properties fo:color="#0000FF" fo:font-size="10pt" style:font-size-asian="10pt" style:font-size-complex="10pt" style:text-underline-style="solid" style:text-underline-type="single"/>
    </style:style>
    <style:style style:name="ce12" style:family="table-cell" style:parent-style-name="Normal_32_2" style:data-style-name="N0">
      <style:table-cell-properties style:vertical-align="automatic" fo:background-color="#FFFFFF"/>
      <style:text-properties fo:color="#FF0000" fo:font-size="16pt" style:font-size-asian="16pt" style:font-size-complex="16pt" fo:font-weight="bold" style:font-weight-asian="bold" style:font-weight-complex="bold"/>
    </style:style>
    <style:style style:name="ce13" style:family="table-cell" style:parent-style-name="Normal_32_2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14" style:family="table-cell" style:parent-style-name="Normal_32_2" style:data-style-name="N0">
      <style:table-cell-properties style:vertical-align="automatic" fo:wrap-option="wrap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5" style:family="table-cell" style:parent-style-name="Normal_32_3_32_2" style:data-style-name="N0">
      <style:table-cell-properties style:vertical-align="middle" fo:background-color="#FFFFFF" style:repeat-content="false"/>
      <style:paragraph-properties fo:text-align="start" fo:margin-left="0cm"/>
      <style:text-properties fo:color="#009999" fo:font-size="12pt" style:font-size-asian="12pt" style:font-size-complex="12pt" fo:font-weight="bold" style:font-weight-asian="bold" style:font-weight-complex="bold"/>
    </style:style>
    <style:style style:name="ce16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0000" fo:font-size="11pt" style:font-size-asian="11pt" style:font-size-complex="11pt" fo:font-weight="bold" style:font-weight-asian="bold" style:font-weight-complex="bold"/>
    </style:style>
    <style:style style:name="ce17" style:family="table-cell" style:parent-style-name="Normal_32_2_32_2" style:data-style-name="N0">
      <style:table-cell-properties fo:border-top="none" fo:border-bottom="thin solid #000000" fo:border-left="none" fo:border-right="none"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18" style:family="table-cell" style:parent-style-name="Normal_32_2" style:data-style-name="N0">
      <style:table-cell-properties style:vertical-align="automatic" fo:background-color="#FFFFFF"/>
      <style:text-properties fo:color="#FF0000" fo:font-size="10pt" style:font-size-asian="10pt" style:font-size-complex="10pt"/>
    </style:style>
    <style:style style:name="ce19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20" style:family="table-cell" style:parent-style-name="Normal_32_2_32_2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21" style:family="table-cell" style:parent-style-name="Normal_32_2" style:data-style-name="N0">
      <style:table-cell-properties fo:border-top="thin solid #000000" fo:border-bottom="none" fo:border-left="none" fo:border-right="none" style:vertical-align="top" fo:wrap-option="wrap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2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23" style:family="table-cell" style:parent-style-name="Normal_32_3_32_3" style:data-style-name="N44">
      <style:table-cell-properties style:vertical-align="to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4" style:family="table-cell" style:parent-style-name="Comma_32_2_32_3" style:data-style-name="N44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5" style:family="table-cell" style:parent-style-name="Normal_32_3_32_3" style:data-style-name="N44">
      <style:table-cell-properties fo:border-top="none" fo:border-bottom="thin solid #000000" fo:border-left="none" fo:border-right="none" style:vertical-align="to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6" style:family="table-cell" style:parent-style-name="Normal_32_2" style:data-style-name="N0">
      <style:table-cell-properties fo:border-top="thin solid #000000" fo:border-bottom="none" fo:border-left="none" fo:border-right="none" style:vertical-align="automatic" fo:wrap-option="wrap" fo:background-color="#FFFFF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27" style:family="table-cell" style:parent-style-name="Normal_32_2_32_2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28" style:family="table-cell" style:parent-style-name="Normal_32_2_32_2" style:data-style-name="N0">
      <style:table-cell-properties fo:border-top="thin solid #000000" fo:border-bottom="none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29" style:family="table-cell" style:parent-style-name="Normal_32_3_32_3" style:data-style-name="N0">
      <style:table-cell-properties style:vertical-align="automatic" fo:background-color="#FFFFFF"/>
    </style:style>
    <style:style style:name="ce30" style:family="table-cell" style:parent-style-name="Normal_32_2" style:data-style-name="N0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31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32" style:family="table-cell" style:parent-style-name="Normal_32_2_32_2" style:data-style-name="N0">
      <style:table-cell-properties style:vertical-align="middle" fo:background-color="#FFFFFF" style:repeat-content="false"/>
      <style:paragraph-properties fo:text-align="start" fo:margin-left="0.353cm"/>
      <style:text-properties fo:font-size="10pt" style:font-size-asian="10pt" style:font-size-complex="10pt"/>
    </style:style>
    <style:style style:name="ce33" style:family="table-cell" style:parent-style-name="Normal_32_3_32_3" style:data-style-name="N1">
      <style:table-cell-properties style:vertical-align="to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34" style:family="table-cell" style:parent-style-name="Comma_32_2_32_2_32_2_32_2" style:data-style-name="N37">
      <style:table-cell-properties style:vertical-align="to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35" style:family="table-cell" style:parent-style-name="Normal_32_3_32_3" style:data-style-name="N42">
      <style:table-cell-properties style:vertical-align="automatic" fo:background-color="#FFFFFF"/>
    </style:style>
    <style:style style:name="ce36" style:family="table-cell" style:parent-style-name="Normal_32_2_32_2" style:data-style-name="N22">
      <style:table-cell-properties style:vertical-align="middle" fo:background-color="#FFFFFF" style:repeat-content="false"/>
      <style:paragraph-properties fo:text-align="start" fo:margin-left="0.353cm"/>
      <style:text-properties fo:font-size="10pt" style:font-size-asian="10pt" style:font-size-complex="10pt"/>
    </style:style>
    <style:style style:name="ce37" style:family="table-cell" style:parent-style-name="Normal_32_2_32_2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start" fo:margin-left="0.353cm"/>
      <style:text-properties fo:font-size="10pt" style:font-size-asian="10pt" style:font-size-complex="10pt" fo:font-weight="bold" style:font-weight-asian="bold" style:font-weight-complex="bold"/>
    </style:style>
    <style:style style:name="ce38" style:family="table-cell" style:parent-style-name="Normal_32_3_32_3" style:data-style-name="N1">
      <style:table-cell-properties fo:border-top="none" fo:border-bottom="thin solid #000000" fo:border-left="none" fo:border-right="none" style:vertical-align="to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39" style:family="table-cell" style:parent-style-name="Comma_32_2_32_2_32_2_32_2" style:data-style-name="N37">
      <style:table-cell-properties fo:border-top="none" fo:border-bottom="thin solid #000000" fo:border-left="none" fo:border-right="none" style:vertical-align="to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40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41" style:family="table-cell" style:parent-style-name="Normal_32_2" style:data-style-name="N1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42" style:family="table-cell" style:parent-style-name="Comma_32_2_32_3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43" style:family="table-cell" style:parent-style-name="Comma_32_2_32_3" style:data-style-name="N42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44" style:family="table-cell" style:parent-style-name="Percent_32_2_32_2" style:data-style-name="N38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45" style:family="table-cell" style:parent-style-name="Comma_32_2_32_3" style:data-style-name="N42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46" style:family="table-cell" style:parent-style-name="Normal_32_2" style:data-style-name="N3">
      <style:table-cell-properties style:vertical-align="automatic" fo:wrap-option="wrap" fo:background-color="#FFFFFF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/>
    </style:style>
    <style:style style:name="ce47" style:family="table-cell" style:parent-style-name="Percent_32_2_32_2" style:data-style-name="N47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48" style:family="table-cell" style:parent-style-name="Normal_32_2" style:data-style-name="N0">
      <style:table-cell-properties style:vertical-align="automatic"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49" style:family="table-cell" style:parent-style-name="Normal_32_3_32_3" style:data-style-name="N1">
      <style:table-cell-properties style:vertical-align="top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50" style:family="table-cell" style:parent-style-name="Comma_32_2_32_2_32_2_32_2" style:data-style-name="N37">
      <style:table-cell-properties style:vertical-align="top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51" style:family="table-cell" style:parent-style-name="Comma_32_2_32_3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52" style:family="table-cell" style:parent-style-name="Comma_32_2_32_3" style:data-style-name="N38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53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/>
    </style:style>
    <style:style style:name="ce54" style:family="table-cell" style:parent-style-name="Normal_2.1" style:data-style-name="N47">
      <style:table-cell-properties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55" style:family="table-cell" style:parent-style-name="Normal_32_2_32_2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start" fo:margin-left="0.353cm"/>
      <style:text-properties fo:font-size="10pt" style:font-size-asian="10pt" style:font-size-complex="10pt"/>
    </style:style>
    <style:style style:name="ce56" style:family="table-cell" style:parent-style-name="Normal_32_3_32_3" style:data-style-name="N1">
      <style:table-cell-properties fo:border-top="none" fo:border-bottom="thin solid #000000" fo:border-left="none" fo:border-right="none" style:vertical-align="to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57" style:family="table-cell" style:parent-style-name="Comma_32_2_32_2_32_2_32_2" style:data-style-name="N37">
      <style:table-cell-properties fo:border-top="none" fo:border-bottom="thin solid #000000" fo:border-left="none" fo:border-right="none" style:vertical-align="to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58" style:family="table-cell" style:parent-style-name="Normal_32_2" style:data-style-name="N0">
      <style:table-cell-properties style:vertical-align="automatic" fo:background-color="#FFFFFF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/>
    </style:style>
    <style:style style:name="ce59" style:family="table-cell" style:parent-style-name="Comma_32_2_32_2_32_2_32_2" style:data-style-name="N36">
      <style:table-cell-properties style:vertical-align="to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60" style:family="table-cell" style:parent-style-name="Comma_32_2_32_2_32_2_32_2" style:data-style-name="N36">
      <style:table-cell-properties style:vertical-align="top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61" style:family="table-cell" style:parent-style-name="Normal_32_3_32_3" style:data-style-name="N0">
      <style:table-cell-properties style:vertical-align="middle" fo:background-color="#FFFFFF" style:repeat-content="false"/>
      <style:paragraph-properties fo:text-align="start" fo:margin-left="1.059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2" style:family="table-cell" style:parent-style-name="Comma_32_2_32_2_32_2_32_2" style:data-style-name="N36">
      <style:table-cell-properties fo:border-top="none" fo:border-bottom="thin solid #000000" fo:border-left="none" fo:border-right="none" style:vertical-align="to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63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4" style:family="table-cell" style:parent-style-name="Normal_32_3_32_3" style:data-style-name="N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65" style:family="table-cell" style:parent-style-name="Comma_32_2_32_2_32_2_32_2" style:data-style-name="N37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66" style:family="table-cell" style:parent-style-name="Normal_32_2" style:data-style-name="N1">
      <style:table-cell-properties style:vertical-align="automatic" fo:background-color="#FFFFFF"/>
      <style:text-properties fo:font-size="10pt" style:font-size-asian="10pt" style:font-size-complex="10pt"/>
    </style:style>
    <style:style style:name="ce67" style:family="table-cell" style:parent-style-name="Normal_32_3_32_2" style:data-style-name="N3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68" style:family="table-cell" style:parent-style-name="Normal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69" style:family="table-cell" style:parent-style-name="Comma_32_3" style:data-style-name="N43">
      <style:table-cell-properties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70" style:family="table-cell" style:parent-style-name="Normal_Sheet1_32_2" style:data-style-name="N1">
      <style:table-cell-properties style:vertical-align="middle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71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72" style:family="table-cell" style:parent-style-name="Normal_Sheet1_32_2" style:data-style-name="N1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73" style:family="table-cell" style:parent-style-name="Comma_32_3" style:data-style-name="N43">
      <style:table-cell-properties fo:border-top="none" fo:border-bottom="thin solid #000000" fo:border-left="none" fo:border-right="none"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74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75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1.059cm"/>
      <style:text-properties fo:font-size="10pt" style:font-size-asian="10pt" style:font-size-complex="10pt"/>
    </style:style>
    <style:style style:name="ce76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77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.353cm"/>
      <style:text-properties fo:font-size="9pt" style:font-size-asian="9pt" style:font-size-complex="9pt" fo:font-weight="bold" style:font-weight-asian="bold" style:font-weight-complex="bold"/>
    </style:style>
    <style:style style:name="ce78" style:family="table-cell" style:parent-style-name="Normal_FA1201_32_2" style:data-style-name="N3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79" style:family="table-cell" style:parent-style-name="Normal_32_2" style:data-style-name="N39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80" style:family="table-cell" style:parent-style-name="Normal_32_2" style:data-style-name="N3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81" style:family="table-cell" style:parent-style-name="Normal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82" style:family="table-cell" style:parent-style-name="Normal_32_2" style:data-style-name="N3">
      <style:table-cell-properties style:vertical-align="automatic" fo:background-color="#FFFFFF" style:repeat-content="false"/>
      <style:paragraph-properties fo:text-align="start" fo:margin-left="0.353cm"/>
      <style:text-properties fo:font-size="9pt" style:font-size-asian="9pt" style:font-size-complex="9pt" fo:font-weight="bold" style:font-weight-asian="bold" style:font-weight-complex="bold"/>
    </style:style>
    <style:style style:name="ce83" style:family="table-cell" style:parent-style-name="Default" style:data-style-name="N0">
      <style:table-cell-properties fo:background-color="#FFFFFF"/>
      <style:text-properties fo:color="#009999" fo:font-weight="bold" style:font-weight-asian="bold" style:font-weight-complex="bold"/>
    </style:style>
    <style:style style:name="ce84" style:family="table-cell" style:parent-style-name="Normal_32_2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85" style:family="table-cell" style:parent-style-name="Normal_32_2_32_2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86" style:family="table-cell" style:parent-style-name="Normal_32_2_32_2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87" style:family="table-cell" style:parent-style-name="Normal_32_2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88" style:family="table-cell" style:parent-style-name="Comma_32_2_32_2" style:data-style-name="N38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89" style:family="table-cell" style:parent-style-name="Normal_32_2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90" style:family="table-cell" style:parent-style-name="Normal_AT1.8_1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91" style:family="table-cell" style:parent-style-name="Percent" style:data-style-name="N38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92" style:family="table-cell" style:parent-style-name="Normal_32_2_32_2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93" style:family="table-cell" style:parent-style-name="Normal_AT1.8_1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94" style:family="table-cell" style:parent-style-name="Percent" style:data-style-name="N38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95" style:family="table-cell" style:parent-style-name="Normal_Prelim_32_07-08_32_tables_32__32_charts_32_v3" style:data-style-name="N39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96" style:family="table-cell" style:parent-style-name="Comma_32_2_32_2" style:data-style-name="N37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97" style:family="table-cell" style:parent-style-name="Normal_32_2_32_2" style:data-style-name="N1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98" style:family="table-cell" style:parent-style-name="Percent" style:data-style-name="N38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99" style:family="table-cell" style:parent-style-name="Normal_32_2_32_2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size="10pt" style:font-size-asian="10pt" style:font-size-complex="10pt" fo:font-style="italic" style:font-style-asian="italic" style:font-style-complex="italic"/>
    </style:style>
    <style:style style:name="ce100" style:family="table-cell" style:parent-style-name="Comma_32_2_32_2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101" style:family="table-cell" style:parent-style-name="Comma_32_2_32_2" style:data-style-name="N37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102" style:family="table-cell" style:parent-style-name="Normal_32_2_32_2" style:data-style-name="N0">
      <style:table-cell-properties style:vertical-align="automatic" fo:background-color="#FFFFFF"/>
      <style:text-properties fo:font-size="9pt" style:font-size-asian="9pt" style:font-size-complex="9pt" fo:font-weight="bold" style:font-weight-asian="bold" style:font-weight-complex="bold"/>
    </style:style>
    <style:style style:name="ce103" style:family="table-cell" style:parent-style-name="Normal_32_2_32_2" style:data-style-name="N1">
      <style:table-cell-properties style:vertical-align="automatic" fo:background-color="#FFFFFF"/>
      <style:text-properties fo:font-size="10pt" style:font-size-asian="10pt" style:font-size-complex="10pt"/>
    </style:style>
    <style:style style:name="ce104" style:family="table-cell" style:parent-style-name="Default" style:data-style-name="N0">
      <style:table-cell-properties fo:background-color="#FFFFFF"/>
      <style:text-properties fo:font-size="9pt" style:font-size-asian="9pt" style:font-size-complex="9pt" fo:font-weight="bold" style:font-weight-asian="bold" style:font-weight-complex="bold"/>
    </style:style>
    <style:style style:name="ce105" style:family="table-cell" style:parent-style-name="Default" style:data-style-name="N0">
      <style:table-cell-properties fo:background-color="#FFFFFF"/>
      <style:text-properties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06" style:family="table-cell" style:parent-style-name="Percent" style:data-style-name="N38">
      <style:table-cell-properties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07" style:family="table-cell" style:parent-style-name="Default" style:data-style-name="N0">
      <style:text-properties fo:font-size="9pt" style:font-size-asian="9pt" style:font-size-complex="9pt" fo:font-weight="bold" style:font-weight-asian="bold" style:font-weight-complex="bold"/>
    </style:style>
    <style:style style:name="ce108" style:family="table-cell" style:parent-style-name="Normal_32_3_32_2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109" style:family="table-cell" style:parent-style-name="Normal_32_3_32_2" style:data-style-name="N0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10" style:family="table-cell" style:parent-style-name="Normal_32_3_32_2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111" style:family="table-cell" style:parent-style-name="Normal_32_3_32_2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112" style:family="table-cell" style:parent-style-name="Normal_Proportion_32_on_32_income_32_spent_32_on_32_housing" style:data-style-name="N0">
      <style:table-cell-properties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113" style:family="table-cell" style:parent-style-name="Normal_32_3_32_2" style:data-style-name="N0">
      <style:table-cell-properties style:vertical-align="automatic" fo:wrap-option="wrap" fo:background-color="#FFFFFF"/>
      <style:text-properties fo:font-size="10pt" style:font-size-asian="10pt" style:font-size-complex="10pt"/>
    </style:style>
    <style:style style:name="ce114" style:family="table-cell" style:parent-style-name="Normal_32_3_32_2" style:data-style-name="N0">
      <style:table-cell-properties style:vertical-align="automatic" fo:wrap-option="wra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15" style:family="table-cell" style:parent-style-name="Normal_32_3_32_2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16" style:family="table-cell" style:parent-style-name="Normal_32_3_32_2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17" style:family="table-cell" style:parent-style-name="Normal_32_2" style:data-style-name="N0">
      <style:table-cell-properties style:vertical-align="automatic" fo:wrap-option="wrap" fo:background-color="#FFFFFF"/>
      <style:text-properties fo:color="#FF0000" fo:font-size="10pt" style:font-size-asian="10pt" style:font-size-complex="10pt" fo:font-weight="bold" style:font-weight-asian="bold" style:font-weight-complex="bold"/>
    </style:style>
    <style:style style:name="ce118" style:family="table-cell" style:parent-style-name="Normal_32_3_32_2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119" style:family="table-cell" style:parent-style-name="Normal_32_3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120" style:family="table-cell" style:parent-style-name="Normal_32_3_32_2" style:data-style-name="N0">
      <style:table-cell-properties style:vertical-align="automatic" fo:background-color="#FFFFFF"/>
      <style:text-properties fo:color="#FF0000" fo:font-size="10pt" style:font-size-asian="10pt" style:font-size-complex="10pt" fo:font-weight="bold" style:font-weight-asian="bold" style:font-weight-complex="bold"/>
    </style:style>
    <style:style style:name="ce121" style:family="table-cell" style:parent-style-name="Normal_32_3_32_2" style:data-style-name="N1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22" style:family="table-cell" style:parent-style-name="Normal_32_3_32_2" style:data-style-name="N1">
      <style:table-cell-properties style:vertical-align="automatic" fo:background-color="#FFFFFF"/>
      <style:text-properties fo:font-size="10pt" style:font-size-asian="10pt" style:font-size-complex="10pt"/>
    </style:style>
    <style:style style:name="ce123" style:family="table-cell" style:parent-style-name="Normal_32_3_32_2" style:data-style-name="N0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/>
    </style:style>
    <style:style style:name="ce124" style:family="table-cell" style:parent-style-name="Normal_32_3_32_2" style:data-style-name="N1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25" style:family="table-cell" style:parent-style-name="Normal_32_3_32_2" style:data-style-name="N1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/>
    </style:style>
    <style:style style:name="ce126" style:family="table-cell" style:parent-style-name="Normal_Sheet1_32_2" style:data-style-name="N2">
      <style:table-cell-properties style:vertical-align="middle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127" style:family="table-cell" style:parent-style-name="Normal_32_3_32_2" style:data-style-name="N0">
      <style:table-cell-properties style:vertical-align="automatic" fo:background-color="#FFFFFF"/>
      <style:text-properties fo:font-size="9pt" style:font-size-asian="9pt" style:font-size-complex="9pt" fo:font-weight="bold" style:font-weight-asian="bold" style:font-weight-complex="bold"/>
    </style:style>
    <style:style style:name="ce128" style:family="table-cell" style:parent-style-name="Normal_32_3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129" style:family="table-cell" style:parent-style-name="Normal_32_3_32_2" style:data-style-name="N38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30" style:family="table-cell" style:parent-style-name="Normal_32_3_32_2" style:data-style-name="N0">
      <style:table-cell-properties fo:border-top="none" fo:border-bottom="thin solid #000000" fo:border-left="none" fo:border-right="none"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131" style:family="table-cell" style:parent-style-name="Normal_32_3_32_2" style:data-style-name="N0">
      <style:table-cell-properties fo:border-top="thin solid #000000" fo:border-bottom="thin solid #000000" fo:border-left="none" fo:border-right="none" style:vertical-align="automatic" fo:wrap-option="wrap" fo:background-color="#FFFFFF"/>
      <style:text-properties fo:font-size="10pt" style:font-size-asian="10pt" style:font-size-complex="10pt"/>
    </style:style>
    <style:style style:name="ce132" style:family="table-cell" style:parent-style-name="Normal_32_3_32_2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33" style:family="table-cell" style:parent-style-name="Normal_32_3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34" style:family="table-cell" style:parent-style-name="Normal_32_2" style:data-style-name="N0">
      <style:table-cell-properties style:vertical-align="automatic" fo:background-color="#FFFFFF"/>
      <style:text-properties fo:color="#FF0000" fo:font-size="14pt" style:font-size-asian="14pt" style:font-size-complex="14pt" fo:font-weight="bold" style:font-weight-asian="bold" style:font-weight-complex="bold"/>
    </style:style>
    <style:style style:name="ce135" style:family="table-cell" style:parent-style-name="Normal_Proportion_32_on_32_income_32_spent_32_on_32_housing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136" style:family="table-cell" style:parent-style-name="Normal_Proportion_32_on_32_income_32_spent_32_on_32_housing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137" style:family="table-cell" style:parent-style-name="Normal_Proportion_32_on_32_income_32_spent_32_on_32_housing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38" style:family="table-cell" style:parent-style-name="Normal_Proportion_32_on_32_income_32_spent_32_on_32_housing" style:data-style-name="N0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39" style:family="table-cell" style:parent-style-name="Normal_Proportion_32_on_32_income_32_spent_32_on_32_housing" style:data-style-name="N0">
      <style:table-cell-properties style:vertical-align="automatic"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140" style:family="table-cell" style:parent-style-name="Normal_32_2" style:data-style-name="N0">
      <style:table-cell-properties style:vertical-align="middle" fo:background-color="#FFFFFF"/>
      <style:text-properties fo:color="#009999" fo:font-size="12pt" style:font-size-asian="12pt" style:font-size-complex="12pt"/>
    </style:style>
    <style:style style:name="ce141" style:family="table-cell" style:parent-style-name="Normal_Proportion_32_on_32_income_32_spent_32_on_32_housing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142" style:family="table-cell" style:parent-style-name="Normal_Proportion_32_on_32_income_32_spent_32_on_32_housing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143" style:family="table-cell" style:parent-style-name="Normal_Proportion_32_on_32_income_32_spent_32_on_32_housing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144" style:family="table-cell" style:parent-style-name="Normal_Proportion_32_on_32_income_32_spent_32_on_32_housing" style:data-style-name="N0">
      <style:table-cell-properties style:vertical-align="automatic" fo:background-color="#FFFFFF"/>
      <style:text-properties fo:font-size="9pt" style:font-size-asian="9pt" style:font-size-complex="9pt" fo:font-weight="bold" style:font-weight-asian="bold" style:font-weight-complex="bold"/>
    </style:style>
    <style:style style:name="ce145" style:family="table-cell" style:parent-style-name="Normal_32_3_32_2" style:data-style-name="N39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46" style:family="table-cell" style:parent-style-name="Normal_32_3_32_2" style:data-style-name="N39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47" style:family="table-cell" style:parent-style-name="Normal_32_3_32_2" style:data-style-name="N39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48" style:family="table-cell" style:parent-style-name="Normal_32_3_32_2" style:data-style-name="N3">
      <style:table-cell-properties style:vertical-align="automatic" fo:background-color="#FFFFFF"/>
      <style:text-properties fo:font-size="10pt" style:font-size-asian="10pt" style:font-size-complex="10pt"/>
    </style:style>
    <style:style style:name="ce149" style:family="table-cell" style:parent-style-name="Normal_32_3_32_2" style:data-style-name="N3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50" style:family="table-cell" style:parent-style-name="Normal_32_3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151" style:family="table-cell" style:parent-style-name="Comma_32_5_32_2" style:data-style-name="N36">
      <style:table-cell-properties style:vertical-align="middle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152" style:family="table-cell" style:parent-style-name="Normal_32_3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53" style:family="table-cell" style:parent-style-name="Normal_Sheet3" style:data-style-name="N38">
      <style:table-cell-properties style:vertical-align="middle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54" style:family="table-cell" style:parent-style-name="Normal_Proportion_32_on_32_income_32_spent_32_on_32_housing" style:data-style-name="N38">
      <style:table-cell-properties style:vertical-align="automatic" fo:background-color="#FFFFFF"/>
      <style:text-properties fo:font-size="10pt" style:font-size-asian="10pt" style:font-size-complex="10pt"/>
    </style:style>
    <style:style style:name="ce155" style:family="table-cell" style:parent-style-name="Normal_Proportion_32_on_32_income_32_spent_32_on_32_housing" style:data-style-name="N0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/>
    </style:style>
    <style:style style:name="ce156" style:family="table-cell" style:parent-style-name="Normal_Proportion_32_on_32_income_32_spent_32_on_32_housing" style:data-style-name="N38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/>
    </style:style>
    <style:style style:name="ce157" style:family="table-cell" style:parent-style-name="Normal_Proportion_32_on_32_income_32_spent_32_on_32_housing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158" style:family="table-cell" style:parent-style-name="Comma_32_2_32_2_32_2_32_2" style:data-style-name="N36">
      <style:table-cell-properties style:vertical-align="middle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159" style:family="table-cell" style:parent-style-name="Comma_32_2_32_2_32_2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160" style:family="table-cell" style:parent-style-name="Normal_32_3_32_2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161" style:family="table-cell" style:parent-style-name="Comma_32_2_32_2_32_2_32_2" style:data-style-name="N36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162" style:family="table-cell" style:parent-style-name="Normal_32_2" style:data-style-name="N0">
      <style:table-cell-properties fo:border-top="thin solid #000000" fo:border-bottom="none" fo:border-left="none" fo:border-right="none" style:vertical-align="automatic" fo:wrap-option="wrap" fo:background-color="#FFFFFF"/>
      <style:text-properties fo:font-size="9pt" style:font-size-asian="9pt" style:font-size-complex="9pt" fo:font-weight="bold" style:font-weight-asian="bold" style:font-weight-complex="bold"/>
    </style:style>
    <style:style style:name="ce163" style:family="table-cell" style:parent-style-name="Normal_Proportion_32_on_32_income_32_spent_32_on_32_housing" style:data-style-name="N36">
      <style:table-cell-properties style:vertical-align="automatic" fo:background-color="#FFFFFF"/>
      <style:text-properties fo:color="#FF0000" fo:font-size="10pt" style:font-size-asian="10pt" style:font-size-complex="10pt" fo:font-weight="bold" style:font-weight-asian="bold" style:font-weight-complex="bold"/>
    </style:style>
    <style:style style:name="ce164" style:family="table-cell" style:parent-style-name="Normal_Proportion_32_on_32_income_32_spent_32_on_32_housing" style:data-style-name="N36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65" style:family="table-cell" style:parent-style-name="Normal_Proportion_32_on_32_income_32_spent_32_on_32_housing" style:data-style-name="N0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 style:text-position="33%"/>
    </style:style>
    <style:style style:name="ce166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 fo:font-weight="bold" style:font-weight-asian="bold" style:font-weight-complex="bold"/>
    </style:style>
    <style:style style:name="ce167" style:family="table-cell" style:parent-style-name="Normal_32_2" style:data-style-name="N0">
      <style:table-cell-properties style:vertical-align="automatic" fo:background-color="#FFFFFF"/>
      <style:text-properties fo:color="#FF0000" fo:font-size="10pt" style:font-size-asian="10pt" style:font-size-complex="10pt" fo:font-weight="bold" style:font-weight-asian="bold" style:font-weight-complex="bold"/>
    </style:style>
    <style:style style:name="ce168" style:family="table-cell" style:parent-style-name="Normal_Proportion_32_on_32_income_32_spent_32_on_32_housing" style:data-style-name="N0">
      <style:table-cell-properties style:vertical-align="automatic" fo:background-color="#FFFFFF"/>
      <style:text-properties fo:color="#FFFFCC" fo:font-size="10pt" style:font-size-asian="10pt" style:font-size-complex="10pt"/>
    </style:style>
    <style:style style:name="ce169" style:family="table-cell" style:parent-style-name="Normal_tabA1.1-1.16" style:data-style-name="N0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70" style:family="table-cell" style:parent-style-name="Normal_Proportion_32_on_32_income_32_spent_32_on_32_housing" style:data-style-name="N0">
      <style:table-cell-properties style:vertical-align="automatic" fo:background-color="#FFFFFF"/>
      <style:text-properties fo:color="#FF0000" fo:font-size="10pt" style:font-size-asian="10pt" style:font-size-complex="10pt" fo:font-weight="bold" style:font-weight-asian="bold" style:font-weight-complex="bold"/>
    </style:style>
    <style:style style:name="ce171" style:family="table-cell" style:parent-style-name="Normal_32_2" style:data-style-name="N0">
      <style:table-cell-properties fo:border-top="thin solid #000000" fo:border-bottom="none" fo:border-left="none" fo:border-right="none" style:vertical-align="automatic" fo:wrap-option="wrap" fo:background-color="#FFFFFF"/>
      <style:text-properties fo:font-size="9pt" style:font-size-asian="9pt" style:font-size-complex="9pt" fo:font-weight="bold" style:font-weight-asian="bold" style:font-weight-complex="bold"/>
    </style:style>
    <style:style style:name="ce172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009999" fo:font-weight="bold" style:font-weight-asian="bold" style:font-weight-complex="bold"/>
    </style:style>
    <style:style style:name="ce173" style:family="table-cell" style:parent-style-name="Normal_32_3_32_2" style:data-style-name="N39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174" style:family="table-cell" style:parent-style-name="Normal_32_2" style:data-style-name="N38">
      <style:table-cell-properties style:vertical-align="automatic" fo:background-color="#FFFFFF"/>
      <style:text-properties fo:font-size="10pt" style:font-size-asian="10pt" style:font-size-complex="10pt"/>
    </style:style>
    <style:style style:name="ce175" style:family="table-cell" style:parent-style-name="Comma_32_2_32_3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176" style:family="table-cell" style:parent-style-name="Normal_32_2" style:data-style-name="N1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77" style:family="table-cell" style:parent-style-name="Comma_32_5_32_2" style:data-style-name="N40">
      <style:table-cell-properties style:vertical-align="middle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178" style:family="table-cell" style:parent-style-name="Normal_32_2" style:data-style-name="N41">
      <style:table-cell-properties style:vertical-align="automatic" fo:wrap-option="wrap" fo:background-color="#FFFFFF"/>
      <style:text-properties fo:font-size="10pt" style:font-size-asian="10pt" style:font-size-complex="10pt"/>
    </style:style>
    <style:style style:name="ce179" style:family="table-cell" style:parent-style-name="Comma_32_2_32_3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80" style:family="table-cell" style:parent-style-name="Comma_32_2_32_3" style:data-style-name="N42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81" style:family="table-cell" style:parent-style-name="Comma_32_2_32_3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182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183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/>
    </style:style>
    <style:style style:name="ce184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background-color="#FFFFFF"/>
      <style:text-properties fo:font-size="10pt" style:font-size-asian="10pt" style:font-size-complex="10pt"/>
    </style:style>
    <style:style style:name="ce185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86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87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88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189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.353cm"/>
      <style:text-properties fo:font-size="10pt" style:font-size-asian="10pt" style:font-size-complex="10pt"/>
    </style:style>
    <style:style style:name="ce190" style:family="table-cell" style:parent-style-name="Comma_32_2_32_3" style:data-style-name="N1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91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.353cm"/>
      <style:text-properties fo:font-size="10pt" style:font-size-asian="10pt" style:font-size-complex="10pt" fo:font-weight="bold" style:font-weight-asian="bold" style:font-weight-complex="bold"/>
    </style:style>
    <style:style style:name="ce192" style:family="table-cell" style:parent-style-name="Comma_32_2_32_3" style:data-style-name="N1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93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.353cm"/>
      <style:text-properties fo:font-size="10pt" style:font-size-asian="10pt" style:font-size-complex="10pt" fo:font-weight="bold" style:font-weight-asian="bold" style:font-weight-complex="bold"/>
    </style:style>
    <style:style style:name="ce194" style:family="table-cell" style:parent-style-name="Normal_32_2" style:data-style-name="N1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95" style:family="table-cell" style:parent-style-name="Comma_32_2_32_3" style:data-style-name="N38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96" style:family="table-cell" style:parent-style-name="Percent" style:data-style-name="N38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97" style:family="table-cell" style:parent-style-name="Normal_32_2" style:data-style-name="N38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98" style:family="table-cell" style:parent-style-name="Normal_Proportion_32_on_32_income_32_spent_32_on_32_housing" style:data-style-name="N38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99" style:family="table-cell" style:parent-style-name="Normal_32_2" style:data-style-name="N38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00" style:family="table-cell" style:parent-style-name="Normal_Proportion_32_on_32_income_32_spent_32_on_32_housing" style:data-style-name="N38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01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202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style="italic" style:font-style-asian="italic" style:font-style-complex="italic"/>
    </style:style>
    <style:style style:name="ce203" style:family="table-cell" style:parent-style-name="Comma_32_3" style:data-style-name="N43">
      <style:table-cell-properties style:vertical-align="automatic"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204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.353cm"/>
      <style:text-properties fo:font-size="10pt" style:font-size-asian="10pt" style:font-size-complex="10pt" fo:font-style="italic" style:font-style-asian="italic" style:font-style-complex="italic"/>
    </style:style>
    <style:style style:name="ce205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style="italic" style:font-style-asian="italic" style:font-style-complex="italic"/>
    </style:style>
    <style:style style:name="ce206" style:family="table-cell" style:parent-style-name="Comma_32_3" style:data-style-name="N43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207" style:family="table-cell" style:parent-style-name="Normal_32_2" style:data-style-name="N0">
      <style:table-cell-properties style:vertical-align="automatic" fo:wrap-option="wrap" fo:background-color="#FFFFFF"/>
      <style:text-properties fo:font-size="9pt" style:font-size-asian="9pt" style:font-size-complex="9pt" fo:font-weight="bold" style:font-weight-asian="bold" style:font-weight-complex="bold"/>
    </style:style>
    <style:style style:name="ce208" style:family="table-cell" style:parent-style-name="Normal_32_2" style:data-style-name="N0">
      <style:table-cell-properties style:vertical-align="top" fo:wrap-option="wrap" fo:background-color="#FFFFFF" style:repeat-content="false"/>
      <style:paragraph-properties fo:text-align="start" fo:margin-left="0.353cm"/>
      <style:text-properties fo:font-size="9pt" style:font-size-asian="9pt" style:font-size-complex="9pt" fo:font-weight="bold" style:font-weight-asian="bold" style:font-weight-complex="bold"/>
    </style:style>
    <style:style style:name="ce209" style:family="table-cell" style:parent-style-name="Normal_32_2" style:data-style-name="N0">
      <style:table-cell-properties style:vertical-align="top" fo:wrap-option="wrap" fo:background-color="#FFFFFF" style:repeat-content="false"/>
      <style:paragraph-properties fo:text-align="start" fo:margin-left="0.353cm"/>
      <style:text-properties fo:font-size="9pt" style:font-size-asian="9pt" style:font-size-complex="9pt" fo:font-weight="bold" style:font-weight-asian="bold" style:font-weight-complex="bold"/>
    </style:style>
    <style:style style:name="ce210" style:family="table-cell" style:parent-style-name="Normal_32_3_32_2" style:data-style-name="N39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211" style:family="table-cell" style:parent-style-name="Normal_32_3_32_2" style:data-style-name="N39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212" style:family="table-cell" style:parent-style-name="Normal_32_3_32_2" style:data-style-name="N39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13" style:family="table-cell" style:parent-style-name="Normal_32_3_32_2" style:data-style-name="N39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14" style:family="table-cell" style:parent-style-name="Normal_32_2" style:data-style-name="N0">
      <style:table-cell-properties style:vertical-align="top" fo:wrap-option="wrap" fo:background-color="#FFFFFF" style:repeat-content="false"/>
      <style:paragraph-properties fo:text-align="start" fo:margin-left="0.353cm"/>
      <style:text-properties fo:font-size="10pt" style:font-size-asian="10pt" style:font-size-complex="10pt"/>
    </style:style>
    <style:style style:name="ce215" style:family="table-cell" style:parent-style-name="Normal_Sheet5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16" style:family="table-cell" style:parent-style-name="Normal_32_2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17" style:family="table-cell" style:parent-style-name="Normal_Sheet5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18" style:family="table-cell" style:parent-style-name="Normal_32_2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219" style:family="table-cell" style:parent-style-name="Normal_32_2" style:data-style-name="N0">
      <style:table-cell-properties fo:border-top="thin solid #000000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20" style:family="table-cell" style:parent-style-name="Normal_Sheet5" style:data-style-name="N3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21" style:family="table-cell" style:parent-style-name="Comma_32_2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222" style:family="table-cell" style:parent-style-name="Normal_Sheet5" style:data-style-name="N38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23" style:family="table-cell" style:parent-style-name="Normal_Sheet5" style:data-style-name="N38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24" style:family="table-cell" style:parent-style-name="Normal_Sheet5" style:data-style-name="N38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25" style:family="table-cell" style:parent-style-name="Normal_32_2" style:data-style-name="N0">
      <style:table-cell-properties fo:border-top="thin solid #000000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fo:font-size="10pt" style:font-size-asian="10pt" style:font-size-complex="10pt" fo:font-style="italic" style:font-style-asian="italic" style:font-style-complex="italic"/>
    </style:style>
    <style:style style:name="ce226" style:family="table-cell" style:parent-style-name="Comma_32_2_32_2" style:data-style-name="N3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227" style:family="table-cell" style:parent-style-name="Normal_32_2" style:data-style-name="N0">
      <style:table-cell-properties style:vertical-align="automatic" fo:background-color="#FFFFFF"/>
      <style:text-properties fo:color="#009999" fo:font-size="12pt" style:font-size-asian="12pt" style:font-size-complex="12pt" fo:font-weight="bold" style:font-weight-asian="bold" style:font-weight-complex="bold"/>
    </style:style>
    <style:style style:name="ce228" style:family="table-cell" style:parent-style-name="Normal_32_3_32_2" style:data-style-name="N39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229" style:family="table-cell" style:parent-style-name="Normal_32_3_32_2" style:data-style-name="N39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30" style:family="table-cell" style:parent-style-name="Normal_32_3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31" style:family="table-cell" style:parent-style-name="Normal_32_3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32" style:family="table-cell" style:parent-style-name="Normal_Sheet6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33" style:family="table-cell" style:parent-style-name="Normal_Sheet6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34" style:family="table-cell" style:parent-style-name="Normal_32_2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35" style:family="table-cell" style:parent-style-name="Normal_Sheet5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36" style:family="table-cell" style:parent-style-name="Comma_32_2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37" style:family="table-cell" style:parent-style-name="Comma_32_2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38" style:family="table-cell" style:parent-style-name="Normal_Sheet5" style:data-style-name="N42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39" style:family="table-cell" style:parent-style-name="Normal_Sheet5" style:data-style-name="N42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40" style:family="table-cell" style:parent-style-name="Normal_32_2" style:data-style-name="N38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/>
    </style:style>
    <style:style style:name="ce241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42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243" style:family="table-cell" style:parent-style-name="Comma_32_2_32_2" style:data-style-name="N43">
      <style:table-cell-properties fo:background-color="#FFFFFF"/>
      <style:text-properties fo:font-size="10pt" style:font-size-asian="10pt" style:font-size-complex="10pt"/>
    </style:style>
    <style:style style:name="ce244" style:family="table-cell" style:parent-style-name="Normal_32_2" style:data-style-name="N42">
      <style:table-cell-properties style:vertical-align="automatic" fo:background-color="#FFFFFF"/>
      <style:text-properties fo:font-size="10pt" style:font-size-asian="10pt" style:font-size-complex="10pt"/>
    </style:style>
    <style:style style:name="ce245" style:family="table-cell" style:parent-style-name="Normal_32_2" style:data-style-name="N0">
      <style:table-cell-properties style:vertical-align="automatic" fo:wrap-option="wra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46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47" style:family="table-cell" style:parent-style-name="Comma_32_2_32_2" style:data-style-name="N43">
      <style:table-cell-properties fo:border-top="none" fo:border-bottom="thin solid #000000" fo:border-left="none" fo:border-right="none" fo:background-color="#FFFFFF"/>
      <style:text-properties fo:font-size="10pt" style:font-size-asian="10pt" style:font-size-complex="10pt"/>
    </style:style>
    <style:style style:name="ce248" style:family="table-cell" style:parent-style-name="Percent" style:data-style-name="N38">
      <style:table-cell-properties fo:background-color="#FFFFFF"/>
      <style:text-properties fo:font-size="10pt" style:font-size-asian="10pt" style:font-size-complex="10pt"/>
    </style:style>
    <style:style style:name="ce249" style:family="table-cell" style:parent-style-name="Normal_32_2" style:data-style-name="N42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/>
    </style:style>
    <style:style style:name="ce250" style:family="table-cell" style:parent-style-name="Percent" style:data-style-name="N38">
      <style:table-cell-properties fo:border-top="none" fo:border-bottom="thin solid #000000" fo:border-left="none" fo:border-right="none" fo:background-color="#FFFFFF"/>
      <style:text-properties fo:font-size="10pt" style:font-size-asian="10pt" style:font-size-complex="10pt"/>
    </style:style>
    <style:style style:name="ce251" style:family="table-cell" style:parent-style-name="Normal_32_2" style:data-style-name="N3">
      <style:table-cell-properties style:vertical-align="automatic" fo:background-color="#FFFFFF"/>
      <style:text-properties fo:font-size="10pt" style:font-size-asian="10pt" style:font-size-complex="10pt"/>
    </style:style>
    <style:style style:name="ce252" style:family="table-cell" style:parent-style-name="Normal_AT1.13" style:data-style-name="N0">
      <style:table-cell-properties style:vertical-align="middle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253" style:family="table-cell" style:parent-style-name="Normal_32_2" style:data-style-name="N3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/>
    </style:style>
    <style:style style:name="ce254" style:family="table-cell" style:parent-style-name="Normal_AT1.13" style:data-style-name="N0">
      <style:table-cell-properties style:vertical-align="automatic" fo:wrap-option="wrap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255" style:family="table-cell" style:parent-style-name="Normal_AT1.13" style:data-style-name="N45">
      <style:table-cell-properties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256" style:family="table-cell" style:parent-style-name="Normal_AT1.13" style:data-style-name="N1">
      <style:table-cell-properties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257" style:family="table-cell" style:parent-style-name="Normal_AT1.13" style:data-style-name="N46">
      <style:table-cell-properties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258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0pt" style:font-size-asian="10pt" style:font-size-complex="10pt" fo:font-style="italic" style:font-style-asian="italic" style:font-style-complex="italic"/>
    </style:style>
    <style:style style:name="ce259" style:family="table-cell" style:parent-style-name="Normal_32_2" style:data-style-name="N3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260" style:family="table-cell" style:parent-style-name="Normal_32_2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size="10pt" style:font-size-asian="10pt" style:font-size-complex="10pt" fo:font-style="italic" style:font-style-asian="italic" style:font-style-complex="italic"/>
    </style:style>
    <style:style style:name="ce261" style:family="table-cell" style:parent-style-name="Normal_32_2" style:data-style-name="N3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262" style:family="table-cell" style:parent-style-name="Normal_32_2" style:data-style-name="N0">
      <style:table-cell-properties style:vertical-align="middle" fo:wrap-option="wrap" fo:background-color="#FFFFFF"/>
      <style:text-properties fo:color="#009999" fo:font-size="12pt" style:font-size-asian="12pt" style:font-size-complex="12pt" fo:font-weight="bold" style:font-weight-asian="bold" style:font-weight-complex="bold"/>
    </style:style>
    <style:style style:name="ce263" style:family="table-cell" style:parent-style-name="Normal_32_2" style:data-style-name="N0">
      <style:table-cell-properties style:vertical-align="automatic" fo:wrap-option="wrap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264" style:family="table-cell" style:parent-style-name="Normal_32_2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65" style:family="table-cell" style:parent-style-name="Normal_32_3_32_3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266" style:family="table-cell" style:parent-style-name="Normal_32_2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67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.706cm"/>
      <style:text-properties fo:font-size="10pt" style:font-size-asian="10pt" style:font-size-complex="10pt"/>
    </style:style>
    <style:style style:name="ce268" style:family="table-cell" style:parent-style-name="Normal_32_2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69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#FFFFFF"/>
      <style:text-properties fo:font-size="10pt" style:font-size-asian="10pt" style:font-size-complex="10pt"/>
    </style:style>
    <style:style style:name="ce270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271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272" style:family="table-cell" style:parent-style-name="Comma_32_3" style:data-style-name="N37">
      <style:table-cell-properties fo:background-color="#FFFFFF"/>
      <style:text-properties fo:font-size="10pt" style:font-size-asian="10pt" style:font-size-complex="10pt"/>
    </style:style>
    <style:style style:name="ce273" style:family="table-cell" style:parent-style-name="Comma_32_3" style:data-style-name="N37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74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.353cm"/>
      <style:text-properties fo:font-size="10pt" style:font-size-asian="10pt" style:font-size-complex="10pt"/>
    </style:style>
    <style:style style:name="ce275" style:family="table-cell" style:parent-style-name="Comma_32_3" style:data-style-name="N37">
      <style:table-cell-properties fo:border-top="thin solid #000000" fo:border-bottom="none" fo:border-left="none" fo:border-right="none" fo:background-color="#FFFFFF"/>
      <style:text-properties fo:font-size="10pt" style:font-size-asian="10pt" style:font-size-complex="10pt"/>
    </style:style>
    <style:style style:name="ce276" style:family="table-cell" style:parent-style-name="Normal_32_2" style:data-style-name="N3">
      <style:table-cell-properties style:vertical-align="automatic"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27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278" style:family="table-cell" style:parent-style-name="Normal_32_2" style:data-style-name="N3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279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#FFFFFF"/>
      <style:text-properties fo:font-size="9pt" style:font-size-asian="9pt" style:font-size-complex="9pt" fo:font-weight="bold" style:font-weight-asian="bold" style:font-weight-complex="bold"/>
    </style:style>
    <style:style style:name="ce280" style:family="table-cell" style:parent-style-name="Normal_32_2" style:data-style-name="N43">
      <style:table-cell-properties style:vertical-align="automatic" fo:background-color="#FFFFFF"/>
      <style:text-properties fo:font-size="9pt" style:font-size-asian="9pt" style:font-size-complex="9pt" fo:font-weight="bold" style:font-weight-asian="bold" style:font-weight-complex="bold"/>
    </style:style>
    <style:style style:name="ce281" style:family="table-cell" style:parent-style-name="Normal_32_8" style:data-style-name="N0">
      <style:table-cell-properties style:vertical-align="automatic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282" style:family="table-cell" style:parent-style-name="Normal_32_2_32_2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9999" fo:font-size="12pt" style:font-size-asian="12pt" style:font-size-complex="12pt" fo:font-weight="bold" style:font-weight-asian="bold" style:font-weight-complex="bold"/>
    </style:style>
    <style:style style:name="ce283" style:family="table-cell" style:parent-style-name="Normal_32_10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284" style:family="table-cell" style:parent-style-name="Normal_32_2_32_2_32_2" style:data-style-name="N0">
      <style:table-cell-properties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285" style:family="table-cell" style:parent-style-name="Normal_32_2_32_2_32_2" style:data-style-name="N0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86" style:family="table-cell" style:parent-style-name="Normal_32_2_32_2_32_2" style:data-style-name="N0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/>
    </style:style>
    <style:style style:name="ce287" style:family="table-cell" style:parent-style-name="Normal_32_10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288" style:family="table-cell" style:parent-style-name="Normal_32_2_32_2_32_2" style:data-style-name="N0">
      <style:table-cell-properties fo:border-top="thin solid #000000" fo:border-bottom="none" fo:border-left="none" fo:border-right="none"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289" style:family="table-cell" style:parent-style-name="Normal_32_2_32_4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90" style:family="table-cell" style:parent-style-name="Normal_32_2_32_4" style:data-style-name="N0">
      <style:table-cell-properties fo:border-top="thin solid #000000" fo:border-bottom="none" fo:border-left="none" fo:border-right="none" style:vertical-align="automatic" fo:background-color="#FFFFFF"/>
      <style:text-properties fo:font-size="10pt" style:font-size-asian="10pt" style:font-size-complex="10pt"/>
    </style:style>
    <style:style style:name="ce291" style:family="table-cell" style:parent-style-name="Normal_32_2_32_4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92" style:family="table-cell" style:parent-style-name="Normal_32_2_32_2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93" style:family="table-cell" style:parent-style-name="Normal_32_2_32_2_32_2" style:data-style-name="N0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94" style:family="table-cell" style:parent-style-name="Normal_32_2_32_2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295" style:family="table-cell" style:parent-style-name="Normal_Religion" style:data-style-name="N0">
      <style:table-cell-properties fo:border-top="none" fo:border-bottom="thin solid #FFFFFF" fo:border-left="none" fo:border-right="none" style:vertical-align="middle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296" style:family="table-cell" style:parent-style-name="Normal_Sheet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97" style:family="table-cell" style:parent-style-name="Normal_Sheet1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98" style:family="table-cell" style:parent-style-name="Normal_Sheet1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99" style:family="table-cell" style:parent-style-name="Normal_32_10" style:data-style-name="N3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300" style:family="table-cell" style:parent-style-name="Normal_Religion" style:data-style-name="N0">
      <style:table-cell-properties fo:border-top="thin solid #FFFFFF" fo:border-bottom="thin solid #FFFFFF" fo:border-left="none" fo:border-right="none" style:vertical-align="middle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301" style:family="table-cell" style:parent-style-name="Normal_Sheet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302" style:family="table-cell" style:parent-style-name="Normal_Religion" style:data-style-name="N0">
      <style:table-cell-properties style:vertical-align="middle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303" style:family="table-cell" style:parent-style-name="Normal_32_2_32_2_32_2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04" style:family="table-cell" style:parent-style-name="Normal_Sheet2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305" style:family="table-cell" style:parent-style-name="Normal_Sheet1_32_2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306" style:family="table-cell" style:parent-style-name="Normal_Sheet1_32_2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307" style:family="table-cell" style:parent-style-name="Normal_32_10" style:data-style-name="N3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308" style:family="table-cell" style:parent-style-name="Normal_Sheet2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309" style:family="table-cell" style:parent-style-name="Comma_32_3_32_2_32_3" style:data-style-name="N43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310" style:family="table-cell" style:parent-style-name="Comma_32_3_32_2_32_3" style:data-style-name="N43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311" style:family="table-cell" style:parent-style-name="Comma_32_3_32_2_32_3" style:data-style-name="N43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312" style:family="table-cell" style:parent-style-name="Normal_32_10" style:data-style-name="N0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313" style:family="table-cell" style:parent-style-name="Normal_32_2_32_2_32_2" style:data-style-name="N38">
      <style:table-cell-properties style:vertical-align="automatic" fo:background-color="#FFFFFF"/>
      <style:text-properties fo:font-size="10pt" style:font-size-asian="10pt" style:font-size-complex="10pt"/>
    </style:style>
    <style:style style:name="ce314" style:family="table-cell" style:parent-style-name="Normal_32_2_32_2_32_2" style:data-style-name="N38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315" style:family="table-cell" style:parent-style-name="Normal_32_2_32_2_32_2" style:data-style-name="N38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316" style:family="table-cell" style:parent-style-name="Normal_32_10" style:data-style-name="N38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317" style:family="table-cell" style:parent-style-name="Normal_32_2_32_2_32_2" style:data-style-name="N38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318" style:family="table-cell" style:parent-style-name="Normal_32_8" style:data-style-name="N38">
      <style:table-cell-properties style:vertical-align="automatic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319" style:family="table-cell" style:parent-style-name="Normal_32_2_32_2_32_2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size="10pt" style:font-size-asian="10pt" style:font-size-complex="10pt" fo:font-style="italic" style:font-style-asian="italic" style:font-style-complex="italic"/>
    </style:style>
    <style:style style:name="ce320" style:family="table-cell" style:parent-style-name="Comma_32_3_32_2_32_3" style:data-style-name="N43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321" style:family="table-cell" style:parent-style-name="Normal_32_2_32_2_32_2" style:data-style-name="N43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322" style:family="table-cell" style:parent-style-name="Normal_Benefit_32_unit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323" style:family="table-cell" style:parent-style-name="Normal_32_3_32_2_32_2" style:data-style-name="N0">
      <style:table-cell-properties style:vertical-align="automatic" fo:background-color="#FFFFFF"/>
      <style:text-properties fo:font-size="9pt" style:font-size-asian="9pt" style:font-size-complex="9pt" fo:font-weight="bold" style:font-weight-asian="bold" style:font-weight-complex="bold"/>
    </style:style>
    <style:style style:name="ce324" style:family="table-cell" style:parent-style-name="Comma_32_3_32_2_32_3" style:data-style-name="N43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325" style:family="table-cell" style:parent-style-name="Normal_32_2_32_2_32_2" style:data-style-name="N0">
      <style:table-cell-properties style:vertical-align="automatic" fo:background-color="#FFFFFF"/>
      <style:text-properties fo:font-size="9pt" style:font-size-asian="9pt" style:font-size-complex="9pt" fo:font-weight="bold" style:font-weight-asian="bold" style:font-weight-complex="bold"/>
    </style:style>
    <style:style style:name="ce326" style:family="table-cell" style:parent-style-name="Normal_32_2_32_2_32_2" style:data-style-name="N1">
      <style:table-cell-properties style:vertical-align="automatic" fo:background-color="#FFFFFF"/>
      <style:text-properties fo:font-size="10pt" style:font-size-asian="10pt" style:font-size-complex="10pt"/>
    </style:style>
    <style:style style:name="ce327" style:family="table-cell" style:parent-style-name="Normal_32_8" style:data-style-name="N0">
      <style:table-cell-properties style:vertical-align="automatic" fo:background-color="#FFFFFF"/>
      <style:text-properties fo:color="#FF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28" style:family="table-cell" style:parent-style-name="Normal_32_2_32_4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29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330" style:family="table-cell" style:parent-style-name="Normal_32_2_32_4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331" style:family="table-cell" style:parent-style-name="Normal_32_2_32_4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332" style:family="table-cell" style:parent-style-name="Normal_32_2_32_4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333" style:family="table-cell" style:parent-style-name="Normal_32_2_32_4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9999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6" style:family="text" style:parent-style-name="Default">
      <style:text-properties fo:color="#009999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7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8.281458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54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5.715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03729166666667cm"/>
    </style:style>
    <style:style style:name="co9" style:family="table-column">
      <style:table-column-properties fo:break-before="auto" style:column-width="2.09020833333333cm"/>
    </style:style>
    <style:style style:name="co10" style:family="table-column">
      <style:table-column-properties fo:break-before="auto" style:column-width="2.06375cm"/>
    </style:style>
    <style:style style:name="co11" style:family="table-column">
      <style:table-column-properties fo:break-before="auto" style:column-width="1.08479166666667cm"/>
    </style:style>
    <style:style style:name="co12" style:family="table-column">
      <style:table-column-properties fo:break-before="auto" style:column-width="1.87854166666667cm"/>
    </style:style>
    <style:style style:name="co13" style:family="table-column">
      <style:table-column-properties fo:break-before="auto" style:column-width="0.661458333333333cm"/>
    </style:style>
    <style:style style:name="co14" style:family="table-column">
      <style:table-column-properties fo:break-before="auto" style:column-width="1.93145833333333cm"/>
    </style:style>
    <style:style style:name="co15" style:family="table-column">
      <style:table-column-properties fo:break-before="auto" style:column-width="8.334375cm"/>
    </style:style>
    <style:style style:name="co16" style:family="table-column">
      <style:table-column-properties fo:break-before="auto" style:column-width="1.71979166666667cm"/>
    </style:style>
    <style:style style:name="co17" style:family="table-column">
      <style:table-column-properties fo:break-before="auto" style:column-width="2.24895833333333cm"/>
    </style:style>
    <style:style style:name="co18" style:family="table-column">
      <style:table-column-properties fo:break-before="auto" style:column-width="3.33375cm"/>
    </style:style>
    <style:style style:name="co19" style:family="table-column">
      <style:table-column-properties fo:break-before="auto" style:column-width="2.301875cm"/>
    </style:style>
    <style:style style:name="co20" style:family="table-column">
      <style:table-column-properties fo:break-before="auto" style:column-width="2.43416666666667cm"/>
    </style:style>
    <style:style style:name="co21" style:family="table-column">
      <style:table-column-properties fo:break-before="auto" style:column-width="1.5875cm"/>
    </style:style>
    <style:style style:name="co22" style:family="table-column">
      <style:table-column-properties fo:break-before="auto" style:column-width="1.666875cm"/>
    </style:style>
    <style:style style:name="co23" style:family="table-column">
      <style:table-column-properties fo:break-before="auto" style:column-width="4.60375cm"/>
    </style:style>
    <style:style style:name="co24" style:family="table-column">
      <style:table-column-properties fo:break-before="auto" style:column-width="0.502708333333333cm"/>
    </style:style>
    <style:style style:name="co25" style:family="table-column">
      <style:table-column-properties fo:break-before="auto" style:column-width="3.86291666666667cm"/>
    </style:style>
    <style:style style:name="co26" style:family="table-column">
      <style:table-column-properties fo:break-before="auto" style:column-width="2.56645833333333cm"/>
    </style:style>
    <style:style style:name="co27" style:family="table-column">
      <style:table-column-properties fo:break-before="auto" style:column-width="2.59291666666667cm"/>
    </style:style>
    <style:style style:name="co28" style:family="table-column">
      <style:table-column-properties fo:break-before="auto" style:column-width="3.730625cm"/>
    </style:style>
    <style:style style:name="co29" style:family="table-column">
      <style:table-column-properties fo:break-before="auto" style:column-width="3.62479166666667cm"/>
    </style:style>
    <style:style style:name="co30" style:family="table-column">
      <style:table-column-properties fo:break-before="auto" style:column-width="1.984375cm"/>
    </style:style>
    <style:style style:name="co31" style:family="table-column">
      <style:table-column-properties fo:break-before="auto" style:column-width="1.71979166666667cm" style:use-optimal-column-width="true"/>
    </style:style>
    <style:style style:name="co32" style:family="table-column">
      <style:table-column-properties fo:break-before="auto" style:column-width="1.56104166666667cm" style:use-optimal-column-width="true"/>
    </style:style>
    <style:style style:name="co33" style:family="table-column">
      <style:table-column-properties fo:break-before="auto" style:column-width="5.42395833333333cm"/>
    </style:style>
    <style:style style:name="co34" style:family="table-column">
      <style:table-column-properties fo:break-before="auto" style:column-width="1.40229166666667cm" style:use-optimal-column-width="true"/>
    </style:style>
    <style:style style:name="co35" style:family="table-column">
      <style:table-column-properties fo:break-before="auto" style:column-width="1.61395833333333cm"/>
    </style:style>
    <style:style style:name="co36" style:family="table-column">
      <style:table-column-properties fo:break-before="auto" style:column-width="1.74625cm"/>
    </style:style>
    <style:style style:name="co37" style:family="table-column">
      <style:table-column-properties fo:break-before="auto" style:column-width="2.32833333333333cm"/>
    </style:style>
    <style:style style:name="co38" style:family="table-column">
      <style:table-column-properties fo:break-before="auto" style:column-width="2.778125cm"/>
    </style:style>
    <style:style style:name="co39" style:family="table-column">
      <style:table-column-properties fo:break-before="auto" style:column-width="2.72520833333333cm"/>
    </style:style>
    <style:style style:name="co40" style:family="table-column">
      <style:table-column-properties fo:break-before="auto" style:column-width="2.6722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28.5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5.95pt" style:use-optimal-row-height="fals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12.75pt" style:use-optimal-row-height="true" fo:break-before="auto"/>
    </style:style>
    <style:style style:name="ro9" style:family="table-row">
      <style:table-row-properties style:row-height="25.5pt" style:use-optimal-row-height="tru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2.75pt" style:use-optimal-row-height="false" fo:break-before="auto"/>
    </style:style>
    <style:style style:name="ro12" style:family="table-row">
      <style:table-row-properties style:row-height="18.75pt" style:use-optimal-row-height="false" fo:break-before="auto"/>
    </style:style>
    <style:style style:name="ro13" style:family="table-row">
      <style:table-row-properties style:row-height="18.75pt" style:use-optimal-row-height="true" fo:break-before="auto"/>
    </style:style>
    <style:style style:name="ro14" style:family="table-row">
      <style:table-row-properties style:row-height="12pt" style:use-optimal-row-height="true" fo:break-before="auto"/>
    </style:style>
    <style:style style:name="ro15" style:family="table-row">
      <style:table-row-properties style:row-height="27.95pt" style:use-optimal-row-height="false" fo:break-before="auto"/>
    </style:style>
    <style:style style:name="ro16" style:family="table-row">
      <style:table-row-properties style:row-height="14.25pt" style:use-optimal-row-height="true" fo:break-before="auto"/>
    </style:style>
    <style:style style:name="ro17" style:family="table-row">
      <style:table-row-properties style:row-height="27.6pt" style:use-optimal-row-height="false" fo:break-before="auto"/>
    </style:style>
    <style:style style:name="ro18" style:family="table-row">
      <style:table-row-properties style:row-height="16.5pt" style:use-optimal-row-height="false" fo:break-before="auto"/>
    </style:style>
    <style:style style:name="ro19" style:family="table-row">
      <style:table-row-properties style:row-height="14.1pt" style:use-optimal-row-height="false" fo:break-before="auto"/>
    </style:style>
    <style:style style:name="ro20" style:family="table-row">
      <style:table-row-properties style:row-height="21pt" style:use-optimal-row-height="false" fo:break-before="auto"/>
    </style:style>
    <style:style style:name="ro21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_of_contents" table:style-name="ta1">
        <table:table-column table:style-name="co1" table:number-columns-repeated="16384" table:default-cell-style-name="ce2"/>
        <table:table-row table:style-name="ro1">
          <table:table-cell table:number-columns-repeated="16384"/>
        </table:table-row>
        <table:table-row table:style-name="ro2">
          <table:table-cell table:style-name="ce2"/>
          <table:table-cell office:value-type="string" table:style-name="ce3">
            <text:p>2022-23 English Housing Survey Headline Report<text:s/></text:p>
          </table:table-cell>
          <table:table-cell table:style-name="ce4"/>
          <table:table-cell table:number-columns-repeated="3" table:style-name="ce5"/>
          <table:table-cell table:style-name="ce6"/>
          <table:table-cell table:number-columns-repeated="9" table:style-name="ce5"/>
          <table:table-cell table:number-columns-repeated="16368"/>
        </table:table-row>
        <table:table-row table:style-name="ro2">
          <table:table-cell table:style-name="ce2"/>
          <table:table-cell table:style-name="ce3"/>
          <table:table-cell table:style-name="ce4"/>
          <table:table-cell table:number-columns-repeated="13" table:style-name="ce5"/>
          <table:table-cell table:number-columns-repeated="16368"/>
        </table:table-row>
        <table:table-row table:style-name="ro2">
          <table:table-cell table:style-name="ce2"/>
          <table:table-cell office:value-type="string" table:style-name="ce3">
            <text:p>Chapter 2: Annex Tables</text:p>
          </table:table-cell>
          <table:table-cell table:style-name="ce4"/>
          <table:table-cell table:number-columns-repeated="13" table:style-name="ce5"/>
          <table:table-cell table:number-columns-repeated="16368"/>
        </table:table-row>
        <table:table-row table:style-name="ro1">
          <table:table-cell table:number-columns-repeated="2" table:style-name="ce2"/>
          <table:table-cell table:style-name="ce7"/>
          <table:table-cell table:number-columns-repeated="13" table:style-name="ce5"/>
          <table:table-cell table:number-columns-repeated="16368"/>
        </table:table-row>
        <table:table-row table:style-name="ro2">
          <table:table-cell table:style-name="ce2"/>
          <table:table-cell office:value-type="string" table:style-name="ce8">
            <text:p>ANNEX TABLES</text:p>
          </table:table-cell>
          <table:table-cell table:style-name="ce7"/>
          <table:table-cell table:number-columns-repeated="13" table:style-name="ce5"/>
          <table:table-cell table:number-columns-repeated="16368"/>
        </table:table-row>
        <table:table-row table:style-name="ro1">
          <table:table-cell table:style-name="ce9"/>
          <table:table-cell office:value-type="string" table:style-name="ce9">
            <text:p>AT2.1</text:p>
          </table:table-cell>
          <table:table-cell office:value-type="string" table:style-name="ce10">
            <text:p><text:a xlink:href="#AT2_1.A1">Deposit and type of mortgage, recent first time buyers, 2022-23</text:a></text:p>
          </table:table-cell>
          <table:table-cell table:style-name="ce2"/>
          <table:table-cell table:number-columns-repeated="12" table:style-name="ce5"/>
          <table:table-cell table:number-columns-repeated="16368"/>
        </table:table-row>
        <table:table-row table:style-name="ro1">
          <table:table-cell table:style-name="ce9"/>
          <table:table-cell office:value-type="string" table:style-name="ce9">
            <text:p>AT2.2</text:p>
          </table:table-cell>
          <table:table-cell office:value-type="string" table:style-name="ce10">
            <text:p><text:a xlink:href="#AT2_2.A1">Weekly gross household income for recent first time buyers, 2022-23</text:a></text:p>
          </table:table-cell>
          <table:table-cell table:style-name="ce2"/>
          <table:table-cell table:number-columns-repeated="6" table:style-name="ce11"/>
          <table:table-cell table:number-columns-repeated="6" table:style-name="ce5"/>
          <table:table-cell table:number-columns-repeated="16368"/>
        </table:table-row>
        <table:table-row table:style-name="ro1">
          <table:table-cell table:style-name="ce9"/>
          <table:table-cell office:value-type="string" table:style-name="ce9">
            <text:p>AT2.3</text:p>
          </table:table-cell>
          <table:table-cell office:value-type="string" table:style-name="ce10">
            <text:p><text:a xlink:href="#AT2_3.A1">Mean and median mortgage payments, London and England, 2008-09 to 2022-23</text:a></text:p>
          </table:table-cell>
          <table:table-cell table:style-name="ce2"/>
          <table:table-cell table:number-columns-repeated="12" table:style-name="ce5"/>
          <table:table-cell table:number-columns-repeated="16368"/>
        </table:table-row>
        <table:table-row table:style-name="ro1">
          <table:table-cell table:style-name="ce9"/>
          <table:table-cell office:value-type="string" table:style-name="ce9">
            <text:p>AT2.4</text:p>
          </table:table-cell>
          <table:table-cell office:value-type="string" table:style-name="ce10">
            <text:p><text:a xlink:href="#AT2_4.A1">Mean and median weekly rents, London and England, 2008-09 to 2022-23</text:a></text:p>
          </table:table-cell>
          <table:table-cell table:style-name="ce2"/>
          <table:table-cell table:number-columns-repeated="12" table:style-name="ce5"/>
          <table:table-cell table:number-columns-repeated="16368"/>
        </table:table-row>
        <table:table-row table:style-name="ro1">
          <table:table-cell table:style-name="ce9"/>
          <table:table-cell office:value-type="string" table:style-name="ce9">
            <text:p>AT2.5</text:p>
          </table:table-cell>
          <table:table-cell office:value-type="string" table:style-name="ce10">
            <text:p><text:a xlink:href="#AT2_5.A1">Mortgage/rent as a proportion of household income (including and excluding housing benefit), by tenure, 2010-11 to 2022-23</text:a></text:p>
          </table:table-cell>
          <table:table-cell table:style-name="ce2"/>
          <table:table-cell table:number-columns-repeated="12" table:style-name="ce5"/>
          <table:table-cell table:number-columns-repeated="16368"/>
        </table:table-row>
        <table:table-row table:style-name="ro1">
          <table:table-cell table:style-name="ce9"/>
          <table:table-cell office:value-type="string" table:style-name="ce9">
            <text:p>AT2.6</text:p>
          </table:table-cell>
          <table:table-cell office:value-type="string" table:style-name="ce10">
            <text:p><text:a xlink:href="#AT2_6.A1">Number and proportion of households in mortgage arrears, 2011-12 to 2022-23</text:a></text:p>
          </table:table-cell>
          <table:table-cell table:style-name="ce2"/>
          <table:table-cell table:number-columns-repeated="12" table:style-name="ce5"/>
          <table:table-cell table:number-columns-repeated="16368"/>
        </table:table-row>
        <table:table-row table:style-name="ro1">
          <table:table-cell table:style-name="ce9"/>
          <table:table-cell office:value-type="string" table:style-name="ce9">
            <text:p>AT2.7</text:p>
          </table:table-cell>
          <table:table-cell office:value-type="string" table:style-name="ce10">
            <text:p><text:a xlink:href="#AT2_7.A1">Number and proportion of households in rent arrears, by tenure, 2011-12 to 2016-17 and 2019-20 to 2022-23</text:a></text:p>
          </table:table-cell>
          <table:table-cell table:style-name="ce2"/>
          <table:table-cell table:number-columns-repeated="12" table:style-name="ce5"/>
          <table:table-cell table:number-columns-repeated="16368"/>
        </table:table-row>
        <table:table-row table:style-name="ro1">
          <table:table-cell table:style-name="ce9"/>
          <table:table-cell office:value-type="string" table:style-name="ce9">
            <text:p>AT2.8</text:p>
          </table:table-cell>
          <table:table-cell office:value-type="string" table:style-name="ce10">
            <text:p><text:a xlink:href="#AT2_8.A1">Ease of affording mortgage, 2022-23</text:a></text:p>
          </table:table-cell>
          <table:table-cell table:style-name="ce2"/>
          <table:table-cell table:number-columns-repeated="12" table:style-name="ce5"/>
          <table:table-cell table:number-columns-repeated="16368"/>
        </table:table-row>
        <table:table-row table:style-name="ro1">
          <table:table-cell table:style-name="ce2"/>
          <table:table-cell office:value-type="string" table:style-name="ce9">
            <text:p>AT2.9</text:p>
          </table:table-cell>
          <table:table-cell office:value-type="string" table:style-name="ce10">
            <text:p><text:a xlink:href="#AT2_9.A1">Ease of affording rent, social and private renters, 2022-23</text:a></text:p>
          </table:table-cell>
          <table:table-cell table:style-name="ce2"/>
          <table:table-cell table:number-columns-repeated="12" table:style-name="ce5"/>
          <table:table-cell table:number-columns-repeated="16368"/>
        </table:table-row>
        <table:table-row table:style-name="ro1">
          <table:table-cell table:style-name="ce2"/>
          <table:table-cell office:value-type="string" table:style-name="ce9">
            <text:p>AT2.10</text:p>
          </table:table-cell>
          <table:table-cell office:value-type="string" table:style-name="ce10">
            <text:p><text:a xlink:href="#AT2_10.A1">Receipt of Housing support and mean amount received, 2008-09 to 2022-23</text:a></text:p>
          </table:table-cell>
          <table:table-cell table:style-name="ce2"/>
          <table:table-cell table:number-columns-repeated="12" table:style-name="ce5"/>
          <table:table-cell table:number-columns-repeated="16368"/>
        </table:table-row>
        <table:table-row table:style-name="ro1">
          <table:table-cell/>
          <table:table-cell office:value-type="string" table:style-name="ce9">
            <text:p>AT2.11</text:p>
          </table:table-cell>
          <table:table-cell office:value-type="string" table:style-name="ce10">
            <text:p><text:a xlink:href="#AT2_11.A1">Receipt of Housing support, by economic status, 2008-09 to 2022-23</text:a></text:p>
          </table:table-cell>
          <table:table-cell table:style-name="ce2"/>
          <table:table-cell table:number-columns-repeated="12" table:style-name="ce5"/>
          <table:table-cell table:number-columns-repeated="16368"/>
        </table:table-row>
        <table:table-row table:style-name="ro1">
          <table:table-cell/>
          <table:table-cell office:value-type="string" table:style-name="ce9">
            <text:p>AT2.12</text:p>
          </table:table-cell>
          <table:table-cell office:value-type="string" table:style-name="ce10">
            <text:p><text:a xlink:href="#AT2_12.A1">Presence of savings, by tenure, 2022-23</text:a></text:p>
          </table:table-cell>
          <table:table-cell table:number-columns-repeated="13" table:style-name="ce5"/>
          <table:table-cell table:number-columns-repeated="16368"/>
        </table:table-row>
        <table:table-row table:number-rows-repeated="22" table:style-name="ro1">
          <table:table-cell/>
          <table:table-cell table:number-columns-repeated="15" table:style-name="ce5"/>
          <table:table-cell table:number-columns-repeated="16368"/>
        </table:table-row>
        <table:table-row table:number-rows-repeated="1048536" table:style-name="ro1">
          <table:table-cell table:number-columns-repeated="16384"/>
        </table:table-row>
        <table:named-expressions>
          <table:named-range table:name="Print_Area" table:cell-range-address="List_of_contents.$A$1:List_of_contents.$L$19" table:base-cell-address="List_of_contents.$A$1"/>
        </table:named-expressions>
      </table:table>
      <table:table table:name="AT2_1" table:style-name="ta1"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1" table:number-columns-repeated="4" table:default-cell-style-name="ce13"/>
        <table:table-column table:style-name="co4" table:default-cell-style-name="ce13"/>
        <table:table-column table:style-name="co1" table:number-columns-repeated="2" table:default-cell-style-name="ce13"/>
        <table:table-column table:style-name="co4" table:default-cell-style-name="ce13"/>
        <table:table-column table:style-name="co1" table:number-columns-repeated="23" table:default-cell-style-name="ce13"/>
        <table:table-column table:style-name="co1" table:number-columns-repeated="17" table:default-cell-style-name="ce14"/>
        <table:table-column table:style-name="co1" table:default-cell-style-name="ce13"/>
        <table:table-column table:style-name="co5" table:number-columns-repeated="16331" table:default-cell-style-name="ce13"/>
        <table:table-row table:style-name="ro3">
          <table:table-cell table:style-name="ce2"/>
          <table:table-cell table:style-name="ce12"/>
          <table:table-cell table:number-columns-repeated="33" table:style-name="ce13"/>
          <table:table-cell table:number-columns-repeated="17" table:style-name="ce14"/>
          <table:table-cell table:number-columns-repeated="16332" table:style-name="ce2"/>
        </table:table-row>
        <table:table-row table:style-name="ro2">
          <table:table-cell table:style-name="ce2"/>
          <table:table-cell office:value-type="string" table:style-name="ce15">
            <text:p>Annex Table 2.1: Deposit and type of mortgage, recent first time buyers, 2022-23</text:p>
          </table:table-cell>
          <table:table-cell table:number-columns-repeated="2" table:style-name="ce15"/>
          <table:table-cell table:number-columns-repeated="31" table:style-name="ce13"/>
          <table:table-cell table:number-columns-repeated="17" table:style-name="ce14"/>
          <table:table-cell table:number-columns-repeated="16332" table:style-name="ce2"/>
        </table:table-row>
        <table:table-row table:style-name="ro3">
          <table:table-cell table:style-name="ce2"/>
          <table:table-cell table:style-name="ce16"/>
          <table:table-cell table:number-columns-repeated="33" table:style-name="ce13"/>
          <table:table-cell table:number-columns-repeated="17" table:style-name="ce14"/>
          <table:table-cell table:number-columns-repeated="16332" table:style-name="ce2"/>
        </table:table-row>
        <table:table-row table:style-name="ro3">
          <table:table-cell table:style-name="ce2"/>
          <table:table-cell office:value-type="string" table:style-name="ce17">
            <text:p>all recent first time buyers<text:span text:style-name="T2">1</text:span></text:p>
          </table:table-cell>
          <table:table-cell table:number-columns-repeated="3" table:style-name="ce13"/>
          <table:table-cell table:style-name="ce18"/>
          <table:table-cell table:number-columns-repeated="29" table:style-name="ce13"/>
          <table:table-cell table:number-columns-repeated="17" table:style-name="ce14"/>
          <table:table-cell table:number-columns-repeated="16332" table:style-name="ce2"/>
        </table:table-row>
        <table:table-row table:style-name="ro3">
          <table:table-cell/>
          <table:table-cell table:style-name="ce19"/>
          <table:table-cell office:value-type="string" table:style-name="ce20">
            <text:p>£</text:p>
          </table:table-cell>
          <table:table-cell table:style-name="ce21"/>
          <table:table-cell table:number-columns-repeated="40" table:style-name="ce14"/>
          <table:table-cell table:number-columns-repeated="16340" table:style-name="ce13"/>
        </table:table-row>
        <table:table-row table:style-name="ro2">
          <table:table-cell table:style-name="ce2"/>
          <table:table-cell office:value-type="string" table:style-name="ce22">
            <text:p>mean size of deposit<text:span text:style-name="T3">2</text:span></text:p>
          </table:table-cell>
          <table:table-cell office:value-type="currency" office:value="50050.728817667201" table:style-name="ce23">
            <text:p>£50,051</text:p>
          </table:table-cell>
          <table:table-cell table:style-name="ce24"/>
          <table:table-cell table:number-columns-repeated="48" table:style-name="ce14"/>
          <table:table-cell table:number-columns-repeated="16332" table:style-name="ce2"/>
        </table:table-row>
        <table:table-row table:style-name="ro3">
          <table:table-cell table:style-name="ce2"/>
          <table:table-cell office:value-type="string" table:style-name="ce22">
            <text:p>median size of deposit</text:p>
          </table:table-cell>
          <table:table-cell office:value-type="currency" office:value="30000" table:style-name="ce25">
            <text:p>£30,000</text:p>
          </table:table-cell>
          <table:table-cell table:style-name="ce24"/>
          <table:table-cell table:number-columns-repeated="48" table:style-name="ce14"/>
          <table:table-cell table:number-columns-repeated="16332" table:style-name="ce2"/>
        </table:table-row>
        <table:table-row table:style-name="ro4">
          <table:table-cell table:style-name="ce2"/>
          <table:table-cell table:style-name="ce26"/>
          <table:table-cell office:value-type="string" table:style-name="ce27">
            <text:p>thousands of households</text:p>
          </table:table-cell>
          <table:table-cell office:value-type="string" table:style-name="ce28">
            <text:p>percentages</text:p>
          </table:table-cell>
          <table:table-cell table:style-name="ce14"/>
          <table:table-cell table:style-name="ce29"/>
          <table:table-cell table:number-columns-repeated="46" table:style-name="ce14"/>
          <table:table-cell table:number-columns-repeated="16332" table:style-name="ce2"/>
        </table:table-row>
        <table:table-row table:style-name="ro3">
          <table:table-cell table:style-name="ce2"/>
          <table:table-cell office:value-type="string" table:style-name="ce30">
            <text:p>percentage of purchase price paid</text:p>
          </table:table-cell>
          <table:table-cell table:style-name="ce13"/>
          <table:table-cell table:style-name="ce31"/>
          <table:table-cell table:number-columns-repeated="5" table:style-name="ce29"/>
          <table:table-cell table:number-columns-repeated="4" table:style-name="ce14"/>
          <table:table-cell table:style-name="ce13"/>
          <table:table-cell table:number-columns-repeated="38" table:style-name="ce14"/>
          <table:table-cell table:number-columns-repeated="16332" table:style-name="ce2"/>
        </table:table-row>
        <table:table-row table:style-name="ro3">
          <table:table-cell/>
          <table:table-cell office:value-type="float" office:value="0" table:style-name="ce32">
            <text:p>0</text:p>
          </table:table-cell>
          <table:table-cell office:value-type="string" table:style-name="ce33">
            <text:p>u</text:p>
          </table:table-cell>
          <table:table-cell office:value-type="string" table:style-name="ce34">
            <text:p>u</text:p>
          </table:table-cell>
          <table:table-cell table:style-name="ce29"/>
          <table:table-cell table:style-name="ce35"/>
          <table:table-cell table:style-name="ce29"/>
          <table:table-cell table:style-name="ce35"/>
          <table:table-cell table:style-name="ce29"/>
          <table:table-cell table:number-columns-repeated="4" table:style-name="ce14"/>
          <table:table-cell table:style-name="ce13"/>
          <table:table-cell table:number-columns-repeated="37" table:style-name="ce14"/>
          <table:table-cell table:number-columns-repeated="16333" table:style-name="ce13"/>
        </table:table-row>
        <table:table-row table:style-name="ro3">
          <table:table-cell/>
          <table:table-cell office:value-type="string" table:style-name="ce32">
            <text:p>1-9</text:p>
          </table:table-cell>
          <table:table-cell office:value-type="float" office:value="142.76675511279535" table:style-name="ce33">
            <text:p>143</text:p>
          </table:table-cell>
          <table:table-cell office:value-type="float" office:value="19.730074912521371" table:style-name="ce34">
            <text:p><text:s/>19.7<text:s/></text:p>
          </table:table-cell>
          <table:table-cell table:style-name="ce29"/>
          <table:table-cell table:style-name="ce35"/>
          <table:table-cell table:number-columns-repeated="3" table:style-name="ce29"/>
          <table:table-cell table:number-columns-repeated="4" table:style-name="ce14"/>
          <table:table-cell table:style-name="ce13"/>
          <table:table-cell table:number-columns-repeated="37" table:style-name="ce14"/>
          <table:table-cell table:number-columns-repeated="16333" table:style-name="ce13"/>
        </table:table-row>
        <table:table-row table:style-name="ro3">
          <table:table-cell/>
          <table:table-cell office:value-type="string" table:style-name="ce36">
            <text:p>10-19</text:p>
          </table:table-cell>
          <table:table-cell office:value-type="float" office:value="328.00823310743169" table:style-name="ce33">
            <text:p>328</text:p>
          </table:table-cell>
          <table:table-cell office:value-type="float" office:value="45.330070057419029" table:style-name="ce34">
            <text:p><text:s/>45.3<text:s/></text:p>
          </table:table-cell>
          <table:table-cell table:number-columns-repeated="2" table:style-name="ce35"/>
          <table:table-cell table:number-columns-repeated="3" table:style-name="ce29"/>
          <table:table-cell table:number-columns-repeated="4" table:style-name="ce14"/>
          <table:table-cell table:style-name="ce13"/>
          <table:table-cell table:number-columns-repeated="37" table:style-name="ce14"/>
          <table:table-cell table:number-columns-repeated="16333" table:style-name="ce13"/>
        </table:table-row>
        <table:table-row table:style-name="ro3">
          <table:table-cell/>
          <table:table-cell office:value-type="string" table:style-name="ce32">
            <text:p>20-29</text:p>
          </table:table-cell>
          <table:table-cell office:value-type="float" office:value="177.06452982577372" table:style-name="ce33">
            <text:p>177</text:p>
          </table:table-cell>
          <table:table-cell office:value-type="float" office:value="24.469957554563685" table:style-name="ce34">
            <text:p><text:s/>24.5<text:s/></text:p>
          </table:table-cell>
          <table:table-cell table:style-name="ce29"/>
          <table:table-cell table:style-name="ce35"/>
          <table:table-cell table:number-columns-repeated="3" table:style-name="ce29"/>
          <table:table-cell table:number-columns-repeated="4" table:style-name="ce14"/>
          <table:table-cell table:style-name="ce13"/>
          <table:table-cell table:number-columns-repeated="37" table:style-name="ce14"/>
          <table:table-cell table:number-columns-repeated="16333" table:style-name="ce13"/>
        </table:table-row>
        <table:table-row table:style-name="ro3">
          <table:table-cell/>
          <table:table-cell office:value-type="string" table:style-name="ce32">
            <text:p>30-99</text:p>
          </table:table-cell>
          <table:table-cell office:value-type="float" office:value="75.760142602984814" table:style-name="ce33">
            <text:p>76</text:p>
          </table:table-cell>
          <table:table-cell office:value-type="float" office:value="10.469897475495864" table:style-name="ce34">
            <text:p><text:s/>10.5<text:s/></text:p>
          </table:table-cell>
          <table:table-cell table:style-name="ce29"/>
          <table:table-cell table:style-name="ce35"/>
          <table:table-cell table:number-columns-repeated="3" table:style-name="ce29"/>
          <table:table-cell table:number-columns-repeated="4" table:style-name="ce14"/>
          <table:table-cell table:style-name="ce13"/>
          <table:table-cell table:number-columns-repeated="37" table:style-name="ce14"/>
          <table:table-cell table:number-columns-repeated="16333" table:style-name="ce13"/>
        </table:table-row>
        <table:table-row table:style-name="ro3">
          <table:table-cell/>
          <table:table-cell office:value-type="float" office:value="100" table:style-name="ce32">
            <text:p>100</text:p>
          </table:table-cell>
          <table:table-cell office:value-type="float" office:value="77.295144290233182" table:style-name="ce33">
            <text:p>77</text:p>
          </table:table-cell>
          <table:table-cell office:value-type="float" office:value="9.5309714770839626" table:style-name="ce34">
            <text:p><text:s/>9.5<text:s/></text:p>
          </table:table-cell>
          <table:table-cell table:style-name="ce29"/>
          <table:table-cell table:style-name="ce35"/>
          <table:table-cell table:number-columns-repeated="3" table:style-name="ce29"/>
          <table:table-cell table:number-columns-repeated="4" table:style-name="ce14"/>
          <table:table-cell table:style-name="ce13"/>
          <table:table-cell table:number-columns-repeated="37" table:style-name="ce14"/>
          <table:table-cell table:number-columns-repeated="16333" table:style-name="ce13"/>
        </table:table-row>
        <table:table-row table:style-name="ro3">
          <table:table-cell/>
          <table:table-cell office:value-type="string" table:style-name="ce37">
            <text:p>total<text:s/></text:p>
          </table:table-cell>
          <table:table-cell office:value-type="float" office:value="810.98914707781626" table:style-name="ce38">
            <text:p>811</text:p>
          </table:table-cell>
          <table:table-cell office:value-type="float" office:value="100" table:style-name="ce39">
            <text:p><text:s/>100.0<text:s/></text:p>
          </table:table-cell>
          <table:table-cell table:style-name="ce29"/>
          <table:table-cell table:style-name="ce35"/>
          <table:table-cell table:number-columns-repeated="3" table:style-name="ce29"/>
          <table:table-cell table:number-columns-repeated="4" table:style-name="ce14"/>
          <table:table-cell table:style-name="ce13"/>
          <table:table-cell table:number-columns-repeated="37" table:style-name="ce14"/>
          <table:table-cell table:number-columns-repeated="16333" table:style-name="ce13"/>
        </table:table-row>
        <table:table-row table:style-name="ro3">
          <table:table-cell table:style-name="ce13"/>
          <table:table-cell table:style-name="ce40"/>
          <table:table-cell table:style-name="ce41"/>
          <table:table-cell table:style-name="ce40"/>
          <table:table-cell table:number-columns-repeated="8" table:style-name="ce29"/>
          <table:table-cell table:style-name="ce14"/>
          <table:table-cell table:style-name="ce13"/>
          <table:table-cell table:number-columns-repeated="37" table:style-name="ce14"/>
          <table:table-cell table:number-columns-repeated="16333" table:style-name="ce13"/>
        </table:table-row>
        <table:table-row table:style-name="ro3">
          <table:table-cell table:style-name="ce13"/>
          <table:table-cell office:value-type="string" table:style-name="ce40">
            <text:p>type of mortgage</text:p>
          </table:table-cell>
          <table:table-cell table:style-name="ce42"/>
          <table:table-cell table:style-name="ce43"/>
          <table:table-cell table:number-columns-repeated="8" table:style-name="ce29"/>
          <table:table-cell table:style-name="ce14"/>
          <table:table-cell table:style-name="ce13"/>
          <table:table-cell table:number-columns-repeated="37" table:style-name="ce14"/>
          <table:table-cell table:number-columns-repeated="16333" table:style-name="ce13"/>
        </table:table-row>
        <table:table-row table:style-name="ro3">
          <table:table-cell table:style-name="ce13"/>
          <table:table-cell office:value-type="string" table:style-name="ce32">
            <text:p>repayment (interest and part of loan)</text:p>
          </table:table-cell>
          <table:table-cell office:value-type="float" office:value="692.1059024464372" table:style-name="ce33">
            <text:p>692</text:p>
          </table:table-cell>
          <table:table-cell office:value-type="float" office:value="95.485233916692749" table:style-name="ce34">
            <text:p><text:s/>95.5<text:s/></text:p>
          </table:table-cell>
          <table:table-cell table:number-columns-repeated="8" table:style-name="ce29"/>
          <table:table-cell table:number-columns-repeated="39" table:style-name="ce14"/>
          <table:table-cell table:number-columns-repeated="16333" table:style-name="ce13"/>
        </table:table-row>
        <table:table-row table:style-name="ro3">
          <table:table-cell table:style-name="ce13"/>
          <table:table-cell office:value-type="string" table:style-name="ce32">
            <text:p>other type</text:p>
          </table:table-cell>
          <table:table-cell office:value-type="string" table:style-name="ce33">
            <text:p>u</text:p>
          </table:table-cell>
          <table:table-cell office:value-type="string" table:style-name="ce34">
            <text:p>u</text:p>
          </table:table-cell>
          <table:table-cell table:number-columns-repeated="8" table:style-name="ce29"/>
          <table:table-cell table:style-name="ce13"/>
          <table:table-cell table:number-columns-repeated="38" table:style-name="ce14"/>
          <table:table-cell table:number-columns-repeated="16333" table:style-name="ce13"/>
        </table:table-row>
        <table:table-row table:style-name="ro3">
          <table:table-cell table:style-name="ce13"/>
          <table:table-cell office:value-type="string" table:style-name="ce37">
            <text:p>total</text:p>
          </table:table-cell>
          <table:table-cell office:value-type="float" office:value="724.83029475559897" table:style-name="ce38">
            <text:p>725</text:p>
          </table:table-cell>
          <table:table-cell office:value-type="float" office:value="100" table:style-name="ce39">
            <text:p><text:s/>100.0<text:s/></text:p>
          </table:table-cell>
          <table:table-cell table:number-columns-repeated="8" table:style-name="ce29"/>
          <table:table-cell table:style-name="ce13"/>
          <table:table-cell table:number-columns-repeated="38" table:style-name="ce14"/>
          <table:table-cell table:number-columns-repeated="16333" table:style-name="ce13"/>
        </table:table-row>
        <table:table-row table:style-name="ro3">
          <table:table-cell table:style-name="ce13"/>
          <table:table-cell table:style-name="ce40"/>
          <table:table-cell table:number-columns-repeated="2" table:style-name="ce44"/>
          <table:table-cell table:number-columns-repeated="2" table:style-name="ce29"/>
          <table:table-cell table:number-columns-repeated="2" table:style-name="ce32"/>
          <table:table-cell table:style-name="ce45"/>
          <table:table-cell table:style-name="ce46"/>
          <table:table-cell table:style-name="ce14"/>
          <table:table-cell table:number-columns-repeated="2" table:style-name="ce13"/>
          <table:table-cell table:number-columns-repeated="38" table:style-name="ce14"/>
          <table:table-cell table:number-columns-repeated="16333" table:style-name="ce13"/>
        </table:table-row>
        <table:table-row table:style-name="ro3">
          <table:table-cell table:style-name="ce13"/>
          <table:table-cell office:value-type="string" table:style-name="ce40">
            <text:p>years to run on mortgage when taken out</text:p>
          </table:table-cell>
          <table:table-cell table:style-name="ce47"/>
          <table:table-cell table:style-name="ce44"/>
          <table:table-cell table:style-name="ce48"/>
          <table:table-cell table:style-name="ce29"/>
          <table:table-cell table:number-columns-repeated="2" table:style-name="ce32"/>
          <table:table-cell table:style-name="ce13"/>
          <table:table-cell table:style-name="ce32"/>
          <table:table-cell table:style-name="ce14"/>
          <table:table-cell table:number-columns-repeated="2" table:style-name="ce13"/>
          <table:table-cell table:number-columns-repeated="38" table:style-name="ce14"/>
          <table:table-cell table:number-columns-repeated="16333" table:style-name="ce13"/>
        </table:table-row>
        <table:table-row table:style-name="ro3">
          <table:table-cell table:style-name="ce13"/>
          <table:table-cell office:value-type="string" table:style-name="ce32">
            <text:p>1-19 years</text:p>
          </table:table-cell>
          <table:table-cell office:value-type="float" office:value="28.28556145993036" table:style-name="ce49">
            <text:p>28</text:p>
          </table:table-cell>
          <table:table-cell office:value-type="float" office:value="3.9520415146580854" table:style-name="ce50">
            <text:p><text:s/>4.0<text:s/></text:p>
          </table:table-cell>
          <table:table-cell table:style-name="ce46"/>
          <table:table-cell table:style-name="ce29"/>
          <table:table-cell table:number-columns-repeated="2" table:style-name="ce14"/>
          <table:table-cell table:style-name="ce13"/>
          <table:table-cell table:number-columns-repeated="2" table:style-name="ce14"/>
          <table:table-cell table:number-columns-repeated="2" table:style-name="ce13"/>
          <table:table-cell table:number-columns-repeated="38" table:style-name="ce14"/>
          <table:table-cell table:number-columns-repeated="16333" table:style-name="ce13"/>
        </table:table-row>
        <table:table-row table:style-name="ro3">
          <table:table-cell table:style-name="ce13"/>
          <table:table-cell office:value-type="string" table:style-name="ce32">
            <text:p>20-29 years</text:p>
          </table:table-cell>
          <table:table-cell office:value-type="float" office:value="314.0764208421171" table:style-name="ce33">
            <text:p>314</text:p>
          </table:table-cell>
          <table:table-cell office:value-type="float" office:value="43.882567284429882" table:style-name="ce34">
            <text:p><text:s/>43.9<text:s/></text:p>
          </table:table-cell>
          <table:table-cell table:style-name="ce46"/>
          <table:table-cell table:style-name="ce29"/>
          <table:table-cell table:number-columns-repeated="2" table:style-name="ce14"/>
          <table:table-cell table:style-name="ce13"/>
          <table:table-cell table:number-columns-repeated="2" table:style-name="ce14"/>
          <table:table-cell table:number-columns-repeated="2" table:style-name="ce13"/>
          <table:table-cell table:number-columns-repeated="38" table:style-name="ce14"/>
          <table:table-cell table:number-columns-repeated="16333" table:style-name="ce13"/>
        </table:table-row>
        <table:table-row table:style-name="ro3">
          <table:table-cell table:style-name="ce13"/>
          <table:table-cell office:value-type="string" table:style-name="ce32">
            <text:p>30 years or over</text:p>
          </table:table-cell>
          <table:table-cell office:value-type="float" office:value="373.3582689913527" table:style-name="ce33">
            <text:p>373</text:p>
          </table:table-cell>
          <table:table-cell office:value-type="float" office:value="52.165391200911991" table:style-name="ce34">
            <text:p><text:s/>52.2<text:s/></text:p>
          </table:table-cell>
          <table:table-cell table:style-name="ce46"/>
          <table:table-cell table:style-name="ce29"/>
          <table:table-cell table:style-name="ce13"/>
          <table:table-cell table:style-name="ce14"/>
          <table:table-cell table:style-name="ce13"/>
          <table:table-cell table:number-columns-repeated="2" table:style-name="ce14"/>
          <table:table-cell table:number-columns-repeated="2" table:style-name="ce13"/>
          <table:table-cell table:number-columns-repeated="38" table:style-name="ce14"/>
          <table:table-cell table:number-columns-repeated="16333" table:style-name="ce13"/>
        </table:table-row>
        <table:table-row table:style-name="ro3">
          <table:table-cell table:style-name="ce13"/>
          <table:table-cell office:value-type="string" table:style-name="ce37">
            <text:p>total</text:p>
          </table:table-cell>
          <table:table-cell office:value-type="float" office:value="715.72025129340045" table:style-name="ce38">
            <text:p>716</text:p>
          </table:table-cell>
          <table:table-cell office:value-type="float" office:value="100" table:style-name="ce39">
            <text:p><text:s/>100.0<text:s/></text:p>
          </table:table-cell>
          <table:table-cell table:style-name="ce46"/>
          <table:table-cell table:style-name="ce29"/>
          <table:table-cell table:style-name="ce13"/>
          <table:table-cell table:style-name="ce14"/>
          <table:table-cell table:style-name="ce13"/>
          <table:table-cell table:number-columns-repeated="2" table:style-name="ce14"/>
          <table:table-cell table:number-columns-repeated="2" table:style-name="ce13"/>
          <table:table-cell table:number-columns-repeated="38" table:style-name="ce14"/>
          <table:table-cell table:number-columns-repeated="16333" table:style-name="ce13"/>
        </table:table-row>
        <table:table-row table:style-name="ro3">
          <table:table-cell table:style-name="ce13"/>
          <table:table-cell table:style-name="ce40"/>
          <table:table-cell table:style-name="ce51"/>
          <table:table-cell table:style-name="ce52"/>
          <table:table-cell table:style-name="ce53"/>
          <table:table-cell table:style-name="ce29"/>
          <table:table-cell table:style-name="ce13"/>
          <table:table-cell table:number-columns-repeated="4" table:style-name="ce14"/>
          <table:table-cell table:style-name="ce13"/>
          <table:table-cell table:number-columns-repeated="39" table:style-name="ce14"/>
          <table:table-cell table:number-columns-repeated="16333" table:style-name="ce13"/>
        </table:table-row>
        <table:table-row table:style-name="ro5">
          <table:table-cell table:style-name="ce13"/>
          <table:table-cell office:value-type="string" table:style-name="ce40">
            <text:p>source of deposit<text:span text:style-name="T4">3</text:span></text:p>
          </table:table-cell>
          <table:table-cell table:style-name="ce51"/>
          <table:table-cell table:style-name="ce44"/>
          <table:table-cell table:style-name="ce53"/>
          <table:table-cell table:style-name="ce29"/>
          <table:table-cell table:number-columns-repeated="5" table:style-name="ce14"/>
          <table:table-cell table:style-name="ce13"/>
          <table:table-cell table:number-columns-repeated="39" table:style-name="ce14"/>
          <table:table-cell table:number-columns-repeated="16333" table:style-name="ce13"/>
        </table:table-row>
        <table:table-row table:style-name="ro3">
          <table:table-cell table:style-name="ce13"/>
          <table:table-cell office:value-type="string" table:style-name="ce32">
            <text:p>savings</text:p>
          </table:table-cell>
          <table:table-cell office:value-type="float" office:value="747.89787087820855" table:style-name="ce33">
            <text:p>748</text:p>
          </table:table-cell>
          <table:table-cell office:value-type="float" office:value="87.143439405000777" table:style-name="ce34">
            <text:p><text:s/>87.1<text:s/></text:p>
          </table:table-cell>
          <table:table-cell table:style-name="ce54"/>
          <table:table-cell table:style-name="ce29"/>
          <table:table-cell table:number-columns-repeated="5" table:style-name="ce14"/>
          <table:table-cell table:style-name="ce13"/>
          <table:table-cell table:number-columns-repeated="39" table:style-name="ce14"/>
          <table:table-cell table:number-columns-repeated="16333" table:style-name="ce13"/>
        </table:table-row>
        <table:table-row table:style-name="ro3">
          <table:table-cell table:style-name="ce13"/>
          <table:table-cell office:value-type="string" table:style-name="ce32">
            <text:p>gift or loan from family or friend<text:s/></text:p>
          </table:table-cell>
          <table:table-cell office:value-type="float" office:value="313.04843097576889" table:style-name="ce33">
            <text:p>313</text:p>
          </table:table-cell>
          <table:table-cell office:value-type="float" office:value="36.475724878764787" table:style-name="ce34">
            <text:p><text:s/>36.5<text:s/></text:p>
          </table:table-cell>
          <table:table-cell table:style-name="ce54"/>
          <table:table-cell table:style-name="ce29"/>
          <table:table-cell table:number-columns-repeated="5" table:style-name="ce14"/>
          <table:table-cell table:style-name="ce13"/>
          <table:table-cell table:number-columns-repeated="39" table:style-name="ce14"/>
          <table:table-cell table:number-columns-repeated="16333" table:style-name="ce13"/>
        </table:table-row>
        <table:table-row table:style-name="ro3">
          <table:table-cell table:style-name="ce13"/>
          <table:table-cell office:value-type="string" table:style-name="ce32">
            <text:p>inheritance</text:p>
          </table:table-cell>
          <table:table-cell office:value-type="float" office:value="73.362780779608997" table:style-name="ce49">
            <text:p>73</text:p>
          </table:table-cell>
          <table:table-cell office:value-type="float" office:value="8.5480722574369974" table:style-name="ce50">
            <text:p><text:s/>8.5<text:s/></text:p>
          </table:table-cell>
          <table:table-cell table:style-name="ce54"/>
          <table:table-cell table:style-name="ce29"/>
          <table:table-cell table:number-columns-repeated="5" table:style-name="ce14"/>
          <table:table-cell table:style-name="ce13"/>
          <table:table-cell table:number-columns-repeated="39" table:style-name="ce14"/>
          <table:table-cell table:number-columns-repeated="16333" table:style-name="ce13"/>
        </table:table-row>
        <table:table-row table:style-name="ro3">
          <table:table-cell/>
          <table:table-cell office:value-type="string" table:style-name="ce55">
            <text:p>other source</text:p>
          </table:table-cell>
          <table:table-cell office:value-type="float" office:value="80.353863328310268" table:style-name="ce56">
            <text:p>80</text:p>
          </table:table-cell>
          <table:table-cell office:value-type="float" office:value="9.3626580480647092" table:style-name="ce57">
            <text:p><text:s/>9.4<text:s/></text:p>
          </table:table-cell>
          <table:table-cell table:style-name="ce54"/>
          <table:table-cell table:style-name="ce29"/>
          <table:table-cell table:number-columns-repeated="5" table:style-name="ce14"/>
          <table:table-cell table:style-name="ce13"/>
          <table:table-cell table:number-columns-repeated="39" table:style-name="ce14"/>
          <table:table-cell table:number-columns-repeated="16333" table:style-name="ce13"/>
        </table:table-row>
        <table:table-row table:style-name="ro3">
          <table:table-cell table:style-name="ce48"/>
          <table:table-cell table:style-name="ce32"/>
          <table:table-cell table:style-name="ce51"/>
          <table:table-cell table:style-name="ce45"/>
          <table:table-cell table:style-name="ce58"/>
          <table:table-cell table:style-name="ce29"/>
          <table:table-cell table:number-columns-repeated="16378" table:style-name="ce48"/>
        </table:table-row>
        <table:table-row table:style-name="ro3">
          <table:table-cell/>
          <table:table-cell office:value-type="string" table:style-name="ce40">
            <text:p>sole or joint owner<text:s/></text:p>
          </table:table-cell>
          <table:table-cell table:style-name="ce51"/>
          <table:table-cell table:style-name="ce45"/>
          <table:table-cell table:style-name="ce53"/>
          <table:table-cell table:style-name="ce29"/>
          <table:table-cell table:number-columns-repeated="5" table:style-name="ce14"/>
          <table:table-cell table:style-name="ce13"/>
          <table:table-cell table:number-columns-repeated="39" table:style-name="ce14"/>
          <table:table-cell table:number-columns-repeated="16333" table:style-name="ce13"/>
        </table:table-row>
        <table:table-row table:style-name="ro3">
          <table:table-cell/>
          <table:table-cell office:value-type="string" table:style-name="ce32">
            <text:p>mortgage in HRP's name only</text:p>
          </table:table-cell>
          <table:table-cell office:value-type="float" office:value="415.53862131592524" table:style-name="ce59">
            <text:p><text:s/>416<text:s/></text:p>
          </table:table-cell>
          <table:table-cell office:value-type="float" office:value="47.565532363398489" table:style-name="ce34">
            <text:p><text:s/>47.6<text:s/></text:p>
          </table:table-cell>
          <table:table-cell table:style-name="ce54"/>
          <table:table-cell table:style-name="ce29"/>
          <table:table-cell table:number-columns-repeated="45" table:style-name="ce14"/>
          <table:table-cell table:number-columns-repeated="16333" table:style-name="ce13"/>
        </table:table-row>
        <table:table-row table:style-name="ro3">
          <table:table-cell/>
          <table:table-cell office:value-type="string" table:style-name="ce32">
            <text:p>mortgage in HRP and partner's name</text:p>
          </table:table-cell>
          <table:table-cell office:value-type="float" office:value="421.74896919120329" table:style-name="ce59">
            <text:p><text:s/>422<text:s/></text:p>
          </table:table-cell>
          <table:table-cell office:value-type="float" office:value="48.276413344603156" table:style-name="ce34">
            <text:p><text:s/>48.3<text:s/></text:p>
          </table:table-cell>
          <table:table-cell table:style-name="ce54"/>
          <table:table-cell table:style-name="ce29"/>
          <table:table-cell table:number-columns-repeated="5" table:style-name="ce14"/>
          <table:table-cell table:style-name="ce13"/>
          <table:table-cell table:number-columns-repeated="39" table:style-name="ce14"/>
          <table:table-cell table:number-columns-repeated="16333" table:style-name="ce13"/>
        </table:table-row>
        <table:table-row table:style-name="ro3">
          <table:table-cell/>
          <table:table-cell office:value-type="string" table:style-name="ce32">
            <text:p>other</text:p>
          </table:table-cell>
          <table:table-cell office:value-type="float" office:value="36.325298214959787" table:style-name="ce60">
            <text:p><text:s/>36<text:s/></text:p>
          </table:table-cell>
          <table:table-cell office:value-type="float" office:value="4.1580542919983765" table:style-name="ce50">
            <text:p><text:s/>4.2<text:s/></text:p>
          </table:table-cell>
          <table:table-cell table:style-name="ce54"/>
          <table:table-cell table:style-name="ce29"/>
          <table:table-cell table:style-name="ce61"/>
          <table:table-cell table:number-columns-repeated="44" table:style-name="ce14"/>
          <table:table-cell table:number-columns-repeated="16333" table:style-name="ce13"/>
        </table:table-row>
        <table:table-row table:style-name="ro3">
          <table:table-cell/>
          <table:table-cell office:value-type="string" table:style-name="ce37">
            <text:p>total</text:p>
          </table:table-cell>
          <table:table-cell office:value-type="float" office:value="873.61288872208809" table:style-name="ce62">
            <text:p><text:s/>874<text:s/></text:p>
          </table:table-cell>
          <table:table-cell office:value-type="float" office:value="100" table:style-name="ce39">
            <text:p><text:s/>100.0<text:s/></text:p>
          </table:table-cell>
          <table:table-cell table:style-name="ce14"/>
          <table:table-cell table:style-name="ce29"/>
          <table:table-cell table:style-name="ce61"/>
          <table:table-cell table:number-columns-repeated="44" table:style-name="ce14"/>
          <table:table-cell table:number-columns-repeated="16333" table:style-name="ce13"/>
        </table:table-row>
        <table:table-row table:style-name="ro3">
          <table:table-cell/>
          <table:table-cell table:style-name="ce32"/>
          <table:table-cell table:style-name="ce51"/>
          <table:table-cell table:style-name="ce45"/>
          <table:table-cell table:style-name="ce58"/>
          <table:table-cell table:style-name="ce29"/>
          <table:table-cell table:style-name="ce61"/>
          <table:table-cell table:number-columns-repeated="44" table:style-name="ce14"/>
          <table:table-cell table:number-columns-repeated="16333" table:style-name="ce13"/>
        </table:table-row>
        <table:table-row table:style-name="ro6">
          <table:table-cell/>
          <table:table-cell office:value-type="string" table:style-name="ce63">
            <text:p>all recent first time buyers<text:span text:style-name="T4">1</text:span></text:p>
          </table:table-cell>
          <table:table-cell office:value-type="float" office:value="873.61288872208809" table:style-name="ce64">
            <text:p>874</text:p>
          </table:table-cell>
          <table:table-cell table:style-name="ce65"/>
          <table:table-cell table:style-name="ce53"/>
          <table:table-cell table:style-name="ce29"/>
          <table:table-cell table:style-name="ce61"/>
          <table:table-cell table:number-columns-repeated="44" table:style-name="ce14"/>
          <table:table-cell table:number-columns-repeated="16333" table:style-name="ce13"/>
        </table:table-row>
        <table:table-row table:style-name="ro3">
          <table:table-cell/>
          <table:table-cell table:style-name="ce40"/>
          <table:table-cell table:style-name="ce66"/>
          <table:table-cell office:value-type="string" table:style-name="ce67">
            <text:p>sample size</text:p>
          </table:table-cell>
          <table:table-cell table:style-name="ce58"/>
          <table:table-cell table:style-name="ce14"/>
          <table:table-cell table:style-name="ce61"/>
          <table:table-cell table:number-columns-repeated="44" table:style-name="ce14"/>
          <table:table-cell table:number-columns-repeated="16333" table:style-name="ce13"/>
        </table:table-row>
        <table:table-row table:style-name="ro3">
          <table:table-cell/>
          <table:table-cell office:value-type="string" table:style-name="ce48">
            <text:p>size of deposit</text:p>
          </table:table-cell>
          <table:table-cell office:value-type="float" office:value="253" table:style-name="ce68">
            <text:p>253</text:p>
          </table:table-cell>
          <table:table-cell table:style-name="ce69"/>
          <table:table-cell table:style-name="ce58"/>
          <table:table-cell table:style-name="ce14"/>
          <table:table-cell table:style-name="ce61"/>
          <table:table-cell table:number-columns-repeated="44" table:style-name="ce14"/>
          <table:table-cell table:number-columns-repeated="16333" table:style-name="ce13"/>
        </table:table-row>
        <table:table-row table:style-name="ro3">
          <table:table-cell/>
          <table:table-cell office:value-type="string" table:style-name="ce48">
            <text:p>percentage of purchase price paid</text:p>
          </table:table-cell>
          <table:table-cell office:value-type="float" office:value="275" table:style-name="ce68">
            <text:p>275</text:p>
          </table:table-cell>
          <table:table-cell table:style-name="ce69"/>
          <table:table-cell table:style-name="ce58"/>
          <table:table-cell table:style-name="ce14"/>
          <table:table-cell table:style-name="ce61"/>
          <table:table-cell table:number-columns-repeated="44" table:style-name="ce14"/>
          <table:table-cell table:number-columns-repeated="16333" table:style-name="ce13"/>
        </table:table-row>
        <table:table-row table:style-name="ro3">
          <table:table-cell/>
          <table:table-cell office:value-type="string" table:style-name="ce48">
            <text:p>type of mortgage</text:p>
          </table:table-cell>
          <table:table-cell office:value-type="float" office:value="264" table:style-name="ce70">
            <text:p>264</text:p>
          </table:table-cell>
          <table:table-cell table:style-name="ce69"/>
          <table:table-cell table:style-name="ce58"/>
          <table:table-cell table:style-name="ce14"/>
          <table:table-cell table:style-name="ce61"/>
          <table:table-cell table:number-columns-repeated="44" table:style-name="ce14"/>
          <table:table-cell table:number-columns-repeated="16333" table:style-name="ce13"/>
        </table:table-row>
        <table:table-row table:style-name="ro3">
          <table:table-cell/>
          <table:table-cell office:value-type="string" table:style-name="ce48">
            <text:p>years to run on mortgage when taken out</text:p>
          </table:table-cell>
          <table:table-cell office:value-type="float" office:value="261" table:style-name="ce68">
            <text:p>261</text:p>
          </table:table-cell>
          <table:table-cell table:style-name="ce69"/>
          <table:table-cell table:style-name="ce58"/>
          <table:table-cell table:style-name="ce14"/>
          <table:table-cell table:style-name="ce61"/>
          <table:table-cell table:number-columns-repeated="44" table:style-name="ce14"/>
          <table:table-cell table:number-columns-repeated="16333" table:style-name="ce13"/>
        </table:table-row>
        <table:table-row table:style-name="ro3">
          <table:table-cell/>
          <table:table-cell office:value-type="string" table:style-name="ce48">
            <text:p>source of deposit</text:p>
          </table:table-cell>
          <table:table-cell office:value-type="float" office:value="299" table:style-name="ce68">
            <text:p>299</text:p>
          </table:table-cell>
          <table:table-cell table:style-name="ce69"/>
          <table:table-cell table:style-name="ce58"/>
          <table:table-cell table:style-name="ce14"/>
          <table:table-cell table:style-name="ce61"/>
          <table:table-cell table:number-columns-repeated="44" table:style-name="ce14"/>
          <table:table-cell table:number-columns-repeated="16333" table:style-name="ce13"/>
        </table:table-row>
        <table:table-row table:style-name="ro3">
          <table:table-cell table:style-name="ce2"/>
          <table:table-cell office:value-type="string" table:style-name="ce71">
            <text:p>sole or joint owner</text:p>
          </table:table-cell>
          <table:table-cell office:value-type="float" office:value="305" table:style-name="ce72">
            <text:p>305</text:p>
          </table:table-cell>
          <table:table-cell table:style-name="ce73"/>
          <table:table-cell table:style-name="ce58"/>
          <table:table-cell table:style-name="ce14"/>
          <table:table-cell table:style-name="ce13"/>
          <table:table-cell table:number-columns-repeated="45" table:style-name="ce14"/>
          <table:table-cell table:number-columns-repeated="16332" table:style-name="ce2"/>
        </table:table-row>
        <table:table-row table:style-name="ro7">
          <table:table-cell table:style-name="ce2"/>
          <table:table-cell office:value-type="string" table:style-name="ce74">
            <text:p>Notes:<text:s/></text:p>
          </table:table-cell>
          <table:table-cell table:style-name="ce75"/>
          <table:table-cell table:style-name="ce69"/>
          <table:table-cell table:number-columns-repeated="2" table:style-name="ce14"/>
          <table:table-cell table:style-name="ce76"/>
          <table:table-cell table:number-columns-repeated="45" table:style-name="ce14"/>
          <table:table-cell table:number-columns-repeated="16332" table:style-name="ce2"/>
        </table:table-row>
        <table:table-row table:style-name="ro7">
          <table:table-cell table:style-name="ce14"/>
          <table:table-cell office:value-type="string" table:style-name="ce77">
            <text:p>1) resident for less than three years</text:p>
          </table:table-cell>
          <table:table-cell table:style-name="ce40"/>
          <table:table-cell table:style-name="ce69"/>
          <table:table-cell table:number-columns-repeated="16380" table:style-name="ce14"/>
        </table:table-row>
        <table:table-row table:style-name="ro7">
          <table:table-cell table:style-name="ce14"/>
          <table:table-cell office:value-type="string" table:style-name="ce77">
            <text:p>2) cases where the respondent paid a deposit of 0% or 100% of their purchase price have been excluded</text:p>
          </table:table-cell>
          <table:table-cell table:style-name="ce40"/>
          <table:table-cell table:style-name="ce69"/>
          <table:table-cell table:number-columns-repeated="16380" table:style-name="ce14"/>
        </table:table-row>
        <table:table-row table:style-name="ro7">
          <table:table-cell table:style-name="ce14"/>
          <table:table-cell office:value-type="string" table:style-name="ce77">
            <text:p>3) more than one answer could be given</text:p>
          </table:table-cell>
          <table:table-cell table:style-name="ce40"/>
          <table:table-cell table:style-name="ce69"/>
          <table:table-cell table:number-columns-repeated="16380" table:style-name="ce14"/>
        </table:table-row>
        <table:table-row table:style-name="ro3">
          <table:table-cell table:style-name="ce14"/>
          <table:table-cell office:value-type="string" table:style-name="ce78">
            <text:p>Source: English Housing Survey, full household sample</text:p>
          </table:table-cell>
          <table:table-cell table:number-columns-repeated="2" table:style-name="ce79"/>
          <table:table-cell table:number-columns-repeated="16380" table:style-name="ce14"/>
        </table:table-row>
        <table:table-row table:style-name="ro3">
          <table:table-cell table:style-name="ce14"/>
          <table:table-cell table:style-name="ce80"/>
          <table:table-cell table:number-columns-repeated="2" table:style-name="ce81"/>
          <table:table-cell table:number-columns-repeated="16380" table:style-name="ce14"/>
        </table:table-row>
        <table:table-row table:style-name="ro3">
          <table:table-cell table:style-name="ce14"/>
          <table:table-cell table:style-name="ce82"/>
          <table:table-cell table:number-columns-repeated="2" table:style-name="ce13"/>
          <table:table-cell table:number-columns-repeated="16380" table:style-name="ce14"/>
        </table:table-row>
        <table:table-row table:style-name="ro3">
          <table:table-cell table:style-name="ce14"/>
          <table:table-cell table:style-name="ce40"/>
          <table:table-cell table:number-columns-repeated="2" table:style-name="ce75"/>
          <table:table-cell table:number-columns-repeated="16380" table:style-name="ce14"/>
        </table:table-row>
        <table:table-row table:number-rows-repeated="8" table:style-name="ro3">
          <table:table-cell table:style-name="ce40"/>
          <table:table-cell table:number-columns-repeated="16383" table:style-name="ce40"/>
        </table:table-row>
        <table:table-row table:number-rows-repeated="129" table:style-name="ro3">
          <table:table-cell table:number-columns-repeated="16384" table:style-name="ce40"/>
        </table:table-row>
        <table:table-row table:number-rows-repeated="95" table:style-name="ro8">
          <table:table-cell table:number-columns-repeated="16384" table:style-name="ce40"/>
        </table:table-row>
        <table:table-row table:number-rows-repeated="2" table:style-name="ro8">
          <table:table-cell table:style-name="ce40"/>
          <table:table-cell table:number-columns-repeated="16383" table:style-name="ce40"/>
        </table:table-row>
        <table:table-row table:style-name="ro8">
          <table:table-cell table:style-name="ce40"/>
          <table:table-cell table:style-name="ce13"/>
          <table:table-cell table:number-columns-repeated="16382" table:style-name="ce40"/>
        </table:table-row>
        <table:table-row table:number-rows-repeated="1048285" table:style-name="ro2">
          <table:table-cell table:number-columns-repeated="16384"/>
        </table:table-row>
        <table:named-expressions>
          <table:named-expression table:name="e" table:expression="of:=[.#REF!]" table:base-cell-address="List_of_contents.$A$1"/>
          <table:named-expression table:name="LABELS" table:expression="of:=[.#REF!]" table:base-cell-address="List_of_contents.$A$1"/>
          <table:named-range table:name="Print_Area" table:cell-range-address="AT2_1.$A$1:AT2_1.$G$54" table:base-cell-address="AT2_1.$A$1"/>
        </table:named-expressions>
      </table:table>
      <table:table table:name="AT2_2" table:style-name="ta2"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6381" table:default-cell-style-name="ce2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83">
            <text:p>Annex Table 2.2: Weekly gross household income for recent first time buyers, 2022-23</text:p>
          </table:table-cell>
          <table:table-cell table:number-columns-repeated="16382" table:style-name="ce2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7">
            <text:p>all recent first time buyers</text:p>
          </table:table-cell>
          <table:table-cell table:number-columns-repeated="2" table:style-name="ce84"/>
          <table:table-cell table:number-columns-repeated="16380"/>
        </table:table-row>
        <table:table-row table:style-name="ro9">
          <table:table-cell/>
          <table:table-cell table:style-name="ce85"/>
          <table:table-cell office:value-type="string" table:style-name="ce86">
            <text:p>thousands of households</text:p>
          </table:table-cell>
          <table:table-cell office:value-type="string" table:style-name="ce86">
            <text:p>percentag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7">
            <text:p>weekly gross household income</text:p>
          </table:table-cell>
          <table:table-cell table:style-name="ce51"/>
          <table:table-cell table:style-name="ce88"/>
          <table:table-cell table:number-columns-repeated="16380"/>
        </table:table-row>
        <table:table-row table:style-name="ro1">
          <table:table-cell/>
          <table:table-cell office:value-type="string" table:style-name="ce89">
            <text:p>first quintile (lowest incomes)</text:p>
          </table:table-cell>
          <table:table-cell office:value-type="float" office:value="54.061584220733202" table:style-name="ce90">
            <text:p>54</text:p>
          </table:table-cell>
          <table:table-cell office:value-type="float" office:value="6.188276857935775" table:style-name="ce91">
            <text:p>6.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9">
            <text:p>second quintile</text:p>
          </table:table-cell>
          <table:table-cell office:value-type="float" office:value="78.252266262199029" table:style-name="ce90">
            <text:p>78</text:p>
          </table:table-cell>
          <table:table-cell office:value-type="float" office:value="8.9573159087276775" table:style-name="ce91">
            <text:p>9.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9">
            <text:p>third quintile</text:p>
          </table:table-cell>
          <table:table-cell office:value-type="float" office:value="236.48778194523052" table:style-name="ce90">
            <text:p>236</text:p>
          </table:table-cell>
          <table:table-cell office:value-type="float" office:value="27.070088479482301" table:style-name="ce91">
            <text:p>27.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9">
            <text:p>fourth quintile</text:p>
          </table:table-cell>
          <table:table-cell office:value-type="float" office:value="262.49643732331481" table:style-name="ce90">
            <text:p>262</text:p>
          </table:table-cell>
          <table:table-cell office:value-type="float" office:value="30.047225803558351" table:style-name="ce91">
            <text:p>30.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92">
            <text:p>fifth quintile (highest incomes)</text:p>
          </table:table-cell>
          <table:table-cell office:value-type="float" office:value="242.31481897061067" table:style-name="ce93">
            <text:p>242</text:p>
          </table:table-cell>
          <table:table-cell office:value-type="float" office:value="27.737092950295899" table:style-name="ce94">
            <text:p>27.7</text:p>
          </table:table-cell>
          <table:table-cell table:number-columns-repeated="16380"/>
        </table:table-row>
        <table:table-row table:style-name="ro1">
          <table:table-cell/>
          <table:table-cell table:style-name="ce95"/>
          <table:table-cell table:style-name="ce51"/>
          <table:table-cell table:style-name="ce96"/>
          <table:table-cell table:number-columns-repeated="16380"/>
        </table:table-row>
        <table:table-row table:style-name="ro1">
          <table:table-cell/>
          <table:table-cell office:value-type="string" table:style-name="ce87">
            <text:p>all recent first time buyers<text:span text:style-name="T4">1</text:span></text:p>
          </table:table-cell>
          <table:table-cell office:value-type="float" office:value="873.6128887220882" table:style-name="ce97">
            <text:p>874</text:p>
          </table:table-cell>
          <table:table-cell office:value-type="float" office:value="100" table:style-name="ce98">
            <text:p>100.0</text:p>
          </table:table-cell>
          <table:table-cell table:number-columns-repeated="16380"/>
        </table:table-row>
        <table:table-row table:style-name="ro1">
          <table:table-cell/>
          <table:table-cell table:style-name="ce87"/>
          <table:table-cell table:style-name="ce51"/>
          <table:table-cell table:style-name="ce96"/>
          <table:table-cell table:number-columns-repeated="16380"/>
        </table:table-row>
        <table:table-row table:style-name="ro1">
          <table:table-cell/>
          <table:table-cell office:value-type="string" table:style-name="ce99">
            <text:p>sample size</text:p>
          </table:table-cell>
          <table:table-cell office:value-type="float" office:value="305" table:style-name="ce100">
            <text:p><text:s/>305<text:s/></text:p>
          </table:table-cell>
          <table:table-cell table:style-name="ce101"/>
          <table:table-cell table:number-columns-repeated="16380"/>
        </table:table-row>
        <table:table-row table:style-name="ro1">
          <table:table-cell/>
          <table:table-cell office:value-type="string" table:style-name="ce102">
            <text:p>Notes:<text:s/></text:p>
          </table:table-cell>
          <table:table-cell table:number-columns-repeated="2" table:style-name="ce103"/>
          <table:table-cell table:number-columns-repeated="16380"/>
        </table:table-row>
        <table:table-row table:style-name="ro1">
          <table:table-cell/>
          <table:table-cell office:value-type="string" table:style-name="ce104">
            <text:p>1) all recent first time buyers are resident for less than three years</text:p>
          </table:table-cell>
          <table:table-cell table:style-name="ce105"/>
          <table:table-cell table:style-name="ce106"/>
          <table:table-cell table:number-columns-repeated="16380"/>
        </table:table-row>
        <table:table-row table:style-name="ro1">
          <table:table-cell/>
          <table:table-cell office:value-type="string" table:style-name="ce107">
            <text:p>2) first quintile: £76-£360, second: £360-£596, third: £596-£888, fourth: £888-£1,372, fifth: £1,372-£16,805</text:p>
          </table:table-cell>
          <table:table-cell table:number-columns-repeated="16382" table:style-name="ce2"/>
        </table:table-row>
        <table:table-row table:style-name="ro1">
          <table:table-cell/>
          <table:table-cell office:value-type="string" table:style-name="ce102">
            <text:p>Source: English Housing Survey, full household sample</text:p>
          </table:table-cell>
          <table:table-cell table:number-columns-repeated="16382" table:style-name="ce2"/>
        </table:table-row>
        <table:table-row table:number-rows-repeated="1048557" table:style-name="ro1">
          <table:table-cell table:number-columns-repeated="16384"/>
        </table:table-row>
      </table:table>
      <table:table table:name="AT2_3" table:style-name="ta1">
        <table:table-column table:style-name="co1" table:default-cell-style-name="ce108"/>
        <table:table-column table:style-name="co8" table:default-cell-style-name="ce108"/>
        <table:table-column table:style-name="co9" table:default-cell-style-name="ce108"/>
        <table:table-column table:style-name="co10" table:default-cell-style-name="ce109"/>
        <table:table-column table:style-name="co11" table:default-cell-style-name="ce108"/>
        <table:table-column table:style-name="co1" table:number-columns-repeated="16379" table:default-cell-style-name="ce108"/>
        <table:table-row table:style-name="ro3">
          <table:table-cell table:style-name="ce2"/>
          <table:table-cell table:number-columns-repeated="2" table:style-name="ce108"/>
          <table:table-cell table:style-name="ce109"/>
          <table:table-cell table:number-columns-repeated="10" table:style-name="ce108"/>
          <table:table-cell table:number-columns-repeated="16370" table:style-name="ce2"/>
        </table:table-row>
        <table:table-row table:style-name="ro10">
          <table:table-cell table:style-name="ce110"/>
          <table:table-cell office:value-type="string" table:style-name="ce15">
            <text:p>Annex Table 2.3: Mean and median mortgage payments, London and England, 2008-09 to 2022-23</text:p>
          </table:table-cell>
          <table:table-cell table:number-columns-repeated="11" table:style-name="ce15"/>
          <table:table-cell table:style-name="ce108"/>
          <table:table-cell table:number-columns-repeated="16370" table:style-name="ce110"/>
        </table:table-row>
        <table:table-row table:style-name="ro11">
          <table:table-cell table:style-name="ce2"/>
          <table:table-cell table:style-name="ce111"/>
          <table:table-cell table:style-name="ce108"/>
          <table:table-cell table:style-name="ce109"/>
          <table:table-cell table:number-columns-repeated="10" table:style-name="ce108"/>
          <table:table-cell table:number-columns-repeated="16370" table:style-name="ce2"/>
        </table:table-row>
        <table:table-row table:style-name="ro1">
          <table:table-cell table:style-name="ce2"/>
          <table:table-cell office:value-type="string" table:style-name="ce112">
            <text:p>all owner occupiers buying with a mortgage</text:p>
          </table:table-cell>
          <table:table-cell table:style-name="ce113"/>
          <table:table-cell table:style-name="ce114"/>
          <table:table-cell table:number-columns-repeated="10" table:style-name="ce108"/>
          <table:table-cell table:number-columns-repeated="16370" table:style-name="ce2"/>
        </table:table-row>
        <table:table-row table:style-name="ro4">
          <table:table-cell table:style-name="ce2"/>
          <table:table-cell table:style-name="ce115"/>
          <table:table-cell office:value-type="string" table:style-name="ce115">
            <text:p>£ per week (mean)</text:p>
          </table:table-cell>
          <table:table-cell office:value-type="string" table:style-name="ce115">
            <text:p>£ per week (median)</text:p>
          </table:table-cell>
          <table:table-cell table:style-name="ce116"/>
          <table:table-cell table:style-name="ce117"/>
          <table:table-cell table:number-columns-repeated="8" table:style-name="ce108"/>
          <table:table-cell table:number-columns-repeated="16370" table:style-name="ce2"/>
        </table:table-row>
        <table:table-row table:style-name="ro11">
          <table:table-cell table:style-name="ce118"/>
          <table:table-cell table:style-name="ce118"/>
          <table:table-cell table:style-name="ce119"/>
          <table:table-cell table:style-name="ce118"/>
          <table:table-cell table:style-name="ce108"/>
          <table:table-cell table:style-name="ce120"/>
          <table:table-cell table:number-columns-repeated="8" table:style-name="ce108"/>
          <table:table-cell table:number-columns-repeated="16370" table:style-name="ce118"/>
        </table:table-row>
        <table:table-row table:style-name="ro11">
          <table:table-cell table:style-name="ce118"/>
          <table:table-cell office:value-type="string" table:style-name="ce109">
            <text:p>London</text:p>
          </table:table-cell>
          <table:table-cell table:style-name="ce119"/>
          <table:table-cell table:number-columns-repeated="2" table:style-name="ce118"/>
          <table:table-cell table:style-name="ce120"/>
          <table:table-cell table:number-columns-repeated="8" table:style-name="ce108"/>
          <table:table-cell table:number-columns-repeated="16370" table:style-name="ce118"/>
        </table:table-row>
        <table:table-row table:style-name="ro3">
          <table:table-cell table:style-name="ce2"/>
          <table:table-cell office:value-type="string" table:style-name="ce108">
            <text:p>2008-09</text:p>
          </table:table-cell>
          <table:table-cell office:value-type="float" office:value="205.84915913374101" table:style-name="ce121">
            <text:p>206</text:p>
          </table:table-cell>
          <table:table-cell office:value-type="float" office:value="177.777777777778" table:style-name="ce122">
            <text:p>178</text:p>
          </table:table-cell>
          <table:table-cell table:style-name="ce121"/>
          <table:table-cell table:number-columns-repeated="9" table:style-name="ce108"/>
          <table:table-cell table:number-columns-repeated="16370" table:style-name="ce2"/>
        </table:table-row>
        <table:table-row table:style-name="ro3">
          <table:table-cell table:style-name="ce2"/>
          <table:table-cell office:value-type="string" table:style-name="ce108">
            <text:p>2009-10</text:p>
          </table:table-cell>
          <table:table-cell office:value-type="float" office:value="195.57338249886499" table:style-name="ce121">
            <text:p>196</text:p>
          </table:table-cell>
          <table:table-cell office:value-type="float" office:value="164.538461538462" table:style-name="ce122">
            <text:p>165</text:p>
          </table:table-cell>
          <table:table-cell table:style-name="ce121"/>
          <table:table-cell table:number-columns-repeated="9" table:style-name="ce108"/>
          <table:table-cell table:number-columns-repeated="16370" table:style-name="ce2"/>
        </table:table-row>
        <table:table-row table:style-name="ro3">
          <table:table-cell table:style-name="ce2"/>
          <table:table-cell office:value-type="string" table:style-name="ce108">
            <text:p>2010-11</text:p>
          </table:table-cell>
          <table:table-cell office:value-type="float" office:value="203.162488263781" table:style-name="ce121">
            <text:p>203</text:p>
          </table:table-cell>
          <table:table-cell office:value-type="float" office:value="162.69230769230799" table:style-name="ce122">
            <text:p>163</text:p>
          </table:table-cell>
          <table:table-cell table:style-name="ce121"/>
          <table:table-cell table:number-columns-repeated="9" table:style-name="ce108"/>
          <table:table-cell table:number-columns-repeated="16370" table:style-name="ce2"/>
        </table:table-row>
        <table:table-row table:style-name="ro3">
          <table:table-cell table:style-name="ce2"/>
          <table:table-cell office:value-type="string" table:style-name="ce108">
            <text:p>2011-12</text:p>
          </table:table-cell>
          <table:table-cell office:value-type="float" office:value="200.445058087055" table:style-name="ce121">
            <text:p>200</text:p>
          </table:table-cell>
          <table:table-cell office:value-type="float" office:value="162.43383351492901" table:style-name="ce122">
            <text:p>162</text:p>
          </table:table-cell>
          <table:table-cell table:style-name="ce121"/>
          <table:table-cell table:number-columns-repeated="9" table:style-name="ce108"/>
          <table:table-cell table:number-columns-repeated="16370" table:style-name="ce2"/>
        </table:table-row>
        <table:table-row table:style-name="ro3">
          <table:table-cell table:style-name="ce2"/>
          <table:table-cell office:value-type="string" table:style-name="ce108">
            <text:p>2012-13</text:p>
          </table:table-cell>
          <table:table-cell office:value-type="float" office:value="198.56664659486401" table:style-name="ce121">
            <text:p>199</text:p>
          </table:table-cell>
          <table:table-cell office:value-type="float" office:value="163.84615384615401" table:style-name="ce122">
            <text:p>164</text:p>
          </table:table-cell>
          <table:table-cell table:style-name="ce122"/>
          <table:table-cell table:number-columns-repeated="9" table:style-name="ce108"/>
          <table:table-cell table:number-columns-repeated="16370" table:style-name="ce2"/>
        </table:table-row>
        <table:table-row table:style-name="ro3">
          <table:table-cell table:style-name="ce2"/>
          <table:table-cell office:value-type="string" table:style-name="ce108">
            <text:p>2013-14</text:p>
          </table:table-cell>
          <table:table-cell office:value-type="float" office:value="218.215284659502" table:style-name="ce121">
            <text:p>218</text:p>
          </table:table-cell>
          <table:table-cell office:value-type="float" office:value="184.61538461538501" table:style-name="ce122">
            <text:p>185</text:p>
          </table:table-cell>
          <table:table-cell table:style-name="ce122"/>
          <table:table-cell table:number-columns-repeated="9" table:style-name="ce108"/>
          <table:table-cell table:number-columns-repeated="16370" table:style-name="ce2"/>
        </table:table-row>
        <table:table-row table:style-name="ro3">
          <table:table-cell table:style-name="ce2"/>
          <table:table-cell office:value-type="string" table:style-name="ce108">
            <text:p>2014-15</text:p>
          </table:table-cell>
          <table:table-cell office:value-type="float" office:value="226.53605364344699" table:style-name="ce121">
            <text:p>227</text:p>
          </table:table-cell>
          <table:table-cell office:value-type="float" office:value="184.61538461538501" table:style-name="ce122">
            <text:p>185</text:p>
          </table:table-cell>
          <table:table-cell table:style-name="ce122"/>
          <table:table-cell table:number-columns-repeated="9" table:style-name="ce108"/>
          <table:table-cell table:number-columns-repeated="16370" table:style-name="ce2"/>
        </table:table-row>
        <table:table-row table:style-name="ro3">
          <table:table-cell table:style-name="ce2"/>
          <table:table-cell office:value-type="string" table:style-name="ce108">
            <text:p>2015-16</text:p>
          </table:table-cell>
          <table:table-cell office:value-type="float" office:value="234.64029646235599" table:style-name="ce121">
            <text:p>235</text:p>
          </table:table-cell>
          <table:table-cell office:value-type="float" office:value="196.15384615384599" table:style-name="ce122">
            <text:p>196</text:p>
          </table:table-cell>
          <table:table-cell table:style-name="ce122"/>
          <table:table-cell table:number-columns-repeated="9" table:style-name="ce108"/>
          <table:table-cell table:number-columns-repeated="16370" table:style-name="ce2"/>
        </table:table-row>
        <table:table-row table:style-name="ro3">
          <table:table-cell table:style-name="ce2"/>
          <table:table-cell office:value-type="string" table:style-name="ce108">
            <text:p>2016-17</text:p>
          </table:table-cell>
          <table:table-cell office:value-type="float" office:value="232.52256826137599" table:style-name="ce121">
            <text:p>233</text:p>
          </table:table-cell>
          <table:table-cell office:value-type="float" office:value="204.014996012164" table:style-name="ce122">
            <text:p>204</text:p>
          </table:table-cell>
          <table:table-cell table:style-name="ce122"/>
          <table:table-cell table:number-columns-repeated="9" table:style-name="ce108"/>
          <table:table-cell table:number-columns-repeated="16370" table:style-name="ce2"/>
        </table:table-row>
        <table:table-row table:style-name="ro3">
          <table:table-cell table:style-name="ce2"/>
          <table:table-cell office:value-type="string" table:style-name="ce108">
            <text:p>2017-18</text:p>
          </table:table-cell>
          <table:table-cell office:value-type="float" office:value="244.45003884018399" table:style-name="ce121">
            <text:p>244</text:p>
          </table:table-cell>
          <table:table-cell office:value-type="float" office:value="218.664689392376" table:style-name="ce122">
            <text:p>219</text:p>
          </table:table-cell>
          <table:table-cell table:style-name="ce122"/>
          <table:table-cell table:number-columns-repeated="3" table:style-name="ce108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108">
            <text:p>2018-19</text:p>
          </table:table-cell>
          <table:table-cell office:value-type="float" office:value="246.36239839363299" table:style-name="ce121">
            <text:p>246</text:p>
          </table:table-cell>
          <table:table-cell office:value-type="float" office:value="221.538461538462" table:style-name="ce122">
            <text:p>222</text:p>
          </table:table-cell>
          <table:table-cell table:style-name="ce122"/>
          <table:table-cell table:number-columns-repeated="3" table:style-name="ce108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108">
            <text:p>2019-20</text:p>
          </table:table-cell>
          <table:table-cell office:value-type="float" office:value="262.532693228293" table:style-name="ce121">
            <text:p>263</text:p>
          </table:table-cell>
          <table:table-cell office:value-type="float" office:value="230.769230769231" table:style-name="ce122">
            <text:p>231</text:p>
          </table:table-cell>
          <table:table-cell table:style-name="ce122"/>
          <table:table-cell table:number-columns-repeated="3" table:style-name="ce108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108">
            <text:p>2020-21</text:p>
          </table:table-cell>
          <table:table-cell office:value-type="float" office:value="243.54100658770341" table:style-name="ce121">
            <text:p>244</text:p>
          </table:table-cell>
          <table:table-cell office:value-type="float" office:value="212.30769230769232" table:style-name="ce122">
            <text:p>212</text:p>
          </table:table-cell>
          <table:table-cell table:style-name="ce122"/>
          <table:table-cell table:number-columns-repeated="3" table:style-name="ce108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108">
            <text:p>2021-22</text:p>
          </table:table-cell>
          <table:table-cell office:value-type="float" office:value="335.98725747834453" table:style-name="ce121">
            <text:p>336</text:p>
          </table:table-cell>
          <table:table-cell office:value-type="float" office:value="276.92307692307691" table:style-name="ce122">
            <text:p>277</text:p>
          </table:table-cell>
          <table:table-cell table:style-name="ce122"/>
          <table:table-cell table:number-columns-repeated="3" table:style-name="ce108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123">
            <text:p>2022-23</text:p>
          </table:table-cell>
          <table:table-cell office:value-type="float" office:value="333.44" table:style-name="ce124">
            <text:p>333</text:p>
          </table:table-cell>
          <table:table-cell office:value-type="float" office:value="255.56" table:style-name="ce125">
            <text:p>256</text:p>
          </table:table-cell>
          <table:table-cell table:style-name="ce122"/>
          <table:table-cell table:number-columns-repeated="3" table:style-name="ce108"/>
          <table:table-cell table:number-columns-repeated="16376" table:style-name="ce2"/>
        </table:table-row>
        <table:table-row table:style-name="ro3">
          <table:table-cell table:style-name="ce2"/>
          <table:table-cell table:style-name="ce108"/>
          <table:table-cell table:style-name="ce121"/>
          <table:table-cell table:number-columns-repeated="2" table:style-name="ce122"/>
          <table:table-cell table:number-columns-repeated="3" table:style-name="ce108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109">
            <text:p>England (excluding London)</text:p>
          </table:table-cell>
          <table:table-cell table:style-name="ce119"/>
          <table:table-cell table:number-columns-repeated="2" table:style-name="ce118"/>
          <table:table-cell table:number-columns-repeated="3" table:style-name="ce108"/>
          <table:table-cell table:number-columns-repeated="16376" table:style-name="ce2"/>
        </table:table-row>
        <table:table-row table:style-name="ro11">
          <table:table-cell table:style-name="ce2"/>
          <table:table-cell office:value-type="string" table:style-name="ce108">
            <text:p>2008-09</text:p>
          </table:table-cell>
          <table:table-cell office:value-type="float" office:value="137.82350105333299" table:style-name="ce121">
            <text:p>138</text:p>
          </table:table-cell>
          <table:table-cell office:value-type="float" office:value="120" table:style-name="ce122">
            <text:p>120</text:p>
          </table:table-cell>
          <table:table-cell table:style-name="ce121"/>
          <table:table-cell table:number-columns-repeated="3" table:style-name="ce108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108">
            <text:p>2009-10</text:p>
          </table:table-cell>
          <table:table-cell office:value-type="float" office:value="133.676909613616" table:style-name="ce121">
            <text:p>134</text:p>
          </table:table-cell>
          <table:table-cell office:value-type="float" office:value="115.153846153846" table:style-name="ce122">
            <text:p>115</text:p>
          </table:table-cell>
          <table:table-cell table:style-name="ce121"/>
          <table:table-cell table:number-columns-repeated="3" table:style-name="ce108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108">
            <text:p>2010-11</text:p>
          </table:table-cell>
          <table:table-cell office:value-type="float" office:value="137.33888958323899" table:style-name="ce121">
            <text:p>137</text:p>
          </table:table-cell>
          <table:table-cell office:value-type="float" office:value="115.384615384615" table:style-name="ce122">
            <text:p>115</text:p>
          </table:table-cell>
          <table:table-cell table:style-name="ce121"/>
          <table:table-cell table:number-columns-repeated="3" table:style-name="ce108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108">
            <text:p>2011-12</text:p>
          </table:table-cell>
          <table:table-cell office:value-type="float" office:value="133.85823415591199" table:style-name="ce121">
            <text:p>134</text:p>
          </table:table-cell>
          <table:table-cell office:value-type="float" office:value="114.230769230769" table:style-name="ce122">
            <text:p>114</text:p>
          </table:table-cell>
          <table:table-cell table:style-name="ce121"/>
          <table:table-cell table:number-columns-repeated="3" table:style-name="ce108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108">
            <text:p>2012-13</text:p>
          </table:table-cell>
          <table:table-cell office:value-type="float" office:value="143.75638556197899" table:style-name="ce121">
            <text:p>144</text:p>
          </table:table-cell>
          <table:table-cell office:value-type="float" office:value="117.915441946031" table:style-name="ce122">
            <text:p>118</text:p>
          </table:table-cell>
          <table:table-cell table:style-name="ce122"/>
          <table:table-cell table:number-columns-repeated="3" table:style-name="ce108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108">
            <text:p>2013-14</text:p>
          </table:table-cell>
          <table:table-cell office:value-type="float" office:value="145.32445986049899" table:style-name="ce121">
            <text:p>145</text:p>
          </table:table-cell>
          <table:table-cell office:value-type="float" office:value="117.92307692307701" table:style-name="ce122">
            <text:p>118</text:p>
          </table:table-cell>
          <table:table-cell table:style-name="ce122"/>
          <table:table-cell table:style-name="ce108"/>
          <table:table-cell table:number-columns-repeated="2" table:style-name="ce126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108">
            <text:p>2014-15</text:p>
          </table:table-cell>
          <table:table-cell office:value-type="float" office:value="150.675176327201" table:style-name="ce121">
            <text:p>151</text:p>
          </table:table-cell>
          <table:table-cell office:value-type="float" office:value="128.20351616598401" table:style-name="ce122">
            <text:p>128</text:p>
          </table:table-cell>
          <table:table-cell table:style-name="ce122"/>
          <table:table-cell table:style-name="ce108"/>
          <table:table-cell table:number-columns-repeated="2" table:style-name="ce126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108">
            <text:p>2015-16</text:p>
          </table:table-cell>
          <table:table-cell office:value-type="float" office:value="150.44462030994401" table:style-name="ce121">
            <text:p>150</text:p>
          </table:table-cell>
          <table:table-cell office:value-type="float" office:value="126.92307692307701" table:style-name="ce122">
            <text:p>127</text:p>
          </table:table-cell>
          <table:table-cell table:style-name="ce122"/>
          <table:table-cell table:style-name="ce108"/>
          <table:table-cell table:number-columns-repeated="2" table:style-name="ce126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108">
            <text:p>2016-17</text:p>
          </table:table-cell>
          <table:table-cell office:value-type="float" office:value="151.04153479983199" table:style-name="ce121">
            <text:p>151</text:p>
          </table:table-cell>
          <table:table-cell office:value-type="float" office:value="126.69230769230801" table:style-name="ce122">
            <text:p>127</text:p>
          </table:table-cell>
          <table:table-cell table:style-name="ce122"/>
          <table:table-cell table:style-name="ce108"/>
          <table:table-cell table:number-columns-repeated="2" table:style-name="ce126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108">
            <text:p>2017-18</text:p>
          </table:table-cell>
          <table:table-cell office:value-type="float" office:value="154.497530728518" table:style-name="ce121">
            <text:p>154</text:p>
          </table:table-cell>
          <table:table-cell office:value-type="float" office:value="132.019230769231" table:style-name="ce122">
            <text:p>132</text:p>
          </table:table-cell>
          <table:table-cell table:style-name="ce122"/>
          <table:table-cell table:style-name="ce108"/>
          <table:table-cell table:number-columns-repeated="2" table:style-name="ce126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108">
            <text:p>2018-19</text:p>
          </table:table-cell>
          <table:table-cell office:value-type="float" office:value="161.69203537025399" table:style-name="ce121">
            <text:p>162</text:p>
          </table:table-cell>
          <table:table-cell office:value-type="float" office:value="138.461538461538" table:style-name="ce122">
            <text:p>138</text:p>
          </table:table-cell>
          <table:table-cell table:style-name="ce122"/>
          <table:table-cell table:number-columns-repeated="3" table:style-name="ce108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108">
            <text:p>2019-20</text:p>
          </table:table-cell>
          <table:table-cell office:value-type="float" office:value="170.08790403978401" table:style-name="ce121">
            <text:p>170</text:p>
          </table:table-cell>
          <table:table-cell office:value-type="float" office:value="138.461538461538" table:style-name="ce122">
            <text:p>138</text:p>
          </table:table-cell>
          <table:table-cell table:style-name="ce122"/>
          <table:table-cell table:number-columns-repeated="3" table:style-name="ce108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108">
            <text:p>2020-21</text:p>
          </table:table-cell>
          <table:table-cell office:value-type="float" office:value="162.79972365064737" table:style-name="ce121">
            <text:p>163</text:p>
          </table:table-cell>
          <table:table-cell office:value-type="float" office:value="138.46153846153845" table:style-name="ce122">
            <text:p>138</text:p>
          </table:table-cell>
          <table:table-cell table:style-name="ce122"/>
          <table:table-cell table:number-columns-repeated="3" table:style-name="ce108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108">
            <text:p>2021-22</text:p>
          </table:table-cell>
          <table:table-cell office:value-type="float" office:value="182.61359751906872" table:style-name="ce121">
            <text:p>183</text:p>
          </table:table-cell>
          <table:table-cell office:value-type="float" office:value="143.07692307692307" table:style-name="ce122">
            <text:p>143</text:p>
          </table:table-cell>
          <table:table-cell table:style-name="ce122"/>
          <table:table-cell table:number-columns-repeated="3" table:style-name="ce108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123">
            <text:p>2022-23</text:p>
          </table:table-cell>
          <table:table-cell office:value-type="float" office:value="189.52" table:style-name="ce124">
            <text:p>190</text:p>
          </table:table-cell>
          <table:table-cell office:value-type="float" office:value="161.54" table:style-name="ce125">
            <text:p>162</text:p>
          </table:table-cell>
          <table:table-cell table:style-name="ce122"/>
          <table:table-cell table:number-columns-repeated="3" table:style-name="ce108"/>
          <table:table-cell table:number-columns-repeated="16376" table:style-name="ce2"/>
        </table:table-row>
        <table:table-row table:style-name="ro3">
          <table:table-cell table:style-name="ce2"/>
          <table:table-cell table:style-name="ce108"/>
          <table:table-cell table:style-name="ce121"/>
          <table:table-cell table:number-columns-repeated="2" table:style-name="ce122"/>
          <table:table-cell table:number-columns-repeated="3" table:style-name="ce108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109">
            <text:p>all England</text:p>
          </table:table-cell>
          <table:table-cell table:style-name="ce119"/>
          <table:table-cell table:style-name="ce118"/>
          <table:table-cell table:style-name="ce122"/>
          <table:table-cell table:style-name="ce108"/>
          <table:table-cell table:number-columns-repeated="2" table:style-name="ce126"/>
          <table:table-cell table:number-columns-repeated="16376" table:style-name="ce2"/>
        </table:table-row>
        <table:table-row table:style-name="ro11">
          <table:table-cell table:style-name="ce2"/>
          <table:table-cell office:value-type="string" table:style-name="ce108">
            <text:p>2008-09</text:p>
          </table:table-cell>
          <table:table-cell office:value-type="float" office:value="145.980532567099" table:style-name="ce121">
            <text:p>146</text:p>
          </table:table-cell>
          <table:table-cell office:value-type="float" office:value="124.444444444444" table:style-name="ce122">
            <text:p>124</text:p>
          </table:table-cell>
          <table:table-cell table:style-name="ce121"/>
          <table:table-cell table:number-columns-repeated="3" table:style-name="ce108"/>
          <table:table-cell table:number-columns-repeated="16376" table:style-name="ce2"/>
        </table:table-row>
        <table:table-row table:style-name="ro11">
          <table:table-cell table:style-name="ce2"/>
          <table:table-cell office:value-type="string" table:style-name="ce108">
            <text:p>2009-10</text:p>
          </table:table-cell>
          <table:table-cell office:value-type="float" office:value="141.24041151199199" table:style-name="ce121">
            <text:p>141</text:p>
          </table:table-cell>
          <table:table-cell office:value-type="float" office:value="115.384615384615" table:style-name="ce122">
            <text:p>115</text:p>
          </table:table-cell>
          <table:table-cell table:style-name="ce121"/>
          <table:table-cell table:number-columns-repeated="3" table:style-name="ce108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108">
            <text:p>2010-11</text:p>
          </table:table-cell>
          <table:table-cell office:value-type="float" office:value="145.28435834283701" table:style-name="ce121">
            <text:p>145</text:p>
          </table:table-cell>
          <table:table-cell office:value-type="float" office:value="118.384615384615" table:style-name="ce122">
            <text:p>118</text:p>
          </table:table-cell>
          <table:table-cell table:style-name="ce121"/>
          <table:table-cell table:number-columns-repeated="3" table:style-name="ce108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108">
            <text:p>2011-12</text:p>
          </table:table-cell>
          <table:table-cell office:value-type="float" office:value="141.99549008030399" table:style-name="ce121">
            <text:p>142</text:p>
          </table:table-cell>
          <table:table-cell office:value-type="float" office:value="115.384615384615" table:style-name="ce122">
            <text:p>115</text:p>
          </table:table-cell>
          <table:table-cell table:style-name="ce121"/>
          <table:table-cell table:style-name="ce108"/>
          <table:table-cell table:number-columns-repeated="2" table:style-name="ce126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108">
            <text:p>2012-13</text:p>
          </table:table-cell>
          <table:table-cell office:value-type="float" office:value="150.58631923040099" table:style-name="ce121">
            <text:p>151</text:p>
          </table:table-cell>
          <table:table-cell office:value-type="float" office:value="122.950033849345" table:style-name="ce122">
            <text:p>123</text:p>
          </table:table-cell>
          <table:table-cell table:style-name="ce122"/>
          <table:table-cell table:number-columns-repeated="3" table:style-name="ce108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108">
            <text:p>2013-14</text:p>
          </table:table-cell>
          <table:table-cell office:value-type="float" office:value="154.69872218316999" table:style-name="ce121">
            <text:p>155</text:p>
          </table:table-cell>
          <table:table-cell office:value-type="float" office:value="126.92307692307701" table:style-name="ce122">
            <text:p>127</text:p>
          </table:table-cell>
          <table:table-cell table:style-name="ce122"/>
          <table:table-cell table:number-columns-repeated="3" table:style-name="ce108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108">
            <text:p>2014-15</text:p>
          </table:table-cell>
          <table:table-cell office:value-type="float" office:value="160.35437126452101" table:style-name="ce121">
            <text:p>160</text:p>
          </table:table-cell>
          <table:table-cell office:value-type="float" office:value="134.769230769231" table:style-name="ce122">
            <text:p>135</text:p>
          </table:table-cell>
          <table:table-cell table:style-name="ce122"/>
          <table:table-cell table:number-columns-repeated="3" table:style-name="ce108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108">
            <text:p>2015-16</text:p>
          </table:table-cell>
          <table:table-cell office:value-type="float" office:value="161.47077656834301" table:style-name="ce121">
            <text:p>161</text:p>
          </table:table-cell>
          <table:table-cell office:value-type="float" office:value="133.84615384615401" table:style-name="ce122">
            <text:p>134</text:p>
          </table:table-cell>
          <table:table-cell table:style-name="ce122"/>
          <table:table-cell table:number-columns-repeated="3" table:style-name="ce108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108">
            <text:p>2016-17</text:p>
          </table:table-cell>
          <table:table-cell office:value-type="float" office:value="160.41062624064801" table:style-name="ce121">
            <text:p>160</text:p>
          </table:table-cell>
          <table:table-cell office:value-type="float" office:value="131.07692307692301" table:style-name="ce122">
            <text:p>131</text:p>
          </table:table-cell>
          <table:table-cell table:style-name="ce122"/>
          <table:table-cell table:number-columns-repeated="3" table:style-name="ce108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108">
            <text:p>2017-18</text:p>
          </table:table-cell>
          <table:table-cell office:value-type="float" office:value="166.22627796236401" table:style-name="ce121">
            <text:p>166</text:p>
          </table:table-cell>
          <table:table-cell office:value-type="float" office:value="138.461538461538" table:style-name="ce122">
            <text:p>138</text:p>
          </table:table-cell>
          <table:table-cell table:style-name="ce122"/>
          <table:table-cell table:number-columns-repeated="2" table:style-name="ce108"/>
          <table:table-cell table:style-name="ce126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108">
            <text:p>2018-19</text:p>
          </table:table-cell>
          <table:table-cell office:value-type="float" office:value="173.30140762831701" table:style-name="ce121">
            <text:p>173</text:p>
          </table:table-cell>
          <table:table-cell office:value-type="float" office:value="143.769230769231" table:style-name="ce122">
            <text:p>144</text:p>
          </table:table-cell>
          <table:table-cell table:style-name="ce122"/>
          <table:table-cell table:number-columns-repeated="3" table:style-name="ce108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108">
            <text:p>2019-20</text:p>
          </table:table-cell>
          <table:table-cell office:value-type="float" office:value="182.001740524902" table:style-name="ce121">
            <text:p>182</text:p>
          </table:table-cell>
          <table:table-cell office:value-type="float" office:value="147" table:style-name="ce122">
            <text:p>147</text:p>
          </table:table-cell>
          <table:table-cell table:style-name="ce122"/>
          <table:table-cell table:number-columns-repeated="16379" table:style-name="ce2"/>
        </table:table-row>
        <table:table-row table:style-name="ro3">
          <table:table-cell table:style-name="ce2"/>
          <table:table-cell office:value-type="string" table:style-name="ce108">
            <text:p>2020-21</text:p>
          </table:table-cell>
          <table:table-cell office:value-type="float" office:value="173.97436496915839" table:style-name="ce121">
            <text:p>174</text:p>
          </table:table-cell>
          <table:table-cell office:value-type="float" office:value="145.38461538461539" table:style-name="ce122">
            <text:p>145</text:p>
          </table:table-cell>
          <table:table-cell table:style-name="ce122"/>
          <table:table-cell table:number-columns-repeated="16379" table:style-name="ce2"/>
        </table:table-row>
        <table:table-row table:style-name="ro3">
          <table:table-cell table:style-name="ce2"/>
          <table:table-cell office:value-type="string" table:style-name="ce108">
            <text:p>2021-22</text:p>
          </table:table-cell>
          <table:table-cell office:value-type="float" office:value="203.94847670548171" table:style-name="ce121">
            <text:p>204</text:p>
          </table:table-cell>
          <table:table-cell office:value-type="float" office:value="154.05475000717013" table:style-name="ce122">
            <text:p>154</text:p>
          </table:table-cell>
          <table:table-cell table:style-name="ce122"/>
          <table:table-cell table:number-columns-repeated="16379" table:style-name="ce2"/>
        </table:table-row>
        <table:table-row table:style-name="ro3">
          <table:table-cell table:style-name="ce2"/>
          <table:table-cell office:value-type="string" table:style-name="ce123">
            <text:p>2022-23</text:p>
          </table:table-cell>
          <table:table-cell office:value-type="float" office:value="207.88" table:style-name="ce124">
            <text:p>208</text:p>
          </table:table-cell>
          <table:table-cell office:value-type="float" office:value="173.08" table:style-name="ce125">
            <text:p>173</text:p>
          </table:table-cell>
          <table:table-cell table:style-name="ce122"/>
          <table:table-cell table:number-columns-repeated="16379" table:style-name="ce2"/>
        </table:table-row>
        <table:table-row table:style-name="ro3">
          <table:table-cell table:style-name="ce2"/>
          <table:table-cell office:value-type="string" table:style-name="ce127">
            <text:p>Note: excludes those with part-mortgage and part-rent (i.e. shared owners)</text:p>
          </table:table-cell>
          <table:table-cell table:style-name="ce121"/>
          <table:table-cell table:number-columns-repeated="2" table:style-name="ce122"/>
          <table:table-cell table:number-columns-repeated="16379" table:style-name="ce2"/>
        </table:table-row>
        <table:table-row table:style-name="ro3">
          <table:table-cell table:style-name="ce2"/>
          <table:table-cell office:value-type="string" table:style-name="ce127">
            <text:p>Source: English Housing Survey, full household sample</text:p>
          </table:table-cell>
          <table:table-cell table:style-name="ce121"/>
          <table:table-cell table:style-name="ce122"/>
          <table:table-cell table:style-name="ce108"/>
          <table:table-cell table:number-columns-repeated="16379" table:style-name="ce2"/>
        </table:table-row>
        <table:table-row table:style-name="ro1">
          <table:table-cell table:style-name="ce2"/>
          <table:table-cell table:style-name="ce128"/>
          <table:table-cell table:style-name="ce122"/>
          <table:table-cell table:style-name="ce109"/>
          <table:table-cell table:style-name="ce108"/>
          <table:table-cell table:number-columns-repeated="16379" table:style-name="ce2"/>
        </table:table-row>
        <table:table-row table:style-name="ro1">
          <table:table-cell table:style-name="ce2"/>
          <table:table-cell table:style-name="ce108"/>
          <table:table-cell table:style-name="ce122"/>
          <table:table-cell table:style-name="ce109"/>
          <table:table-cell table:style-name="ce108"/>
          <table:table-cell table:number-columns-repeated="16379" table:style-name="ce2"/>
        </table:table-row>
        <table:table-row table:style-name="ro1">
          <table:table-cell table:style-name="ce2"/>
          <table:table-cell table:style-name="ce109"/>
          <table:table-cell table:style-name="ce121"/>
          <table:table-cell table:style-name="ce122"/>
          <table:table-cell table:style-name="ce108"/>
          <table:table-cell table:number-columns-repeated="16379" table:style-name="ce2"/>
        </table:table-row>
        <table:table-row table:style-name="ro1">
          <table:table-cell table:style-name="ce2"/>
          <table:table-cell table:style-name="ce108"/>
          <table:table-cell table:style-name="ce121"/>
          <table:table-cell table:style-name="ce122"/>
          <table:table-cell table:style-name="ce108"/>
          <table:table-cell table:number-columns-repeated="16379" table:style-name="ce2"/>
        </table:table-row>
        <table:table-row table:style-name="ro1">
          <table:table-cell table:style-name="ce2"/>
          <table:table-cell table:style-name="ce128"/>
          <table:table-cell table:style-name="ce108"/>
          <table:table-cell table:style-name="ce109"/>
          <table:table-cell table:style-name="ce108"/>
          <table:table-cell table:number-columns-repeated="16379" table:style-name="ce2"/>
        </table:table-row>
        <table:table-row table:style-name="ro1">
          <table:table-cell table:style-name="ce2"/>
          <table:table-cell table:number-columns-repeated="2" table:style-name="ce108"/>
          <table:table-cell table:style-name="ce109"/>
          <table:table-cell table:style-name="ce108"/>
          <table:table-cell table:number-columns-repeated="16379" table:style-name="ce2"/>
        </table:table-row>
        <table:table-row table:style-name="ro1">
          <table:table-cell table:style-name="ce2"/>
          <table:table-cell table:number-columns-repeated="2" table:style-name="ce118"/>
          <table:table-cell table:style-name="ce127"/>
          <table:table-cell table:style-name="ce108"/>
          <table:table-cell table:number-columns-repeated="16379" table:style-name="ce2"/>
        </table:table-row>
        <table:table-row table:number-rows-repeated="1048511" table:style-name="ro8">
          <table:table-cell table:number-columns-repeated="16384"/>
        </table:table-row>
        <table:named-expressions>
          <table:named-expression table:name="e" table:expression="of:=[.#REF!]" table:base-cell-address="List_of_contents.$A$1"/>
          <table:named-expression table:name="LABELS" table:expression="of:=[.#REF!]" table:base-cell-address="List_of_contents.$A$1"/>
          <table:named-range table:name="Print_Area" table:cell-range-address="AT2_3.$A$1:AT2_3.$L$59" table:base-cell-address="AT2_3.$A$1"/>
        </table:named-expressions>
      </table:table>
      <table:table table:name="AT2_4" table:style-name="ta1">
        <table:table-column table:style-name="co1" table:default-cell-style-name="ce108"/>
        <table:table-column table:style-name="co8" table:default-cell-style-name="ce108"/>
        <table:table-column table:style-name="co9" table:default-cell-style-name="ce108"/>
        <table:table-column table:style-name="co12" table:default-cell-style-name="ce109"/>
        <table:table-column table:style-name="co1" table:default-cell-style-name="ce109"/>
        <table:table-column table:style-name="co9" table:default-cell-style-name="ce108"/>
        <table:table-column table:style-name="co13" table:number-columns-repeated="2" table:default-cell-style-name="ce108"/>
        <table:table-column table:style-name="co9" table:default-cell-style-name="ce108"/>
        <table:table-column table:style-name="co1" table:number-columns-repeated="3" table:default-cell-style-name="ce108"/>
        <table:table-column table:style-name="co13" table:default-cell-style-name="ce108"/>
        <table:table-column table:style-name="co1" table:number-columns-repeated="16371" table:default-cell-style-name="ce108"/>
        <table:table-row table:style-name="ro3">
          <table:table-cell table:style-name="ce2"/>
          <table:table-cell table:number-columns-repeated="2" table:style-name="ce108"/>
          <table:table-cell table:number-columns-repeated="2" table:style-name="ce109"/>
          <table:table-cell table:number-columns-repeated="17" table:style-name="ce108"/>
          <table:table-cell table:number-columns-repeated="16362" table:style-name="ce2"/>
        </table:table-row>
        <table:table-row table:style-name="ro12">
          <table:table-cell table:style-name="ce110"/>
          <table:table-cell office:value-type="string" table:style-name="ce15">
            <text:p>Annex Table 2.4: Mean and median weekly rents, London and England, 2008-09 to 2022-23</text:p>
          </table:table-cell>
          <table:table-cell table:number-columns-repeated="11" table:style-name="ce15"/>
          <table:table-cell table:number-columns-repeated="9" table:style-name="ce108"/>
          <table:table-cell table:number-columns-repeated="16362" table:style-name="ce110"/>
        </table:table-row>
        <table:table-row table:style-name="ro11">
          <table:table-cell table:style-name="ce2"/>
          <table:table-cell table:style-name="ce111"/>
          <table:table-cell table:style-name="ce108"/>
          <table:table-cell table:style-name="ce109"/>
          <table:table-cell table:style-name="ce129"/>
          <table:table-cell table:number-columns-repeated="17" table:style-name="ce108"/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130">
            <text:p>all households paying rent</text:p>
          </table:table-cell>
          <table:table-cell table:style-name="ce113"/>
          <table:table-cell table:number-columns-repeated="2" table:style-name="ce114"/>
          <table:table-cell table:number-columns-repeated="3" table:style-name="ce113"/>
          <table:table-cell table:number-columns-repeated="14" table:style-name="ce108"/>
          <table:table-cell table:number-columns-repeated="16362" table:style-name="ce2"/>
        </table:table-row>
        <table:table-row table:style-name="ro4">
          <table:table-cell table:style-name="ce2"/>
          <table:table-cell table:style-name="ce131"/>
          <table:table-cell office:value-type="string" table:style-name="ce132">
            <text:p>private renters</text:p>
          </table:table-cell>
          <table:table-cell office:value-type="string" table:style-name="ce115">
            <text:p>local authority</text:p>
          </table:table-cell>
          <table:table-cell office:value-type="string" table:style-name="ce115">
            <text:p>housing association</text:p>
          </table:table-cell>
          <table:table-cell office:value-type="string" table:style-name="ce132">
            <text:p>all social renters</text:p>
          </table:table-cell>
          <table:table-cell table:style-name="ce132"/>
          <table:table-cell table:style-name="ce133"/>
          <table:table-cell office:value-type="string" table:style-name="ce132">
            <text:p>private renters<text:s/></text:p>
          </table:table-cell>
          <table:table-cell office:value-type="string" table:style-name="ce115">
            <text:p>local authority</text:p>
          </table:table-cell>
          <table:table-cell office:value-type="string" table:style-name="ce115">
            <text:p>housing association</text:p>
          </table:table-cell>
          <table:table-cell office:value-type="string" table:style-name="ce132">
            <text:p>all social renters</text:p>
          </table:table-cell>
          <table:table-cell table:style-name="ce116"/>
          <table:table-cell table:number-columns-repeated="9" table:style-name="ce108"/>
          <table:table-cell table:number-columns-repeated="16362" table:style-name="ce2"/>
        </table:table-row>
        <table:table-row table:style-name="ro11">
          <table:table-cell table:style-name="ce118"/>
          <table:table-cell table:style-name="ce118"/>
          <table:table-cell table:style-name="ce119"/>
          <table:table-cell table:number-columns-repeated="2" table:style-name="ce118"/>
          <table:table-cell office:value-type="string" table:style-name="ce119">
            <text:p>£ per week (mean)</text:p>
          </table:table-cell>
          <table:table-cell table:number-columns-repeated="2" table:style-name="ce118"/>
          <table:table-cell table:style-name="ce119"/>
          <table:table-cell table:style-name="ce128"/>
          <table:table-cell table:style-name="ce109"/>
          <table:table-cell office:value-type="string" table:style-name="ce119">
            <text:p>£ per week (median)</text:p>
          </table:table-cell>
          <table:table-cell table:number-columns-repeated="10" table:style-name="ce108"/>
          <table:table-cell table:number-columns-repeated="16362" table:style-name="ce118"/>
        </table:table-row>
        <table:table-row table:style-name="ro11">
          <table:table-cell table:style-name="ce118"/>
          <table:table-cell office:value-type="string" table:style-name="ce109">
            <text:p>London</text:p>
          </table:table-cell>
          <table:table-cell table:style-name="ce119"/>
          <table:table-cell table:number-columns-repeated="6" table:style-name="ce118"/>
          <table:table-cell table:style-name="ce127"/>
          <table:table-cell table:number-columns-repeated="3" table:style-name="ce118"/>
          <table:table-cell table:number-columns-repeated="9" table:style-name="ce108"/>
          <table:table-cell table:number-columns-repeated="16362" table:style-name="ce118"/>
        </table:table-row>
        <table:table-row table:style-name="ro3">
          <table:table-cell table:style-name="ce2"/>
          <table:table-cell office:value-type="string" table:style-name="ce108">
            <text:p>2008-09</text:p>
          </table:table-cell>
          <table:table-cell office:value-type="float" office:value="233.44631629444984" table:style-name="ce121">
            <text:p>233</text:p>
          </table:table-cell>
          <table:table-cell office:value-type="float" office:value="79.847115624291177" table:style-name="ce122">
            <text:p>80</text:p>
          </table:table-cell>
          <table:table-cell office:value-type="float" office:value="97.664385636796609" table:style-name="ce122">
            <text:p>98</text:p>
          </table:table-cell>
          <table:table-cell office:value-type="float" office:value="86.202188034505753" table:style-name="ce121">
            <text:p>86</text:p>
          </table:table-cell>
          <table:table-cell table:style-name="ce121"/>
          <table:table-cell table:style-name="ce108"/>
          <table:table-cell office:value-type="float" office:value="207.69230769230771" table:style-name="ce121">
            <text:p>208</text:p>
          </table:table-cell>
          <table:table-cell office:value-type="float" office:value="81" table:style-name="ce122">
            <text:p>81</text:p>
          </table:table-cell>
          <table:table-cell office:value-type="float" office:value="97" table:style-name="ce122">
            <text:p>97</text:p>
          </table:table-cell>
          <table:table-cell office:value-type="float" office:value="86" table:style-name="ce121">
            <text:p>86</text:p>
          </table:table-cell>
          <table:table-cell table:style-name="ce121"/>
          <table:table-cell table:number-columns-repeated="9" table:style-name="ce108"/>
          <table:table-cell table:number-columns-repeated="16362" table:style-name="ce2"/>
        </table:table-row>
        <table:table-row table:style-name="ro3">
          <table:table-cell table:style-name="ce2"/>
          <table:table-cell office:value-type="string" table:style-name="ce108">
            <text:p>2009-10</text:p>
          </table:table-cell>
          <table:table-cell office:value-type="float" office:value="254.49626701676522" table:style-name="ce121">
            <text:p>254</text:p>
          </table:table-cell>
          <table:table-cell office:value-type="float" office:value="90.28817674672446" table:style-name="ce122">
            <text:p>90</text:p>
          </table:table-cell>
          <table:table-cell office:value-type="float" office:value="102.28720211396984" table:style-name="ce122">
            <text:p>102</text:p>
          </table:table-cell>
          <table:table-cell office:value-type="float" office:value="94.571992315831537" table:style-name="ce121">
            <text:p>95</text:p>
          </table:table-cell>
          <table:table-cell table:style-name="ce121"/>
          <table:table-cell table:style-name="ce108"/>
          <table:table-cell office:value-type="float" office:value="230.76923076923077" table:style-name="ce121">
            <text:p>231</text:p>
          </table:table-cell>
          <table:table-cell office:value-type="float" office:value="89" table:style-name="ce122">
            <text:p>89</text:p>
          </table:table-cell>
          <table:table-cell office:value-type="float" office:value="98" table:style-name="ce122">
            <text:p>98</text:p>
          </table:table-cell>
          <table:table-cell office:value-type="float" office:value="92.42" table:style-name="ce121">
            <text:p>92</text:p>
          </table:table-cell>
          <table:table-cell table:style-name="ce121"/>
          <table:table-cell table:number-columns-repeated="9" table:style-name="ce108"/>
          <table:table-cell table:number-columns-repeated="16362" table:style-name="ce2"/>
        </table:table-row>
        <table:table-row table:style-name="ro3">
          <table:table-cell table:style-name="ce2"/>
          <table:table-cell office:value-type="string" table:style-name="ce108">
            <text:p>2010-11</text:p>
          </table:table-cell>
          <table:table-cell office:value-type="float" office:value="240.79599983232458" table:style-name="ce121">
            <text:p>241</text:p>
          </table:table-cell>
          <table:table-cell office:value-type="float" office:value="94.152724950735958" table:style-name="ce122">
            <text:p>94</text:p>
          </table:table-cell>
          <table:table-cell office:value-type="float" office:value="114.51684447400804" table:style-name="ce122">
            <text:p>115</text:p>
          </table:table-cell>
          <table:table-cell office:value-type="float" office:value="102.37880652446782" table:style-name="ce121">
            <text:p>102</text:p>
          </table:table-cell>
          <table:table-cell table:style-name="ce121"/>
          <table:table-cell table:style-name="ce108"/>
          <table:table-cell office:value-type="float" office:value="227.5" table:style-name="ce121">
            <text:p>228</text:p>
          </table:table-cell>
          <table:table-cell office:value-type="float" office:value="90" table:style-name="ce122">
            <text:p>90</text:p>
          </table:table-cell>
          <table:table-cell office:value-type="float" office:value="100" table:style-name="ce122">
            <text:p>100</text:p>
          </table:table-cell>
          <table:table-cell office:value-type="float" office:value="95" table:style-name="ce121">
            <text:p>95</text:p>
          </table:table-cell>
          <table:table-cell table:style-name="ce121"/>
          <table:table-cell table:number-columns-repeated="9" table:style-name="ce108"/>
          <table:table-cell table:number-columns-repeated="16362" table:style-name="ce2"/>
        </table:table-row>
        <table:table-row table:style-name="ro3">
          <table:table-cell table:style-name="ce2"/>
          <table:table-cell office:value-type="string" table:style-name="ce108">
            <text:p>2011-12</text:p>
          </table:table-cell>
          <table:table-cell office:value-type="float" office:value="258.11232690947446" table:style-name="ce121">
            <text:p>258</text:p>
          </table:table-cell>
          <table:table-cell office:value-type="float" office:value="100.04747675515537" table:style-name="ce122">
            <text:p>100</text:p>
          </table:table-cell>
          <table:table-cell office:value-type="float" office:value="118.11228804206127" table:style-name="ce122">
            <text:p>118</text:p>
          </table:table-cell>
          <table:table-cell office:value-type="float" office:value="106.16606883352887" table:style-name="ce121">
            <text:p>106</text:p>
          </table:table-cell>
          <table:table-cell table:style-name="ce121"/>
          <table:table-cell table:style-name="ce108"/>
          <table:table-cell office:value-type="float" office:value="229.23076923076923" table:style-name="ce121">
            <text:p>229</text:p>
          </table:table-cell>
          <table:table-cell office:value-type="float" office:value="97" table:style-name="ce122">
            <text:p>97</text:p>
          </table:table-cell>
          <table:table-cell office:value-type="float" office:value="106" table:style-name="ce122">
            <text:p>106</text:p>
          </table:table-cell>
          <table:table-cell office:value-type="float" office:value="100" table:style-name="ce121">
            <text:p>100</text:p>
          </table:table-cell>
          <table:table-cell table:style-name="ce121"/>
          <table:table-cell table:number-columns-repeated="9" table:style-name="ce108"/>
          <table:table-cell table:number-columns-repeated="16362" table:style-name="ce2"/>
        </table:table-row>
        <table:table-row table:style-name="ro3">
          <table:table-cell table:style-name="ce2"/>
          <table:table-cell office:value-type="string" table:style-name="ce108">
            <text:p>2012-13</text:p>
          </table:table-cell>
          <table:table-cell office:value-type="float" office:value="258.30625077156247" table:style-name="ce121">
            <text:p>258</text:p>
          </table:table-cell>
          <table:table-cell office:value-type="float" office:value="106.48004732193095" table:style-name="ce122">
            <text:p>106</text:p>
          </table:table-cell>
          <table:table-cell office:value-type="float" office:value="125.55506153206538" table:style-name="ce122">
            <text:p>126</text:p>
          </table:table-cell>
          <table:table-cell office:value-type="float" office:value="114.44305597692052" table:style-name="ce121">
            <text:p>114</text:p>
          </table:table-cell>
          <table:table-cell table:style-name="ce122"/>
          <table:table-cell table:style-name="ce108"/>
          <table:table-cell office:value-type="float" office:value="241.53152430547081" table:style-name="ce121">
            <text:p>242</text:p>
          </table:table-cell>
          <table:table-cell office:value-type="float" office:value="100" table:style-name="ce122">
            <text:p>100</text:p>
          </table:table-cell>
          <table:table-cell office:value-type="float" office:value="115" table:style-name="ce122">
            <text:p>115</text:p>
          </table:table-cell>
          <table:table-cell office:value-type="float" office:value="106" table:style-name="ce121">
            <text:p>106</text:p>
          </table:table-cell>
          <table:table-cell table:style-name="ce122"/>
          <table:table-cell table:number-columns-repeated="9" table:style-name="ce108"/>
          <table:table-cell table:number-columns-repeated="16362" table:style-name="ce2"/>
        </table:table-row>
        <table:table-row table:style-name="ro3">
          <table:table-cell table:style-name="ce2"/>
          <table:table-cell office:value-type="string" table:style-name="ce108">
            <text:p>2013-14</text:p>
          </table:table-cell>
          <table:table-cell office:value-type="float" office:value="280.80326150641184" table:style-name="ce121">
            <text:p>281</text:p>
          </table:table-cell>
          <table:table-cell office:value-type="float" office:value="118.89165287364825" table:style-name="ce122">
            <text:p>119</text:p>
          </table:table-cell>
          <table:table-cell office:value-type="float" office:value="131.02364126180271" table:style-name="ce122">
            <text:p>131</text:p>
          </table:table-cell>
          <table:table-cell office:value-type="float" office:value="124.6399380870658" table:style-name="ce121">
            <text:p>125</text:p>
          </table:table-cell>
          <table:table-cell table:style-name="ce122"/>
          <table:table-cell table:style-name="ce108"/>
          <table:table-cell office:value-type="float" office:value="253.84615384615384" table:style-name="ce121">
            <text:p>254</text:p>
          </table:table-cell>
          <table:table-cell office:value-type="float" office:value="109.86928076923077" table:style-name="ce122">
            <text:p>110</text:p>
          </table:table-cell>
          <table:table-cell office:value-type="float" office:value="125" table:style-name="ce122">
            <text:p>125</text:p>
          </table:table-cell>
          <table:table-cell office:value-type="float" office:value="115" table:style-name="ce121">
            <text:p>115</text:p>
          </table:table-cell>
          <table:table-cell table:style-name="ce122"/>
          <table:table-cell table:number-columns-repeated="9" table:style-name="ce108"/>
          <table:table-cell table:number-columns-repeated="16362" table:style-name="ce2"/>
        </table:table-row>
        <table:table-row table:style-name="ro3">
          <table:table-cell table:style-name="ce2"/>
          <table:table-cell office:value-type="string" table:style-name="ce108">
            <text:p>2014-15</text:p>
          </table:table-cell>
          <table:table-cell office:value-type="float" office:value="297.8645629668431" table:style-name="ce121">
            <text:p>298</text:p>
          </table:table-cell>
          <table:table-cell office:value-type="float" office:value="122.37553801226052" table:style-name="ce122">
            <text:p>122</text:p>
          </table:table-cell>
          <table:table-cell office:value-type="float" office:value="137.44543616834574" table:style-name="ce122">
            <text:p>137</text:p>
          </table:table-cell>
          <table:table-cell office:value-type="float" office:value="129.48755413869921" table:style-name="ce121">
            <text:p>129</text:p>
          </table:table-cell>
          <table:table-cell table:style-name="ce122"/>
          <table:table-cell table:style-name="ce108"/>
          <table:table-cell office:value-type="float" office:value="276.92307692307691" table:style-name="ce121">
            <text:p>277</text:p>
          </table:table-cell>
          <table:table-cell office:value-type="float" office:value="111.53846153846153" table:style-name="ce122">
            <text:p>112</text:p>
          </table:table-cell>
          <table:table-cell office:value-type="float" office:value="126.92307692307692" table:style-name="ce122">
            <text:p>127</text:p>
          </table:table-cell>
          <table:table-cell office:value-type="float" office:value="119.74379999999999" table:style-name="ce121">
            <text:p>120</text:p>
          </table:table-cell>
          <table:table-cell table:style-name="ce122"/>
          <table:table-cell table:number-columns-repeated="9" table:style-name="ce108"/>
          <table:table-cell table:number-columns-repeated="16362" table:style-name="ce2"/>
        </table:table-row>
        <table:table-row table:style-name="ro3">
          <table:table-cell table:style-name="ce2"/>
          <table:table-cell office:value-type="string" table:style-name="ce108">
            <text:p>2015-16</text:p>
          </table:table-cell>
          <table:table-cell office:value-type="float" office:value="299.91535856146623" table:style-name="ce121">
            <text:p>300</text:p>
          </table:table-cell>
          <table:table-cell office:value-type="float" office:value="119.95485040786244" table:style-name="ce122">
            <text:p>120</text:p>
          </table:table-cell>
          <table:table-cell office:value-type="float" office:value="138.66708963893774" table:style-name="ce122">
            <text:p>139</text:p>
          </table:table-cell>
          <table:table-cell office:value-type="float" office:value="129.00157710657206" table:style-name="ce121">
            <text:p>129</text:p>
          </table:table-cell>
          <table:table-cell table:style-name="ce122"/>
          <table:table-cell table:style-name="ce108"/>
          <table:table-cell office:value-type="float" office:value="284.00731645645976" table:style-name="ce121">
            <text:p>284</text:p>
          </table:table-cell>
          <table:table-cell office:value-type="float" office:value="115.38461538461539" table:style-name="ce122">
            <text:p>115</text:p>
          </table:table-cell>
          <table:table-cell office:value-type="float" office:value="131.53846153846155" table:style-name="ce122">
            <text:p>132</text:p>
          </table:table-cell>
          <table:table-cell office:value-type="float" office:value="124" table:style-name="ce121">
            <text:p>124</text:p>
          </table:table-cell>
          <table:table-cell table:style-name="ce122"/>
          <table:table-cell table:number-columns-repeated="9" table:style-name="ce108"/>
          <table:table-cell table:number-columns-repeated="16362" table:style-name="ce2"/>
        </table:table-row>
        <table:table-row table:style-name="ro3">
          <table:table-cell table:style-name="ce2"/>
          <table:table-cell office:value-type="string" table:style-name="ce108">
            <text:p>2016-17</text:p>
          </table:table-cell>
          <table:table-cell office:value-type="float" office:value="309.20195195336157" table:style-name="ce121">
            <text:p>309</text:p>
          </table:table-cell>
          <table:table-cell office:value-type="float" office:value="128.64264542079806" table:style-name="ce122">
            <text:p>129</text:p>
          </table:table-cell>
          <table:table-cell office:value-type="float" office:value="135.15938510897345" table:style-name="ce122">
            <text:p>135</text:p>
          </table:table-cell>
          <table:table-cell office:value-type="float" office:value="131.91233048555111" table:style-name="ce121">
            <text:p>132</text:p>
          </table:table-cell>
          <table:table-cell table:style-name="ce122"/>
          <table:table-cell table:style-name="ce108"/>
          <table:table-cell office:value-type="float" office:value="288.46153846153845" table:style-name="ce121">
            <text:p>288</text:p>
          </table:table-cell>
          <table:table-cell office:value-type="float" office:value="119" table:style-name="ce122">
            <text:p>119</text:p>
          </table:table-cell>
          <table:table-cell office:value-type="float" office:value="129.1" table:style-name="ce122">
            <text:p>129</text:p>
          </table:table-cell>
          <table:table-cell office:value-type="float" office:value="123" table:style-name="ce121">
            <text:p>123</text:p>
          </table:table-cell>
          <table:table-cell table:style-name="ce122"/>
          <table:table-cell table:number-columns-repeated="9" table:style-name="ce108"/>
          <table:table-cell table:number-columns-repeated="16362" table:style-name="ce2"/>
        </table:table-row>
        <table:table-row table:style-name="ro3">
          <table:table-cell table:style-name="ce2"/>
          <table:table-cell office:value-type="string" table:style-name="ce108">
            <text:p>2017-18</text:p>
          </table:table-cell>
          <table:table-cell office:value-type="float" office:value="311.722883112582" table:style-name="ce121">
            <text:p>312</text:p>
          </table:table-cell>
          <table:table-cell office:value-type="float" office:value="126.65868781717145" table:style-name="ce122">
            <text:p>127</text:p>
          </table:table-cell>
          <table:table-cell office:value-type="float" office:value="139.10195074118559" table:style-name="ce122">
            <text:p>139</text:p>
          </table:table-cell>
          <table:table-cell office:value-type="float" office:value="132.75228915897509" table:style-name="ce121">
            <text:p>133</text:p>
          </table:table-cell>
          <table:table-cell table:style-name="ce121"/>
          <table:table-cell table:style-name="ce108"/>
          <table:table-cell office:value-type="float" office:value="300" table:style-name="ce121">
            <text:p>300</text:p>
          </table:table-cell>
          <table:table-cell office:value-type="float" office:value="120" table:style-name="ce122">
            <text:p>120</text:p>
          </table:table-cell>
          <table:table-cell office:value-type="float" office:value="127.81046353846155" table:style-name="ce122">
            <text:p>128</text:p>
          </table:table-cell>
          <table:table-cell office:value-type="float" office:value="123.65" table:style-name="ce121">
            <text:p>124</text:p>
          </table:table-cell>
          <table:table-cell table:style-name="ce122"/>
          <table:table-cell table:number-columns-repeated="3" table:style-name="ce108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08">
            <text:p>2018-19</text:p>
          </table:table-cell>
          <table:table-cell office:value-type="float" office:value="341.43835075867202" table:style-name="ce121">
            <text:p>341</text:p>
          </table:table-cell>
          <table:table-cell office:value-type="float" office:value="124.346240108118" table:style-name="ce122">
            <text:p>124</text:p>
          </table:table-cell>
          <table:table-cell office:value-type="float" office:value="139.28329909845399" table:style-name="ce122">
            <text:p>139</text:p>
          </table:table-cell>
          <table:table-cell office:value-type="float" office:value="131.39958614415599" table:style-name="ce121">
            <text:p>131</text:p>
          </table:table-cell>
          <table:table-cell table:style-name="ce121"/>
          <table:table-cell table:style-name="ce108"/>
          <table:table-cell office:value-type="float" office:value="319.258142602975" table:style-name="ce121">
            <text:p>319</text:p>
          </table:table-cell>
          <table:table-cell office:value-type="float" office:value="120" table:style-name="ce122">
            <text:p>120</text:p>
          </table:table-cell>
          <table:table-cell office:value-type="float" office:value="129.230769230769" table:style-name="ce122">
            <text:p>129</text:p>
          </table:table-cell>
          <table:table-cell office:value-type="float" office:value="122" table:style-name="ce121">
            <text:p>122</text:p>
          </table:table-cell>
          <table:table-cell table:style-name="ce122"/>
          <table:table-cell table:number-columns-repeated="3" table:style-name="ce108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08">
            <text:p>2019-20</text:p>
          </table:table-cell>
          <table:table-cell office:value-type="float" office:value="342.04998781912599" table:style-name="ce121">
            <text:p>342</text:p>
          </table:table-cell>
          <table:table-cell office:value-type="float" office:value="127.56781136550801" table:style-name="ce122">
            <text:p>128</text:p>
          </table:table-cell>
          <table:table-cell office:value-type="float" office:value="148.47069093857701" table:style-name="ce122">
            <text:p>148</text:p>
          </table:table-cell>
          <table:table-cell office:value-type="float" office:value="137.534184216526" table:style-name="ce121">
            <text:p>138</text:p>
          </table:table-cell>
          <table:table-cell table:style-name="ce121"/>
          <table:table-cell table:style-name="ce108"/>
          <table:table-cell office:value-type="float" office:value="317.30769230769198" table:style-name="ce121">
            <text:p>317</text:p>
          </table:table-cell>
          <table:table-cell office:value-type="float" office:value="122.054127852588" table:style-name="ce122">
            <text:p>122</text:p>
          </table:table-cell>
          <table:table-cell office:value-type="float" office:value="134.461538461538" table:style-name="ce122">
            <text:p>134</text:p>
          </table:table-cell>
          <table:table-cell office:value-type="float" office:value="126.50630750000001" table:style-name="ce121">
            <text:p>127</text:p>
          </table:table-cell>
          <table:table-cell table:style-name="ce122"/>
          <table:table-cell table:number-columns-repeated="3" table:style-name="ce108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08">
            <text:p>2020-21</text:p>
          </table:table-cell>
          <table:table-cell office:value-type="float" office:value="340.43484564314929" table:style-name="ce121">
            <text:p>340</text:p>
          </table:table-cell>
          <table:table-cell office:value-type="float" office:value="118.19940521193408" table:style-name="ce122">
            <text:p>118</text:p>
          </table:table-cell>
          <table:table-cell office:value-type="float" office:value="140.7547730965874" table:style-name="ce122">
            <text:p>141</text:p>
          </table:table-cell>
          <table:table-cell office:value-type="float" office:value="129.2550591330409" table:style-name="ce121">
            <text:p>129</text:p>
          </table:table-cell>
          <table:table-cell table:style-name="ce121"/>
          <table:table-cell table:style-name="ce108"/>
          <table:table-cell office:value-type="float" office:value="311.53846153846155" table:style-name="ce121">
            <text:p>312</text:p>
          </table:table-cell>
          <table:table-cell office:value-type="float" office:value="116.30000000000001" table:style-name="ce122">
            <text:p>116</text:p>
          </table:table-cell>
          <table:table-cell office:value-type="float" office:value="126.92307692307692" table:style-name="ce122">
            <text:p>127</text:p>
          </table:table-cell>
          <table:table-cell office:value-type="float" office:value="122" table:style-name="ce121">
            <text:p>122</text:p>
          </table:table-cell>
          <table:table-cell table:style-name="ce122"/>
          <table:table-cell table:number-columns-repeated="3" table:style-name="ce108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08">
            <text:p>2021-22</text:p>
          </table:table-cell>
          <table:table-cell office:value-type="float" office:value="353.21864954450825" table:style-name="ce121">
            <text:p>353</text:p>
          </table:table-cell>
          <table:table-cell office:value-type="float" office:value="130.98897440939959" table:style-name="ce122">
            <text:p>131</text:p>
          </table:table-cell>
          <table:table-cell office:value-type="float" office:value="151.53367296180139" table:style-name="ce122">
            <text:p>152</text:p>
          </table:table-cell>
          <table:table-cell office:value-type="float" office:value="141.09363597214633" table:style-name="ce121">
            <text:p>141</text:p>
          </table:table-cell>
          <table:table-cell table:style-name="ce121"/>
          <table:table-cell table:style-name="ce108"/>
          <table:table-cell office:value-type="float" office:value="329.67122599994389" table:style-name="ce121">
            <text:p>330</text:p>
          </table:table-cell>
          <table:table-cell office:value-type="float" office:value="123.46153846153847" table:style-name="ce122">
            <text:p>123</text:p>
          </table:table-cell>
          <table:table-cell office:value-type="float" office:value="137" table:style-name="ce122">
            <text:p>137</text:p>
          </table:table-cell>
          <table:table-cell office:value-type="float" office:value="125" table:style-name="ce121">
            <text:p>125</text:p>
          </table:table-cell>
          <table:table-cell table:style-name="ce122"/>
          <table:table-cell table:number-columns-repeated="3" table:style-name="ce108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23">
            <text:p>2022-23</text:p>
          </table:table-cell>
          <table:table-cell office:value-type="float" office:value="356.22" table:style-name="ce124">
            <text:p>356</text:p>
          </table:table-cell>
          <table:table-cell office:value-type="float" office:value="126.44" table:style-name="ce125">
            <text:p>126</text:p>
          </table:table-cell>
          <table:table-cell office:value-type="float" office:value="153.9" table:style-name="ce125">
            <text:p>154</text:p>
          </table:table-cell>
          <table:table-cell office:value-type="float" office:value="140.43" table:style-name="ce124">
            <text:p>140</text:p>
          </table:table-cell>
          <table:table-cell table:style-name="ce124"/>
          <table:table-cell table:style-name="ce123"/>
          <table:table-cell office:value-type="float" office:value="328.85" table:style-name="ce124">
            <text:p>329</text:p>
          </table:table-cell>
          <table:table-cell office:value-type="float" office:value="126" table:style-name="ce125">
            <text:p>126</text:p>
          </table:table-cell>
          <table:table-cell office:value-type="float" office:value="138.46" table:style-name="ce125">
            <text:p>138</text:p>
          </table:table-cell>
          <table:table-cell office:value-type="float" office:value="129" table:style-name="ce124">
            <text:p>129</text:p>
          </table:table-cell>
          <table:table-cell table:style-name="ce122"/>
          <table:table-cell table:number-columns-repeated="3" table:style-name="ce108"/>
          <table:table-cell table:number-columns-repeated="16368" table:style-name="ce2"/>
        </table:table-row>
        <table:table-row table:style-name="ro3">
          <table:table-cell table:style-name="ce2"/>
          <table:table-cell table:style-name="ce108"/>
          <table:table-cell table:style-name="ce121"/>
          <table:table-cell table:number-columns-repeated="2" table:style-name="ce122"/>
          <table:table-cell table:style-name="ce121"/>
          <table:table-cell table:style-name="ce122"/>
          <table:table-cell table:style-name="ce108"/>
          <table:table-cell table:style-name="ce121"/>
          <table:table-cell table:number-columns-repeated="2" table:style-name="ce122"/>
          <table:table-cell table:style-name="ce121"/>
          <table:table-cell table:style-name="ce122"/>
          <table:table-cell table:number-columns-repeated="3" table:style-name="ce108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09">
            <text:p>England (excluding London)</text:p>
          </table:table-cell>
          <table:table-cell table:style-name="ce119"/>
          <table:table-cell table:number-columns-repeated="4" table:style-name="ce118"/>
          <table:table-cell table:style-name="ce108"/>
          <table:table-cell table:style-name="ce119"/>
          <table:table-cell table:number-columns-repeated="4" table:style-name="ce118"/>
          <table:table-cell table:number-columns-repeated="3" table:style-name="ce108"/>
          <table:table-cell table:number-columns-repeated="16368" table:style-name="ce2"/>
        </table:table-row>
        <table:table-row table:style-name="ro11">
          <table:table-cell table:style-name="ce2"/>
          <table:table-cell office:value-type="string" table:style-name="ce108">
            <text:p>2008-09</text:p>
          </table:table-cell>
          <table:table-cell office:value-type="float" office:value="129.85882739023825" table:style-name="ce121">
            <text:p>130</text:p>
          </table:table-cell>
          <table:table-cell office:value-type="float" office:value="61.110728559252117" table:style-name="ce122">
            <text:p>61</text:p>
          </table:table-cell>
          <table:table-cell office:value-type="float" office:value="71.287095157632834" table:style-name="ce122">
            <text:p>71</text:p>
          </table:table-cell>
          <table:table-cell office:value-type="float" office:value="66.6827474368" table:style-name="ce121">
            <text:p>67</text:p>
          </table:table-cell>
          <table:table-cell table:style-name="ce121"/>
          <table:table-cell table:style-name="ce108"/>
          <table:table-cell office:value-type="float" office:value="120" table:style-name="ce121">
            <text:p>120</text:p>
          </table:table-cell>
          <table:table-cell office:value-type="float" office:value="60" table:style-name="ce122">
            <text:p>60</text:p>
          </table:table-cell>
          <table:table-cell office:value-type="float" office:value="69.230769230769226" table:style-name="ce122">
            <text:p>69</text:p>
          </table:table-cell>
          <table:table-cell office:value-type="float" office:value="65" table:style-name="ce121">
            <text:p>65</text:p>
          </table:table-cell>
          <table:table-cell table:style-name="ce121"/>
          <table:table-cell table:number-columns-repeated="3" table:style-name="ce108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08">
            <text:p>2009-10</text:p>
          </table:table-cell>
          <table:table-cell office:value-type="float" office:value="129.76786701794595" table:style-name="ce121">
            <text:p>130</text:p>
          </table:table-cell>
          <table:table-cell office:value-type="float" office:value="63.921385110631803" table:style-name="ce122">
            <text:p>64</text:p>
          </table:table-cell>
          <table:table-cell office:value-type="float" office:value="74.94206852956934" table:style-name="ce122">
            <text:p>75</text:p>
          </table:table-cell>
          <table:table-cell office:value-type="float" office:value="70.138405839454862" table:style-name="ce121">
            <text:p>70</text:p>
          </table:table-cell>
          <table:table-cell table:style-name="ce121"/>
          <table:table-cell table:style-name="ce108"/>
          <table:table-cell office:value-type="float" office:value="120" table:style-name="ce121">
            <text:p>120</text:p>
          </table:table-cell>
          <table:table-cell office:value-type="float" office:value="62.5" table:style-name="ce122">
            <text:p>63</text:p>
          </table:table-cell>
          <table:table-cell office:value-type="float" office:value="73.400000000000006" table:style-name="ce122">
            <text:p>73</text:p>
          </table:table-cell>
          <table:table-cell office:value-type="float" office:value="68" table:style-name="ce121">
            <text:p>68</text:p>
          </table:table-cell>
          <table:table-cell table:style-name="ce121"/>
          <table:table-cell table:number-columns-repeated="3" table:style-name="ce108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08">
            <text:p>2010-11</text:p>
          </table:table-cell>
          <table:table-cell office:value-type="float" office:value="136.54930305029725" table:style-name="ce121">
            <text:p>137</text:p>
          </table:table-cell>
          <table:table-cell office:value-type="float" office:value="67.220486631486679" table:style-name="ce122">
            <text:p>67</text:p>
          </table:table-cell>
          <table:table-cell office:value-type="float" office:value="77.924165020947939" table:style-name="ce122">
            <text:p>78</text:p>
          </table:table-cell>
          <table:table-cell office:value-type="float" office:value="73.094747083194861" table:style-name="ce121">
            <text:p>73</text:p>
          </table:table-cell>
          <table:table-cell table:style-name="ce121"/>
          <table:table-cell table:style-name="ce108"/>
          <table:table-cell office:value-type="float" office:value="124.61538461538461" table:style-name="ce121">
            <text:p>125</text:p>
          </table:table-cell>
          <table:table-cell office:value-type="float" office:value="65" table:style-name="ce122">
            <text:p>65</text:p>
          </table:table-cell>
          <table:table-cell office:value-type="float" office:value="75" table:style-name="ce122">
            <text:p>75</text:p>
          </table:table-cell>
          <table:table-cell office:value-type="float" office:value="70.192307692307693" table:style-name="ce121">
            <text:p>70</text:p>
          </table:table-cell>
          <table:table-cell table:style-name="ce121"/>
          <table:table-cell table:number-columns-repeated="3" table:style-name="ce108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08">
            <text:p>2011-12</text:p>
          </table:table-cell>
          <table:table-cell office:value-type="float" office:value="138.69266777022958" table:style-name="ce121">
            <text:p>139</text:p>
          </table:table-cell>
          <table:table-cell office:value-type="float" office:value="70.380206962839225" table:style-name="ce122">
            <text:p>70</text:p>
          </table:table-cell>
          <table:table-cell office:value-type="float" office:value="82.773117563615344" table:style-name="ce122">
            <text:p>83</text:p>
          </table:table-cell>
          <table:table-cell office:value-type="float" office:value="77.549209431733004" table:style-name="ce121">
            <text:p>78</text:p>
          </table:table-cell>
          <table:table-cell table:style-name="ce121"/>
          <table:table-cell table:style-name="ce108"/>
          <table:table-cell office:value-type="float" office:value="126.92307692307692" table:style-name="ce121">
            <text:p>127</text:p>
          </table:table-cell>
          <table:table-cell office:value-type="float" office:value="68.269230769230774" table:style-name="ce122">
            <text:p>68</text:p>
          </table:table-cell>
          <table:table-cell office:value-type="float" office:value="80" table:style-name="ce122">
            <text:p>80</text:p>
          </table:table-cell>
          <table:table-cell office:value-type="float" office:value="74.038461538461533" table:style-name="ce121">
            <text:p>74</text:p>
          </table:table-cell>
          <table:table-cell table:style-name="ce121"/>
          <table:table-cell table:number-columns-repeated="3" table:style-name="ce108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08">
            <text:p>2012-13</text:p>
          </table:table-cell>
          <table:table-cell office:value-type="float" office:value="139.93039871924444" table:style-name="ce121">
            <text:p>140</text:p>
          </table:table-cell>
          <table:table-cell office:value-type="float" office:value="74.01597352214975" table:style-name="ce122">
            <text:p>74</text:p>
          </table:table-cell>
          <table:table-cell office:value-type="float" office:value="87.649919360976185" table:style-name="ce122">
            <text:p>88</text:p>
          </table:table-cell>
          <table:table-cell office:value-type="float" office:value="81.880446510197658" table:style-name="ce121">
            <text:p>82</text:p>
          </table:table-cell>
          <table:table-cell table:style-name="ce121"/>
          <table:table-cell table:style-name="ce108"/>
          <table:table-cell office:value-type="float" office:value="129.23076923076923" table:style-name="ce121">
            <text:p>129</text:p>
          </table:table-cell>
          <table:table-cell office:value-type="float" office:value="72" table:style-name="ce122">
            <text:p>72</text:p>
          </table:table-cell>
          <table:table-cell office:value-type="float" office:value="83.65384615384616" table:style-name="ce122">
            <text:p>84</text:p>
          </table:table-cell>
          <table:table-cell office:value-type="float" office:value="78.92307692307692" table:style-name="ce121">
            <text:p>79</text:p>
          </table:table-cell>
          <table:table-cell table:style-name="ce122"/>
          <table:table-cell table:number-columns-repeated="3" table:style-name="ce108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08">
            <text:p>2013-14</text:p>
          </table:table-cell>
          <table:table-cell office:value-type="float" office:value="145.14159708390414" table:style-name="ce121">
            <text:p>145</text:p>
          </table:table-cell>
          <table:table-cell office:value-type="float" office:value="79.254577753819717" table:style-name="ce122">
            <text:p>79</text:p>
          </table:table-cell>
          <table:table-cell office:value-type="float" office:value="91.879600062888343" table:style-name="ce122">
            <text:p>92</text:p>
          </table:table-cell>
          <table:table-cell office:value-type="float" office:value="86.911899569620445" table:style-name="ce121">
            <text:p>87</text:p>
          </table:table-cell>
          <table:table-cell table:style-name="ce121"/>
          <table:table-cell table:style-name="ce108"/>
          <table:table-cell office:value-type="float" office:value="131.25" table:style-name="ce121">
            <text:p>131</text:p>
          </table:table-cell>
          <table:table-cell office:value-type="float" office:value="77.538461538461533" table:style-name="ce122">
            <text:p>78</text:p>
          </table:table-cell>
          <table:table-cell office:value-type="float" office:value="88" table:style-name="ce122">
            <text:p>88</text:p>
          </table:table-cell>
          <table:table-cell office:value-type="float" office:value="84" table:style-name="ce121">
            <text:p>84</text:p>
          </table:table-cell>
          <table:table-cell table:style-name="ce122"/>
          <table:table-cell table:style-name="ce108"/>
          <table:table-cell table:number-columns-repeated="2" table:style-name="ce126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08">
            <text:p>2014-15</text:p>
          </table:table-cell>
          <table:table-cell office:value-type="float" office:value="146.99915632592675" table:style-name="ce121">
            <text:p>147</text:p>
          </table:table-cell>
          <table:table-cell office:value-type="float" office:value="83.728018827927357" table:style-name="ce122">
            <text:p>84</text:p>
          </table:table-cell>
          <table:table-cell office:value-type="float" office:value="95.55146981557688" table:style-name="ce122">
            <text:p>96</text:p>
          </table:table-cell>
          <table:table-cell office:value-type="float" office:value="90.905925839062505" table:style-name="ce121">
            <text:p>91</text:p>
          </table:table-cell>
          <table:table-cell table:style-name="ce121"/>
          <table:table-cell table:style-name="ce108"/>
          <table:table-cell office:value-type="float" office:value="132.69230769230768" table:style-name="ce121">
            <text:p>133</text:p>
          </table:table-cell>
          <table:table-cell office:value-type="float" office:value="81.230769230769226" table:style-name="ce122">
            <text:p>81</text:p>
          </table:table-cell>
          <table:table-cell office:value-type="float" office:value="92" table:style-name="ce122">
            <text:p>92</text:p>
          </table:table-cell>
          <table:table-cell office:value-type="float" office:value="88" table:style-name="ce121">
            <text:p>88</text:p>
          </table:table-cell>
          <table:table-cell table:style-name="ce122"/>
          <table:table-cell table:style-name="ce108"/>
          <table:table-cell table:number-columns-repeated="2" table:style-name="ce126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08">
            <text:p>2015-16</text:p>
          </table:table-cell>
          <table:table-cell office:value-type="float" office:value="152.93426976835769" table:style-name="ce121">
            <text:p>153</text:p>
          </table:table-cell>
          <table:table-cell office:value-type="float" office:value="87.256394925482013" table:style-name="ce122">
            <text:p>87</text:p>
          </table:table-cell>
          <table:table-cell office:value-type="float" office:value="99.269242960684295" table:style-name="ce122">
            <text:p>99</text:p>
          </table:table-cell>
          <table:table-cell office:value-type="float" office:value="94.660691503973098" table:style-name="ce121">
            <text:p>95</text:p>
          </table:table-cell>
          <table:table-cell table:style-name="ce121"/>
          <table:table-cell table:style-name="ce108"/>
          <table:table-cell office:value-type="float" office:value="137.30769230769232" table:style-name="ce121">
            <text:p>137</text:p>
          </table:table-cell>
          <table:table-cell office:value-type="float" office:value="83.07692307692308" table:style-name="ce122">
            <text:p>83</text:p>
          </table:table-cell>
          <table:table-cell office:value-type="float" office:value="95" table:style-name="ce122">
            <text:p>95</text:p>
          </table:table-cell>
          <table:table-cell office:value-type="float" office:value="90" table:style-name="ce121">
            <text:p>90</text:p>
          </table:table-cell>
          <table:table-cell table:style-name="ce122"/>
          <table:table-cell table:style-name="ce108"/>
          <table:table-cell table:number-columns-repeated="2" table:style-name="ce126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08">
            <text:p>2016-17</text:p>
          </table:table-cell>
          <table:table-cell office:value-type="float" office:value="157.85636546611923" table:style-name="ce121">
            <text:p>158</text:p>
          </table:table-cell>
          <table:table-cell office:value-type="float" office:value="86.9109327761213" table:style-name="ce122">
            <text:p>87</text:p>
          </table:table-cell>
          <table:table-cell office:value-type="float" office:value="99.655023318287107" table:style-name="ce122">
            <text:p>100</text:p>
          </table:table-cell>
          <table:table-cell office:value-type="float" office:value="94.901847282108676" table:style-name="ce121">
            <text:p>95</text:p>
          </table:table-cell>
          <table:table-cell table:style-name="ce121"/>
          <table:table-cell table:style-name="ce108"/>
          <table:table-cell office:value-type="float" office:value="138.46153846153845" table:style-name="ce121">
            <text:p>138</text:p>
          </table:table-cell>
          <table:table-cell office:value-type="float" office:value="84" table:style-name="ce122">
            <text:p>84</text:p>
          </table:table-cell>
          <table:table-cell office:value-type="float" office:value="96.115384615384613" table:style-name="ce122">
            <text:p>96</text:p>
          </table:table-cell>
          <table:table-cell office:value-type="float" office:value="92" table:style-name="ce121">
            <text:p>92</text:p>
          </table:table-cell>
          <table:table-cell table:style-name="ce122"/>
          <table:table-cell table:style-name="ce108"/>
          <table:table-cell table:number-columns-repeated="2" table:style-name="ce126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08">
            <text:p>2017-18</text:p>
          </table:table-cell>
          <table:table-cell office:value-type="float" office:value="157.87268592726411" table:style-name="ce121">
            <text:p>158</text:p>
          </table:table-cell>
          <table:table-cell office:value-type="float" office:value="87.466527780140623" table:style-name="ce122">
            <text:p>87</text:p>
          </table:table-cell>
          <table:table-cell office:value-type="float" office:value="100.30637583514563" table:style-name="ce122">
            <text:p>100</text:p>
          </table:table-cell>
          <table:table-cell office:value-type="float" office:value="95.508282098876492" table:style-name="ce121">
            <text:p>96</text:p>
          </table:table-cell>
          <table:table-cell table:style-name="ce121"/>
          <table:table-cell table:style-name="ce108"/>
          <table:table-cell office:value-type="float" office:value="139.61538461538461" table:style-name="ce121">
            <text:p>140</text:p>
          </table:table-cell>
          <table:table-cell office:value-type="float" office:value="84.461538461538467" table:style-name="ce122">
            <text:p>84</text:p>
          </table:table-cell>
          <table:table-cell office:value-type="float" office:value="94.230769230769226" table:style-name="ce122">
            <text:p>94</text:p>
          </table:table-cell>
          <table:table-cell office:value-type="float" office:value="91" table:style-name="ce121">
            <text:p>91</text:p>
          </table:table-cell>
          <table:table-cell table:style-name="ce122"/>
          <table:table-cell table:style-name="ce108"/>
          <table:table-cell table:number-columns-repeated="2" table:style-name="ce126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08">
            <text:p>2018-19</text:p>
          </table:table-cell>
          <table:table-cell office:value-type="float" office:value="161.675286846196" table:style-name="ce121">
            <text:p>162</text:p>
          </table:table-cell>
          <table:table-cell office:value-type="float" office:value="86.077813745697796" table:style-name="ce122">
            <text:p>86</text:p>
          </table:table-cell>
          <table:table-cell office:value-type="float" office:value="99.538572346871405" table:style-name="ce122">
            <text:p>100</text:p>
          </table:table-cell>
          <table:table-cell office:value-type="float" office:value="94.557471954027307" table:style-name="ce121">
            <text:p>95</text:p>
          </table:table-cell>
          <table:table-cell table:style-name="ce121"/>
          <table:table-cell table:style-name="ce108"/>
          <table:table-cell office:value-type="float" office:value="138.795274207961" table:style-name="ce121">
            <text:p>139</text:p>
          </table:table-cell>
          <table:table-cell office:value-type="float" office:value="83" table:style-name="ce122">
            <text:p>83</text:p>
          </table:table-cell>
          <table:table-cell office:value-type="float" office:value="94.615384615384599" table:style-name="ce122">
            <text:p>95</text:p>
          </table:table-cell>
          <table:table-cell office:value-type="float" office:value="90.461538461538495" table:style-name="ce121">
            <text:p>90</text:p>
          </table:table-cell>
          <table:table-cell table:style-name="ce122"/>
          <table:table-cell table:number-columns-repeated="3" table:style-name="ce108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08">
            <text:p>2019-20</text:p>
          </table:table-cell>
          <table:table-cell office:value-type="float" office:value="159.214669844121" table:style-name="ce121">
            <text:p>159</text:p>
          </table:table-cell>
          <table:table-cell office:value-type="float" office:value="88.869765328171994" table:style-name="ce122">
            <text:p>89</text:p>
          </table:table-cell>
          <table:table-cell office:value-type="float" office:value="98.411715316343404" table:style-name="ce122">
            <text:p>98</text:p>
          </table:table-cell>
          <table:table-cell office:value-type="float" office:value="94.914445795761793" table:style-name="ce121">
            <text:p>95</text:p>
          </table:table-cell>
          <table:table-cell table:style-name="ce121"/>
          <table:table-cell table:style-name="ce108"/>
          <table:table-cell office:value-type="float" office:value="144.230769230769" table:style-name="ce121">
            <text:p>144</text:p>
          </table:table-cell>
          <table:table-cell office:value-type="float" office:value="85" table:style-name="ce122">
            <text:p>85</text:p>
          </table:table-cell>
          <table:table-cell office:value-type="float" office:value="93.923076923076906" table:style-name="ce122">
            <text:p>94</text:p>
          </table:table-cell>
          <table:table-cell office:value-type="float" office:value="90.966346153846203" table:style-name="ce121">
            <text:p>91</text:p>
          </table:table-cell>
          <table:table-cell table:style-name="ce122"/>
          <table:table-cell table:number-columns-repeated="3" table:style-name="ce108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08">
            <text:p>2020-21</text:p>
          </table:table-cell>
          <table:table-cell office:value-type="float" office:value="158.14277341517959" table:style-name="ce121">
            <text:p>158</text:p>
          </table:table-cell>
          <table:table-cell office:value-type="float" office:value="85.640905861142656" table:style-name="ce122">
            <text:p>86</text:p>
          </table:table-cell>
          <table:table-cell office:value-type="float" office:value="100.67913459388687" table:style-name="ce122">
            <text:p>101</text:p>
          </table:table-cell>
          <table:table-cell office:value-type="float" office:value="95.203192591081176" table:style-name="ce121">
            <text:p>95</text:p>
          </table:table-cell>
          <table:table-cell table:style-name="ce121"/>
          <table:table-cell table:style-name="ce108"/>
          <table:table-cell office:value-type="float" office:value="150" table:style-name="ce121">
            <text:p>150</text:p>
          </table:table-cell>
          <table:table-cell office:value-type="float" office:value="84" table:style-name="ce122">
            <text:p>84</text:p>
          </table:table-cell>
          <table:table-cell office:value-type="float" office:value="95.769230769230774" table:style-name="ce122">
            <text:p>96</text:p>
          </table:table-cell>
          <table:table-cell office:value-type="float" office:value="91" table:style-name="ce121">
            <text:p>91</text:p>
          </table:table-cell>
          <table:table-cell table:number-columns-repeated="4" table:style-name="ce108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08">
            <text:p>2021-22</text:p>
          </table:table-cell>
          <table:table-cell office:value-type="float" office:value="165.60132377803228" table:style-name="ce121">
            <text:p>166</text:p>
          </table:table-cell>
          <table:table-cell office:value-type="float" office:value="88.604416356795994" table:style-name="ce122">
            <text:p>89</text:p>
          </table:table-cell>
          <table:table-cell office:value-type="float" office:value="102.0590119483934" table:style-name="ce122">
            <text:p>102</text:p>
          </table:table-cell>
          <table:table-cell office:value-type="float" office:value="97.223791107444612" table:style-name="ce121">
            <text:p>97</text:p>
          </table:table-cell>
          <table:table-cell table:style-name="ce121"/>
          <table:table-cell table:style-name="ce108"/>
          <table:table-cell office:value-type="float" office:value="150.19230769230768" table:style-name="ce121">
            <text:p>150</text:p>
          </table:table-cell>
          <table:table-cell office:value-type="float" office:value="84.615384615384613" table:style-name="ce122">
            <text:p>85</text:p>
          </table:table-cell>
          <table:table-cell office:value-type="float" office:value="96.692307692307693" table:style-name="ce122">
            <text:p>97</text:p>
          </table:table-cell>
          <table:table-cell office:value-type="float" office:value="92.307692307692307" table:style-name="ce121">
            <text:p>92</text:p>
          </table:table-cell>
          <table:table-cell table:style-name="ce122"/>
          <table:table-cell table:number-columns-repeated="3" table:style-name="ce108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23">
            <text:p>2022-23</text:p>
          </table:table-cell>
          <table:table-cell office:value-type="float" office:value="190.09" table:style-name="ce124">
            <text:p>190</text:p>
          </table:table-cell>
          <table:table-cell office:value-type="float" office:value="93.79" table:style-name="ce125">
            <text:p>94</text:p>
          </table:table-cell>
          <table:table-cell office:value-type="float" office:value="110.46" table:style-name="ce125">
            <text:p>110</text:p>
          </table:table-cell>
          <table:table-cell office:value-type="float" office:value="104.53" table:style-name="ce124">
            <text:p>105</text:p>
          </table:table-cell>
          <table:table-cell table:style-name="ce124"/>
          <table:table-cell table:style-name="ce123"/>
          <table:table-cell office:value-type="float" office:value="170" table:style-name="ce124">
            <text:p>170</text:p>
          </table:table-cell>
          <table:table-cell office:value-type="float" office:value="87.69" table:style-name="ce125">
            <text:p>88</text:p>
          </table:table-cell>
          <table:table-cell office:value-type="float" office:value="101.54" table:style-name="ce125">
            <text:p>102</text:p>
          </table:table-cell>
          <table:table-cell office:value-type="float" office:value="97" table:style-name="ce124">
            <text:p>97</text:p>
          </table:table-cell>
          <table:table-cell table:style-name="ce122"/>
          <table:table-cell table:number-columns-repeated="3" table:style-name="ce108"/>
          <table:table-cell table:number-columns-repeated="16368" table:style-name="ce2"/>
        </table:table-row>
        <table:table-row table:style-name="ro3">
          <table:table-cell table:style-name="ce2"/>
          <table:table-cell table:style-name="ce108"/>
          <table:table-cell table:style-name="ce121"/>
          <table:table-cell table:number-columns-repeated="2" table:style-name="ce122"/>
          <table:table-cell table:number-columns-repeated="2" table:style-name="ce121"/>
          <table:table-cell table:style-name="ce108"/>
          <table:table-cell table:style-name="ce121"/>
          <table:table-cell table:number-columns-repeated="2" table:style-name="ce122"/>
          <table:table-cell table:style-name="ce121"/>
          <table:table-cell table:style-name="ce122"/>
          <table:table-cell table:number-columns-repeated="3" table:style-name="ce108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09">
            <text:p>all England</text:p>
          </table:table-cell>
          <table:table-cell table:style-name="ce119"/>
          <table:table-cell table:number-columns-repeated="4" table:style-name="ce118"/>
          <table:table-cell table:style-name="ce108"/>
          <table:table-cell table:style-name="ce121"/>
          <table:table-cell table:number-columns-repeated="2" table:style-name="ce122"/>
          <table:table-cell table:style-name="ce121"/>
          <table:table-cell table:style-name="ce122"/>
          <table:table-cell table:style-name="ce108"/>
          <table:table-cell table:number-columns-repeated="2" table:style-name="ce126"/>
          <table:table-cell table:number-columns-repeated="16368" table:style-name="ce2"/>
        </table:table-row>
        <table:table-row table:style-name="ro11">
          <table:table-cell table:style-name="ce2"/>
          <table:table-cell office:value-type="string" table:style-name="ce108">
            <text:p>2008-09</text:p>
          </table:table-cell>
          <table:table-cell office:value-type="float" office:value="153" table:style-name="ce121">
            <text:p>153</text:p>
          </table:table-cell>
          <table:table-cell office:value-type="float" office:value="66" table:style-name="ce122">
            <text:p>66</text:p>
          </table:table-cell>
          <table:table-cell office:value-type="float" office:value="75" table:style-name="ce122">
            <text:p>75</text:p>
          </table:table-cell>
          <table:table-cell office:value-type="float" office:value="71" table:style-name="ce121">
            <text:p>71</text:p>
          </table:table-cell>
          <table:table-cell table:style-name="ce121"/>
          <table:table-cell table:style-name="ce108"/>
          <table:table-cell office:value-type="float" office:value="130" table:style-name="ce121">
            <text:p>130</text:p>
          </table:table-cell>
          <table:table-cell office:value-type="float" office:value="64" table:style-name="ce122">
            <text:p>64</text:p>
          </table:table-cell>
          <table:table-cell office:value-type="float" office:value="72" table:style-name="ce122">
            <text:p>72</text:p>
          </table:table-cell>
          <table:table-cell office:value-type="float" office:value="68" table:style-name="ce121">
            <text:p>68</text:p>
          </table:table-cell>
          <table:table-cell table:style-name="ce121"/>
          <table:table-cell table:number-columns-repeated="3" table:style-name="ce108"/>
          <table:table-cell table:number-columns-repeated="16368" table:style-name="ce2"/>
        </table:table-row>
        <table:table-row table:style-name="ro11">
          <table:table-cell table:style-name="ce2"/>
          <table:table-cell office:value-type="string" table:style-name="ce108">
            <text:p>2009-10</text:p>
          </table:table-cell>
          <table:table-cell office:value-type="float" office:value="156.30686063207631" table:style-name="ce121">
            <text:p>156</text:p>
          </table:table-cell>
          <table:table-cell office:value-type="float" office:value="70.835341925931857" table:style-name="ce122">
            <text:p>71</text:p>
          </table:table-cell>
          <table:table-cell office:value-type="float" office:value="78.560022914568748" table:style-name="ce122">
            <text:p>79</text:p>
          </table:table-cell>
          <table:table-cell office:value-type="float" office:value="74.882387234857163" table:style-name="ce121">
            <text:p>75</text:p>
          </table:table-cell>
          <table:table-cell table:style-name="ce121"/>
          <table:table-cell table:style-name="ce108"/>
          <table:table-cell office:value-type="float" office:value="132.69230769230768" table:style-name="ce121">
            <text:p>133</text:p>
          </table:table-cell>
          <table:table-cell office:value-type="float" office:value="66.866159956019743" table:style-name="ce122">
            <text:p>67</text:p>
          </table:table-cell>
          <table:table-cell office:value-type="float" office:value="75.692307692307693" table:style-name="ce122">
            <text:p>76</text:p>
          </table:table-cell>
          <table:table-cell office:value-type="float" office:value="72" table:style-name="ce121">
            <text:p>72</text:p>
          </table:table-cell>
          <table:table-cell table:style-name="ce121"/>
          <table:table-cell table:number-columns-repeated="3" table:style-name="ce108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08">
            <text:p>2010-11</text:p>
          </table:table-cell>
          <table:table-cell office:value-type="float" office:value="159.91502555784498" table:style-name="ce121">
            <text:p>160</text:p>
          </table:table-cell>
          <table:table-cell office:value-type="float" office:value="73.853816016103806" table:style-name="ce122">
            <text:p>74</text:p>
          </table:table-cell>
          <table:table-cell office:value-type="float" office:value="83.560476459851785" table:style-name="ce122">
            <text:p>84</text:p>
          </table:table-cell>
          <table:table-cell office:value-type="float" office:value="78.902064682618786" table:style-name="ce121">
            <text:p>79</text:p>
          </table:table-cell>
          <table:table-cell table:style-name="ce121"/>
          <table:table-cell table:style-name="ce108"/>
          <table:table-cell office:value-type="float" office:value="137.30769230769232" table:style-name="ce121">
            <text:p>137</text:p>
          </table:table-cell>
          <table:table-cell office:value-type="float" office:value="69" table:style-name="ce122">
            <text:p>69</text:p>
          </table:table-cell>
          <table:table-cell office:value-type="float" office:value="78" table:style-name="ce122">
            <text:p>78</text:p>
          </table:table-cell>
          <table:table-cell office:value-type="float" office:value="73.84615384615384" table:style-name="ce121">
            <text:p>74</text:p>
          </table:table-cell>
          <table:table-cell table:style-name="ce121"/>
          <table:table-cell table:number-columns-repeated="3" table:style-name="ce108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08">
            <text:p>2011-12</text:p>
          </table:table-cell>
          <table:table-cell office:value-type="float" office:value="164.41513441196747" table:style-name="ce121">
            <text:p>164</text:p>
          </table:table-cell>
          <table:table-cell office:value-type="float" office:value="78.776399926150816" table:style-name="ce122">
            <text:p>79</text:p>
          </table:table-cell>
          <table:table-cell office:value-type="float" office:value="87.310693954069464" table:style-name="ce122">
            <text:p>87</text:p>
          </table:table-cell>
          <table:table-cell office:value-type="float" office:value="83.30192648269805" table:style-name="ce121">
            <text:p>83</text:p>
          </table:table-cell>
          <table:table-cell table:style-name="ce121"/>
          <table:table-cell table:style-name="ce108"/>
          <table:table-cell office:value-type="float" office:value="138.46153846153845" table:style-name="ce121">
            <text:p>138</text:p>
          </table:table-cell>
          <table:table-cell office:value-type="float" office:value="73.84615384615384" table:style-name="ce122">
            <text:p>74</text:p>
          </table:table-cell>
          <table:table-cell office:value-type="float" office:value="82.15384615384616" table:style-name="ce122">
            <text:p>82</text:p>
          </table:table-cell>
          <table:table-cell office:value-type="float" office:value="79" table:style-name="ce121">
            <text:p>79</text:p>
          </table:table-cell>
          <table:table-cell table:style-name="ce121"/>
          <table:table-cell table:style-name="ce108"/>
          <table:table-cell table:number-columns-repeated="2" table:style-name="ce126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08">
            <text:p>2012-13</text:p>
          </table:table-cell>
          <table:table-cell office:value-type="float" office:value="162.96237311020963" table:style-name="ce121">
            <text:p>163</text:p>
          </table:table-cell>
          <table:table-cell office:value-type="float" office:value="82.95400714853406" table:style-name="ce122">
            <text:p>83</text:p>
          </table:table-cell>
          <table:table-cell office:value-type="float" office:value="93.960347501643227" table:style-name="ce122">
            <text:p>94</text:p>
          </table:table-cell>
          <table:table-cell office:value-type="float" office:value="88.923401715086101" table:style-name="ce121">
            <text:p>89</text:p>
          </table:table-cell>
          <table:table-cell table:style-name="ce121"/>
          <table:table-cell table:style-name="ce108"/>
          <table:table-cell office:value-type="float" office:value="138.46153846153845" table:style-name="ce121">
            <text:p>138</text:p>
          </table:table-cell>
          <table:table-cell office:value-type="float" office:value="78" table:style-name="ce122">
            <text:p>78</text:p>
          </table:table-cell>
          <table:table-cell office:value-type="float" office:value="87.692307692307693" table:style-name="ce122">
            <text:p>88</text:p>
          </table:table-cell>
          <table:table-cell office:value-type="float" office:value="83" table:style-name="ce121">
            <text:p>83</text:p>
          </table:table-cell>
          <table:table-cell table:style-name="ce122"/>
          <table:table-cell table:number-columns-repeated="3" table:style-name="ce108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08">
            <text:p>2013-14</text:p>
          </table:table-cell>
          <table:table-cell office:value-type="float" office:value="176.43302411933701" table:style-name="ce121">
            <text:p>176</text:p>
          </table:table-cell>
          <table:table-cell office:value-type="float" office:value="88.955507039486974" table:style-name="ce122">
            <text:p>89</text:p>
          </table:table-cell>
          <table:table-cell office:value-type="float" office:value="98.110260392347882" table:style-name="ce122">
            <text:p>98</text:p>
          </table:table-cell>
          <table:table-cell office:value-type="float" office:value="94.271066559688805" table:style-name="ce121">
            <text:p>94</text:p>
          </table:table-cell>
          <table:table-cell table:style-name="ce121"/>
          <table:table-cell table:style-name="ce108"/>
          <table:table-cell office:value-type="float" office:value="144.23076923076923" table:style-name="ce121">
            <text:p>144</text:p>
          </table:table-cell>
          <table:table-cell office:value-type="float" office:value="81.997799999999998" table:style-name="ce122">
            <text:p>82</text:p>
          </table:table-cell>
          <table:table-cell office:value-type="float" office:value="92" table:style-name="ce122">
            <text:p>92</text:p>
          </table:table-cell>
          <table:table-cell office:value-type="float" office:value="87.749516409322496" table:style-name="ce121">
            <text:p>88</text:p>
          </table:table-cell>
          <table:table-cell table:style-name="ce122"/>
          <table:table-cell table:number-columns-repeated="3" table:style-name="ce108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08">
            <text:p>2014-15</text:p>
          </table:table-cell>
          <table:table-cell office:value-type="float" office:value="178.83163608103732" table:style-name="ce121">
            <text:p>179</text:p>
          </table:table-cell>
          <table:table-cell office:value-type="float" office:value="93.312674633825978" table:style-name="ce122">
            <text:p>93</text:p>
          </table:table-cell>
          <table:table-cell office:value-type="float" office:value="102.26269457509656" table:style-name="ce122">
            <text:p>102</text:p>
          </table:table-cell>
          <table:table-cell office:value-type="float" office:value="98.5078077680826" table:style-name="ce121">
            <text:p>99</text:p>
          </table:table-cell>
          <table:table-cell table:style-name="ce121"/>
          <table:table-cell table:style-name="ce108"/>
          <table:table-cell office:value-type="float" office:value="150" table:style-name="ce121">
            <text:p>150</text:p>
          </table:table-cell>
          <table:table-cell office:value-type="float" office:value="87" table:style-name="ce122">
            <text:p>87</text:p>
          </table:table-cell>
          <table:table-cell office:value-type="float" office:value="95.173466982393563" table:style-name="ce122">
            <text:p>95</text:p>
          </table:table-cell>
          <table:table-cell office:value-type="float" office:value="92" table:style-name="ce121">
            <text:p>92</text:p>
          </table:table-cell>
          <table:table-cell table:style-name="ce122"/>
          <table:table-cell table:number-columns-repeated="3" table:style-name="ce108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08">
            <text:p>2015-16</text:p>
          </table:table-cell>
          <table:table-cell office:value-type="float" office:value="184.26686833107436" table:style-name="ce121">
            <text:p>184</text:p>
          </table:table-cell>
          <table:table-cell office:value-type="float" office:value="95.300852793388856" table:style-name="ce122">
            <text:p>95</text:p>
          </table:table-cell>
          <table:table-cell office:value-type="float" office:value="105.56212726879946" table:style-name="ce122">
            <text:p>106</text:p>
          </table:table-cell>
          <table:table-cell office:value-type="float" office:value="101.35952326855923" table:style-name="ce121">
            <text:p>101</text:p>
          </table:table-cell>
          <table:table-cell table:style-name="ce121"/>
          <table:table-cell table:style-name="ce108"/>
          <table:table-cell office:value-type="float" office:value="150" table:style-name="ce121">
            <text:p>150</text:p>
          </table:table-cell>
          <table:table-cell office:value-type="float" office:value="88.461538461538467" table:style-name="ce122">
            <text:p>88</text:p>
          </table:table-cell>
          <table:table-cell office:value-type="float" office:value="99" table:style-name="ce122">
            <text:p>99</text:p>
          </table:table-cell>
          <table:table-cell office:value-type="float" office:value="95" table:style-name="ce121">
            <text:p>95</text:p>
          </table:table-cell>
          <table:table-cell table:style-name="ce122"/>
          <table:table-cell table:number-columns-repeated="3" table:style-name="ce108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08">
            <text:p>2016-17</text:p>
          </table:table-cell>
          <table:table-cell office:value-type="float" office:value="191.55070125646623" table:style-name="ce121">
            <text:p>192</text:p>
          </table:table-cell>
          <table:table-cell office:value-type="float" office:value="97.162558923627003" table:style-name="ce122">
            <text:p>97</text:p>
          </table:table-cell>
          <table:table-cell office:value-type="float" office:value="105.45002855439608" table:style-name="ce122">
            <text:p>105</text:p>
          </table:table-cell>
          <table:table-cell office:value-type="float" office:value="102.1555347052945" table:style-name="ce121">
            <text:p>102</text:p>
          </table:table-cell>
          <table:table-cell table:style-name="ce121"/>
          <table:table-cell table:style-name="ce108"/>
          <table:table-cell office:value-type="float" office:value="155.76923076923077" table:style-name="ce121">
            <text:p>156</text:p>
          </table:table-cell>
          <table:table-cell office:value-type="float" office:value="90" table:style-name="ce122">
            <text:p>90</text:p>
          </table:table-cell>
          <table:table-cell office:value-type="float" office:value="100" table:style-name="ce122">
            <text:p>100</text:p>
          </table:table-cell>
          <table:table-cell office:value-type="float" office:value="96.15384615384616" table:style-name="ce121">
            <text:p>96</text:p>
          </table:table-cell>
          <table:table-cell table:style-name="ce122"/>
          <table:table-cell table:number-columns-repeated="3" table:style-name="ce108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08">
            <text:p>2017-18</text:p>
          </table:table-cell>
          <table:table-cell office:value-type="float" office:value="192.54444064230881" table:style-name="ce121">
            <text:p>193</text:p>
          </table:table-cell>
          <table:table-cell office:value-type="float" office:value="97.26553155536682" table:style-name="ce122">
            <text:p>97</text:p>
          </table:table-cell>
          <table:table-cell office:value-type="float" office:value="106.52491834274259" table:style-name="ce122">
            <text:p>107</text:p>
          </table:table-cell>
          <table:table-cell office:value-type="float" office:value="102.81660100233871" table:style-name="ce121">
            <text:p>103</text:p>
          </table:table-cell>
          <table:table-cell table:style-name="ce121"/>
          <table:table-cell table:style-name="ce108"/>
          <table:table-cell office:value-type="float" office:value="160.38461538461539" table:style-name="ce121">
            <text:p>160</text:p>
          </table:table-cell>
          <table:table-cell office:value-type="float" office:value="90" table:style-name="ce122">
            <text:p>90</text:p>
          </table:table-cell>
          <table:table-cell office:value-type="float" office:value="99" table:style-name="ce122">
            <text:p>99</text:p>
          </table:table-cell>
          <table:table-cell office:value-type="float" office:value="95" table:style-name="ce121">
            <text:p>95</text:p>
          </table:table-cell>
          <table:table-cell table:style-name="ce122"/>
          <table:table-cell table:number-columns-repeated="3" table:style-name="ce108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08">
            <text:p>2018-19</text:p>
          </table:table-cell>
          <table:table-cell office:value-type="float" office:value="200.23344417130801" table:style-name="ce121">
            <text:p>200</text:p>
          </table:table-cell>
          <table:table-cell office:value-type="float" office:value="96.221929337104001" table:style-name="ce122">
            <text:p>96</text:p>
          </table:table-cell>
          <table:table-cell office:value-type="float" office:value="105.87197774220699" table:style-name="ce122">
            <text:p>106</text:p>
          </table:table-cell>
          <table:table-cell office:value-type="float" office:value="101.993753636254" table:style-name="ce121">
            <text:p>102</text:p>
          </table:table-cell>
          <table:table-cell table:style-name="ce121"/>
          <table:table-cell table:style-name="ce108"/>
          <table:table-cell office:value-type="float" office:value="160.38461538461499" table:style-name="ce121">
            <text:p>160</text:p>
          </table:table-cell>
          <table:table-cell office:value-type="float" office:value="90" table:style-name="ce122">
            <text:p>90</text:p>
          </table:table-cell>
          <table:table-cell office:value-type="float" office:value="98.076923076923094" table:style-name="ce122">
            <text:p>98</text:p>
          </table:table-cell>
          <table:table-cell office:value-type="float" office:value="95" table:style-name="ce121">
            <text:p>95</text:p>
          </table:table-cell>
          <table:table-cell table:style-name="ce122"/>
          <table:table-cell table:number-columns-repeated="3" table:style-name="ce108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08">
            <text:p>2019-20</text:p>
          </table:table-cell>
          <table:table-cell office:value-type="float" office:value="200.946214145429" table:style-name="ce121">
            <text:p>201</text:p>
          </table:table-cell>
          <table:table-cell office:value-type="float" office:value="98.925546764964807" table:style-name="ce122">
            <text:p>99</text:p>
          </table:table-cell>
          <table:table-cell office:value-type="float" office:value="106.23064208599401" table:style-name="ce122">
            <text:p>106</text:p>
          </table:table-cell>
          <table:table-cell office:value-type="float" office:value="103.32727029062499" table:style-name="ce121">
            <text:p>103</text:p>
          </table:table-cell>
          <table:table-cell table:style-name="ce121"/>
          <table:table-cell table:style-name="ce108"/>
          <table:table-cell office:value-type="float" office:value="161.538461538462" table:style-name="ce121">
            <text:p>162</text:p>
          </table:table-cell>
          <table:table-cell office:value-type="float" office:value="91.153846153846203" table:style-name="ce122">
            <text:p>91</text:p>
          </table:table-cell>
          <table:table-cell office:value-type="float" office:value="97" table:style-name="ce122">
            <text:p>97</text:p>
          </table:table-cell>
          <table:table-cell office:value-type="float" office:value="95" table:style-name="ce121">
            <text:p>95</text:p>
          </table:table-cell>
          <table:table-cell table:style-name="ce122"/>
          <table:table-cell table:number-columns-repeated="5" table:style-name="ce108"/>
          <table:table-cell table:number-columns-repeated="16366" table:style-name="ce2"/>
        </table:table-row>
        <table:table-row table:style-name="ro3">
          <table:table-cell table:style-name="ce2"/>
          <table:table-cell office:value-type="string" table:style-name="ce108">
            <text:p>2020-21</text:p>
          </table:table-cell>
          <table:table-cell office:value-type="float" office:value="198.15610357417958" table:style-name="ce121">
            <text:p>198</text:p>
          </table:table-cell>
          <table:table-cell office:value-type="float" office:value="94.101252304033579" table:style-name="ce122">
            <text:p>94</text:p>
          </table:table-cell>
          <table:table-cell office:value-type="float" office:value="107.17048450010871" table:style-name="ce122">
            <text:p>107</text:p>
          </table:table-cell>
          <table:table-cell office:value-type="float" office:value="102.02975621905485" table:style-name="ce121">
            <text:p>102</text:p>
          </table:table-cell>
          <table:table-cell table:style-name="ce121"/>
          <table:table-cell table:style-name="ce108"/>
          <table:table-cell office:value-type="float" office:value="163.30749846153844" table:style-name="ce121">
            <text:p>163</text:p>
          </table:table-cell>
          <table:table-cell office:value-type="float" office:value="88.757396449704146" table:style-name="ce122">
            <text:p>89</text:p>
          </table:table-cell>
          <table:table-cell office:value-type="float" office:value="98.887753846153842" table:style-name="ce122">
            <text:p>99</text:p>
          </table:table-cell>
          <table:table-cell office:value-type="float" office:value="94.84615384615384" table:style-name="ce121">
            <text:p>95</text:p>
          </table:table-cell>
          <table:table-cell table:style-name="ce122"/>
          <table:table-cell table:number-columns-repeated="5" table:style-name="ce108"/>
          <table:table-cell table:number-columns-repeated="16366" table:style-name="ce2"/>
        </table:table-row>
        <table:table-row table:style-name="ro3">
          <table:table-cell table:style-name="ce2"/>
          <table:table-cell office:value-type="string" table:style-name="ce108">
            <text:p>2021-22</text:p>
          </table:table-cell>
          <table:table-cell office:value-type="float" office:value="208.885408685611" table:style-name="ce121">
            <text:p>209</text:p>
          </table:table-cell>
          <table:table-cell office:value-type="float" office:value="99.716042974133515" table:style-name="ce122">
            <text:p>100</text:p>
          </table:table-cell>
          <table:table-cell office:value-type="float" office:value="110.05997235234896" table:style-name="ce122">
            <text:p>110</text:p>
          </table:table-cell>
          <table:table-cell office:value-type="float" office:value="106.03357273981959" table:style-name="ce121">
            <text:p>106</text:p>
          </table:table-cell>
          <table:table-cell table:style-name="ce121"/>
          <table:table-cell table:style-name="ce108"/>
          <table:table-cell office:value-type="float" office:value="173.07692307692307" table:style-name="ce121">
            <text:p>173</text:p>
          </table:table-cell>
          <table:table-cell office:value-type="float" office:value="91" table:style-name="ce122">
            <text:p>91</text:p>
          </table:table-cell>
          <table:table-cell office:value-type="float" office:value="100.61538461538461" table:style-name="ce122">
            <text:p>101</text:p>
          </table:table-cell>
          <table:table-cell office:value-type="float" office:value="96.692307692307693" table:style-name="ce121">
            <text:p>97</text:p>
          </table:table-cell>
          <table:table-cell table:style-name="ce122"/>
          <table:table-cell table:number-columns-repeated="5" table:style-name="ce108"/>
          <table:table-cell table:number-columns-repeated="16366" table:style-name="ce2"/>
        </table:table-row>
        <table:table-row table:style-name="ro3">
          <table:table-cell table:style-name="ce2"/>
          <table:table-cell office:value-type="string" table:style-name="ce123">
            <text:p>2022-23</text:p>
          </table:table-cell>
          <table:table-cell office:value-type="float" office:value="231.19" table:style-name="ce124">
            <text:p>231</text:p>
          </table:table-cell>
          <table:table-cell office:value-type="float" office:value="101.88" table:style-name="ce125">
            <text:p>102</text:p>
          </table:table-cell>
          <table:table-cell office:value-type="float" office:value="117.38" table:style-name="ce125">
            <text:p>117</text:p>
          </table:table-cell>
          <table:table-cell office:value-type="float" office:value="111.46" table:style-name="ce124">
            <text:p>111</text:p>
          </table:table-cell>
          <table:table-cell table:style-name="ce124"/>
          <table:table-cell table:style-name="ce123"/>
          <table:table-cell office:value-type="float" office:value="196.15" table:style-name="ce124">
            <text:p>196</text:p>
          </table:table-cell>
          <table:table-cell office:value-type="float" office:value="94.85" table:style-name="ce125">
            <text:p>95</text:p>
          </table:table-cell>
          <table:table-cell office:value-type="float" office:value="106" table:style-name="ce125">
            <text:p>106</text:p>
          </table:table-cell>
          <table:table-cell office:value-type="float" office:value="102" table:style-name="ce124">
            <text:p>102</text:p>
          </table:table-cell>
          <table:table-cell table:style-name="ce122"/>
          <table:table-cell table:number-columns-repeated="5" table:style-name="ce108"/>
          <table:table-cell table:number-columns-repeated="16366" table:style-name="ce2"/>
        </table:table-row>
        <table:table-row table:style-name="ro3">
          <table:table-cell table:style-name="ce2"/>
          <table:table-cell table:style-name="ce108"/>
          <table:table-cell table:style-name="ce121"/>
          <table:table-cell table:number-columns-repeated="2" table:style-name="ce122"/>
          <table:table-cell table:number-columns-repeated="2" table:style-name="ce121"/>
          <table:table-cell table:style-name="ce108"/>
          <table:table-cell table:style-name="ce121"/>
          <table:table-cell table:number-columns-repeated="2" table:style-name="ce122"/>
          <table:table-cell table:style-name="ce121"/>
          <table:table-cell table:style-name="ce122"/>
          <table:table-cell table:number-columns-repeated="5" table:style-name="ce108"/>
          <table:table-cell table:number-columns-repeated="16366" table:style-name="ce2"/>
        </table:table-row>
        <table:table-row table:style-name="ro3">
          <table:table-cell table:style-name="ce2"/>
          <table:table-cell office:value-type="string" table:style-name="ce127">
            <text:p>Note: figures exclude services but include Housing Benefit</text:p>
          </table:table-cell>
          <table:table-cell table:style-name="ce108"/>
          <table:table-cell table:number-columns-repeated="2" table:style-name="ce109"/>
          <table:table-cell table:style-name="ce108"/>
          <table:table-cell table:style-name="ce120"/>
          <table:table-cell table:number-columns-repeated="10" table:style-name="ce108"/>
          <table:table-cell table:style-name="ce122"/>
          <table:table-cell table:number-columns-repeated="16366" table:style-name="ce2"/>
        </table:table-row>
        <table:table-row table:style-name="ro3">
          <table:table-cell table:style-name="ce2"/>
          <table:table-cell office:value-type="string" table:style-name="ce127">
            <text:p>Source: English Housing Survey, full household sample</text:p>
          </table:table-cell>
          <table:table-cell table:style-name="ce121"/>
          <table:table-cell table:number-columns-repeated="2" table:style-name="ce122"/>
          <table:table-cell table:number-columns-repeated="2" table:style-name="ce121"/>
          <table:table-cell table:number-columns-repeated="11" table:style-name="ce108"/>
          <table:table-cell table:number-columns-repeated="16366" table:style-name="ce2"/>
        </table:table-row>
        <table:table-row table:style-name="ro1">
          <table:table-cell table:style-name="ce2"/>
          <table:table-cell table:style-name="ce128"/>
          <table:table-cell table:style-name="ce122"/>
          <table:table-cell table:number-columns-repeated="2" table:style-name="ce109"/>
          <table:table-cell table:number-columns-repeated="5" table:style-name="ce108"/>
          <table:table-cell table:style-name="ce122"/>
          <table:table-cell table:number-columns-repeated="7" table:style-name="ce108"/>
          <table:table-cell table:number-columns-repeated="16366" table:style-name="ce2"/>
        </table:table-row>
        <table:table-row table:style-name="ro1">
          <table:table-cell table:style-name="ce2"/>
          <table:table-cell table:style-name="ce108"/>
          <table:table-cell table:style-name="ce122"/>
          <table:table-cell table:number-columns-repeated="2" table:style-name="ce109"/>
          <table:table-cell table:number-columns-repeated="13" table:style-name="ce108"/>
          <table:table-cell table:number-columns-repeated="16366" table:style-name="ce2"/>
        </table:table-row>
        <table:table-row table:style-name="ro1">
          <table:table-cell table:style-name="ce2"/>
          <table:table-cell table:style-name="ce109"/>
          <table:table-cell table:style-name="ce121"/>
          <table:table-cell table:number-columns-repeated="2" table:style-name="ce122"/>
          <table:table-cell table:number-columns-repeated="2" table:style-name="ce121"/>
          <table:table-cell table:number-columns-repeated="11" table:style-name="ce108"/>
          <table:table-cell table:number-columns-repeated="16366" table:style-name="ce2"/>
        </table:table-row>
        <table:table-row table:style-name="ro1">
          <table:table-cell table:style-name="ce2"/>
          <table:table-cell table:style-name="ce108"/>
          <table:table-cell table:style-name="ce121"/>
          <table:table-cell table:number-columns-repeated="2" table:style-name="ce122"/>
          <table:table-cell table:number-columns-repeated="2" table:style-name="ce121"/>
          <table:table-cell table:number-columns-repeated="11" table:style-name="ce108"/>
          <table:table-cell table:number-columns-repeated="16366" table:style-name="ce2"/>
        </table:table-row>
        <table:table-row table:style-name="ro1">
          <table:table-cell table:style-name="ce2"/>
          <table:table-cell table:style-name="ce128"/>
          <table:table-cell table:style-name="ce108"/>
          <table:table-cell table:number-columns-repeated="2" table:style-name="ce109"/>
          <table:table-cell table:number-columns-repeated="13" table:style-name="ce108"/>
          <table:table-cell table:number-columns-repeated="16366" table:style-name="ce2"/>
        </table:table-row>
        <table:table-row table:style-name="ro1">
          <table:table-cell table:style-name="ce2"/>
          <table:table-cell table:number-columns-repeated="2" table:style-name="ce108"/>
          <table:table-cell table:number-columns-repeated="2" table:style-name="ce109"/>
          <table:table-cell table:number-columns-repeated="13" table:style-name="ce108"/>
          <table:table-cell table:number-columns-repeated="16366" table:style-name="ce2"/>
        </table:table-row>
        <table:table-row table:style-name="ro1">
          <table:table-cell table:style-name="ce2"/>
          <table:table-cell table:number-columns-repeated="2" table:style-name="ce118"/>
          <table:table-cell table:number-columns-repeated="2" table:style-name="ce127"/>
          <table:table-cell table:number-columns-repeated="2" table:style-name="ce118"/>
          <table:table-cell table:number-columns-repeated="11" table:style-name="ce108"/>
          <table:table-cell table:number-columns-repeated="16366" table:style-name="ce2"/>
        </table:table-row>
        <table:table-row table:number-rows-repeated="1048510" table:style-name="ro8">
          <table:table-cell table:number-columns-repeated="16384"/>
        </table:table-row>
        <table:named-expressions>
          <table:named-expression table:name="e" table:expression="of:=[.#REF!]" table:base-cell-address="List_of_contents.$A$1"/>
          <table:named-expression table:name="LABELS" table:expression="of:=[.#REF!]" table:base-cell-address="List_of_contents.$A$1"/>
          <table:named-range table:name="Print_Area" table:cell-range-address="AT2_4.$A$1:AT2_4.$N$60" table:base-cell-address="AT2_4.$A$1"/>
        </table:named-expressions>
      </table:table>
      <table:table table:name="AT2_5" table:style-name="ta3">
        <table:table-column table:style-name="co5" table:default-cell-style-name="ce135"/>
        <table:table-column table:style-name="co14" table:default-cell-style-name="ce135"/>
        <table:table-column table:style-name="co9" table:number-columns-repeated="5" table:default-cell-style-name="ce135"/>
        <table:table-column table:style-name="co9" table:default-cell-style-name="ce136"/>
        <table:table-column table:style-name="co14" table:default-cell-style-name="ce137"/>
        <table:table-column table:style-name="co9" table:default-cell-style-name="ce135"/>
        <table:table-column table:style-name="co9" table:number-columns-repeated="2" table:default-cell-style-name="ce138"/>
        <table:table-column table:style-name="co9" table:default-cell-style-name="ce139"/>
        <table:table-column table:style-name="co9" table:default-cell-style-name="ce138"/>
        <table:table-column table:style-name="co5" table:number-columns-repeated="233" table:default-cell-style-name="ce135"/>
        <table:table-column table:style-name="co15" table:default-cell-style-name="ce135"/>
        <table:table-column table:style-name="co16" table:number-columns-repeated="8" table:default-cell-style-name="ce135"/>
        <table:table-column table:style-name="co17" table:number-columns-repeated="16128" table:default-cell-style-name="ce135"/>
        <table:table-row table:style-name="ro3">
          <table:table-cell table:style-name="ce2"/>
          <table:table-cell table:style-name="ce134"/>
          <table:table-cell table:number-columns-repeated="5" table:style-name="ce135"/>
          <table:table-cell table:style-name="ce136"/>
          <table:table-cell table:style-name="ce137"/>
          <table:table-cell table:style-name="ce135"/>
          <table:table-cell table:number-columns-repeated="2" table:style-name="ce138"/>
          <table:table-cell table:style-name="ce139"/>
          <table:table-cell table:style-name="ce138"/>
          <table:table-cell table:number-columns-repeated="2" table:style-name="ce135"/>
          <table:table-cell table:number-columns-repeated="16368" table:style-name="ce2"/>
        </table:table-row>
        <table:table-row table:style-name="ro13">
          <table:table-cell table:style-name="ce13"/>
          <table:table-cell office:value-type="string" table:style-name="ce15">
            <text:p>Annex Table 2.5: Mortgage/rent<text:span text:style-name="T6">1</text:span><text:s/>as a proportion of household income (including and excluding housing support)<text:span text:style-name="T6">2</text:span>, by tenure, 2010-11 to 2022-23</text:p>
          </table:table-cell>
          <table:table-cell table:number-columns-repeated="12" table:style-name="ce15"/>
          <table:table-cell table:style-name="ce140"/>
          <table:table-cell table:number-columns-repeated="16369" table:style-name="ce13"/>
        </table:table-row>
        <table:table-row table:style-name="ro1">
          <table:table-cell table:style-name="ce2"/>
          <table:table-cell table:number-columns-repeated="6" table:style-name="ce135"/>
          <table:table-cell table:style-name="ce136"/>
          <table:table-cell table:style-name="ce137"/>
          <table:table-cell table:style-name="ce135"/>
          <table:table-cell table:number-columns-repeated="2" table:style-name="ce138"/>
          <table:table-cell table:style-name="ce139"/>
          <table:table-cell table:style-name="ce138"/>
          <table:table-cell table:number-columns-repeated="2" table:style-name="ce135"/>
          <table:table-cell table:number-columns-repeated="16368" table:style-name="ce2"/>
        </table:table-row>
        <table:table-row table:style-name="ro14">
          <table:table-cell table:style-name="ce141"/>
          <table:table-cell office:value-type="string" table:style-name="ce112">
            <text:p>all households making mortgage or rent payments</text:p>
          </table:table-cell>
          <table:table-cell table:number-columns-repeated="6" table:style-name="ce141"/>
          <table:table-cell table:style-name="ce142"/>
          <table:table-cell table:style-name="ce143"/>
          <table:table-cell table:style-name="ce141"/>
          <table:table-cell table:number-columns-repeated="2" table:style-name="ce144"/>
          <table:table-cell table:style-name="ce112"/>
          <table:table-cell table:number-columns-repeated="16370" table:style-name="ce141"/>
        </table:table-row>
        <table:table-row table:style-name="ro9">
          <table:table-cell table:style-name="ce13"/>
          <table:table-cell table:style-name="ce145"/>
          <table:table-cell office:value-type="string" table:style-name="ce146">
            <text:p>owner occupiers</text:p>
          </table:table-cell>
          <table:table-cell office:value-type="string" table:style-name="ce146">
            <text:p>private renters</text:p>
          </table:table-cell>
          <table:table-cell office:value-type="string" table:style-name="ce147">
            <text:p>local authority</text:p>
          </table:table-cell>
          <table:table-cell office:value-type="string" table:style-name="ce147">
            <text:p>housing association</text:p>
          </table:table-cell>
          <table:table-cell office:value-type="string" table:style-name="ce146">
            <text:p>all social renters</text:p>
          </table:table-cell>
          <table:table-cell table:style-name="ce146"/>
          <table:table-cell table:style-name="ce145"/>
          <table:table-cell office:value-type="string" table:style-name="ce146">
            <text:p>owner occupiers</text:p>
          </table:table-cell>
          <table:table-cell office:value-type="string" table:style-name="ce146">
            <text:p>private renters</text:p>
          </table:table-cell>
          <table:table-cell office:value-type="string" table:style-name="ce147">
            <text:p>local authority</text:p>
          </table:table-cell>
          <table:table-cell office:value-type="string" table:style-name="ce147">
            <text:p>housing association</text:p>
          </table:table-cell>
          <table:table-cell office:value-type="string" table:style-name="ce146">
            <text:p>all social renters</text:p>
          </table:table-cell>
          <table:table-cell table:number-columns-repeated="16370" table:style-name="ce13"/>
        </table:table-row>
        <table:table-row table:style-name="ro3">
          <table:table-cell table:style-name="ce13"/>
          <table:table-cell table:style-name="ce128"/>
          <table:table-cell table:number-columns-repeated="3" table:style-name="ce148"/>
          <table:table-cell table:style-name="ce149"/>
          <table:table-cell table:number-columns-repeated="2" table:style-name="ce150"/>
          <table:table-cell table:style-name="ce128"/>
          <table:table-cell table:number-columns-repeated="3" table:style-name="ce148"/>
          <table:table-cell table:style-name="ce149"/>
          <table:table-cell office:value-type="string" table:style-name="ce150">
            <text:p>percentages</text:p>
          </table:table-cell>
          <table:table-cell table:number-columns-repeated="2" table:style-name="ce151"/>
          <table:table-cell table:number-columns-repeated="16368" table:style-name="ce13"/>
        </table:table-row>
        <table:table-row table:style-name="ro3">
          <table:table-cell table:style-name="ce13"/>
          <table:table-cell table:style-name="ce128"/>
          <table:table-cell table:number-columns-repeated="3" table:style-name="ce148"/>
          <table:table-cell table:style-name="ce149"/>
          <table:table-cell table:number-columns-repeated="2" table:style-name="ce150"/>
          <table:table-cell table:style-name="ce128"/>
          <table:table-cell table:number-columns-repeated="3" table:style-name="ce148"/>
          <table:table-cell table:style-name="ce149"/>
          <table:table-cell table:style-name="ce150"/>
          <table:table-cell table:number-columns-repeated="2" table:style-name="ce151"/>
          <table:table-cell table:number-columns-repeated="16368" table:style-name="ce13"/>
        </table:table-row>
        <table:table-row table:style-name="ro3">
          <table:table-cell table:style-name="ce13"/>
          <table:table-cell office:value-type="string" table:style-name="ce152">
            <text:p>household income (including housing support)</text:p>
          </table:table-cell>
          <table:table-cell table:number-columns-repeated="3" table:style-name="ce148"/>
          <table:table-cell table:style-name="ce149"/>
          <table:table-cell table:number-columns-repeated="2" table:style-name="ce150"/>
          <table:table-cell office:value-type="string" table:style-name="ce152">
            <text:p>joint income of HRP &amp; Partner only (including housing support)</text:p>
          </table:table-cell>
          <table:table-cell table:number-columns-repeated="3" table:style-name="ce148"/>
          <table:table-cell table:style-name="ce149"/>
          <table:table-cell table:style-name="ce150"/>
          <table:table-cell table:number-columns-repeated="2" table:style-name="ce151"/>
          <table:table-cell table:number-columns-repeated="16368" table:style-name="ce13"/>
        </table:table-row>
        <table:table-row table:style-name="ro3">
          <table:table-cell table:style-name="ce13"/>
          <table:table-cell office:value-type="string" table:style-name="ce108">
            <text:p>2010-11</text:p>
          </table:table-cell>
          <table:table-cell office:value-type="float" office:value="17.915723948113772" table:style-name="ce153">
            <text:p>17.9</text:p>
          </table:table-cell>
          <table:table-cell office:value-type="float" office:value="35.394800930297414" table:style-name="ce153">
            <text:p>35.4</text:p>
          </table:table-cell>
          <table:table-cell office:value-type="float" office:value="26.048384048584719" table:style-name="ce153">
            <text:p>26.0</text:p>
          </table:table-cell>
          <table:table-cell office:value-type="float" office:value="27.243625144569737" table:style-name="ce153">
            <text:p>27.2</text:p>
          </table:table-cell>
          <table:table-cell office:value-type="float" office:value="26.670006109430233" table:style-name="ce153">
            <text:p>26.7</text:p>
          </table:table-cell>
          <table:table-cell table:style-name="ce153"/>
          <table:table-cell office:value-type="string" table:style-name="ce108">
            <text:p>2010-11</text:p>
          </table:table-cell>
          <table:table-cell office:value-type="float" office:value="19.041456903560622" table:style-name="ce153">
            <text:p>19.0</text:p>
          </table:table-cell>
          <table:table-cell office:value-type="float" office:value="44.376210411643278" table:style-name="ce153">
            <text:p>44.4</text:p>
          </table:table-cell>
          <table:table-cell office:value-type="float" office:value="27.934064517970715" table:style-name="ce153">
            <text:p>27.9</text:p>
          </table:table-cell>
          <table:table-cell office:value-type="float" office:value="29.059145409001104" table:style-name="ce153">
            <text:p>29.1</text:p>
          </table:table-cell>
          <table:table-cell office:value-type="float" office:value="28.519197596518197" table:style-name="ce153">
            <text:p>28.5</text:p>
          </table:table-cell>
          <table:table-cell table:number-columns-repeated="2" table:style-name="ce151"/>
          <table:table-cell table:number-columns-repeated="16368" table:style-name="ce13"/>
        </table:table-row>
        <table:table-row table:style-name="ro3">
          <table:table-cell table:style-name="ce13"/>
          <table:table-cell office:value-type="string" table:style-name="ce128">
            <text:p>2011-12</text:p>
          </table:table-cell>
          <table:table-cell office:value-type="float" office:value="17.870461268810612" table:style-name="ce153">
            <text:p>17.9</text:p>
          </table:table-cell>
          <table:table-cell office:value-type="float" office:value="35.495735099967014" table:style-name="ce153">
            <text:p>35.5</text:p>
          </table:table-cell>
          <table:table-cell office:value-type="float" office:value="26.419563965057698" table:style-name="ce153">
            <text:p>26.4</text:p>
          </table:table-cell>
          <table:table-cell office:value-type="float" office:value="28.915797716074284" table:style-name="ce153">
            <text:p>28.9</text:p>
          </table:table-cell>
          <table:table-cell office:value-type="float" office:value="27.743255426193205" table:style-name="ce153">
            <text:p>27.7</text:p>
          </table:table-cell>
          <table:table-cell table:style-name="ce153"/>
          <table:table-cell office:value-type="string" table:style-name="ce128">
            <text:p>2011-12</text:p>
          </table:table-cell>
          <table:table-cell office:value-type="float" office:value="19.210427408638541" table:style-name="ce153">
            <text:p>19.2</text:p>
          </table:table-cell>
          <table:table-cell office:value-type="float" office:value="42.095354855164132" table:style-name="ce153">
            <text:p>42.1</text:p>
          </table:table-cell>
          <table:table-cell office:value-type="float" office:value="28.273856725945791" table:style-name="ce153">
            <text:p>28.3</text:p>
          </table:table-cell>
          <table:table-cell office:value-type="float" office:value="30.705904935538776" table:style-name="ce153">
            <text:p>30.7</text:p>
          </table:table-cell>
          <table:table-cell office:value-type="float" office:value="29.563512170591817" table:style-name="ce153">
            <text:p>29.6</text:p>
          </table:table-cell>
          <table:table-cell table:number-columns-repeated="2" table:style-name="ce151"/>
          <table:table-cell table:number-columns-repeated="16368" table:style-name="ce13"/>
        </table:table-row>
        <table:table-row table:style-name="ro3">
          <table:table-cell table:style-name="ce13"/>
          <table:table-cell office:value-type="string" table:style-name="ce128">
            <text:p>2012-13</text:p>
          </table:table-cell>
          <table:table-cell office:value-type="float" office:value="18.816500217682151" table:style-name="ce153">
            <text:p>18.8</text:p>
          </table:table-cell>
          <table:table-cell office:value-type="float" office:value="34.152135799195946" table:style-name="ce153">
            <text:p>34.2</text:p>
          </table:table-cell>
          <table:table-cell office:value-type="float" office:value="26.459300911199666" table:style-name="ce153">
            <text:p>26.5</text:p>
          </table:table-cell>
          <table:table-cell office:value-type="float" office:value="29.377738616561" table:style-name="ce153">
            <text:p>29.4</text:p>
          </table:table-cell>
          <table:table-cell office:value-type="float" office:value="28.042143674760375" table:style-name="ce153">
            <text:p>28.0</text:p>
          </table:table-cell>
          <table:table-cell table:style-name="ce153"/>
          <table:table-cell office:value-type="string" table:style-name="ce128">
            <text:p>2012-13</text:p>
          </table:table-cell>
          <table:table-cell office:value-type="float" office:value="20.194519926472889" table:style-name="ce153">
            <text:p>20.2</text:p>
          </table:table-cell>
          <table:table-cell office:value-type="float" office:value="39.824118658374111" table:style-name="ce153">
            <text:p>39.8</text:p>
          </table:table-cell>
          <table:table-cell office:value-type="float" office:value="28.610055232641418" table:style-name="ce153">
            <text:p>28.6</text:p>
          </table:table-cell>
          <table:table-cell office:value-type="float" office:value="31.606662789559675" table:style-name="ce153">
            <text:p>31.6</text:p>
          </table:table-cell>
          <table:table-cell office:value-type="float" office:value="30.235294167152887" table:style-name="ce153">
            <text:p>30.2</text:p>
          </table:table-cell>
          <table:table-cell table:number-columns-repeated="2" table:style-name="ce151"/>
          <table:table-cell table:number-columns-repeated="16368" table:style-name="ce13"/>
        </table:table-row>
        <table:table-row table:style-name="ro3">
          <table:table-cell table:style-name="ce13"/>
          <table:table-cell office:value-type="string" table:style-name="ce128">
            <text:p>2013-14</text:p>
          </table:table-cell>
          <table:table-cell office:value-type="float" office:value="17.920758951441147" table:style-name="ce153">
            <text:p>17.9</text:p>
          </table:table-cell>
          <table:table-cell office:value-type="float" office:value="33.905821372289907" table:style-name="ce153">
            <text:p>33.9</text:p>
          </table:table-cell>
          <table:table-cell office:value-type="float" office:value="27.010007316698523" table:style-name="ce153">
            <text:p>27.0</text:p>
          </table:table-cell>
          <table:table-cell office:value-type="float" office:value="29.674840475304258" table:style-name="ce153">
            <text:p>29.7</text:p>
          </table:table-cell>
          <table:table-cell office:value-type="float" office:value="28.557299605195709" table:style-name="ce153">
            <text:p>28.6</text:p>
          </table:table-cell>
          <table:table-cell table:style-name="ce153"/>
          <table:table-cell office:value-type="string" table:style-name="ce128">
            <text:p>2013-14</text:p>
          </table:table-cell>
          <table:table-cell office:value-type="float" office:value="19.347842660810851" table:style-name="ce153">
            <text:p>19.3</text:p>
          </table:table-cell>
          <table:table-cell office:value-type="float" office:value="42.965942424491821" table:style-name="ce153">
            <text:p>43.0</text:p>
          </table:table-cell>
          <table:table-cell office:value-type="float" office:value="29.015305354408255" table:style-name="ce153">
            <text:p>29.0</text:p>
          </table:table-cell>
          <table:table-cell office:value-type="float" office:value="32.10420605343581" table:style-name="ce153">
            <text:p>32.1</text:p>
          </table:table-cell>
          <table:table-cell office:value-type="float" office:value="30.808825603923484" table:style-name="ce153">
            <text:p>30.8</text:p>
          </table:table-cell>
          <table:table-cell table:number-columns-repeated="2" table:style-name="ce151"/>
          <table:table-cell table:number-columns-repeated="16368" table:style-name="ce13"/>
        </table:table-row>
        <table:table-row table:style-name="ro3">
          <table:table-cell table:style-name="ce13"/>
          <table:table-cell office:value-type="string" table:style-name="ce128">
            <text:p>2014-15</text:p>
          </table:table-cell>
          <table:table-cell office:value-type="float" office:value="17.346698989880085" table:style-name="ce153">
            <text:p>17.3</text:p>
          </table:table-cell>
          <table:table-cell office:value-type="float" office:value="36.394599122176459" table:style-name="ce153">
            <text:p>36.4</text:p>
          </table:table-cell>
          <table:table-cell office:value-type="float" office:value="28.211027319585966" table:style-name="ce153">
            <text:p>28.2</text:p>
          </table:table-cell>
          <table:table-cell office:value-type="float" office:value="29.855675163815381" table:style-name="ce153">
            <text:p>29.9</text:p>
          </table:table-cell>
          <table:table-cell office:value-type="float" office:value="29.165680445032201" table:style-name="ce153">
            <text:p>29.2</text:p>
          </table:table-cell>
          <table:table-cell table:style-name="ce153"/>
          <table:table-cell office:value-type="string" table:style-name="ce128">
            <text:p>2014-15</text:p>
          </table:table-cell>
          <table:table-cell office:value-type="float" office:value="18.615198832658475" table:style-name="ce153">
            <text:p>18.6</text:p>
          </table:table-cell>
          <table:table-cell office:value-type="float" office:value="45.520753316491657" table:style-name="ce153">
            <text:p>45.5</text:p>
          </table:table-cell>
          <table:table-cell office:value-type="float" office:value="30.552553324208354" table:style-name="ce153">
            <text:p>30.6</text:p>
          </table:table-cell>
          <table:table-cell office:value-type="float" office:value="32.570036128692607" table:style-name="ce153">
            <text:p>32.6</text:p>
          </table:table-cell>
          <table:table-cell office:value-type="float" office:value="31.723622420606556" table:style-name="ce153">
            <text:p>31.7</text:p>
          </table:table-cell>
          <table:table-cell table:number-columns-repeated="16370" table:style-name="ce13"/>
        </table:table-row>
        <table:table-row table:style-name="ro3">
          <table:table-cell table:style-name="ce13"/>
          <table:table-cell office:value-type="string" table:style-name="ce128">
            <text:p>2015-16</text:p>
          </table:table-cell>
          <table:table-cell office:value-type="float" office:value="17.660566456063428" table:style-name="ce153">
            <text:p>17.7</text:p>
          </table:table-cell>
          <table:table-cell office:value-type="float" office:value="35.002244741247843" table:style-name="ce153">
            <text:p>35.0</text:p>
          </table:table-cell>
          <table:table-cell office:value-type="float" office:value="27.552342185020002" table:style-name="ce153">
            <text:p>27.6</text:p>
          </table:table-cell>
          <table:table-cell office:value-type="float" office:value="28.625601251080475" table:style-name="ce153">
            <text:p>28.6</text:p>
          </table:table-cell>
          <table:table-cell office:value-type="float" office:value="28.186037641791199" table:style-name="ce153">
            <text:p>28.2</text:p>
          </table:table-cell>
          <table:table-cell table:style-name="ce153"/>
          <table:table-cell office:value-type="string" table:style-name="ce128">
            <text:p>2015-16</text:p>
          </table:table-cell>
          <table:table-cell office:value-type="float" office:value="18.773530500000003" table:style-name="ce153">
            <text:p>18.8</text:p>
          </table:table-cell>
          <table:table-cell office:value-type="float" office:value="41.422277220537808" table:style-name="ce153">
            <text:p>41.4</text:p>
          </table:table-cell>
          <table:table-cell office:value-type="float" office:value="29.933088140117185" table:style-name="ce153">
            <text:p>29.9</text:p>
          </table:table-cell>
          <table:table-cell office:value-type="float" office:value="30.950036605476466" table:style-name="ce153">
            <text:p>31.0</text:p>
          </table:table-cell>
          <table:table-cell office:value-type="float" office:value="30.533535546197825" table:style-name="ce153">
            <text:p>30.5</text:p>
          </table:table-cell>
          <table:table-cell table:number-columns-repeated="16370" table:style-name="ce13"/>
        </table:table-row>
        <table:table-row table:style-name="ro3">
          <table:table-cell table:style-name="ce13"/>
          <table:table-cell office:value-type="string" table:style-name="ce128">
            <text:p>2016-17</text:p>
          </table:table-cell>
          <table:table-cell office:value-type="float" office:value="18.202091775239854" table:style-name="ce153">
            <text:p>18.2</text:p>
          </table:table-cell>
          <table:table-cell office:value-type="float" office:value="34.26311166020367" table:style-name="ce153">
            <text:p>34.3</text:p>
          </table:table-cell>
          <table:table-cell office:value-type="float" office:value="27.061828154272874" table:style-name="ce153">
            <text:p>27.1</text:p>
          </table:table-cell>
          <table:table-cell office:value-type="float" office:value="28.731993199800382" table:style-name="ce153">
            <text:p>28.7</text:p>
          </table:table-cell>
          <table:table-cell office:value-type="float" office:value="28.068057316518708" table:style-name="ce153">
            <text:p>28.1</text:p>
          </table:table-cell>
          <table:table-cell table:style-name="ce153"/>
          <table:table-cell office:value-type="string" table:style-name="ce128">
            <text:p>2016-17</text:p>
          </table:table-cell>
          <table:table-cell office:value-type="float" office:value="19.416881745742369" table:style-name="ce153">
            <text:p>19.4</text:p>
          </table:table-cell>
          <table:table-cell office:value-type="float" office:value="41.08522840406215" table:style-name="ce153">
            <text:p>41.1</text:p>
          </table:table-cell>
          <table:table-cell office:value-type="float" office:value="29.622791570483766" table:style-name="ce153">
            <text:p>29.6</text:p>
          </table:table-cell>
          <table:table-cell office:value-type="float" office:value="31.385622275475651" table:style-name="ce153">
            <text:p>31.4</text:p>
          </table:table-cell>
          <table:table-cell office:value-type="float" office:value="30.684849280418014" table:style-name="ce153">
            <text:p>30.7</text:p>
          </table:table-cell>
          <table:table-cell table:number-columns-repeated="16370" table:style-name="ce13"/>
        </table:table-row>
        <table:table-row table:style-name="ro3">
          <table:table-cell table:style-name="ce13"/>
          <table:table-cell office:value-type="string" table:style-name="ce128">
            <text:p>2017-18</text:p>
          </table:table-cell>
          <table:table-cell office:value-type="float" office:value="17.1613617192858" table:style-name="ce153">
            <text:p>17.2</text:p>
          </table:table-cell>
          <table:table-cell office:value-type="float" office:value="32.898314807300537" table:style-name="ce153">
            <text:p>32.9</text:p>
          </table:table-cell>
          <table:table-cell office:value-type="float" office:value="26.810216889327769" table:style-name="ce153">
            <text:p>26.8</text:p>
          </table:table-cell>
          <table:table-cell office:value-type="float" office:value="28.725670111402856" table:style-name="ce153">
            <text:p>28.7</text:p>
          </table:table-cell>
          <table:table-cell office:value-type="float" office:value="27.95854497004478" table:style-name="ce153">
            <text:p>28.0</text:p>
          </table:table-cell>
          <table:table-cell table:style-name="ce153"/>
          <table:table-cell office:value-type="string" table:style-name="ce128">
            <text:p>2017-18</text:p>
          </table:table-cell>
          <table:table-cell office:value-type="float" office:value="18.426283635253007" table:style-name="ce153">
            <text:p>18.4</text:p>
          </table:table-cell>
          <table:table-cell office:value-type="float" office:value="41.146351392281794" table:style-name="ce153">
            <text:p>41.1</text:p>
          </table:table-cell>
          <table:table-cell office:value-type="float" office:value="29.516538545842128" table:style-name="ce153">
            <text:p>29.5</text:p>
          </table:table-cell>
          <table:table-cell office:value-type="float" office:value="30.932520051489838" table:style-name="ce153">
            <text:p>30.9</text:p>
          </table:table-cell>
          <table:table-cell office:value-type="float" office:value="30.365429714768631" table:style-name="ce153">
            <text:p>30.4</text:p>
          </table:table-cell>
          <table:table-cell table:number-columns-repeated="16370" table:style-name="ce13"/>
        </table:table-row>
        <table:table-row table:style-name="ro3">
          <table:table-cell table:style-name="ce13"/>
          <table:table-cell office:value-type="string" table:style-name="ce128">
            <text:p>2018-19</text:p>
          </table:table-cell>
          <table:table-cell office:value-type="float" office:value="17.733698438521898" table:style-name="ce153">
            <text:p>17.7</text:p>
          </table:table-cell>
          <table:table-cell office:value-type="float" office:value="32.792882185075698" table:style-name="ce153">
            <text:p>32.8</text:p>
          </table:table-cell>
          <table:table-cell office:value-type="float" office:value="26.189271125410102" table:style-name="ce153">
            <text:p>26.2</text:p>
          </table:table-cell>
          <table:table-cell office:value-type="float" office:value="27.438693163112401" table:style-name="ce153">
            <text:p>27.4</text:p>
          </table:table-cell>
          <table:table-cell office:value-type="float" office:value="26.936567322731801" table:style-name="ce153">
            <text:p>26.9</text:p>
          </table:table-cell>
          <table:table-cell table:style-name="ce153"/>
          <table:table-cell office:value-type="string" table:style-name="ce128">
            <text:p>2018-19</text:p>
          </table:table-cell>
          <table:table-cell office:value-type="float" office:value="19.147286046124599" table:style-name="ce153">
            <text:p>19.1</text:p>
          </table:table-cell>
          <table:table-cell office:value-type="float" office:value="40.318852467353601" table:style-name="ce153">
            <text:p>40.3</text:p>
          </table:table-cell>
          <table:table-cell office:value-type="float" office:value="28.910696697231401" table:style-name="ce153">
            <text:p>28.9</text:p>
          </table:table-cell>
          <table:table-cell office:value-type="float" office:value="30.196376473388" table:style-name="ce153">
            <text:p>30.2</text:p>
          </table:table-cell>
          <table:table-cell office:value-type="float" office:value="29.679679137674199" table:style-name="ce153">
            <text:p>29.7</text:p>
          </table:table-cell>
          <table:table-cell table:number-columns-repeated="16370" table:style-name="ce13"/>
        </table:table-row>
        <table:table-row table:style-name="ro1">
          <table:table-cell table:style-name="ce2"/>
          <table:table-cell office:value-type="string" table:style-name="ce128">
            <text:p>2019-20</text:p>
          </table:table-cell>
          <table:table-cell office:value-type="float" office:value="17.8213552421951" table:style-name="ce153">
            <text:p>17.8</text:p>
          </table:table-cell>
          <table:table-cell office:value-type="float" office:value="31.862344548255301" table:style-name="ce153">
            <text:p>31.9</text:p>
          </table:table-cell>
          <table:table-cell office:value-type="float" office:value="26.654916284380601" table:style-name="ce153">
            <text:p>26.7</text:p>
          </table:table-cell>
          <table:table-cell office:value-type="float" office:value="26.534327726944301" table:style-name="ce153">
            <text:p>26.5</text:p>
          </table:table-cell>
          <table:table-cell office:value-type="float" office:value="26.582255016201799" table:style-name="ce153">
            <text:p>26.6</text:p>
          </table:table-cell>
          <table:table-cell table:style-name="ce153"/>
          <table:table-cell office:value-type="string" table:style-name="ce128">
            <text:p>2019-20</text:p>
          </table:table-cell>
          <table:table-cell office:value-type="float" office:value="19.312584990399401" table:style-name="ce153">
            <text:p>19.3</text:p>
          </table:table-cell>
          <table:table-cell office:value-type="float" office:value="38.424412223254997" table:style-name="ce153">
            <text:p>38.4</text:p>
          </table:table-cell>
          <table:table-cell office:value-type="float" office:value="29.134987004690601" table:style-name="ce153">
            <text:p>29.1</text:p>
          </table:table-cell>
          <table:table-cell office:value-type="float" office:value="28.8723412174872" table:style-name="ce153">
            <text:p>28.9</text:p>
          </table:table-cell>
          <table:table-cell office:value-type="float" office:value="28.976728407144201" table:style-name="ce153">
            <text:p>29.0</text:p>
          </table:table-cell>
          <table:table-cell table:number-columns-repeated="16370" table:style-name="ce2"/>
        </table:table-row>
        <table:table-row table:style-name="ro1">
          <table:table-cell table:style-name="ce2"/>
          <table:table-cell office:value-type="string" table:style-name="ce128">
            <text:p>2020-21</text:p>
          </table:table-cell>
          <table:table-cell office:value-type="float" office:value="17.725271253102164" table:style-name="ce153">
            <text:p>17.7</text:p>
          </table:table-cell>
          <table:table-cell office:value-type="float" office:value="31.154459347711288" table:style-name="ce153">
            <text:p>31.2</text:p>
          </table:table-cell>
          <table:table-cell office:value-type="float" office:value="26.059610412743613" table:style-name="ce153">
            <text:p>26.1</text:p>
          </table:table-cell>
          <table:table-cell office:value-type="float" office:value="27.104988962924608" table:style-name="ce153">
            <text:p>27.1</text:p>
          </table:table-cell>
          <table:table-cell office:value-type="float" office:value="26.693793645809016" table:style-name="ce153">
            <text:p>26.7</text:p>
          </table:table-cell>
          <table:table-cell table:style-name="ce153"/>
          <table:table-cell office:value-type="string" table:style-name="ce128">
            <text:p>2020-21</text:p>
          </table:table-cell>
          <table:table-cell office:value-type="float" office:value="18.474196306986332" table:style-name="ce153">
            <text:p>18.5</text:p>
          </table:table-cell>
          <table:table-cell office:value-type="float" office:value="34.7255964949209" table:style-name="ce153">
            <text:p>34.7</text:p>
          </table:table-cell>
          <table:table-cell office:value-type="float" office:value="27.424446433949182" table:style-name="ce153">
            <text:p>27.4</text:p>
          </table:table-cell>
          <table:table-cell office:value-type="float" office:value="28.964499123359122" table:style-name="ce153">
            <text:p>29.0</text:p>
          </table:table-cell>
          <table:table-cell office:value-type="float" office:value="28.358725785187033" table:style-name="ce153">
            <text:p>28.4</text:p>
          </table:table-cell>
          <table:table-cell table:number-columns-repeated="16370" table:style-name="ce2"/>
        </table:table-row>
        <table:table-row table:style-name="ro1">
          <table:table-cell table:style-name="ce2"/>
          <table:table-cell office:value-type="string" table:style-name="ce135">
            <text:p>2021-22</text:p>
          </table:table-cell>
          <table:table-cell office:value-type="float" office:value="21.6524246773619" table:style-name="ce154">
            <text:p>21.7</text:p>
          </table:table-cell>
          <table:table-cell office:value-type="float" office:value="33.115781124822711" table:style-name="ce154">
            <text:p>33.1</text:p>
          </table:table-cell>
          <table:table-cell office:value-type="float" office:value="25.832151400083834" table:style-name="ce154">
            <text:p>25.8</text:p>
          </table:table-cell>
          <table:table-cell office:value-type="float" office:value="27.931271755216596" table:style-name="ce154">
            <text:p>27.9</text:p>
          </table:table-cell>
          <table:table-cell office:value-type="float" office:value="27.114184062955303" table:style-name="ce154">
            <text:p>27.1</text:p>
          </table:table-cell>
          <table:table-cell table:style-name="ce136"/>
          <table:table-cell office:value-type="string" table:style-name="ce135">
            <text:p>2021-22</text:p>
          </table:table-cell>
          <table:table-cell office:value-type="float" office:value="23.212835296460479" table:style-name="ce154">
            <text:p>23.2</text:p>
          </table:table-cell>
          <table:table-cell office:value-type="float" office:value="37.356354211320586" table:style-name="ce154">
            <text:p>37.4</text:p>
          </table:table-cell>
          <table:table-cell office:value-type="float" office:value="28.968879439861535" table:style-name="ce154">
            <text:p>29.0</text:p>
          </table:table-cell>
          <table:table-cell office:value-type="float" office:value="30.257365471313307" table:style-name="ce154">
            <text:p>30.3</text:p>
          </table:table-cell>
          <table:table-cell office:value-type="float" office:value="29.755819156746139" table:style-name="ce154">
            <text:p>29.8</text:p>
          </table:table-cell>
          <table:table-cell table:number-columns-repeated="16370" table:style-name="ce2"/>
        </table:table-row>
        <table:table-row table:style-name="ro1">
          <table:table-cell table:style-name="ce2"/>
          <table:table-cell office:value-type="string" table:style-name="ce155">
            <text:p>2022-23</text:p>
          </table:table-cell>
          <table:table-cell office:value-type="float" office:value="17.831931880621259" table:style-name="ce156">
            <text:p>17.8</text:p>
          </table:table-cell>
          <table:table-cell office:value-type="float" office:value="32.301817541314335" table:style-name="ce156">
            <text:p>32.3</text:p>
          </table:table-cell>
          <table:table-cell office:value-type="float" office:value="24.757196363707607" table:style-name="ce156">
            <text:p>24.8</text:p>
          </table:table-cell>
          <table:table-cell office:value-type="float" office:value="27.540049519383718" table:style-name="ce156">
            <text:p>27.5</text:p>
          </table:table-cell>
          <table:table-cell office:value-type="float" office:value="26.477431213021674" table:style-name="ce156">
            <text:p>26.5</text:p>
          </table:table-cell>
          <table:table-cell table:style-name="ce157"/>
          <table:table-cell office:value-type="string" table:style-name="ce155">
            <text:p>2022-23</text:p>
          </table:table-cell>
          <table:table-cell office:value-type="float" office:value="18.737629738709558" table:style-name="ce156">
            <text:p>18.7</text:p>
          </table:table-cell>
          <table:table-cell office:value-type="float" office:value="39.860899987408224" table:style-name="ce156">
            <text:p>39.9</text:p>
          </table:table-cell>
          <table:table-cell office:value-type="float" office:value="27.226144815599628" table:style-name="ce156">
            <text:p>27.2</text:p>
          </table:table-cell>
          <table:table-cell office:value-type="float" office:value="29.648628038696874" table:style-name="ce156">
            <text:p>29.6</text:p>
          </table:table-cell>
          <table:table-cell office:value-type="float" office:value="28.723615155976994" table:style-name="ce156">
            <text:p>28.7</text:p>
          </table:table-cell>
          <table:table-cell table:number-columns-repeated="16370" table:style-name="ce2"/>
        </table:table-row>
        <table:table-row table:style-name="ro3">
          <table:table-cell table:style-name="ce13"/>
          <table:table-cell table:style-name="ce128"/>
          <table:table-cell table:number-columns-repeated="3" table:style-name="ce148"/>
          <table:table-cell table:style-name="ce149"/>
          <table:table-cell table:number-columns-repeated="2" table:style-name="ce150"/>
          <table:table-cell table:style-name="ce128"/>
          <table:table-cell table:number-columns-repeated="3" table:style-name="ce148"/>
          <table:table-cell table:style-name="ce149"/>
          <table:table-cell office:value-type="string" table:style-name="ce150">
            <text:p>percentages</text:p>
          </table:table-cell>
          <table:table-cell table:number-columns-repeated="16370" table:style-name="ce13"/>
        </table:table-row>
        <table:table-row table:style-name="ro3">
          <table:table-cell table:style-name="ce13"/>
          <table:table-cell table:style-name="ce128"/>
          <table:table-cell table:number-columns-repeated="3" table:style-name="ce148"/>
          <table:table-cell table:style-name="ce149"/>
          <table:table-cell table:number-columns-repeated="2" table:style-name="ce150"/>
          <table:table-cell table:style-name="ce128"/>
          <table:table-cell table:number-columns-repeated="3" table:style-name="ce148"/>
          <table:table-cell table:style-name="ce149"/>
          <table:table-cell table:style-name="ce150"/>
          <table:table-cell table:number-columns-repeated="16370" table:style-name="ce13"/>
        </table:table-row>
        <table:table-row table:style-name="ro3">
          <table:table-cell table:style-name="ce13"/>
          <table:table-cell office:value-type="string" table:style-name="ce152">
            <text:p>household income (excluding housing support)</text:p>
          </table:table-cell>
          <table:table-cell table:number-columns-repeated="3" table:style-name="ce148"/>
          <table:table-cell table:style-name="ce149"/>
          <table:table-cell table:number-columns-repeated="2" table:style-name="ce150"/>
          <table:table-cell office:value-type="string" table:style-name="ce152">
            <text:p>joint income of HRP &amp; Partner only (excluding housing support)</text:p>
          </table:table-cell>
          <table:table-cell table:number-columns-repeated="3" table:style-name="ce148"/>
          <table:table-cell table:style-name="ce149"/>
          <table:table-cell table:style-name="ce150"/>
          <table:table-cell table:number-columns-repeated="16370" table:style-name="ce13"/>
        </table:table-row>
        <table:table-row table:style-name="ro3">
          <table:table-cell table:style-name="ce13"/>
          <table:table-cell office:value-type="string" table:style-name="ce108">
            <text:p>2010-11</text:p>
          </table:table-cell>
          <table:table-cell office:value-type="float" office:value="17.915723948113772" table:style-name="ce153">
            <text:p>17.9</text:p>
          </table:table-cell>
          <table:table-cell office:value-type="float" office:value="43.721762281560359" table:style-name="ce153">
            <text:p>43.7</text:p>
          </table:table-cell>
          <table:table-cell office:value-type="float" office:value="35.365623560155704" table:style-name="ce153">
            <text:p>35.4</text:p>
          </table:table-cell>
          <table:table-cell office:value-type="float" office:value="37.015634716820095" table:style-name="ce153">
            <text:p>37.0</text:p>
          </table:table-cell>
          <table:table-cell office:value-type="float" office:value="36.223762841903302" table:style-name="ce153">
            <text:p>36.2</text:p>
          </table:table-cell>
          <table:table-cell table:style-name="ce153"/>
          <table:table-cell office:value-type="string" table:style-name="ce108">
            <text:p>2010-11</text:p>
          </table:table-cell>
          <table:table-cell office:value-type="float" office:value="19.041456903560622" table:style-name="ce153">
            <text:p>19.0</text:p>
          </table:table-cell>
          <table:table-cell office:value-type="float" office:value="53.39343334136133" table:style-name="ce153">
            <text:p>53.4</text:p>
          </table:table-cell>
          <table:table-cell office:value-type="float" office:value="37.940809345189301" table:style-name="ce153">
            <text:p>37.9</text:p>
          </table:table-cell>
          <table:table-cell office:value-type="float" office:value="39.702829873139429" table:style-name="ce153">
            <text:p>39.7</text:p>
          </table:table-cell>
          <table:table-cell office:value-type="float" office:value="38.857202561182" table:style-name="ce153">
            <text:p>38.9</text:p>
          </table:table-cell>
          <table:table-cell table:number-columns-repeated="16370" table:style-name="ce13"/>
        </table:table-row>
        <table:table-row table:style-name="ro3">
          <table:table-cell table:style-name="ce13"/>
          <table:table-cell office:value-type="string" table:style-name="ce128">
            <text:p>2011-12</text:p>
          </table:table-cell>
          <table:table-cell office:value-type="float" office:value="17.870461268810612" table:style-name="ce153">
            <text:p>17.9</text:p>
          </table:table-cell>
          <table:table-cell office:value-type="float" office:value="44.413070459239101" table:style-name="ce153">
            <text:p>44.4</text:p>
          </table:table-cell>
          <table:table-cell office:value-type="float" office:value="35.591229086184136" table:style-name="ce153">
            <text:p>35.6</text:p>
          </table:table-cell>
          <table:table-cell office:value-type="float" office:value="39.611154000747796" table:style-name="ce153">
            <text:p>39.6</text:p>
          </table:table-cell>
          <table:table-cell office:value-type="float" office:value="37.722896555885981" table:style-name="ce153">
            <text:p>37.7</text:p>
          </table:table-cell>
          <table:table-cell table:style-name="ce153"/>
          <table:table-cell office:value-type="string" table:style-name="ce128">
            <text:p>2011-12</text:p>
          </table:table-cell>
          <table:table-cell office:value-type="float" office:value="19.210427408638541" table:style-name="ce153">
            <text:p>19.2</text:p>
          </table:table-cell>
          <table:table-cell office:value-type="float" office:value="51.952549564038364" table:style-name="ce153">
            <text:p>52.0</text:p>
          </table:table-cell>
          <table:table-cell office:value-type="float" office:value="38.301109627315668" table:style-name="ce153">
            <text:p>38.3</text:p>
          </table:table-cell>
          <table:table-cell office:value-type="float" office:value="42.314335891946897" table:style-name="ce153">
            <text:p>42.3</text:p>
          </table:table-cell>
          <table:table-cell office:value-type="float" office:value="40.429224967449009" table:style-name="ce153">
            <text:p>40.4</text:p>
          </table:table-cell>
          <table:table-cell table:number-columns-repeated="16370" table:style-name="ce13"/>
        </table:table-row>
        <table:table-row table:style-name="ro3">
          <table:table-cell table:style-name="ce13"/>
          <table:table-cell office:value-type="string" table:style-name="ce128">
            <text:p>2012-13</text:p>
          </table:table-cell>
          <table:table-cell office:value-type="float" office:value="18.816500217682151" table:style-name="ce153">
            <text:p>18.8</text:p>
          </table:table-cell>
          <table:table-cell office:value-type="float" office:value="40.716236159878711" table:style-name="ce153">
            <text:p>40.7</text:p>
          </table:table-cell>
          <table:table-cell office:value-type="float" office:value="35.644568431478078" table:style-name="ce153">
            <text:p>35.6</text:p>
          </table:table-cell>
          <table:table-cell office:value-type="float" office:value="41.580977207203453" table:style-name="ce153">
            <text:p>41.6</text:p>
          </table:table-cell>
          <table:table-cell office:value-type="float" office:value="38.864236836574932" table:style-name="ce153">
            <text:p>38.9</text:p>
          </table:table-cell>
          <table:table-cell table:style-name="ce153"/>
          <table:table-cell office:value-type="string" table:style-name="ce128">
            <text:p>2012-13</text:p>
          </table:table-cell>
          <table:table-cell office:value-type="float" office:value="20.194519926472889" table:style-name="ce153">
            <text:p>20.2</text:p>
          </table:table-cell>
          <table:table-cell office:value-type="float" office:value="47.058525053171643" table:style-name="ce153">
            <text:p>47.1</text:p>
          </table:table-cell>
          <table:table-cell office:value-type="float" office:value="38.762826566911293" table:style-name="ce153">
            <text:p>38.8</text:p>
          </table:table-cell>
          <table:table-cell office:value-type="float" office:value="44.764857573241827" table:style-name="ce153">
            <text:p>44.8</text:p>
          </table:table-cell>
          <table:table-cell office:value-type="float" office:value="42.018085820033136" table:style-name="ce153">
            <text:p>42.0</text:p>
          </table:table-cell>
          <table:table-cell table:number-columns-repeated="16370" table:style-name="ce13"/>
        </table:table-row>
        <table:table-row table:style-name="ro3">
          <table:table-cell table:style-name="ce13"/>
          <table:table-cell office:value-type="string" table:style-name="ce128">
            <text:p>2013-14</text:p>
          </table:table-cell>
          <table:table-cell office:value-type="float" office:value="17.920758951441147" table:style-name="ce153">
            <text:p>17.9</text:p>
          </table:table-cell>
          <table:table-cell office:value-type="float" office:value="40.997969500111985" table:style-name="ce153">
            <text:p>41.0</text:p>
          </table:table-cell>
          <table:table-cell office:value-type="float" office:value="36.023872300836636" table:style-name="ce153">
            <text:p>36.0</text:p>
          </table:table-cell>
          <table:table-cell office:value-type="float" office:value="40.346654331392934" table:style-name="ce153">
            <text:p>40.3</text:p>
          </table:table-cell>
          <table:table-cell office:value-type="float" office:value="38.53382579609918" table:style-name="ce153">
            <text:p>38.5</text:p>
          </table:table-cell>
          <table:table-cell table:style-name="ce153"/>
          <table:table-cell office:value-type="string" table:style-name="ce128">
            <text:p>2013-14</text:p>
          </table:table-cell>
          <table:table-cell office:value-type="float" office:value="19.347842660810851" table:style-name="ce153">
            <text:p>19.3</text:p>
          </table:table-cell>
          <table:table-cell office:value-type="float" office:value="51.505211865930931" table:style-name="ce153">
            <text:p>51.5</text:p>
          </table:table-cell>
          <table:table-cell office:value-type="float" office:value="38.900815051498405" table:style-name="ce153">
            <text:p>38.9</text:p>
          </table:table-cell>
          <table:table-cell office:value-type="float" office:value="43.799950609462158" table:style-name="ce153">
            <text:p>43.8</text:p>
          </table:table-cell>
          <table:table-cell office:value-type="float" office:value="41.745418903961017" table:style-name="ce153">
            <text:p>41.7</text:p>
          </table:table-cell>
          <table:table-cell table:number-columns-repeated="16370" table:style-name="ce13"/>
        </table:table-row>
        <table:table-row table:style-name="ro3">
          <table:table-cell table:style-name="ce13"/>
          <table:table-cell office:value-type="string" table:style-name="ce128">
            <text:p>2014-15</text:p>
          </table:table-cell>
          <table:table-cell office:value-type="float" office:value="17.346698989880085" table:style-name="ce153">
            <text:p>17.3</text:p>
          </table:table-cell>
          <table:table-cell office:value-type="float" office:value="43.388582434217582" table:style-name="ce153">
            <text:p>43.4</text:p>
          </table:table-cell>
          <table:table-cell office:value-type="float" office:value="36.471615187822266" table:style-name="ce153">
            <text:p>36.5</text:p>
          </table:table-cell>
          <table:table-cell office:value-type="float" office:value="40.678109596341656" table:style-name="ce153">
            <text:p>40.7</text:p>
          </table:table-cell>
          <table:table-cell office:value-type="float" office:value="38.913319074982795" table:style-name="ce153">
            <text:p>38.9</text:p>
          </table:table-cell>
          <table:table-cell table:style-name="ce153"/>
          <table:table-cell office:value-type="string" table:style-name="ce128">
            <text:p>2014-15</text:p>
          </table:table-cell>
          <table:table-cell office:value-type="float" office:value="18.615198832658475" table:style-name="ce153">
            <text:p>18.6</text:p>
          </table:table-cell>
          <table:table-cell office:value-type="float" office:value="53.346030309948354" table:style-name="ce153">
            <text:p>53.3</text:p>
          </table:table-cell>
          <table:table-cell office:value-type="float" office:value="39.612279896248815" table:style-name="ce153">
            <text:p>39.6</text:p>
          </table:table-cell>
          <table:table-cell office:value-type="float" office:value="44.536197447344378" table:style-name="ce153">
            <text:p>44.5</text:p>
          </table:table-cell>
          <table:table-cell office:value-type="float" office:value="42.470419586204841" table:style-name="ce153">
            <text:p>42.5</text:p>
          </table:table-cell>
          <table:table-cell table:number-columns-repeated="16370" table:style-name="ce13"/>
        </table:table-row>
        <table:table-row table:style-name="ro3">
          <table:table-cell table:style-name="ce13"/>
          <table:table-cell office:value-type="string" table:style-name="ce128">
            <text:p>2015-16</text:p>
          </table:table-cell>
          <table:table-cell office:value-type="float" office:value="17.660566456063428" table:style-name="ce153">
            <text:p>17.7</text:p>
          </table:table-cell>
          <table:table-cell office:value-type="float" office:value="40.970978178752034" table:style-name="ce153">
            <text:p>41.0</text:p>
          </table:table-cell>
          <table:table-cell office:value-type="float" office:value="36.144764468805555" table:style-name="ce153">
            <text:p>36.1</text:p>
          </table:table-cell>
          <table:table-cell office:value-type="float" office:value="37.792795146903238" table:style-name="ce153">
            <text:p>37.8</text:p>
          </table:table-cell>
          <table:table-cell office:value-type="float" office:value="37.117828276375683" table:style-name="ce153">
            <text:p>37.1</text:p>
          </table:table-cell>
          <table:table-cell table:style-name="ce153"/>
          <table:table-cell office:value-type="string" table:style-name="ce128">
            <text:p>2015-16</text:p>
          </table:table-cell>
          <table:table-cell office:value-type="float" office:value="18.773530500000003" table:style-name="ce153">
            <text:p>18.8</text:p>
          </table:table-cell>
          <table:table-cell office:value-type="float" office:value="48.072576098472254" table:style-name="ce153">
            <text:p>48.1</text:p>
          </table:table-cell>
          <table:table-cell office:value-type="float" office:value="39.61408674422627" table:style-name="ce153">
            <text:p>39.6</text:p>
          </table:table-cell>
          <table:table-cell office:value-type="float" office:value="41.009567678840277" table:style-name="ce153">
            <text:p>41.0</text:p>
          </table:table-cell>
          <table:table-cell office:value-type="float" office:value="40.438034993293229" table:style-name="ce153">
            <text:p>40.4</text:p>
          </table:table-cell>
          <table:table-cell table:number-columns-repeated="16370" table:style-name="ce13"/>
        </table:table-row>
        <table:table-row table:style-name="ro3">
          <table:table-cell table:style-name="ce13"/>
          <table:table-cell office:value-type="string" table:style-name="ce128">
            <text:p>2016-17</text:p>
          </table:table-cell>
          <table:table-cell office:value-type="float" office:value="18.202091775239854" table:style-name="ce153">
            <text:p>18.2</text:p>
          </table:table-cell>
          <table:table-cell office:value-type="float" office:value="38.971130786874333" table:style-name="ce153">
            <text:p>39.0</text:p>
          </table:table-cell>
          <table:table-cell office:value-type="float" office:value="35.680828613841733" table:style-name="ce153">
            <text:p>35.7</text:p>
          </table:table-cell>
          <table:table-cell office:value-type="float" office:value="38.070504307753097" table:style-name="ce153">
            <text:p>38.1</text:p>
          </table:table-cell>
          <table:table-cell office:value-type="float" office:value="37.120543436015971" table:style-name="ce153">
            <text:p>37.1</text:p>
          </table:table-cell>
          <table:table-cell table:style-name="ce153"/>
          <table:table-cell office:value-type="string" table:style-name="ce128">
            <text:p>2016-17</text:p>
          </table:table-cell>
          <table:table-cell office:value-type="float" office:value="19.416881745742369" table:style-name="ce153">
            <text:p>19.4</text:p>
          </table:table-cell>
          <table:table-cell office:value-type="float" office:value="46.180779128912839" table:style-name="ce153">
            <text:p>46.2</text:p>
          </table:table-cell>
          <table:table-cell office:value-type="float" office:value="39.414554016026116" table:style-name="ce153">
            <text:p>39.4</text:p>
          </table:table-cell>
          <table:table-cell office:value-type="float" office:value="41.747143828012817" table:style-name="ce153">
            <text:p>41.7</text:p>
          </table:table-cell>
          <table:table-cell office:value-type="float" office:value="40.819876141922428" table:style-name="ce153">
            <text:p>40.8</text:p>
          </table:table-cell>
          <table:table-cell table:number-columns-repeated="16370" table:style-name="ce13"/>
        </table:table-row>
        <table:table-row table:style-name="ro3">
          <table:table-cell table:style-name="ce13"/>
          <table:table-cell office:value-type="string" table:style-name="ce128">
            <text:p>2017-18</text:p>
          </table:table-cell>
          <table:table-cell office:value-type="float" office:value="17.1613617192858" table:style-name="ce153">
            <text:p>17.2</text:p>
          </table:table-cell>
          <table:table-cell office:value-type="float" office:value="36.770205973586492" table:style-name="ce153">
            <text:p>36.8</text:p>
          </table:table-cell>
          <table:table-cell office:value-type="float" office:value="35.105756926581527" table:style-name="ce153">
            <text:p>35.1</text:p>
          </table:table-cell>
          <table:table-cell office:value-type="float" office:value="38.068112426014181" table:style-name="ce153">
            <text:p>38.1</text:p>
          </table:table-cell>
          <table:table-cell office:value-type="float" office:value="36.881710505536603" table:style-name="ce153">
            <text:p>36.9</text:p>
          </table:table-cell>
          <table:table-cell table:style-name="ce153"/>
          <table:table-cell office:value-type="string" table:style-name="ce128">
            <text:p>2017-18</text:p>
          </table:table-cell>
          <table:table-cell office:value-type="float" office:value="18.426283635253007" table:style-name="ce153">
            <text:p>18.4</text:p>
          </table:table-cell>
          <table:table-cell office:value-type="float" office:value="45.330380384073493" table:style-name="ce153">
            <text:p>45.3</text:p>
          </table:table-cell>
          <table:table-cell office:value-type="float" office:value="38.525954893587055" table:style-name="ce153">
            <text:p>38.5</text:p>
          </table:table-cell>
          <table:table-cell office:value-type="float" office:value="41.023619851658609" table:style-name="ce153">
            <text:p>41.0</text:p>
          </table:table-cell>
          <table:table-cell office:value-type="float" office:value="40.023323127132166" table:style-name="ce153">
            <text:p>40.0</text:p>
          </table:table-cell>
          <table:table-cell table:number-columns-repeated="16370" table:style-name="ce13"/>
        </table:table-row>
        <table:table-row table:style-name="ro3">
          <table:table-cell table:style-name="ce13"/>
          <table:table-cell office:value-type="string" table:style-name="ce128">
            <text:p>2018-19</text:p>
          </table:table-cell>
          <table:table-cell office:value-type="float" office:value="17.733698438521898" table:style-name="ce153">
            <text:p>17.7</text:p>
          </table:table-cell>
          <table:table-cell office:value-type="float" office:value="37.302326082728001" table:style-name="ce153">
            <text:p>37.3</text:p>
          </table:table-cell>
          <table:table-cell office:value-type="float" office:value="33.7711372227064" table:style-name="ce153">
            <text:p>33.8</text:p>
          </table:table-cell>
          <table:table-cell office:value-type="float" office:value="35.5164830966186" table:style-name="ce153">
            <text:p>35.5</text:p>
          </table:table-cell>
          <table:table-cell office:value-type="float" office:value="34.815052165157901" table:style-name="ce153">
            <text:p>34.8</text:p>
          </table:table-cell>
          <table:table-cell table:style-name="ce153"/>
          <table:table-cell office:value-type="string" table:style-name="ce128">
            <text:p>2018-19</text:p>
          </table:table-cell>
          <table:table-cell office:value-type="float" office:value="19.147286046124599" table:style-name="ce153">
            <text:p>19.1</text:p>
          </table:table-cell>
          <table:table-cell office:value-type="float" office:value="45.265196744341701" table:style-name="ce153">
            <text:p>45.3</text:p>
          </table:table-cell>
          <table:table-cell office:value-type="float" office:value="37.262605763403897" table:style-name="ce153">
            <text:p>37.3</text:p>
          </table:table-cell>
          <table:table-cell office:value-type="float" office:value="39.2376071496886" table:style-name="ce153">
            <text:p>39.2</text:p>
          </table:table-cell>
          <table:table-cell office:value-type="float" office:value="38.4438807698779" table:style-name="ce153">
            <text:p>38.4</text:p>
          </table:table-cell>
          <table:table-cell table:number-columns-repeated="16370" table:style-name="ce13"/>
        </table:table-row>
        <table:table-row table:style-name="ro1">
          <table:table-cell table:style-name="ce2"/>
          <table:table-cell office:value-type="string" table:style-name="ce128">
            <text:p>2019-20</text:p>
          </table:table-cell>
          <table:table-cell office:value-type="float" office:value="17.8213552421951" table:style-name="ce153">
            <text:p>17.8</text:p>
          </table:table-cell>
          <table:table-cell office:value-type="float" office:value="36.548031225983998" table:style-name="ce153">
            <text:p>36.5</text:p>
          </table:table-cell>
          <table:table-cell office:value-type="float" office:value="34.459302701975503" table:style-name="ce153">
            <text:p>34.5</text:p>
          </table:table-cell>
          <table:table-cell office:value-type="float" office:value="34.244830904548103" table:style-name="ce153">
            <text:p>34.2</text:p>
          </table:table-cell>
          <table:table-cell office:value-type="float" office:value="34.330071594804501" table:style-name="ce153">
            <text:p>34.3</text:p>
          </table:table-cell>
          <table:table-cell table:style-name="ce153"/>
          <table:table-cell office:value-type="string" table:style-name="ce128">
            <text:p>2019-20</text:p>
          </table:table-cell>
          <table:table-cell office:value-type="float" office:value="19.312584990399401" table:style-name="ce153">
            <text:p>19.3</text:p>
          </table:table-cell>
          <table:table-cell office:value-type="float" office:value="43.511253741264603" table:style-name="ce153">
            <text:p>43.5</text:p>
          </table:table-cell>
          <table:table-cell office:value-type="float" office:value="37.910638082537801" table:style-name="ce153">
            <text:p>37.9</text:p>
          </table:table-cell>
          <table:table-cell office:value-type="float" office:value="37.3443119584214" table:style-name="ce153">
            <text:p>37.3</text:p>
          </table:table-cell>
          <table:table-cell office:value-type="float" office:value="37.569395304152302" table:style-name="ce153">
            <text:p>37.6</text:p>
          </table:table-cell>
          <table:table-cell table:number-columns-repeated="16370" table:style-name="ce2"/>
        </table:table-row>
        <table:table-row table:style-name="ro1">
          <table:table-cell table:style-name="ce135"/>
          <table:table-cell office:value-type="string" table:style-name="ce128">
            <text:p>2020-21</text:p>
          </table:table-cell>
          <table:table-cell office:value-type="float" office:value="17.725271253102164" table:style-name="ce153">
            <text:p>17.7</text:p>
          </table:table-cell>
          <table:table-cell office:value-type="float" office:value="37.414025692880486" table:style-name="ce153">
            <text:p>37.4</text:p>
          </table:table-cell>
          <table:table-cell office:value-type="float" office:value="33.728701131864611" table:style-name="ce153">
            <text:p>33.7</text:p>
          </table:table-cell>
          <table:table-cell office:value-type="float" office:value="37.054902884215146" table:style-name="ce153">
            <text:p>37.1</text:p>
          </table:table-cell>
          <table:table-cell office:value-type="float" office:value="35.746555220001561" table:style-name="ce153">
            <text:p>35.7</text:p>
          </table:table-cell>
          <table:table-cell table:style-name="ce153"/>
          <table:table-cell office:value-type="string" table:style-name="ce128">
            <text:p>2020-21</text:p>
          </table:table-cell>
          <table:table-cell office:value-type="float" office:value="18.474196306986332" table:style-name="ce153">
            <text:p>18.5</text:p>
          </table:table-cell>
          <table:table-cell office:value-type="float" office:value="41.769228350415425" table:style-name="ce153">
            <text:p>41.8</text:p>
          </table:table-cell>
          <table:table-cell office:value-type="float" office:value="35.438944023367021" table:style-name="ce153">
            <text:p>35.4</text:p>
          </table:table-cell>
          <table:table-cell office:value-type="float" office:value="39.735765806010988" table:style-name="ce153">
            <text:p>39.7</text:p>
          </table:table-cell>
          <table:table-cell office:value-type="float" office:value="38.04562877842644" table:style-name="ce153">
            <text:p>38.0</text:p>
          </table:table-cell>
          <table:table-cell table:number-columns-repeated="16370" table:style-name="ce2"/>
        </table:table-row>
        <table:table-row table:style-name="ro1">
          <table:table-cell table:style-name="ce135"/>
          <table:table-cell office:value-type="string" table:style-name="ce135">
            <text:p>2021-22</text:p>
          </table:table-cell>
          <table:table-cell office:value-type="float" office:value="21.6524246773619" table:style-name="ce154">
            <text:p>21.7</text:p>
          </table:table-cell>
          <table:table-cell office:value-type="float" office:value="38.3277269707378" table:style-name="ce154">
            <text:p>38.3</text:p>
          </table:table-cell>
          <table:table-cell office:value-type="float" office:value="32.963863844904601" table:style-name="ce154">
            <text:p>33.0</text:p>
          </table:table-cell>
          <table:table-cell office:value-type="float" office:value="37.117603442649802" table:style-name="ce154">
            <text:p>37.1</text:p>
          </table:table-cell>
          <table:table-cell office:value-type="float" office:value="35.500750224168499" table:style-name="ce154">
            <text:p>35.5</text:p>
          </table:table-cell>
          <table:table-cell table:style-name="ce136"/>
          <table:table-cell office:value-type="string" table:style-name="ce135">
            <text:p>2021-22</text:p>
          </table:table-cell>
          <table:table-cell office:value-type="float" office:value="23.212835296460479" table:style-name="ce154">
            <text:p>23.2</text:p>
          </table:table-cell>
          <table:table-cell office:value-type="float" office:value="43.864586233349883" table:style-name="ce154">
            <text:p>43.9</text:p>
          </table:table-cell>
          <table:table-cell office:value-type="float" office:value="38.081550530032366" table:style-name="ce154">
            <text:p>38.1</text:p>
          </table:table-cell>
          <table:table-cell office:value-type="float" office:value="40.512481176578781" table:style-name="ce154">
            <text:p>40.5</text:p>
          </table:table-cell>
          <table:table-cell office:value-type="float" office:value="39.566235523166498" table:style-name="ce154">
            <text:p>39.6</text:p>
          </table:table-cell>
          <table:table-cell table:number-columns-repeated="16370" table:style-name="ce2"/>
        </table:table-row>
        <table:table-row table:style-name="ro1">
          <table:table-cell table:style-name="ce135"/>
          <table:table-cell office:value-type="string" table:style-name="ce155">
            <text:p>2022-23</text:p>
          </table:table-cell>
          <table:table-cell office:value-type="float" office:value="17.831931880621259" table:style-name="ce156">
            <text:p>17.8</text:p>
          </table:table-cell>
          <table:table-cell office:value-type="float" office:value="37.111438645704688" table:style-name="ce156">
            <text:p>37.1</text:p>
          </table:table-cell>
          <table:table-cell office:value-type="float" office:value="31.228370691017222" table:style-name="ce156">
            <text:p>31.2</text:p>
          </table:table-cell>
          <table:table-cell office:value-type="float" office:value="35.225086995212848" table:style-name="ce156">
            <text:p>35.2</text:p>
          </table:table-cell>
          <table:table-cell office:value-type="float" office:value="33.698961226948114" table:style-name="ce156">
            <text:p>33.7</text:p>
          </table:table-cell>
          <table:table-cell table:style-name="ce157"/>
          <table:table-cell office:value-type="string" table:style-name="ce155">
            <text:p>2022-23</text:p>
          </table:table-cell>
          <table:table-cell office:value-type="float" office:value="18.737629738709558" table:style-name="ce156">
            <text:p>18.7</text:p>
          </table:table-cell>
          <table:table-cell office:value-type="float" office:value="45.745236250501911" table:style-name="ce156">
            <text:p>45.7</text:p>
          </table:table-cell>
          <table:table-cell office:value-type="float" office:value="34.282654251563052" table:style-name="ce156">
            <text:p>34.3</text:p>
          </table:table-cell>
          <table:table-cell office:value-type="float" office:value="38.013441361171971" table:style-name="ce156">
            <text:p>38.0</text:p>
          </table:table-cell>
          <table:table-cell office:value-type="float" office:value="36.588859301668109" table:style-name="ce156">
            <text:p>36.6</text:p>
          </table:table-cell>
          <table:table-cell table:number-columns-repeated="16370" table:style-name="ce2"/>
        </table:table-row>
        <table:table-row table:style-name="ro3">
          <table:table-cell table:style-name="ce13"/>
          <table:table-cell table:style-name="ce128"/>
          <table:table-cell table:number-columns-repeated="3" table:style-name="ce148"/>
          <table:table-cell table:style-name="ce149"/>
          <table:table-cell table:number-columns-repeated="2" table:style-name="ce150"/>
          <table:table-cell table:style-name="ce128"/>
          <table:table-cell table:number-columns-repeated="3" table:style-name="ce148"/>
          <table:table-cell table:style-name="ce149"/>
          <table:table-cell office:value-type="string" table:style-name="ce150">
            <text:p>sample size</text:p>
          </table:table-cell>
          <table:table-cell table:number-columns-repeated="16370" table:style-name="ce13"/>
        </table:table-row>
        <table:table-row table:style-name="ro3">
          <table:table-cell table:style-name="ce13"/>
          <table:table-cell table:style-name="ce128"/>
          <table:table-cell table:number-columns-repeated="3" table:style-name="ce148"/>
          <table:table-cell table:style-name="ce149"/>
          <table:table-cell table:number-columns-repeated="2" table:style-name="ce150"/>
          <table:table-cell table:style-name="ce128"/>
          <table:table-cell table:number-columns-repeated="3" table:style-name="ce148"/>
          <table:table-cell table:style-name="ce149"/>
          <table:table-cell table:style-name="ce150"/>
          <table:table-cell table:number-columns-repeated="16370" table:style-name="ce13"/>
        </table:table-row>
        <table:table-row table:style-name="ro3">
          <table:table-cell table:style-name="ce13"/>
          <table:table-cell office:value-type="string" table:style-name="ce108">
            <text:p>2010-11</text:p>
          </table:table-cell>
          <table:table-cell office:value-type="float" office:value="5842" table:style-name="ce151">
            <text:p><text:s/>5,842<text:s/></text:p>
          </table:table-cell>
          <table:table-cell office:value-type="float" office:value="2299" table:style-name="ce151">
            <text:p><text:s/>2,299<text:s/></text:p>
          </table:table-cell>
          <table:table-cell office:value-type="float" office:value="1456" table:style-name="ce151">
            <text:p><text:s/>1,456<text:s/></text:p>
          </table:table-cell>
          <table:table-cell office:value-type="float" office:value="1582" table:style-name="ce151">
            <text:p><text:s/>1,582<text:s/></text:p>
          </table:table-cell>
          <table:table-cell office:value-type="float" office:value="3038" table:style-name="ce151">
            <text:p><text:s/>3,038<text:s/></text:p>
          </table:table-cell>
          <table:table-cell table:style-name="ce151"/>
          <table:table-cell office:value-type="string" table:style-name="ce108">
            <text:p>2010-11</text:p>
          </table:table-cell>
          <table:table-cell office:value-type="float" office:value="5842" table:style-name="ce151">
            <text:p><text:s/>5,842<text:s/></text:p>
          </table:table-cell>
          <table:table-cell office:value-type="float" office:value="2299" table:style-name="ce151">
            <text:p><text:s/>2,299<text:s/></text:p>
          </table:table-cell>
          <table:table-cell office:value-type="float" office:value="1456" table:style-name="ce151">
            <text:p><text:s/>1,456<text:s/></text:p>
          </table:table-cell>
          <table:table-cell office:value-type="float" office:value="1582" table:style-name="ce151">
            <text:p><text:s/>1,582<text:s/></text:p>
          </table:table-cell>
          <table:table-cell office:value-type="float" office:value="3038" table:style-name="ce151">
            <text:p><text:s/>3,038<text:s/></text:p>
          </table:table-cell>
          <table:table-cell table:number-columns-repeated="16370" table:style-name="ce13"/>
        </table:table-row>
        <table:table-row table:style-name="ro3">
          <table:table-cell table:style-name="ce13"/>
          <table:table-cell office:value-type="string" table:style-name="ce128">
            <text:p>2011-12</text:p>
          </table:table-cell>
          <table:table-cell office:value-type="float" office:value="4212" table:style-name="ce151">
            <text:p><text:s/>4,212<text:s/></text:p>
          </table:table-cell>
          <table:table-cell office:value-type="float" office:value="1945" table:style-name="ce151">
            <text:p><text:s/>1,945<text:s/></text:p>
          </table:table-cell>
          <table:table-cell office:value-type="float" office:value="1520" table:style-name="ce151">
            <text:p><text:s/>1,520<text:s/></text:p>
          </table:table-cell>
          <table:table-cell office:value-type="float" office:value="1663" table:style-name="ce151">
            <text:p><text:s/>1,663<text:s/></text:p>
          </table:table-cell>
          <table:table-cell office:value-type="float" office:value="3183" table:style-name="ce151">
            <text:p><text:s/>3,183<text:s/></text:p>
          </table:table-cell>
          <table:table-cell table:style-name="ce151"/>
          <table:table-cell office:value-type="string" table:style-name="ce128">
            <text:p>2011-12</text:p>
          </table:table-cell>
          <table:table-cell office:value-type="float" office:value="4212" table:style-name="ce151">
            <text:p><text:s/>4,212<text:s/></text:p>
          </table:table-cell>
          <table:table-cell office:value-type="float" office:value="1945" table:style-name="ce151">
            <text:p><text:s/>1,945<text:s/></text:p>
          </table:table-cell>
          <table:table-cell office:value-type="float" office:value="1520" table:style-name="ce151">
            <text:p><text:s/>1,520<text:s/></text:p>
          </table:table-cell>
          <table:table-cell office:value-type="float" office:value="1663" table:style-name="ce151">
            <text:p><text:s/>1,663<text:s/></text:p>
          </table:table-cell>
          <table:table-cell office:value-type="float" office:value="3183" table:style-name="ce151">
            <text:p><text:s/>3,183<text:s/></text:p>
          </table:table-cell>
          <table:table-cell table:number-columns-repeated="16370" table:style-name="ce13"/>
        </table:table-row>
        <table:table-row table:style-name="ro3">
          <table:table-cell table:style-name="ce13"/>
          <table:table-cell office:value-type="string" table:style-name="ce128">
            <text:p>2012-13</text:p>
          </table:table-cell>
          <table:table-cell office:value-type="float" office:value="4045" table:style-name="ce151">
            <text:p><text:s/>4,045<text:s/></text:p>
          </table:table-cell>
          <table:table-cell office:value-type="float" office:value="1999" table:style-name="ce151">
            <text:p><text:s/>1,999<text:s/></text:p>
          </table:table-cell>
          <table:table-cell office:value-type="float" office:value="1518" table:style-name="ce151">
            <text:p><text:s/>1,518<text:s/></text:p>
          </table:table-cell>
          <table:table-cell office:value-type="float" office:value="1736" table:style-name="ce151">
            <text:p><text:s/>1,736<text:s/></text:p>
          </table:table-cell>
          <table:table-cell office:value-type="float" office:value="3254" table:style-name="ce151">
            <text:p><text:s/>3,254<text:s/></text:p>
          </table:table-cell>
          <table:table-cell table:style-name="ce151"/>
          <table:table-cell office:value-type="string" table:style-name="ce128">
            <text:p>2012-13</text:p>
          </table:table-cell>
          <table:table-cell office:value-type="float" office:value="4045" table:style-name="ce151">
            <text:p><text:s/>4,045<text:s/></text:p>
          </table:table-cell>
          <table:table-cell office:value-type="float" office:value="1999" table:style-name="ce151">
            <text:p><text:s/>1,999<text:s/></text:p>
          </table:table-cell>
          <table:table-cell office:value-type="float" office:value="1518" table:style-name="ce151">
            <text:p><text:s/>1,518<text:s/></text:p>
          </table:table-cell>
          <table:table-cell office:value-type="float" office:value="1736" table:style-name="ce151">
            <text:p><text:s/>1,736<text:s/></text:p>
          </table:table-cell>
          <table:table-cell office:value-type="float" office:value="3254" table:style-name="ce151">
            <text:p><text:s/>3,254<text:s/></text:p>
          </table:table-cell>
          <table:table-cell table:number-columns-repeated="16370" table:style-name="ce13"/>
        </table:table-row>
        <table:table-row table:style-name="ro3">
          <table:table-cell table:style-name="ce13"/>
          <table:table-cell office:value-type="string" table:style-name="ce128">
            <text:p>2013-14</text:p>
          </table:table-cell>
          <table:table-cell office:value-type="float" office:value="3691" table:style-name="ce151">
            <text:p><text:s/>3,691<text:s/></text:p>
          </table:table-cell>
          <table:table-cell office:value-type="float" office:value="1947" table:style-name="ce151">
            <text:p><text:s/>1,947<text:s/></text:p>
          </table:table-cell>
          <table:table-cell office:value-type="float" office:value="1457" table:style-name="ce151">
            <text:p><text:s/>1,457<text:s/></text:p>
          </table:table-cell>
          <table:table-cell office:value-type="float" office:value="1976" table:style-name="ce151">
            <text:p><text:s/>1,976<text:s/></text:p>
          </table:table-cell>
          <table:table-cell office:value-type="float" office:value="3433" table:style-name="ce151">
            <text:p><text:s/>3,433<text:s/></text:p>
          </table:table-cell>
          <table:table-cell table:style-name="ce151"/>
          <table:table-cell office:value-type="string" table:style-name="ce128">
            <text:p>2013-14</text:p>
          </table:table-cell>
          <table:table-cell office:value-type="float" office:value="3691" table:style-name="ce151">
            <text:p><text:s/>3,691<text:s/></text:p>
          </table:table-cell>
          <table:table-cell office:value-type="float" office:value="1947" table:style-name="ce151">
            <text:p><text:s/>1,947<text:s/></text:p>
          </table:table-cell>
          <table:table-cell office:value-type="float" office:value="1457" table:style-name="ce151">
            <text:p><text:s/>1,457<text:s/></text:p>
          </table:table-cell>
          <table:table-cell office:value-type="float" office:value="1976" table:style-name="ce151">
            <text:p><text:s/>1,976<text:s/></text:p>
          </table:table-cell>
          <table:table-cell office:value-type="float" office:value="3433" table:style-name="ce151">
            <text:p><text:s/>3,433<text:s/></text:p>
          </table:table-cell>
          <table:table-cell table:number-columns-repeated="16370" table:style-name="ce13"/>
        </table:table-row>
        <table:table-row table:style-name="ro3">
          <table:table-cell table:style-name="ce13"/>
          <table:table-cell office:value-type="string" table:style-name="ce128">
            <text:p>2014-15</text:p>
          </table:table-cell>
          <table:table-cell office:value-type="float" office:value="3618" table:style-name="ce151">
            <text:p><text:s/>3,618<text:s/></text:p>
          </table:table-cell>
          <table:table-cell office:value-type="float" office:value="1985" table:style-name="ce151">
            <text:p><text:s/>1,985<text:s/></text:p>
          </table:table-cell>
          <table:table-cell office:value-type="float" office:value="1442" table:style-name="ce151">
            <text:p><text:s/>1,442<text:s/></text:p>
          </table:table-cell>
          <table:table-cell office:value-type="float" office:value="1817" table:style-name="ce151">
            <text:p><text:s/>1,817<text:s/></text:p>
          </table:table-cell>
          <table:table-cell office:value-type="float" office:value="3259" table:style-name="ce151">
            <text:p><text:s/>3,259<text:s/></text:p>
          </table:table-cell>
          <table:table-cell table:style-name="ce151"/>
          <table:table-cell office:value-type="string" table:style-name="ce128">
            <text:p>2014-15</text:p>
          </table:table-cell>
          <table:table-cell office:value-type="float" office:value="3618" table:style-name="ce151">
            <text:p><text:s/>3,618<text:s/></text:p>
          </table:table-cell>
          <table:table-cell office:value-type="float" office:value="1985" table:style-name="ce151">
            <text:p><text:s/>1,985<text:s/></text:p>
          </table:table-cell>
          <table:table-cell office:value-type="float" office:value="1442" table:style-name="ce151">
            <text:p><text:s/>1,442<text:s/></text:p>
          </table:table-cell>
          <table:table-cell office:value-type="float" office:value="1817" table:style-name="ce151">
            <text:p><text:s/>1,817<text:s/></text:p>
          </table:table-cell>
          <table:table-cell office:value-type="float" office:value="3259" table:style-name="ce151">
            <text:p><text:s/>3,259<text:s/></text:p>
          </table:table-cell>
          <table:table-cell table:number-columns-repeated="16370" table:style-name="ce13"/>
        </table:table-row>
        <table:table-row table:style-name="ro3">
          <table:table-cell table:style-name="ce13"/>
          <table:table-cell office:value-type="string" table:style-name="ce128">
            <text:p>2015-16</text:p>
          </table:table-cell>
          <table:table-cell office:value-type="float" office:value="3439" table:style-name="ce151">
            <text:p><text:s/>3,439<text:s/></text:p>
          </table:table-cell>
          <table:table-cell office:value-type="float" office:value="1960" table:style-name="ce151">
            <text:p><text:s/>1,960<text:s/></text:p>
          </table:table-cell>
          <table:table-cell office:value-type="float" office:value="1536" table:style-name="ce151">
            <text:p><text:s/>1,536<text:s/></text:p>
          </table:table-cell>
          <table:table-cell office:value-type="float" office:value="2123" table:style-name="ce151">
            <text:p><text:s/>2,123<text:s/></text:p>
          </table:table-cell>
          <table:table-cell office:value-type="float" office:value="3659" table:style-name="ce151">
            <text:p><text:s/>3,659<text:s/></text:p>
          </table:table-cell>
          <table:table-cell table:style-name="ce151"/>
          <table:table-cell office:value-type="string" table:style-name="ce128">
            <text:p>2015-16</text:p>
          </table:table-cell>
          <table:table-cell office:value-type="float" office:value="3439" table:style-name="ce151">
            <text:p><text:s/>3,439<text:s/></text:p>
          </table:table-cell>
          <table:table-cell office:value-type="float" office:value="1960" table:style-name="ce151">
            <text:p><text:s/>1,960<text:s/></text:p>
          </table:table-cell>
          <table:table-cell office:value-type="float" office:value="1536" table:style-name="ce151">
            <text:p><text:s/>1,536<text:s/></text:p>
          </table:table-cell>
          <table:table-cell office:value-type="float" office:value="2123" table:style-name="ce151">
            <text:p><text:s/>2,123<text:s/></text:p>
          </table:table-cell>
          <table:table-cell office:value-type="float" office:value="3659" table:style-name="ce151">
            <text:p><text:s/>3,659<text:s/></text:p>
          </table:table-cell>
          <table:table-cell table:number-columns-repeated="16370" table:style-name="ce13"/>
        </table:table-row>
        <table:table-row table:style-name="ro3">
          <table:table-cell table:style-name="ce13"/>
          <table:table-cell office:value-type="string" table:style-name="ce128">
            <text:p>2016-17</text:p>
          </table:table-cell>
          <table:table-cell office:value-type="float" office:value="3237" table:style-name="ce151">
            <text:p><text:s/>3,237<text:s/></text:p>
          </table:table-cell>
          <table:table-cell office:value-type="float" office:value="2421" table:style-name="ce151">
            <text:p><text:s/>2,421<text:s/></text:p>
          </table:table-cell>
          <table:table-cell office:value-type="float" office:value="1275" table:style-name="ce151">
            <text:p><text:s/>1,275<text:s/></text:p>
          </table:table-cell>
          <table:table-cell office:value-type="float" office:value="1874" table:style-name="ce151">
            <text:p><text:s/>1,874<text:s/></text:p>
          </table:table-cell>
          <table:table-cell office:value-type="float" office:value="3149" table:style-name="ce151">
            <text:p><text:s/>3,149<text:s/></text:p>
          </table:table-cell>
          <table:table-cell table:style-name="ce151"/>
          <table:table-cell office:value-type="string" table:style-name="ce128">
            <text:p>2016-17</text:p>
          </table:table-cell>
          <table:table-cell office:value-type="float" office:value="3237" table:style-name="ce151">
            <text:p><text:s/>3,237<text:s/></text:p>
          </table:table-cell>
          <table:table-cell office:value-type="float" office:value="2421" table:style-name="ce151">
            <text:p><text:s/>2,421<text:s/></text:p>
          </table:table-cell>
          <table:table-cell office:value-type="float" office:value="1275" table:style-name="ce151">
            <text:p><text:s/>1,275<text:s/></text:p>
          </table:table-cell>
          <table:table-cell office:value-type="float" office:value="1874" table:style-name="ce151">
            <text:p><text:s/>1,874<text:s/></text:p>
          </table:table-cell>
          <table:table-cell office:value-type="float" office:value="3149" table:style-name="ce151">
            <text:p><text:s/>3,149<text:s/></text:p>
          </table:table-cell>
          <table:table-cell table:number-columns-repeated="16370" table:style-name="ce13"/>
        </table:table-row>
        <table:table-row table:style-name="ro3">
          <table:table-cell table:style-name="ce13"/>
          <table:table-cell office:value-type="string" table:style-name="ce128">
            <text:p>2017-18</text:p>
          </table:table-cell>
          <table:table-cell office:value-type="float" office:value="3236" table:style-name="ce151">
            <text:p><text:s/>3,236<text:s/></text:p>
          </table:table-cell>
          <table:table-cell office:value-type="float" office:value="2311" table:style-name="ce151">
            <text:p><text:s/>2,311<text:s/></text:p>
          </table:table-cell>
          <table:table-cell office:value-type="float" office:value="1545" table:style-name="ce151">
            <text:p><text:s/>1,545<text:s/></text:p>
          </table:table-cell>
          <table:table-cell office:value-type="float" office:value="2164" table:style-name="ce151">
            <text:p><text:s/>2,164<text:s/></text:p>
          </table:table-cell>
          <table:table-cell office:value-type="float" office:value="3709" table:style-name="ce151">
            <text:p><text:s/>3,709<text:s/></text:p>
          </table:table-cell>
          <table:table-cell table:style-name="ce151"/>
          <table:table-cell office:value-type="string" table:style-name="ce128">
            <text:p>2017-18</text:p>
          </table:table-cell>
          <table:table-cell office:value-type="float" office:value="3236" table:style-name="ce151">
            <text:p><text:s/>3,236<text:s/></text:p>
          </table:table-cell>
          <table:table-cell office:value-type="float" office:value="2311" table:style-name="ce151">
            <text:p><text:s/>2,311<text:s/></text:p>
          </table:table-cell>
          <table:table-cell office:value-type="float" office:value="1545" table:style-name="ce151">
            <text:p><text:s/>1,545<text:s/></text:p>
          </table:table-cell>
          <table:table-cell office:value-type="float" office:value="2164" table:style-name="ce151">
            <text:p><text:s/>2,164<text:s/></text:p>
          </table:table-cell>
          <table:table-cell office:value-type="float" office:value="3709" table:style-name="ce151">
            <text:p><text:s/>3,709<text:s/></text:p>
          </table:table-cell>
          <table:table-cell table:number-columns-repeated="16370" table:style-name="ce13"/>
        </table:table-row>
        <table:table-row table:style-name="ro3">
          <table:table-cell table:style-name="ce13"/>
          <table:table-cell office:value-type="string" table:style-name="ce128">
            <text:p>2018-19</text:p>
          </table:table-cell>
          <table:table-cell office:value-type="float" office:value="3260" table:style-name="ce158">
            <text:p><text:s/>3,260<text:s/></text:p>
          </table:table-cell>
          <table:table-cell office:value-type="float" office:value="2382" table:style-name="ce158">
            <text:p><text:s/>2,382<text:s/></text:p>
          </table:table-cell>
          <table:table-cell office:value-type="float" office:value="1429" table:style-name="ce158">
            <text:p><text:s/>1,429<text:s/></text:p>
          </table:table-cell>
          <table:table-cell office:value-type="float" office:value="2056" table:style-name="ce158">
            <text:p><text:s/>2,056<text:s/></text:p>
          </table:table-cell>
          <table:table-cell office:value-type="float" office:value="3485" table:style-name="ce158">
            <text:p><text:s/>3,485<text:s/></text:p>
          </table:table-cell>
          <table:table-cell table:style-name="ce158"/>
          <table:table-cell office:value-type="string" table:style-name="ce159">
            <text:p>2018-19</text:p>
          </table:table-cell>
          <table:table-cell office:value-type="float" office:value="3260" table:style-name="ce158">
            <text:p><text:s/>3,260<text:s/></text:p>
          </table:table-cell>
          <table:table-cell office:value-type="float" office:value="2382" table:style-name="ce158">
            <text:p><text:s/>2,382<text:s/></text:p>
          </table:table-cell>
          <table:table-cell office:value-type="float" office:value="1429" table:style-name="ce158">
            <text:p><text:s/>1,429<text:s/></text:p>
          </table:table-cell>
          <table:table-cell office:value-type="float" office:value="2056" table:style-name="ce158">
            <text:p><text:s/>2,056<text:s/></text:p>
          </table:table-cell>
          <table:table-cell office:value-type="float" office:value="3485" table:style-name="ce158">
            <text:p><text:s/>3,485<text:s/></text:p>
          </table:table-cell>
          <table:table-cell table:number-columns-repeated="16370" table:style-name="ce13"/>
        </table:table-row>
        <table:table-row table:style-name="ro1">
          <table:table-cell table:style-name="ce135"/>
          <table:table-cell office:value-type="string" table:style-name="ce128">
            <text:p>2019-20</text:p>
          </table:table-cell>
          <table:table-cell office:value-type="float" office:value="3286" table:style-name="ce158">
            <text:p><text:s/>3,286<text:s/></text:p>
          </table:table-cell>
          <table:table-cell office:value-type="float" office:value="2342" table:style-name="ce158">
            <text:p><text:s/>2,342<text:s/></text:p>
          </table:table-cell>
          <table:table-cell office:value-type="float" office:value="1444" table:style-name="ce158">
            <text:p><text:s/>1,444<text:s/></text:p>
          </table:table-cell>
          <table:table-cell office:value-type="float" office:value="1980" table:style-name="ce158">
            <text:p><text:s/>1,980<text:s/></text:p>
          </table:table-cell>
          <table:table-cell office:value-type="float" office:value="3424" table:style-name="ce158">
            <text:p><text:s/>3,424<text:s/></text:p>
          </table:table-cell>
          <table:table-cell table:style-name="ce158"/>
          <table:table-cell office:value-type="string" table:style-name="ce159">
            <text:p>2019-20</text:p>
          </table:table-cell>
          <table:table-cell office:value-type="float" office:value="3286" table:style-name="ce158">
            <text:p><text:s/>3,286<text:s/></text:p>
          </table:table-cell>
          <table:table-cell office:value-type="float" office:value="2342" table:style-name="ce158">
            <text:p><text:s/>2,342<text:s/></text:p>
          </table:table-cell>
          <table:table-cell office:value-type="float" office:value="1444" table:style-name="ce158">
            <text:p><text:s/>1,444<text:s/></text:p>
          </table:table-cell>
          <table:table-cell office:value-type="float" office:value="1980" table:style-name="ce158">
            <text:p><text:s/>1,980<text:s/></text:p>
          </table:table-cell>
          <table:table-cell office:value-type="float" office:value="3424" table:style-name="ce158">
            <text:p><text:s/>3,424<text:s/></text:p>
          </table:table-cell>
          <table:table-cell table:number-columns-repeated="16370" table:style-name="ce2"/>
        </table:table-row>
        <table:table-row table:style-name="ro1">
          <table:table-cell table:style-name="ce135"/>
          <table:table-cell office:value-type="string" table:style-name="ce128">
            <text:p>2020-21</text:p>
          </table:table-cell>
          <table:table-cell office:value-type="float" office:value="2230" table:style-name="ce158">
            <text:p><text:s/>2,230<text:s/></text:p>
          </table:table-cell>
          <table:table-cell office:value-type="float" office:value="868" table:style-name="ce158">
            <text:p><text:s/>868<text:s/></text:p>
          </table:table-cell>
          <table:table-cell office:value-type="float" office:value="311" table:style-name="ce158">
            <text:p><text:s/>311<text:s/></text:p>
          </table:table-cell>
          <table:table-cell office:value-type="float" office:value="495" table:style-name="ce158">
            <text:p><text:s/>495<text:s/></text:p>
          </table:table-cell>
          <table:table-cell office:value-type="float" office:value="806" table:style-name="ce158">
            <text:p><text:s/>806<text:s/></text:p>
          </table:table-cell>
          <table:table-cell table:style-name="ce158"/>
          <table:table-cell office:value-type="string" table:style-name="ce159">
            <text:p>2020-21</text:p>
          </table:table-cell>
          <table:table-cell office:value-type="float" office:value="2230" table:style-name="ce158">
            <text:p><text:s/>2,230<text:s/></text:p>
          </table:table-cell>
          <table:table-cell office:value-type="float" office:value="868" table:style-name="ce158">
            <text:p><text:s/>868<text:s/></text:p>
          </table:table-cell>
          <table:table-cell office:value-type="float" office:value="311" table:style-name="ce158">
            <text:p><text:s/>311<text:s/></text:p>
          </table:table-cell>
          <table:table-cell office:value-type="float" office:value="495" table:style-name="ce158">
            <text:p><text:s/>495<text:s/></text:p>
          </table:table-cell>
          <table:table-cell office:value-type="float" office:value="806" table:style-name="ce158">
            <text:p><text:s/>806<text:s/></text:p>
          </table:table-cell>
          <table:table-cell table:number-columns-repeated="16370" table:style-name="ce2"/>
        </table:table-row>
        <table:table-row table:style-name="ro1">
          <table:table-cell table:style-name="ce135"/>
          <table:table-cell office:value-type="string" table:style-name="ce128">
            <text:p>2021-22</text:p>
          </table:table-cell>
          <table:table-cell office:value-type="float" office:value="2556" table:style-name="ce158">
            <text:p><text:s/>2,556<text:s/></text:p>
          </table:table-cell>
          <table:table-cell office:value-type="float" office:value="1667" table:style-name="ce158">
            <text:p><text:s/>1,667<text:s/></text:p>
          </table:table-cell>
          <table:table-cell office:value-type="float" office:value="968" table:style-name="ce158">
            <text:p><text:s/>968<text:s/></text:p>
          </table:table-cell>
          <table:table-cell office:value-type="float" office:value="1427" table:style-name="ce158">
            <text:p><text:s/>1,427<text:s/></text:p>
          </table:table-cell>
          <table:table-cell office:value-type="float" office:value="2395" table:style-name="ce158">
            <text:p><text:s/>2,395<text:s/></text:p>
          </table:table-cell>
          <table:table-cell table:style-name="ce136"/>
          <table:table-cell office:value-type="string" table:style-name="ce128">
            <text:p>2021-22</text:p>
          </table:table-cell>
          <table:table-cell office:value-type="float" office:value="2556" table:style-name="ce158">
            <text:p><text:s/>2,556<text:s/></text:p>
          </table:table-cell>
          <table:table-cell office:value-type="float" office:value="1667" table:style-name="ce158">
            <text:p><text:s/>1,667<text:s/></text:p>
          </table:table-cell>
          <table:table-cell office:value-type="float" office:value="968" table:style-name="ce158">
            <text:p><text:s/>968<text:s/></text:p>
          </table:table-cell>
          <table:table-cell office:value-type="float" office:value="1427" table:style-name="ce158">
            <text:p><text:s/>1,427<text:s/></text:p>
          </table:table-cell>
          <table:table-cell office:value-type="float" office:value="2395" table:style-name="ce158">
            <text:p><text:s/>2,395<text:s/></text:p>
          </table:table-cell>
          <table:table-cell table:number-columns-repeated="16370" table:style-name="ce2"/>
        </table:table-row>
        <table:table-row table:style-name="ro1">
          <table:table-cell table:style-name="ce135"/>
          <table:table-cell office:value-type="string" table:style-name="ce160">
            <text:p>2022-23</text:p>
          </table:table-cell>
          <table:table-cell office:value-type="float" office:value="2047" table:style-name="ce161">
            <text:p><text:s/>2,047<text:s/></text:p>
          </table:table-cell>
          <table:table-cell office:value-type="float" office:value="2483" table:style-name="ce161">
            <text:p><text:s/>2,483<text:s/></text:p>
          </table:table-cell>
          <table:table-cell office:value-type="float" office:value="1406" table:style-name="ce161">
            <text:p><text:s/>1,406<text:s/></text:p>
          </table:table-cell>
          <table:table-cell office:value-type="float" office:value="2238" table:style-name="ce161">
            <text:p><text:s/>2,238<text:s/></text:p>
          </table:table-cell>
          <table:table-cell office:value-type="float" office:value="3644" table:style-name="ce161">
            <text:p><text:s/>3,644<text:s/></text:p>
          </table:table-cell>
          <table:table-cell table:style-name="ce157"/>
          <table:table-cell office:value-type="string" table:style-name="ce160">
            <text:p>2022-23</text:p>
          </table:table-cell>
          <table:table-cell office:value-type="float" office:value="2047" table:style-name="ce161">
            <text:p><text:s/>2,047<text:s/></text:p>
          </table:table-cell>
          <table:table-cell office:value-type="float" office:value="2483" table:style-name="ce161">
            <text:p><text:s/>2,483<text:s/></text:p>
          </table:table-cell>
          <table:table-cell office:value-type="float" office:value="1406" table:style-name="ce161">
            <text:p><text:s/>1,406<text:s/></text:p>
          </table:table-cell>
          <table:table-cell office:value-type="float" office:value="2238" table:style-name="ce161">
            <text:p><text:s/>2,238<text:s/></text:p>
          </table:table-cell>
          <table:table-cell office:value-type="float" office:value="3644" table:style-name="ce161">
            <text:p><text:s/>3,644<text:s/></text:p>
          </table:table-cell>
          <table:table-cell table:number-columns-repeated="16370" table:style-name="ce2"/>
        </table:table-row>
        <table:table-row table:style-name="ro3">
          <table:table-cell table:style-name="ce135"/>
          <table:table-cell office:value-type="string" table:number-columns-spanned="8" table:number-rows-spanned="1" table:style-name="ce171">
            <text:p>Notes:<text:s/></text:p>
          </table:table-cell>
          <table:covered-table-cell table:number-columns-repeated="7"/>
          <table:table-cell table:style-name="ce135"/>
          <table:table-cell table:style-name="ce163"/>
          <table:table-cell table:style-name="ce164"/>
          <table:table-cell table:style-name="ce139"/>
          <table:table-cell table:style-name="ce138"/>
          <table:table-cell table:number-columns-repeated="16370" table:style-name="ce2"/>
        </table:table-row>
        <table:table-row table:style-name="ro3">
          <table:table-cell table:style-name="ce165"/>
          <table:table-cell office:value-type="string" table:style-name="ce77">
            <text:p>1) excludes households without a mortgage (i.e. outright owners), those with part-mortgage and part-rent (i.e. shared owners) and zero rent households</text:p>
          </table:table-cell>
          <table:table-cell table:number-columns-repeated="3" table:style-name="ce166"/>
          <table:table-cell table:style-name="ce167"/>
          <table:table-cell table:number-columns-repeated="2" table:style-name="ce13"/>
          <table:table-cell table:style-name="ce166"/>
          <table:table-cell table:style-name="ce135"/>
          <table:table-cell table:number-columns-repeated="2" table:style-name="ce138"/>
          <table:table-cell table:style-name="ce139"/>
          <table:table-cell table:style-name="ce138"/>
          <table:table-cell table:number-columns-repeated="16370" table:style-name="ce2"/>
        </table:table-row>
        <table:table-row table:style-name="ro3">
          <table:table-cell table:style-name="ce168"/>
          <table:table-cell office:value-type="string" table:style-name="ce77">
            <text:p>2) includes income from all household members irrespective of whether or not they contribute to the rent or mortgage</text:p>
          </table:table-cell>
          <table:table-cell table:number-columns-repeated="4" table:style-name="ce166"/>
          <table:table-cell table:number-columns-repeated="2" table:style-name="ce13"/>
          <table:table-cell table:style-name="ce166"/>
          <table:table-cell table:style-name="ce135"/>
          <table:table-cell table:number-columns-repeated="2" table:style-name="ce138"/>
          <table:table-cell table:style-name="ce139"/>
          <table:table-cell table:style-name="ce138"/>
          <table:table-cell table:number-columns-repeated="16370" table:style-name="ce2"/>
        </table:table-row>
        <table:table-row table:style-name="ro3">
          <table:table-cell table:style-name="ce168"/>
          <table:table-cell office:value-type="string" table:style-name="ce169">
            <text:p>Source: English Housing Survey, full household sample</text:p>
          </table:table-cell>
          <table:table-cell table:number-columns-repeated="5" table:style-name="ce135"/>
          <table:table-cell table:style-name="ce136"/>
          <table:table-cell table:style-name="ce137"/>
          <table:table-cell table:style-name="ce135"/>
          <table:table-cell table:number-columns-repeated="2" table:style-name="ce138"/>
          <table:table-cell table:style-name="ce139"/>
          <table:table-cell table:style-name="ce138"/>
          <table:table-cell table:number-columns-repeated="16370" table:style-name="ce2"/>
        </table:table-row>
        <table:table-row table:style-name="ro1">
          <table:table-cell table:number-columns-repeated="7" table:style-name="ce168"/>
          <table:table-cell table:style-name="ce136"/>
          <table:table-cell table:style-name="ce137"/>
          <table:table-cell table:style-name="ce135"/>
          <table:table-cell table:number-columns-repeated="2" table:style-name="ce138"/>
          <table:table-cell table:style-name="ce139"/>
          <table:table-cell table:style-name="ce138"/>
          <table:table-cell table:number-columns-repeated="16370" table:style-name="ce2"/>
        </table:table-row>
        <table:table-row table:style-name="ro8">
          <table:table-cell table:style-name="ce168"/>
          <table:table-cell table:style-name="ce170"/>
          <table:table-cell table:number-columns-repeated="5" table:style-name="ce168"/>
          <table:table-cell table:style-name="ce136"/>
          <table:table-cell table:style-name="ce137"/>
          <table:table-cell table:number-columns-repeated="3" table:style-name="ce135"/>
          <table:table-cell table:style-name="ce139"/>
          <table:table-cell table:number-columns-repeated="16371" table:style-name="ce135"/>
        </table:table-row>
        <table:table-row table:number-rows-repeated="2" table:style-name="ro8">
          <table:table-cell table:number-columns-repeated="7" table:style-name="ce168"/>
          <table:table-cell table:style-name="ce136"/>
          <table:table-cell table:style-name="ce137"/>
          <table:table-cell table:number-columns-repeated="3" table:style-name="ce135"/>
          <table:table-cell table:style-name="ce139"/>
          <table:table-cell table:number-columns-repeated="16371" table:style-name="ce135"/>
        </table:table-row>
        <table:table-row table:number-rows-repeated="10" table:style-name="ro8">
          <table:table-cell table:number-columns-repeated="7" table:style-name="ce168"/>
          <table:table-cell table:style-name="ce135"/>
          <table:table-cell table:style-name="ce138"/>
          <table:table-cell table:number-columns-repeated="3" table:style-name="ce135"/>
          <table:table-cell table:style-name="ce139"/>
          <table:table-cell table:number-columns-repeated="16371" table:style-name="ce135"/>
        </table:table-row>
        <table:table-row table:style-name="ro8">
          <table:table-cell table:style-name="ce168"/>
          <table:table-cell table:style-name="ce135"/>
          <table:table-cell table:number-columns-repeated="5" table:style-name="ce168"/>
          <table:table-cell table:style-name="ce135"/>
          <table:table-cell table:style-name="ce138"/>
          <table:table-cell table:number-columns-repeated="3" table:style-name="ce135"/>
          <table:table-cell table:style-name="ce139"/>
          <table:table-cell table:number-columns-repeated="16371" table:style-name="ce135"/>
        </table:table-row>
        <table:table-row table:number-rows-repeated="18" table:style-name="ro8">
          <table:table-cell table:number-columns-repeated="7" table:style-name="ce168"/>
          <table:table-cell table:style-name="ce135"/>
          <table:table-cell table:style-name="ce138"/>
          <table:table-cell table:number-columns-repeated="3" table:style-name="ce135"/>
          <table:table-cell table:style-name="ce139"/>
          <table:table-cell table:number-columns-repeated="16371" table:style-name="ce135"/>
        </table:table-row>
        <table:table-row table:number-rows-repeated="4" table:style-name="ro8">
          <table:table-cell table:number-columns-repeated="7" table:style-name="ce168"/>
          <table:table-cell table:style-name="ce136"/>
          <table:table-cell table:style-name="ce138"/>
          <table:table-cell table:number-columns-repeated="3" table:style-name="ce135"/>
          <table:table-cell table:style-name="ce139"/>
          <table:table-cell table:number-columns-repeated="16371" table:style-name="ce135"/>
        </table:table-row>
        <table:table-row table:style-name="ro8">
          <table:table-cell table:number-columns-repeated="7" table:style-name="ce168"/>
          <table:table-cell table:style-name="ce137"/>
          <table:table-cell table:style-name="ce138"/>
          <table:table-cell table:number-columns-repeated="3" table:style-name="ce135"/>
          <table:table-cell table:style-name="ce139"/>
          <table:table-cell table:number-columns-repeated="16371" table:style-name="ce135"/>
        </table:table-row>
        <table:table-row table:number-rows-repeated="11" table:style-name="ro8">
          <table:table-cell table:number-columns-repeated="7" table:style-name="ce168"/>
          <table:table-cell table:style-name="ce136"/>
          <table:table-cell table:style-name="ce138"/>
          <table:table-cell table:number-columns-repeated="3" table:style-name="ce135"/>
          <table:table-cell table:style-name="ce139"/>
          <table:table-cell table:number-columns-repeated="16371" table:style-name="ce135"/>
        </table:table-row>
        <table:table-row table:number-rows-repeated="45" table:style-name="ro8">
          <table:table-cell table:number-columns-repeated="7" table:style-name="ce168"/>
          <table:table-cell table:style-name="ce135"/>
          <table:table-cell table:style-name="ce138"/>
          <table:table-cell table:number-columns-repeated="3" table:style-name="ce135"/>
          <table:table-cell table:style-name="ce139"/>
          <table:table-cell table:number-columns-repeated="16371" table:style-name="ce135"/>
        </table:table-row>
        <table:table-row table:number-rows-repeated="3" table:style-name="ro1">
          <table:table-cell table:style-name="ce2"/>
          <table:table-cell table:number-columns-repeated="6" table:style-name="ce168"/>
          <table:table-cell table:style-name="ce135"/>
          <table:table-cell table:style-name="ce138"/>
          <table:table-cell table:style-name="ce135"/>
          <table:table-cell table:number-columns-repeated="2" table:style-name="ce138"/>
          <table:table-cell table:style-name="ce139"/>
          <table:table-cell table:style-name="ce138"/>
          <table:table-cell table:number-columns-repeated="16370" table:style-name="ce2"/>
        </table:table-row>
        <table:table-row table:number-rows-repeated="13" table:style-name="ro1">
          <table:table-cell table:style-name="ce2"/>
          <table:table-cell table:number-columns-repeated="6" table:style-name="ce135"/>
          <table:table-cell table:style-name="ce136"/>
          <table:table-cell table:style-name="ce137"/>
          <table:table-cell table:style-name="ce135"/>
          <table:table-cell table:number-columns-repeated="2" table:style-name="ce138"/>
          <table:table-cell table:style-name="ce139"/>
          <table:table-cell table:style-name="ce138"/>
          <table:table-cell table:number-columns-repeated="16370" table:style-name="ce2"/>
        </table:table-row>
        <table:table-row table:number-rows-repeated="13" table:style-name="ro1">
          <table:table-cell table:number-columns-repeated="7" table:style-name="ce135"/>
          <table:table-cell table:style-name="ce136"/>
          <table:table-cell table:style-name="ce137"/>
          <table:table-cell table:style-name="ce135"/>
          <table:table-cell table:number-columns-repeated="2" table:style-name="ce138"/>
          <table:table-cell table:style-name="ce139"/>
          <table:table-cell table:style-name="ce138"/>
          <table:table-cell table:number-columns-repeated="2" table:style-name="ce135"/>
          <table:table-cell table:number-columns-repeated="16368" table:style-name="ce1"/>
        </table:table-row>
        <table:table-row table:number-rows-repeated="80" table:style-name="ro8">
          <table:table-cell table:number-columns-repeated="16384"/>
        </table:table-row>
        <table:table-row table:number-rows-repeated="3" table:style-name="ro1">
          <table:table-cell table:number-columns-repeated="7" table:style-name="ce135"/>
          <table:table-cell table:style-name="ce136"/>
          <table:table-cell table:style-name="ce137"/>
          <table:table-cell table:style-name="ce135"/>
          <table:table-cell table:number-columns-repeated="2" table:style-name="ce138"/>
          <table:table-cell table:style-name="ce139"/>
          <table:table-cell table:style-name="ce138"/>
          <table:table-cell table:number-columns-repeated="2" table:style-name="ce135"/>
          <table:table-cell table:number-columns-repeated="16368" table:style-name="ce1"/>
        </table:table-row>
        <table:table-row table:number-rows-repeated="3" table:style-name="ro1">
          <table:table-cell table:number-columns-repeated="7" table:style-name="ce2"/>
          <table:table-cell table:style-name="ce136"/>
          <table:table-cell table:style-name="ce137"/>
          <table:table-cell table:style-name="ce135"/>
          <table:table-cell table:number-columns-repeated="2" table:style-name="ce138"/>
          <table:table-cell table:style-name="ce139"/>
          <table:table-cell table:style-name="ce138"/>
          <table:table-cell table:number-columns-repeated="16370" table:style-name="ce2"/>
        </table:table-row>
        <table:table-row table:style-name="ro1">
          <table:table-cell table:number-columns-repeated="7" table:style-name="ce2"/>
          <table:table-cell table:style-name="ce136"/>
          <table:table-cell table:style-name="ce137"/>
          <table:table-cell table:number-columns-repeated="3" table:style-name="ce135"/>
          <table:table-cell table:style-name="ce139"/>
          <table:table-cell table:style-name="ce135"/>
          <table:table-cell table:number-columns-repeated="16370" table:style-name="ce2"/>
        </table:table-row>
        <table:table-row table:number-rows-repeated="2" table:style-name="ro1">
          <table:table-cell table:number-columns-repeated="7" table:style-name="ce2"/>
          <table:table-cell table:style-name="ce136"/>
          <table:table-cell table:style-name="ce137"/>
          <table:table-cell table:style-name="ce135"/>
          <table:table-cell table:number-columns-repeated="2" table:style-name="ce138"/>
          <table:table-cell table:style-name="ce139"/>
          <table:table-cell table:style-name="ce138"/>
          <table:table-cell table:number-columns-repeated="16370" table:style-name="ce2"/>
        </table:table-row>
        <table:table-row table:style-name="ro1">
          <table:table-cell table:number-columns-repeated="7" table:style-name="ce2"/>
          <table:table-cell table:style-name="ce135"/>
          <table:table-cell table:style-name="ce138"/>
          <table:table-cell table:style-name="ce135"/>
          <table:table-cell table:number-columns-repeated="2" table:style-name="ce138"/>
          <table:table-cell table:style-name="ce139"/>
          <table:table-cell table:style-name="ce138"/>
          <table:table-cell table:number-columns-repeated="16370" table:style-name="ce2"/>
        </table:table-row>
        <table:table-row table:number-rows-repeated="1048307" table:style-name="ro8">
          <table:table-cell table:number-columns-repeated="16384"/>
        </table:table-row>
        <table:named-expressions>
          <table:named-expression table:name="LABELS" table:expression="of:=[.#REF!]" table:base-cell-address="List_of_contents.$A$1"/>
          <table:named-range table:name="Print_Area" table:cell-range-address="AT2_5.$A$1:AT2_5.$P$57" table:base-cell-address="AT2_5.$A$1"/>
        </table:named-expressions>
      </table:table>
      <table:table table:name="AT2_6" table:style-name="ta3">
        <table:table-column table:style-name="co5" table:default-cell-style-name="ce135"/>
        <table:table-column table:style-name="co18" table:default-cell-style-name="ce135"/>
        <table:table-column table:style-name="co19" table:number-columns-repeated="2" table:default-cell-style-name="ce135"/>
        <table:table-column table:style-name="co20" table:default-cell-style-name="ce135"/>
        <table:table-column table:style-name="co16" table:default-cell-style-name="ce136"/>
        <table:table-column table:style-name="co16" table:default-cell-style-name="ce137"/>
        <table:table-column table:style-name="co14" table:default-cell-style-name="ce135"/>
        <table:table-column table:style-name="co17" table:default-cell-style-name="ce138"/>
        <table:table-column table:style-name="co21" table:default-cell-style-name="ce138"/>
        <table:table-column table:style-name="co22" table:default-cell-style-name="ce139"/>
        <table:table-column table:style-name="co22" table:default-cell-style-name="ce138"/>
        <table:table-column table:style-name="co5" table:number-columns-repeated="233" table:default-cell-style-name="ce135"/>
        <table:table-column table:style-name="co15" table:default-cell-style-name="ce135"/>
        <table:table-column table:style-name="co16" table:number-columns-repeated="8" table:default-cell-style-name="ce135"/>
        <table:table-column table:style-name="co17" table:number-columns-repeated="16130" table:default-cell-style-name="ce135"/>
        <table:table-row table:style-name="ro3">
          <table:table-cell table:style-name="ce2"/>
          <table:table-cell table:style-name="ce12"/>
          <table:table-cell table:number-columns-repeated="3" table:style-name="ce135"/>
          <table:table-cell table:style-name="ce136"/>
          <table:table-cell table:style-name="ce137"/>
          <table:table-cell table:style-name="ce135"/>
          <table:table-cell table:number-columns-repeated="2" table:style-name="ce138"/>
          <table:table-cell table:style-name="ce139"/>
          <table:table-cell table:style-name="ce138"/>
          <table:table-cell table:number-columns-repeated="2" table:style-name="ce135"/>
          <table:table-cell table:number-columns-repeated="16370" table:style-name="ce2"/>
        </table:table-row>
        <table:table-row table:style-name="ro2">
          <table:table-cell table:style-name="ce13"/>
          <table:table-cell office:value-type="string" table:style-name="ce172">
            <text:p>Annex Table 2.6: Number and proportion of households in mortgage arrears, 2011-12 to 2022-23</text:p>
          </table:table-cell>
          <table:table-cell table:number-columns-repeated="3" table:style-name="ce172"/>
          <table:table-cell table:number-columns-repeated="7" table:style-name="ce151"/>
          <table:table-cell table:style-name="ce140"/>
          <table:table-cell table:number-columns-repeated="16371" table:style-name="ce13"/>
        </table:table-row>
        <table:table-row table:style-name="ro1">
          <table:table-cell table:style-name="ce2"/>
          <table:table-cell table:number-columns-repeated="4" table:style-name="ce135"/>
          <table:table-cell table:number-columns-repeated="2" table:style-name="ce151"/>
          <table:table-cell table:number-columns-repeated="2" table:style-name="ce117"/>
          <table:table-cell table:number-columns-repeated="3" table:style-name="ce151"/>
          <table:table-cell table:number-columns-repeated="2" table:style-name="ce135"/>
          <table:table-cell table:number-columns-repeated="16370" table:style-name="ce2"/>
        </table:table-row>
        <table:table-row table:style-name="ro8">
          <table:table-cell table:style-name="ce141"/>
          <table:table-cell office:value-type="string" table:style-name="ce112">
            <text:p>all owner occupiers buying with a mortgage</text:p>
          </table:table-cell>
          <table:table-cell table:number-columns-repeated="3" table:style-name="ce141"/>
          <table:table-cell table:number-columns-repeated="2" table:style-name="ce151"/>
          <table:table-cell table:number-columns-repeated="2" table:style-name="ce117"/>
          <table:table-cell table:number-columns-repeated="3" table:style-name="ce151"/>
          <table:table-cell table:number-columns-repeated="16372" table:style-name="ce141"/>
        </table:table-row>
        <table:table-row table:style-name="ro15">
          <table:table-cell table:style-name="ce13"/>
          <table:table-cell table:style-name="ce146"/>
          <table:table-cell office:value-type="string" table:style-name="ce147">
            <text:p>thousands of households</text:p>
          </table:table-cell>
          <table:table-cell office:value-type="string" table:style-name="ce147">
            <text:p>percentages</text:p>
          </table:table-cell>
          <table:table-cell office:value-type="string" table:style-name="ce173">
            <text:p>sample size</text:p>
          </table:table-cell>
          <table:table-cell table:number-columns-repeated="2" table:style-name="ce151"/>
          <table:table-cell table:style-name="ce117"/>
          <table:table-cell table:style-name="ce167"/>
          <table:table-cell table:style-name="ce13"/>
          <table:table-cell table:number-columns-repeated="2" table:style-name="ce151"/>
          <table:table-cell table:number-columns-repeated="16372" table:style-name="ce13"/>
        </table:table-row>
        <table:table-row table:style-name="ro3">
          <table:table-cell table:style-name="ce13"/>
          <table:table-cell table:style-name="ce128"/>
          <table:table-cell table:number-columns-repeated="2" table:style-name="ce148"/>
          <table:table-cell table:style-name="ce149"/>
          <table:table-cell table:number-columns-repeated="2" table:style-name="ce151"/>
          <table:table-cell table:style-name="ce117"/>
          <table:table-cell office:value-type="string" table:style-name="ce117">
            <text:p/>
            <text:p/>
          </table:table-cell>
          <table:table-cell table:number-columns-repeated="5" table:style-name="ce151"/>
          <table:table-cell table:number-columns-repeated="16370" table:style-name="ce13"/>
        </table:table-row>
        <table:table-row table:style-name="ro3">
          <table:table-cell table:style-name="ce13"/>
          <table:table-cell office:value-type="string" table:style-name="ce128">
            <text:p>2011-12</text:p>
          </table:table-cell>
          <table:table-cell office:value-type="float" office:value="117.07003089928253" table:style-name="ce42">
            <text:p>117</text:p>
          </table:table-cell>
          <table:table-cell office:value-type="float" office:value="1.6329964306809754" table:style-name="ce174">
            <text:p>1.6</text:p>
          </table:table-cell>
          <table:table-cell office:value-type="float" office:value="4168" table:style-name="ce175">
            <text:p>4,168</text:p>
          </table:table-cell>
          <table:table-cell table:number-columns-repeated="2" table:style-name="ce13"/>
          <table:table-cell table:number-columns-repeated="2" table:style-name="ce117"/>
          <table:table-cell table:number-columns-repeated="5" table:style-name="ce151"/>
          <table:table-cell table:number-columns-repeated="16370" table:style-name="ce13"/>
        </table:table-row>
        <table:table-row table:style-name="ro3">
          <table:table-cell table:style-name="ce13"/>
          <table:table-cell office:value-type="string" table:style-name="ce128">
            <text:p>2012-13</text:p>
          </table:table-cell>
          <table:table-cell office:value-type="float" office:value="136.28080883211464" table:style-name="ce42">
            <text:p>136</text:p>
          </table:table-cell>
          <table:table-cell office:value-type="float" office:value="2.0146435002964322" table:style-name="ce174">
            <text:p>2.0</text:p>
          </table:table-cell>
          <table:table-cell office:value-type="float" office:value="3893" table:style-name="ce175">
            <text:p>3,893</text:p>
          </table:table-cell>
          <table:table-cell table:style-name="ce13"/>
          <table:table-cell table:style-name="ce151"/>
          <table:table-cell table:number-columns-repeated="2" table:style-name="ce117"/>
          <table:table-cell table:number-columns-repeated="16375" table:style-name="ce13"/>
        </table:table-row>
        <table:table-row table:style-name="ro3">
          <table:table-cell table:style-name="ce13"/>
          <table:table-cell office:value-type="string" table:style-name="ce128">
            <text:p>2013-14</text:p>
          </table:table-cell>
          <table:table-cell office:value-type="float" office:value="123.72119402726004" table:style-name="ce42">
            <text:p>124</text:p>
          </table:table-cell>
          <table:table-cell office:value-type="float" office:value="1.803848067364237" table:style-name="ce174">
            <text:p>1.8</text:p>
          </table:table-cell>
          <table:table-cell office:value-type="float" office:value="3732" table:style-name="ce175">
            <text:p>3,732</text:p>
          </table:table-cell>
          <table:table-cell table:style-name="ce13"/>
          <table:table-cell table:style-name="ce151"/>
          <table:table-cell table:number-columns-repeated="2" table:style-name="ce117"/>
          <table:table-cell table:number-columns-repeated="16375" table:style-name="ce13"/>
        </table:table-row>
        <table:table-row table:style-name="ro3">
          <table:table-cell table:style-name="ce13"/>
          <table:table-cell office:value-type="string" table:style-name="ce128">
            <text:p>2014-15</text:p>
          </table:table-cell>
          <table:table-cell office:value-type="float" office:value="71.862417950390537" table:style-name="ce42">
            <text:p>72</text:p>
          </table:table-cell>
          <table:table-cell office:value-type="float" office:value="1.0569395639135011" table:style-name="ce174">
            <text:p>1.1</text:p>
          </table:table-cell>
          <table:table-cell office:value-type="float" office:value="3655" table:style-name="ce175">
            <text:p>3,655</text:p>
          </table:table-cell>
          <table:table-cell table:style-name="ce13"/>
          <table:table-cell table:style-name="ce151"/>
          <table:table-cell table:number-columns-repeated="2" table:style-name="ce117"/>
          <table:table-cell table:number-columns-repeated="16375" table:style-name="ce13"/>
        </table:table-row>
        <table:table-row table:style-name="ro3">
          <table:table-cell table:style-name="ce13"/>
          <table:table-cell office:value-type="string" table:style-name="ce128">
            <text:p>2015-16</text:p>
          </table:table-cell>
          <table:table-cell office:value-type="float" office:value="51.172355377755622" table:style-name="ce42">
            <text:p>51</text:p>
          </table:table-cell>
          <table:table-cell office:value-type="float" office:value="0.78236456572393021" table:style-name="ce174">
            <text:p>0.8</text:p>
          </table:table-cell>
          <table:table-cell office:value-type="float" office:value="3503" table:style-name="ce175">
            <text:p>3,503</text:p>
          </table:table-cell>
          <table:table-cell table:style-name="ce13"/>
          <table:table-cell table:style-name="ce151"/>
          <table:table-cell table:number-columns-repeated="2" table:style-name="ce117"/>
          <table:table-cell table:number-columns-repeated="16375" table:style-name="ce13"/>
        </table:table-row>
        <table:table-row table:style-name="ro3">
          <table:table-cell table:style-name="ce13"/>
          <table:table-cell office:value-type="string" table:style-name="ce128">
            <text:p>2016-17</text:p>
          </table:table-cell>
          <table:table-cell office:value-type="float" office:value="29.744067767991574" table:style-name="ce42">
            <text:p>30</text:p>
          </table:table-cell>
          <table:table-cell office:value-type="float" office:value="0.45801276066264202" table:style-name="ce174">
            <text:p>0.5</text:p>
          </table:table-cell>
          <table:table-cell office:value-type="float" office:value="3276" table:style-name="ce175">
            <text:p>3,276</text:p>
          </table:table-cell>
          <table:table-cell table:style-name="ce13"/>
          <table:table-cell table:style-name="ce151"/>
          <table:table-cell table:number-columns-repeated="2" table:style-name="ce117"/>
          <table:table-cell table:number-columns-repeated="16375" table:style-name="ce13"/>
        </table:table-row>
        <table:table-row table:style-name="ro3">
          <table:table-cell table:style-name="ce13"/>
          <table:table-cell office:value-type="string" table:style-name="ce128">
            <text:p>2017-18</text:p>
          </table:table-cell>
          <table:table-cell office:value-type="float" office:value="58.807242995274812" table:style-name="ce42">
            <text:p>59</text:p>
          </table:table-cell>
          <table:table-cell office:value-type="float" office:value="0.86610757375997216" table:style-name="ce174">
            <text:p>0.9</text:p>
          </table:table-cell>
          <table:table-cell office:value-type="float" office:value="3279" table:style-name="ce175">
            <text:p>3,279</text:p>
          </table:table-cell>
          <table:table-cell table:style-name="ce13"/>
          <table:table-cell table:style-name="ce151"/>
          <table:table-cell table:number-columns-repeated="2" table:style-name="ce117"/>
          <table:table-cell table:number-columns-repeated="16375" table:style-name="ce13"/>
        </table:table-row>
        <table:table-row table:style-name="ro3">
          <table:table-cell table:style-name="ce13"/>
          <table:table-cell office:value-type="string" table:style-name="ce13">
            <text:p>2018-19</text:p>
          </table:table-cell>
          <table:table-cell office:value-type="float" office:value="43.533898340563745" table:style-name="ce176">
            <text:p>44</text:p>
          </table:table-cell>
          <table:table-cell office:value-type="float" office:value="0.63363467961129261" table:style-name="ce174">
            <text:p>0.6</text:p>
          </table:table-cell>
          <table:table-cell office:value-type="float" office:value="3306" table:style-name="ce175">
            <text:p>3,306</text:p>
          </table:table-cell>
          <table:table-cell table:style-name="ce13"/>
          <table:table-cell table:style-name="ce151"/>
          <table:table-cell table:number-columns-repeated="2" table:style-name="ce117"/>
          <table:table-cell table:number-columns-repeated="16375" table:style-name="ce13"/>
        </table:table-row>
        <table:table-row table:style-name="ro3">
          <table:table-cell table:style-name="ce13"/>
          <table:table-cell office:value-type="string" table:style-name="ce13">
            <text:p>2019-20</text:p>
          </table:table-cell>
          <table:table-cell office:value-type="float" office:value="35.476603157173571" table:style-name="ce176">
            <text:p>35</text:p>
          </table:table-cell>
          <table:table-cell office:value-type="float" office:value="0.50774264335846508" table:style-name="ce174">
            <text:p>0.5</text:p>
          </table:table-cell>
          <table:table-cell office:value-type="float" office:value="3352" table:style-name="ce175">
            <text:p>3,352</text:p>
          </table:table-cell>
          <table:table-cell table:style-name="ce13"/>
          <table:table-cell table:style-name="ce151"/>
          <table:table-cell table:number-columns-repeated="2" table:style-name="ce117"/>
          <table:table-cell table:number-columns-repeated="16375" table:style-name="ce13"/>
        </table:table-row>
        <table:table-row table:style-name="ro3">
          <table:table-cell table:style-name="ce13"/>
          <table:table-cell office:value-type="string" table:style-name="ce13">
            <text:p>2020-21</text:p>
          </table:table-cell>
          <table:table-cell office:value-type="float" office:value="66.501236920099487" table:style-name="ce176">
            <text:p>67</text:p>
          </table:table-cell>
          <table:table-cell office:value-type="float" office:value="0.93315721256757611" table:style-name="ce174">
            <text:p>0.9</text:p>
          </table:table-cell>
          <table:table-cell office:value-type="float" office:value="2265" table:style-name="ce175">
            <text:p>2,265</text:p>
          </table:table-cell>
          <table:table-cell table:style-name="ce13"/>
          <table:table-cell table:style-name="ce177"/>
          <table:table-cell table:style-name="ce178"/>
          <table:table-cell table:style-name="ce117"/>
          <table:table-cell table:number-columns-repeated="16375" table:style-name="ce13"/>
        </table:table-row>
        <table:table-row table:style-name="ro3">
          <table:table-cell table:style-name="ce13"/>
          <table:table-cell office:value-type="string" table:style-name="ce128">
            <text:p>2021-22</text:p>
          </table:table-cell>
          <table:table-cell office:value-type="float" office:value="51.958921650160825" table:style-name="ce42">
            <text:p>52</text:p>
          </table:table-cell>
          <table:table-cell office:value-type="float" office:value="0.73637870063227195" table:style-name="ce45">
            <text:p>0.7</text:p>
          </table:table-cell>
          <table:table-cell office:value-type="float" office:value="2612" table:style-name="ce175">
            <text:p>2,612</text:p>
          </table:table-cell>
          <table:table-cell table:style-name="ce13"/>
          <table:table-cell table:style-name="ce177"/>
          <table:table-cell table:style-name="ce178"/>
          <table:table-cell table:style-name="ce117"/>
          <table:table-cell table:number-columns-repeated="16375" table:style-name="ce13"/>
        </table:table-row>
        <table:table-row table:style-name="ro3">
          <table:table-cell table:style-name="ce13"/>
          <table:table-cell office:value-type="string" table:style-name="ce160">
            <text:p>2022-23</text:p>
          </table:table-cell>
          <table:table-cell office:value-type="float" office:value="33.539925008603596" table:style-name="ce179">
            <text:p>34</text:p>
          </table:table-cell>
          <table:table-cell office:value-type="float" office:value="0.47357768700386399" table:style-name="ce180">
            <text:p>0.5</text:p>
          </table:table-cell>
          <table:table-cell office:value-type="float" office:value="2107" table:style-name="ce181">
            <text:p>2,107</text:p>
          </table:table-cell>
          <table:table-cell table:style-name="ce13"/>
          <table:table-cell table:style-name="ce177"/>
          <table:table-cell table:style-name="ce178"/>
          <table:table-cell table:style-name="ce117"/>
          <table:table-cell table:number-columns-repeated="16375" table:style-name="ce13"/>
        </table:table-row>
        <table:table-row table:style-name="ro16">
          <table:table-cell table:style-name="ce165"/>
          <table:table-cell office:value-type="string" table:style-name="ce169">
            <text:p>Source: English Housing Survey, full household sample</text:p>
          </table:table-cell>
          <table:table-cell table:number-columns-repeated="3" table:style-name="ce135"/>
          <table:table-cell table:style-name="ce136"/>
          <table:table-cell table:style-name="ce137"/>
          <table:table-cell table:number-columns-repeated="2" table:style-name="ce117"/>
          <table:table-cell table:number-columns-repeated="16375" table:style-name="ce135"/>
        </table:table-row>
        <table:table-row table:number-rows-repeated="4" table:style-name="ro8">
          <table:table-cell table:number-columns-repeated="5" table:style-name="ce168"/>
          <table:table-cell table:style-name="ce136"/>
          <table:table-cell table:style-name="ce137"/>
          <table:table-cell table:number-columns-repeated="2" table:style-name="ce117"/>
          <table:table-cell table:number-columns-repeated="16375" table:style-name="ce135"/>
        </table:table-row>
        <table:table-row table:number-rows-repeated="5" table:style-name="ro8">
          <table:table-cell table:number-columns-repeated="5" table:style-name="ce168"/>
          <table:table-cell table:style-name="ce135"/>
          <table:table-cell table:style-name="ce138"/>
          <table:table-cell table:number-columns-repeated="16377" table:style-name="ce135"/>
        </table:table-row>
        <table:table-row table:style-name="ro1">
          <table:table-cell table:number-columns-repeated="5" table:style-name="ce168"/>
          <table:table-cell table:style-name="ce135"/>
          <table:table-cell table:style-name="ce138"/>
          <table:table-cell table:number-columns-repeated="8" table:style-name="ce135"/>
          <table:table-cell table:number-columns-repeated="16369" table:style-name="ce2"/>
        </table:table-row>
        <table:table-row table:style-name="ro8">
          <table:table-cell table:number-columns-repeated="5" table:style-name="ce168"/>
          <table:table-cell table:style-name="ce135"/>
          <table:table-cell table:style-name="ce138"/>
          <table:table-cell table:number-columns-repeated="16377" table:style-name="ce135"/>
        </table:table-row>
        <table:table-row table:number-rows-repeated="11" table:style-name="ro8">
          <table:table-cell table:number-columns-repeated="5" table:style-name="ce168"/>
          <table:table-cell table:style-name="ce135"/>
          <table:table-cell table:style-name="ce138"/>
          <table:table-cell table:number-columns-repeated="3" table:style-name="ce135"/>
          <table:table-cell table:style-name="ce139"/>
          <table:table-cell table:number-columns-repeated="16373" table:style-name="ce135"/>
        </table:table-row>
        <table:table-row table:style-name="ro8">
          <table:table-cell table:style-name="ce168"/>
          <table:table-cell table:style-name="ce135"/>
          <table:table-cell table:number-columns-repeated="3" table:style-name="ce168"/>
          <table:table-cell table:style-name="ce135"/>
          <table:table-cell table:style-name="ce138"/>
          <table:table-cell table:number-columns-repeated="3" table:style-name="ce135"/>
          <table:table-cell table:style-name="ce139"/>
          <table:table-cell table:number-columns-repeated="16373" table:style-name="ce135"/>
        </table:table-row>
        <table:table-row table:number-rows-repeated="10" table:style-name="ro8">
          <table:table-cell table:number-columns-repeated="5" table:style-name="ce168"/>
          <table:table-cell table:style-name="ce135"/>
          <table:table-cell table:style-name="ce138"/>
          <table:table-cell table:number-columns-repeated="3" table:style-name="ce135"/>
          <table:table-cell table:style-name="ce139"/>
          <table:table-cell table:number-columns-repeated="16373" table:style-name="ce135"/>
        </table:table-row>
        <table:table-row table:number-rows-repeated="4" table:style-name="ro8">
          <table:table-cell table:number-columns-repeated="5" table:style-name="ce168"/>
          <table:table-cell table:style-name="ce136"/>
          <table:table-cell table:style-name="ce138"/>
          <table:table-cell table:number-columns-repeated="3" table:style-name="ce135"/>
          <table:table-cell table:style-name="ce139"/>
          <table:table-cell table:number-columns-repeated="16373" table:style-name="ce135"/>
        </table:table-row>
        <table:table-row table:style-name="ro8">
          <table:table-cell table:number-columns-repeated="5" table:style-name="ce168"/>
          <table:table-cell table:style-name="ce137"/>
          <table:table-cell table:style-name="ce138"/>
          <table:table-cell table:number-columns-repeated="3" table:style-name="ce135"/>
          <table:table-cell table:style-name="ce139"/>
          <table:table-cell table:number-columns-repeated="16373" table:style-name="ce135"/>
        </table:table-row>
        <table:table-row table:number-rows-repeated="11" table:style-name="ro8">
          <table:table-cell table:number-columns-repeated="5" table:style-name="ce168"/>
          <table:table-cell table:style-name="ce136"/>
          <table:table-cell table:style-name="ce138"/>
          <table:table-cell table:number-columns-repeated="3" table:style-name="ce135"/>
          <table:table-cell table:style-name="ce139"/>
          <table:table-cell table:number-columns-repeated="16373" table:style-name="ce135"/>
        </table:table-row>
        <table:table-row table:number-rows-repeated="48" table:style-name="ro8">
          <table:table-cell table:number-columns-repeated="5" table:style-name="ce168"/>
          <table:table-cell table:style-name="ce135"/>
          <table:table-cell table:style-name="ce138"/>
          <table:table-cell table:number-columns-repeated="3" table:style-name="ce135"/>
          <table:table-cell table:style-name="ce139"/>
          <table:table-cell table:number-columns-repeated="16373" table:style-name="ce135"/>
        </table:table-row>
        <table:table-row table:number-rows-repeated="29" table:style-name="ro1">
          <table:table-cell table:number-columns-repeated="5" table:style-name="ce135"/>
          <table:table-cell table:style-name="ce136"/>
          <table:table-cell table:style-name="ce137"/>
          <table:table-cell table:style-name="ce135"/>
          <table:table-cell table:number-columns-repeated="2" table:style-name="ce138"/>
          <table:table-cell table:style-name="ce139"/>
          <table:table-cell table:style-name="ce138"/>
          <table:table-cell table:number-columns-repeated="16372" table:style-name="ce2"/>
        </table:table-row>
        <table:table-row table:number-rows-repeated="80" table:style-name="ro8">
          <table:table-cell table:number-columns-repeated="16384"/>
        </table:table-row>
        <table:table-row table:number-rows-repeated="6" table:style-name="ro1">
          <table:table-cell table:number-columns-repeated="5" table:style-name="ce2"/>
          <table:table-cell table:style-name="ce136"/>
          <table:table-cell table:style-name="ce137"/>
          <table:table-cell table:style-name="ce135"/>
          <table:table-cell table:number-columns-repeated="2" table:style-name="ce138"/>
          <table:table-cell table:style-name="ce139"/>
          <table:table-cell table:style-name="ce138"/>
          <table:table-cell table:number-columns-repeated="16372" table:style-name="ce2"/>
        </table:table-row>
        <table:table-row table:style-name="ro8">
          <table:table-cell table:number-columns-repeated="5"/>
          <table:table-cell table:style-name="ce135"/>
          <table:table-cell table:style-name="ce138"/>
          <table:table-cell table:number-columns-repeated="3" table:style-name="ce135"/>
          <table:table-cell table:style-name="ce139"/>
          <table:table-cell table:number-columns-repeated="16373" table:style-name="ce135"/>
        </table:table-row>
        <table:table-row table:number-rows-repeated="1048344" table:style-name="ro8">
          <table:table-cell table:number-columns-repeated="16384"/>
        </table:table-row>
        <table:named-expressions>
          <table:named-expression table:name="e" table:expression="of:=[.#REF!]" table:base-cell-address="List_of_contents.$A$1"/>
          <table:named-expression table:name="LABELS" table:expression="of:=[.#REF!]" table:base-cell-address="List_of_contents.$A$1"/>
          <table:named-range table:name="Print_Area" table:cell-range-address="AT2_6.$A$1:AT2_6.$K$20" table:base-cell-address="AT2_6.$A$1"/>
        </table:named-expressions>
      </table:table>
      <table:table table:name="AT2_7" table:style-name="ta1">
        <table:table-column table:style-name="co5" table:default-cell-style-name="ce135"/>
        <table:table-column table:style-name="co23" table:default-cell-style-name="ce135"/>
        <table:table-column table:style-name="co22" table:default-cell-style-name="ce138"/>
        <table:table-column table:style-name="co5" table:number-columns-repeated="5" table:default-cell-style-name="ce135"/>
        <table:table-column table:style-name="co24" table:default-cell-style-name="ce135"/>
        <table:table-column table:style-name="co5" table:number-columns-repeated="228" table:default-cell-style-name="ce135"/>
        <table:table-column table:style-name="co15" table:default-cell-style-name="ce135"/>
        <table:table-column table:style-name="co16" table:number-columns-repeated="8" table:default-cell-style-name="ce135"/>
        <table:table-column table:style-name="co17" table:number-columns-repeated="16138" table:default-cell-style-name="ce135"/>
        <table:table-row table:style-name="ro3">
          <table:table-cell table:style-name="ce2"/>
          <table:table-cell table:style-name="ce135"/>
          <table:table-cell table:style-name="ce138"/>
          <table:table-cell table:number-columns-repeated="9" table:style-name="ce135"/>
          <table:table-cell table:number-columns-repeated="16372" table:style-name="ce2"/>
        </table:table-row>
        <table:table-row table:style-name="ro2">
          <table:table-cell table:style-name="ce13"/>
          <table:table-cell office:value-type="string" table:style-name="ce172">
            <text:p>Annex Table 2.7: Number and proportion of households in rent arrears, by tenure, 2011-12 to 2016-17 and 2019-20 to 2022-23</text:p>
          </table:table-cell>
          <table:table-cell table:style-name="ce151"/>
          <table:table-cell table:style-name="ce140"/>
          <table:table-cell table:number-columns-repeated="16380" table:style-name="ce13"/>
        </table:table-row>
        <table:table-row table:style-name="ro1">
          <table:table-cell table:style-name="ce2"/>
          <table:table-cell table:number-columns-repeated="2" table:style-name="ce151"/>
          <table:table-cell table:number-columns-repeated="9" table:style-name="ce141"/>
          <table:table-cell table:number-columns-repeated="16372" table:style-name="ce2"/>
        </table:table-row>
        <table:table-row table:style-name="ro8">
          <table:table-cell table:style-name="ce141"/>
          <table:table-cell office:value-type="string" table:style-name="ce182">
            <text:p>all renters paying rent<text:s/></text:p>
          </table:table-cell>
          <table:table-cell table:number-columns-repeated="4" table:style-name="ce183"/>
          <table:table-cell table:number-columns-repeated="6" table:style-name="ce13"/>
          <table:table-cell table:number-columns-repeated="16372" table:style-name="ce141"/>
        </table:table-row>
        <table:table-row table:style-name="ro8">
          <table:table-cell table:style-name="ce13"/>
          <table:table-cell table:style-name="ce184"/>
          <table:table-cell office:value-type="string" table:style-name="ce185">
            <text:p>2011-12</text:p>
          </table:table-cell>
          <table:table-cell office:value-type="string" table:style-name="ce185">
            <text:p>2012-13</text:p>
          </table:table-cell>
          <table:table-cell office:value-type="string" table:style-name="ce185">
            <text:p>2013-14</text:p>
          </table:table-cell>
          <table:table-cell office:value-type="string" table:style-name="ce185">
            <text:p>2014-15</text:p>
          </table:table-cell>
          <table:table-cell office:value-type="string" table:style-name="ce185">
            <text:p>2015-16</text:p>
          </table:table-cell>
          <table:table-cell office:value-type="string" table:style-name="ce185">
            <text:p>2016-17</text:p>
          </table:table-cell>
          <table:table-cell table:style-name="ce185"/>
          <table:table-cell office:value-type="string" table:style-name="ce185">
            <text:p>2019-20</text:p>
          </table:table-cell>
          <table:table-cell office:value-type="string" table:style-name="ce185">
            <text:p>2020-21</text:p>
          </table:table-cell>
          <table:table-cell office:value-type="string" table:style-name="ce185">
            <text:p>2021-22</text:p>
          </table:table-cell>
          <table:table-cell office:value-type="string" table:style-name="ce185">
            <text:p>2022-23</text:p>
          </table:table-cell>
          <table:table-cell table:number-columns-repeated="16371" table:style-name="ce13"/>
        </table:table-row>
        <table:table-row table:style-name="ro3">
          <table:table-cell table:style-name="ce13"/>
          <table:table-cell table:style-name="ce13"/>
          <table:table-cell table:style-name="ce186"/>
          <table:table-cell table:number-columns-repeated="4" table:style-name="ce13"/>
          <table:table-cell table:number-columns-repeated="2" table:style-name="ce187"/>
          <table:table-cell table:number-columns-repeated="2" table:style-name="ce188"/>
          <table:table-cell table:style-name="ce13"/>
          <table:table-cell office:value-type="string" table:style-name="ce188">
            <text:p>thousands of households</text:p>
          </table:table-cell>
          <table:table-cell table:number-columns-repeated="16371" table:style-name="ce13"/>
        </table:table-row>
        <table:table-row table:style-name="ro3">
          <table:table-cell table:style-name="ce13"/>
          <table:table-cell office:value-type="string" table:style-name="ce30">
            <text:p>private renters</text:p>
          </table:table-cell>
          <table:table-cell table:number-columns-repeated="7" table:style-name="ce186"/>
          <table:table-cell table:number-columns-repeated="3" table:style-name="ce149"/>
          <table:table-cell table:number-columns-repeated="16372" table:style-name="ce13"/>
        </table:table-row>
        <table:table-row table:style-name="ro3">
          <table:table-cell table:style-name="ce13"/>
          <table:table-cell office:value-type="string" table:style-name="ce189">
            <text:p>currently in arrears<text:s/></text:p>
          </table:table-cell>
          <table:table-cell office:value-type="float" office:value="164.96154426042199" table:style-name="ce66">
            <text:p>165</text:p>
          </table:table-cell>
          <table:table-cell office:value-type="float" office:value="126.420640259294" table:style-name="ce66">
            <text:p>126</text:p>
          </table:table-cell>
          <table:table-cell office:value-type="float" office:value="161.730989633436" table:style-name="ce66">
            <text:p>162</text:p>
          </table:table-cell>
          <table:table-cell office:value-type="float" office:value="168.684308549647" table:style-name="ce66">
            <text:p>169</text:p>
          </table:table-cell>
          <table:table-cell office:value-type="float" office:value="164.948533118087" table:style-name="ce66">
            <text:p>165</text:p>
          </table:table-cell>
          <table:table-cell office:value-type="float" office:value="162.872497596237" table:style-name="ce66">
            <text:p>163</text:p>
          </table:table-cell>
          <table:table-cell table:style-name="ce66"/>
          <table:table-cell office:value-type="float" office:value="109.158862212608" table:style-name="ce66">
            <text:p>109</text:p>
          </table:table-cell>
          <table:table-cell office:value-type="float" office:value="154.7084995778356" table:style-name="ce66">
            <text:p>155</text:p>
          </table:table-cell>
          <table:table-cell office:value-type="float" office:value="134.80599529473864" table:style-name="ce66">
            <text:p>135</text:p>
          </table:table-cell>
          <table:table-cell office:value-type="float" office:value="74.467139174734697" table:style-name="ce66">
            <text:p>74</text:p>
          </table:table-cell>
          <table:table-cell table:number-columns-repeated="16371" table:style-name="ce13"/>
        </table:table-row>
        <table:table-row table:style-name="ro3">
          <table:table-cell table:style-name="ce13"/>
          <table:table-cell office:value-type="string" table:style-name="ce189">
            <text:p>have been in arrears</text:p>
          </table:table-cell>
          <table:table-cell office:value-type="float" office:value="191.335395541682" table:style-name="ce66">
            <text:p>191</text:p>
          </table:table-cell>
          <table:table-cell office:value-type="float" office:value="174.03914840846201" table:style-name="ce66">
            <text:p>174</text:p>
          </table:table-cell>
          <table:table-cell office:value-type="float" office:value="191.44962090714901" table:style-name="ce66">
            <text:p>191</text:p>
          </table:table-cell>
          <table:table-cell office:value-type="float" office:value="179.863364976724" table:style-name="ce66">
            <text:p>180</text:p>
          </table:table-cell>
          <table:table-cell office:value-type="float" office:value="211.089030717523" table:style-name="ce66">
            <text:p>211</text:p>
          </table:table-cell>
          <table:table-cell office:value-type="float" office:value="229.395265920795" table:style-name="ce66">
            <text:p>229</text:p>
          </table:table-cell>
          <table:table-cell table:style-name="ce66"/>
          <table:table-cell office:value-type="float" office:value="202.801378325549" table:style-name="ce190">
            <text:p>203</text:p>
          </table:table-cell>
          <table:table-cell office:value-type="float" office:value="155.00005087181512" table:style-name="ce190">
            <text:p>155</text:p>
          </table:table-cell>
          <table:table-cell office:value-type="float" office:value="191.89983541127324" table:style-name="ce190">
            <text:p>192</text:p>
          </table:table-cell>
          <table:table-cell office:value-type="float" office:value="154.10920292241491" table:style-name="ce66">
            <text:p>154</text:p>
          </table:table-cell>
          <table:table-cell table:number-columns-repeated="16371" table:style-name="ce13"/>
        </table:table-row>
        <table:table-row table:style-name="ro3">
          <table:table-cell table:style-name="ce13"/>
          <table:table-cell office:value-type="string" table:style-name="ce191">
            <text:p>all arrears in last year</text:p>
          </table:table-cell>
          <table:table-cell office:value-type="float" office:value="356.29693980210396" table:style-name="ce192">
            <text:p>356</text:p>
          </table:table-cell>
          <table:table-cell office:value-type="float" office:value="300.45978866775607" table:style-name="ce192">
            <text:p>300</text:p>
          </table:table-cell>
          <table:table-cell office:value-type="float" office:value="353.18061054058529" table:style-name="ce192">
            <text:p>353</text:p>
          </table:table-cell>
          <table:table-cell office:value-type="float" office:value="348.54767352637066" table:style-name="ce192">
            <text:p>349</text:p>
          </table:table-cell>
          <table:table-cell office:value-type="float" office:value="376.03756383560966" table:style-name="ce192">
            <text:p>376</text:p>
          </table:table-cell>
          <table:table-cell office:value-type="float" office:value="392.26776351703222" table:style-name="ce192">
            <text:p>392</text:p>
          </table:table-cell>
          <table:table-cell table:style-name="ce192"/>
          <table:table-cell office:value-type="float" office:value="311.9602405381566" table:style-name="ce192">
            <text:p>312</text:p>
          </table:table-cell>
          <table:table-cell office:value-type="float" office:value="309.70855044965072" table:style-name="ce192">
            <text:p>310</text:p>
          </table:table-cell>
          <table:table-cell office:value-type="float" office:value="326.70583070601197" table:style-name="ce192">
            <text:p>327</text:p>
          </table:table-cell>
          <table:table-cell office:value-type="float" office:value="228.57634209714962" table:style-name="ce176">
            <text:p>229</text:p>
          </table:table-cell>
          <table:table-cell table:number-columns-repeated="16371" table:style-name="ce13"/>
        </table:table-row>
        <table:table-row table:style-name="ro3">
          <table:table-cell table:style-name="ce13"/>
          <table:table-cell table:style-name="ce22"/>
          <table:table-cell table:number-columns-repeated="11" table:style-name="ce66"/>
          <table:table-cell table:number-columns-repeated="16371" table:style-name="ce13"/>
        </table:table-row>
        <table:table-row table:style-name="ro3">
          <table:table-cell table:style-name="ce13"/>
          <table:table-cell office:value-type="string" table:style-name="ce22">
            <text:p>local authority</text:p>
          </table:table-cell>
          <table:table-cell table:number-columns-repeated="11" table:style-name="ce66"/>
          <table:table-cell table:number-columns-repeated="16371" table:style-name="ce13"/>
        </table:table-row>
        <table:table-row table:style-name="ro3">
          <table:table-cell table:style-name="ce13"/>
          <table:table-cell office:value-type="string" table:style-name="ce189">
            <text:p>currently in arrears<text:s/></text:p>
          </table:table-cell>
          <table:table-cell office:value-type="float" office:value="135.93575197059999" table:style-name="ce66">
            <text:p>136</text:p>
          </table:table-cell>
          <table:table-cell office:value-type="float" office:value="143.33891401452399" table:style-name="ce66">
            <text:p>143</text:p>
          </table:table-cell>
          <table:table-cell office:value-type="float" office:value="177.63261858173601" table:style-name="ce66">
            <text:p>178</text:p>
          </table:table-cell>
          <table:table-cell office:value-type="float" office:value="158.817889809902" table:style-name="ce66">
            <text:p>159</text:p>
          </table:table-cell>
          <table:table-cell office:value-type="float" office:value="129.42112098717999" table:style-name="ce66">
            <text:p>129</text:p>
          </table:table-cell>
          <table:table-cell office:value-type="float" office:value="112.78770793487899" table:style-name="ce66">
            <text:p>113</text:p>
          </table:table-cell>
          <table:table-cell table:style-name="ce66"/>
          <table:table-cell office:value-type="float" office:value="139.859247648744" table:style-name="ce66">
            <text:p>140</text:p>
          </table:table-cell>
          <table:table-cell office:value-type="float" office:value="133.02853880201079" table:style-name="ce66">
            <text:p>133</text:p>
          </table:table-cell>
          <table:table-cell office:value-type="float" office:value="151.70011941134047" table:style-name="ce66">
            <text:p>152</text:p>
          </table:table-cell>
          <table:table-cell office:value-type="float" office:value="135.79206723401231" table:style-name="ce66">
            <text:p>136</text:p>
          </table:table-cell>
          <table:table-cell table:number-columns-repeated="16371" table:style-name="ce13"/>
        </table:table-row>
        <table:table-row table:style-name="ro3">
          <table:table-cell table:style-name="ce13"/>
          <table:table-cell office:value-type="string" table:style-name="ce189">
            <text:p>have been in arrears</text:p>
          </table:table-cell>
          <table:table-cell office:value-type="float" office:value="113.953229125973" table:style-name="ce66">
            <text:p>114</text:p>
          </table:table-cell>
          <table:table-cell office:value-type="float" office:value="157.754807061577" table:style-name="ce66">
            <text:p>158</text:p>
          </table:table-cell>
          <table:table-cell office:value-type="float" office:value="157.21102711795001" table:style-name="ce66">
            <text:p>157</text:p>
          </table:table-cell>
          <table:table-cell office:value-type="float" office:value="156.18998449717" table:style-name="ce66">
            <text:p>156</text:p>
          </table:table-cell>
          <table:table-cell office:value-type="float" office:value="164.33685177700201" table:style-name="ce66">
            <text:p>164</text:p>
          </table:table-cell>
          <table:table-cell office:value-type="float" office:value="140.14945578328999" table:style-name="ce66">
            <text:p>140</text:p>
          </table:table-cell>
          <table:table-cell table:style-name="ce66"/>
          <table:table-cell office:value-type="float" office:value="167.623175726971" table:style-name="ce66">
            <text:p>168</text:p>
          </table:table-cell>
          <table:table-cell office:value-type="float" office:value="104.89076267349185" table:style-name="ce66">
            <text:p>105</text:p>
          </table:table-cell>
          <table:table-cell office:value-type="float" office:value="129.55967912985815" table:style-name="ce66">
            <text:p>130</text:p>
          </table:table-cell>
          <table:table-cell office:value-type="float" office:value="102.21857086410127" table:style-name="ce66">
            <text:p>102</text:p>
          </table:table-cell>
          <table:table-cell table:number-columns-repeated="16371" table:style-name="ce13"/>
        </table:table-row>
        <table:table-row table:style-name="ro3">
          <table:table-cell table:style-name="ce13"/>
          <table:table-cell office:value-type="string" table:style-name="ce191">
            <text:p>all arrears in last year</text:p>
          </table:table-cell>
          <table:table-cell office:value-type="float" office:value="249.88898109657299" table:style-name="ce176">
            <text:p>250</text:p>
          </table:table-cell>
          <table:table-cell office:value-type="float" office:value="301.0937210761" table:style-name="ce176">
            <text:p>301</text:p>
          </table:table-cell>
          <table:table-cell office:value-type="float" office:value="334.84364569968699" table:style-name="ce176">
            <text:p>335</text:p>
          </table:table-cell>
          <table:table-cell office:value-type="float" office:value="315.007874307073" table:style-name="ce176">
            <text:p>315</text:p>
          </table:table-cell>
          <table:table-cell office:value-type="float" office:value="293.757972764182" table:style-name="ce176">
            <text:p>294</text:p>
          </table:table-cell>
          <table:table-cell office:value-type="float" office:value="252.93716371816799" table:style-name="ce176">
            <text:p>253</text:p>
          </table:table-cell>
          <table:table-cell table:style-name="ce176"/>
          <table:table-cell office:value-type="float" office:value="307.48242337571401" table:style-name="ce176">
            <text:p>307</text:p>
          </table:table-cell>
          <table:table-cell office:value-type="float" office:value="237.91930147550266" table:style-name="ce176">
            <text:p>238</text:p>
          </table:table-cell>
          <table:table-cell office:value-type="float" office:value="281.25979854119873" table:style-name="ce176">
            <text:p>281</text:p>
          </table:table-cell>
          <table:table-cell office:value-type="float" office:value="238.0106380981135" table:style-name="ce176">
            <text:p>238</text:p>
          </table:table-cell>
          <table:table-cell table:number-columns-repeated="16371" table:style-name="ce13"/>
        </table:table-row>
        <table:table-row table:style-name="ro3">
          <table:table-cell table:style-name="ce13"/>
          <table:table-cell table:style-name="ce191"/>
          <table:table-cell table:number-columns-repeated="10" table:style-name="ce176"/>
          <table:table-cell table:style-name="ce66"/>
          <table:table-cell table:number-columns-repeated="16371" table:style-name="ce13"/>
        </table:table-row>
        <table:table-row table:style-name="ro3">
          <table:table-cell table:style-name="ce13"/>
          <table:table-cell office:value-type="string" table:style-name="ce22">
            <text:p>housing association</text:p>
          </table:table-cell>
          <table:table-cell table:number-columns-repeated="11" table:style-name="ce66"/>
          <table:table-cell table:number-columns-repeated="16371" table:style-name="ce13"/>
        </table:table-row>
        <table:table-row table:style-name="ro3">
          <table:table-cell table:style-name="ce13"/>
          <table:table-cell office:value-type="string" table:style-name="ce189">
            <text:p>currently in arrears<text:s/></text:p>
          </table:table-cell>
          <table:table-cell office:value-type="float" office:value="154.99562667909001" table:style-name="ce66">
            <text:p>155</text:p>
          </table:table-cell>
          <table:table-cell office:value-type="float" office:value="123.123214119192" table:style-name="ce66">
            <text:p>123</text:p>
          </table:table-cell>
          <table:table-cell office:value-type="float" office:value="212.76851833013399" table:style-name="ce66">
            <text:p>213</text:p>
          </table:table-cell>
          <table:table-cell office:value-type="float" office:value="205.433020277304" table:style-name="ce66">
            <text:p>205</text:p>
          </table:table-cell>
          <table:table-cell office:value-type="float" office:value="197.24013019536599" table:style-name="ce66">
            <text:p>197</text:p>
          </table:table-cell>
          <table:table-cell office:value-type="float" office:value="219.33903065917099" table:style-name="ce66">
            <text:p>219</text:p>
          </table:table-cell>
          <table:table-cell table:style-name="ce66"/>
          <table:table-cell office:value-type="float" office:value="209.12600329779201" table:style-name="ce66">
            <text:p>209</text:p>
          </table:table-cell>
          <table:table-cell office:value-type="float" office:value="177.9116560830804" table:style-name="ce66">
            <text:p>178</text:p>
          </table:table-cell>
          <table:table-cell office:value-type="float" office:value="236.20895920884468" table:style-name="ce66">
            <text:p>236</text:p>
          </table:table-cell>
          <table:table-cell office:value-type="float" office:value="201.78353301829378" table:style-name="ce66">
            <text:p>202</text:p>
          </table:table-cell>
          <table:table-cell table:number-columns-repeated="16371" table:style-name="ce13"/>
        </table:table-row>
        <table:table-row table:style-name="ro3">
          <table:table-cell table:style-name="ce13"/>
          <table:table-cell office:value-type="string" table:style-name="ce189">
            <text:p>have been in arrears</text:p>
          </table:table-cell>
          <table:table-cell office:value-type="float" office:value="117.009553083697" table:style-name="ce66">
            <text:p>117</text:p>
          </table:table-cell>
          <table:table-cell office:value-type="float" office:value="128.44977163373599" table:style-name="ce66">
            <text:p>128</text:p>
          </table:table-cell>
          <table:table-cell office:value-type="float" office:value="207.003370066792" table:style-name="ce66">
            <text:p>207</text:p>
          </table:table-cell>
          <table:table-cell office:value-type="float" office:value="191.84293741093401" table:style-name="ce66">
            <text:p>192</text:p>
          </table:table-cell>
          <table:table-cell office:value-type="float" office:value="194.40231532149099" table:style-name="ce66">
            <text:p>194</text:p>
          </table:table-cell>
          <table:table-cell office:value-type="float" office:value="209.878595817563" table:style-name="ce66">
            <text:p>210</text:p>
          </table:table-cell>
          <table:table-cell table:style-name="ce66"/>
          <table:table-cell office:value-type="float" office:value="181.67500561171201" table:style-name="ce66">
            <text:p>182</text:p>
          </table:table-cell>
          <table:table-cell office:value-type="float" office:value="178.54344884096488" table:style-name="ce66">
            <text:p>179</text:p>
          </table:table-cell>
          <table:table-cell office:value-type="float" office:value="180.67020028956443" table:style-name="ce66">
            <text:p>181</text:p>
          </table:table-cell>
          <table:table-cell office:value-type="float" office:value="153.15388795999286" table:style-name="ce66">
            <text:p>153</text:p>
          </table:table-cell>
          <table:table-cell table:number-columns-repeated="16371" table:style-name="ce13"/>
        </table:table-row>
        <table:table-row table:style-name="ro3">
          <table:table-cell table:style-name="ce13"/>
          <table:table-cell office:value-type="string" table:style-name="ce191">
            <text:p>all arrears in last year</text:p>
          </table:table-cell>
          <table:table-cell office:value-type="float" office:value="272.00517976278701" table:style-name="ce176">
            <text:p>272</text:p>
          </table:table-cell>
          <table:table-cell office:value-type="float" office:value="251.57298575292799" table:style-name="ce176">
            <text:p>252</text:p>
          </table:table-cell>
          <table:table-cell office:value-type="float" office:value="419.77188839692599" table:style-name="ce176">
            <text:p>420</text:p>
          </table:table-cell>
          <table:table-cell office:value-type="float" office:value="397.27595768823898" table:style-name="ce176">
            <text:p>397</text:p>
          </table:table-cell>
          <table:table-cell office:value-type="float" office:value="391.64244551685698" table:style-name="ce176">
            <text:p>392</text:p>
          </table:table-cell>
          <table:table-cell office:value-type="float" office:value="429.21762647673501" table:style-name="ce176">
            <text:p>429</text:p>
          </table:table-cell>
          <table:table-cell table:style-name="ce176"/>
          <table:table-cell office:value-type="float" office:value="390.80100890950399" table:style-name="ce176">
            <text:p>391</text:p>
          </table:table-cell>
          <table:table-cell office:value-type="float" office:value="356.45510492404543" table:style-name="ce176">
            <text:p>356</text:p>
          </table:table-cell>
          <table:table-cell office:value-type="float" office:value="416.87915949840891" table:style-name="ce176">
            <text:p>417</text:p>
          </table:table-cell>
          <table:table-cell office:value-type="float" office:value="354.93742097828653" table:style-name="ce176">
            <text:p>355</text:p>
          </table:table-cell>
          <table:table-cell table:number-columns-repeated="16371" table:style-name="ce13"/>
        </table:table-row>
        <table:table-row table:style-name="ro3">
          <table:table-cell table:style-name="ce13"/>
          <table:table-cell table:style-name="ce191"/>
          <table:table-cell table:number-columns-repeated="10" table:style-name="ce176"/>
          <table:table-cell table:style-name="ce66"/>
          <table:table-cell table:number-columns-repeated="16371" table:style-name="ce13"/>
        </table:table-row>
        <table:table-row table:style-name="ro3">
          <table:table-cell table:style-name="ce13"/>
          <table:table-cell office:value-type="string" table:style-name="ce40">
            <text:p>all social renters</text:p>
          </table:table-cell>
          <table:table-cell table:number-columns-repeated="11" table:style-name="ce66"/>
          <table:table-cell table:number-columns-repeated="16371" table:style-name="ce13"/>
        </table:table-row>
        <table:table-row table:style-name="ro3">
          <table:table-cell table:style-name="ce13"/>
          <table:table-cell office:value-type="string" table:style-name="ce189">
            <text:p>currently in arrears<text:s/></text:p>
          </table:table-cell>
          <table:table-cell office:value-type="float" office:value="290.93137864968901" table:style-name="ce66">
            <text:p>291</text:p>
          </table:table-cell>
          <table:table-cell office:value-type="float" office:value="266.46212813371602" table:style-name="ce66">
            <text:p>266</text:p>
          </table:table-cell>
          <table:table-cell office:value-type="float" office:value="390.40113691187003" table:style-name="ce66">
            <text:p>390</text:p>
          </table:table-cell>
          <table:table-cell office:value-type="float" office:value="364.25091008720699" table:style-name="ce66">
            <text:p>364</text:p>
          </table:table-cell>
          <table:table-cell office:value-type="float" office:value="326.66125118254598" table:style-name="ce66">
            <text:p>327</text:p>
          </table:table-cell>
          <table:table-cell office:value-type="float" office:value="332.12673859404998" table:style-name="ce66">
            <text:p>332</text:p>
          </table:table-cell>
          <table:table-cell table:style-name="ce66"/>
          <table:table-cell office:value-type="float" office:value="348.98525094653598" table:style-name="ce66">
            <text:p>349</text:p>
          </table:table-cell>
          <table:table-cell office:value-type="float" office:value="310.94019488509133" table:style-name="ce66">
            <text:p>311</text:p>
          </table:table-cell>
          <table:table-cell office:value-type="float" office:value="387.90907862018503" table:style-name="ce66">
            <text:p>388</text:p>
          </table:table-cell>
          <table:table-cell office:value-type="float" office:value="337.57560025230606" table:style-name="ce66">
            <text:p>338</text:p>
          </table:table-cell>
          <table:table-cell table:number-columns-repeated="16371" table:style-name="ce13"/>
        </table:table-row>
        <table:table-row table:style-name="ro3">
          <table:table-cell table:style-name="ce13"/>
          <table:table-cell office:value-type="string" table:style-name="ce189">
            <text:p>have been in arrears</text:p>
          </table:table-cell>
          <table:table-cell office:value-type="float" office:value="230.96278220967099" table:style-name="ce66">
            <text:p>231</text:p>
          </table:table-cell>
          <table:table-cell office:value-type="float" office:value="286.20457869531299" table:style-name="ce66">
            <text:p>286</text:p>
          </table:table-cell>
          <table:table-cell office:value-type="float" office:value="364.21439718474198" table:style-name="ce66">
            <text:p>364</text:p>
          </table:table-cell>
          <table:table-cell office:value-type="float" office:value="348.03292190810498" table:style-name="ce66">
            <text:p>348</text:p>
          </table:table-cell>
          <table:table-cell office:value-type="float" office:value="358.739167098493" table:style-name="ce66">
            <text:p>359</text:p>
          </table:table-cell>
          <table:table-cell office:value-type="float" office:value="350.02805160085302" table:style-name="ce66">
            <text:p>350</text:p>
          </table:table-cell>
          <table:table-cell table:style-name="ce66"/>
          <table:table-cell office:value-type="float" office:value="349.29818133868201" table:style-name="ce66">
            <text:p>349</text:p>
          </table:table-cell>
          <table:table-cell office:value-type="float" office:value="283.43421151445665" table:style-name="ce66">
            <text:p>283</text:p>
          </table:table-cell>
          <table:table-cell office:value-type="float" office:value="310.22987941942267" table:style-name="ce66">
            <text:p>310</text:p>
          </table:table-cell>
          <table:table-cell office:value-type="float" office:value="255.37245882409405" table:style-name="ce66">
            <text:p>255</text:p>
          </table:table-cell>
          <table:table-cell table:number-columns-repeated="16371" table:style-name="ce13"/>
        </table:table-row>
        <table:table-row table:style-name="ro3">
          <table:table-cell table:style-name="ce13"/>
          <table:table-cell office:value-type="string" table:style-name="ce193">
            <text:p>all arrears in last year</text:p>
          </table:table-cell>
          <table:table-cell office:value-type="float" office:value="521.89416085936" table:style-name="ce194">
            <text:p>522</text:p>
          </table:table-cell>
          <table:table-cell office:value-type="float" office:value="552.66670682902804" table:style-name="ce194">
            <text:p>553</text:p>
          </table:table-cell>
          <table:table-cell office:value-type="float" office:value="754.61553409661406" table:style-name="ce194">
            <text:p>755</text:p>
          </table:table-cell>
          <table:table-cell office:value-type="float" office:value="712.28383199531197" table:style-name="ce194">
            <text:p>712</text:p>
          </table:table-cell>
          <table:table-cell office:value-type="float" office:value="685.40041828103904" table:style-name="ce194">
            <text:p>685</text:p>
          </table:table-cell>
          <table:table-cell office:value-type="float" office:value="682.15479019490294" table:style-name="ce194">
            <text:p>682</text:p>
          </table:table-cell>
          <table:table-cell table:style-name="ce194"/>
          <table:table-cell office:value-type="float" office:value="698.28343228521805" table:style-name="ce194">
            <text:p>698</text:p>
          </table:table-cell>
          <table:table-cell office:value-type="float" office:value="594.37440639954798" table:style-name="ce194">
            <text:p>594</text:p>
          </table:table-cell>
          <table:table-cell office:value-type="float" office:value="698.13895803960759" table:style-name="ce194">
            <text:p>698</text:p>
          </table:table-cell>
          <table:table-cell office:value-type="float" office:value="592.94805907640023" table:style-name="ce194">
            <text:p>593</text:p>
          </table:table-cell>
          <table:table-cell table:number-columns-repeated="16371" table:style-name="ce13"/>
        </table:table-row>
        <table:table-row table:style-name="ro3">
          <table:table-cell table:style-name="ce13"/>
          <table:table-cell table:style-name="ce13"/>
          <table:table-cell table:style-name="ce186"/>
          <table:table-cell table:number-columns-repeated="4" table:style-name="ce13"/>
          <table:table-cell table:number-columns-repeated="2" table:style-name="ce187"/>
          <table:table-cell table:number-columns-repeated="3" table:style-name="ce188"/>
          <table:table-cell office:value-type="string" table:style-name="ce188">
            <text:p>percentages</text:p>
          </table:table-cell>
          <table:table-cell table:number-columns-repeated="16371" table:style-name="ce13"/>
        </table:table-row>
        <table:table-row table:style-name="ro3">
          <table:table-cell table:style-name="ce13"/>
          <table:table-cell office:value-type="string" table:style-name="ce30">
            <text:p>private renters</text:p>
          </table:table-cell>
          <table:table-cell table:number-columns-repeated="7" table:style-name="ce186"/>
          <table:table-cell table:number-columns-repeated="3" table:style-name="ce149"/>
          <table:table-cell table:number-columns-repeated="16372" table:style-name="ce13"/>
        </table:table-row>
        <table:table-row table:style-name="ro3">
          <table:table-cell table:style-name="ce13"/>
          <table:table-cell office:value-type="string" table:style-name="ce189">
            <text:p>currently in arrears<text:s/></text:p>
          </table:table-cell>
          <table:table-cell office:value-type="float" office:value="5.0465946572732099" table:style-name="ce174">
            <text:p>5.0</text:p>
          </table:table-cell>
          <table:table-cell office:value-type="float" office:value="3.66061219840631" table:style-name="ce174">
            <text:p>3.7</text:p>
          </table:table-cell>
          <table:table-cell office:value-type="float" office:value="4.2007791873019098" table:style-name="ce174">
            <text:p>4.2</text:p>
          </table:table-cell>
          <table:table-cell office:value-type="float" office:value="4.3895358201858201" table:style-name="ce174">
            <text:p>4.4</text:p>
          </table:table-cell>
          <table:table-cell office:value-type="float" office:value="4.0719302346332897" table:style-name="ce174">
            <text:p>4.1</text:p>
          </table:table-cell>
          <table:table-cell office:value-type="float" office:value="3.77400132695012" table:style-name="ce174">
            <text:p>3.8</text:p>
          </table:table-cell>
          <table:table-cell table:style-name="ce174"/>
          <table:table-cell office:value-type="float" office:value="2.6490556265862302" table:style-name="ce52">
            <text:p>2.6</text:p>
          </table:table-cell>
          <table:table-cell office:value-type="float" office:value="3.6123455638011102" table:style-name="ce52">
            <text:p>3.6</text:p>
          </table:table-cell>
          <table:table-cell office:value-type="float" office:value="3.053464323485223" table:style-name="ce52">
            <text:p>3.1</text:p>
          </table:table-cell>
          <table:table-cell office:value-type="float" office:value="1.71705039382372" table:style-name="ce174">
            <text:p>1.7</text:p>
          </table:table-cell>
          <table:table-cell table:number-columns-repeated="16371" table:style-name="ce13"/>
        </table:table-row>
        <table:table-row table:style-name="ro3">
          <table:table-cell table:style-name="ce13"/>
          <table:table-cell office:value-type="string" table:style-name="ce189">
            <text:p>have been in arrears</text:p>
          </table:table-cell>
          <table:table-cell office:value-type="float" office:value="5.85343807986873" table:style-name="ce174">
            <text:p>5.9</text:p>
          </table:table-cell>
          <table:table-cell office:value-type="float" office:value="5.0394447327395904" table:style-name="ce174">
            <text:p>5.0</text:p>
          </table:table-cell>
          <table:table-cell office:value-type="float" office:value="4.9726869584264399" table:style-name="ce174">
            <text:p>5.0</text:p>
          </table:table-cell>
          <table:table-cell office:value-type="float" office:value="4.6804393964843403" table:style-name="ce174">
            <text:p>4.7</text:p>
          </table:table-cell>
          <table:table-cell office:value-type="float" office:value="5.2109575643377903" table:style-name="ce174">
            <text:p>5.2</text:p>
          </table:table-cell>
          <table:table-cell office:value-type="float" office:value="5.3154341632762101" table:style-name="ce174">
            <text:p>5.3</text:p>
          </table:table-cell>
          <table:table-cell table:style-name="ce174"/>
          <table:table-cell office:value-type="float" office:value="4.9215622208151499" table:style-name="ce52">
            <text:p>4.9</text:p>
          </table:table-cell>
          <table:table-cell office:value-type="float" office:value="3.61915310201847" table:style-name="ce52">
            <text:p>3.6</text:p>
          </table:table-cell>
          <table:table-cell office:value-type="float" office:value="4.346685767423569" table:style-name="ce52">
            <text:p>4.3</text:p>
          </table:table-cell>
          <table:table-cell office:value-type="float" office:value="3.5534233019061601" table:style-name="ce174">
            <text:p>3.6</text:p>
          </table:table-cell>
          <table:table-cell table:number-columns-repeated="16371" table:style-name="ce13"/>
        </table:table-row>
        <table:table-row table:style-name="ro3">
          <table:table-cell table:style-name="ce13"/>
          <table:table-cell office:value-type="string" table:style-name="ce191">
            <text:p>all arrears in last year</text:p>
          </table:table-cell>
          <table:table-cell office:value-type="float" office:value="10.900032737141901" table:style-name="ce195">
            <text:p>10.9</text:p>
          </table:table-cell>
          <table:table-cell office:value-type="float" office:value="8.7000569311458893" table:style-name="ce195">
            <text:p>8.7</text:p>
          </table:table-cell>
          <table:table-cell office:value-type="float" office:value="9.1734661457283497" table:style-name="ce195">
            <text:p>9.2</text:p>
          </table:table-cell>
          <table:table-cell office:value-type="float" office:value="9.0699752166701693" table:style-name="ce195">
            <text:p>9.1</text:p>
          </table:table-cell>
          <table:table-cell office:value-type="float" office:value="9.2828877989710694" table:style-name="ce195">
            <text:p>9.3</text:p>
          </table:table-cell>
          <table:table-cell office:value-type="float" office:value="9.0894354902263306" table:style-name="ce195">
            <text:p>9.1</text:p>
          </table:table-cell>
          <table:table-cell table:style-name="ce195"/>
          <table:table-cell office:value-type="float" office:value="7.5706178474013699" table:style-name="ce195">
            <text:p>7.6</text:p>
          </table:table-cell>
          <table:table-cell office:value-type="float" office:value="7.2314986658195801" table:style-name="ce195">
            <text:p>7.2</text:p>
          </table:table-cell>
          <table:table-cell office:value-type="float" office:value="7.4001500909087943" table:style-name="ce195">
            <text:p>7.4</text:p>
          </table:table-cell>
          <table:table-cell office:value-type="float" office:value="5.2704736957298799" table:style-name="ce196">
            <text:p>5.3</text:p>
          </table:table-cell>
          <table:table-cell table:number-columns-repeated="16371" table:style-name="ce13"/>
        </table:table-row>
        <table:table-row table:style-name="ro3">
          <table:table-cell table:style-name="ce13"/>
          <table:table-cell table:style-name="ce22"/>
          <table:table-cell table:number-columns-repeated="11" table:style-name="ce174"/>
          <table:table-cell table:number-columns-repeated="16371" table:style-name="ce13"/>
        </table:table-row>
        <table:table-row table:style-name="ro3">
          <table:table-cell table:style-name="ce13"/>
          <table:table-cell office:value-type="string" table:style-name="ce22">
            <text:p>local authority</text:p>
          </table:table-cell>
          <table:table-cell table:number-columns-repeated="11" table:style-name="ce174"/>
          <table:table-cell table:number-columns-repeated="16371" table:style-name="ce13"/>
        </table:table-row>
        <table:table-row table:style-name="ro8">
          <table:table-cell table:style-name="ce13"/>
          <table:table-cell office:value-type="string" table:style-name="ce189">
            <text:p>currently in arrears<text:s/></text:p>
          </table:table-cell>
          <table:table-cell office:value-type="float" office:value="12.946682370676299" table:style-name="ce174">
            <text:p>12.9</text:p>
          </table:table-cell>
          <table:table-cell office:value-type="float" office:value="13.4005110199505" table:style-name="ce174">
            <text:p>13.4</text:p>
          </table:table-cell>
          <table:table-cell office:value-type="float" office:value="16.446757038440602" table:style-name="ce174">
            <text:p>16.4</text:p>
          </table:table-cell>
          <table:table-cell office:value-type="float" office:value="13.837753308403601" table:style-name="ce174">
            <text:p>13.8</text:p>
          </table:table-cell>
          <table:table-cell office:value-type="float" office:value="11.6311679517613" table:style-name="ce174">
            <text:p>11.6</text:p>
          </table:table-cell>
          <table:table-cell office:value-type="float" office:value="10.7515851715722" table:style-name="ce174">
            <text:p>10.8</text:p>
          </table:table-cell>
          <table:table-cell table:style-name="ce174"/>
          <table:table-cell office:value-type="float" office:value="11.335124565420299" table:style-name="ce174">
            <text:p>11.3</text:p>
          </table:table-cell>
          <table:table-cell office:value-type="float" office:value="8.51206276666821" table:style-name="ce174">
            <text:p>8.5</text:p>
          </table:table-cell>
          <table:table-cell office:value-type="float" office:value="9.8153640154220589" table:style-name="ce174">
            <text:p>9.8</text:p>
          </table:table-cell>
          <table:table-cell office:value-type="float" office:value="8.9908808858785605" table:style-name="ce174">
            <text:p>9.0</text:p>
          </table:table-cell>
          <table:table-cell table:number-columns-repeated="16371" table:style-name="ce13"/>
        </table:table-row>
        <table:table-row table:style-name="ro3">
          <table:table-cell table:style-name="ce135"/>
          <table:table-cell office:value-type="string" table:style-name="ce189">
            <text:p>have been in arrears</text:p>
          </table:table-cell>
          <table:table-cell office:value-type="float" office:value="10.8530408021428" table:style-name="ce174">
            <text:p>10.9</text:p>
          </table:table-cell>
          <table:table-cell office:value-type="float" office:value="14.7482283161754" table:style-name="ce174">
            <text:p>14.7</text:p>
          </table:table-cell>
          <table:table-cell office:value-type="float" office:value="14.5559502945845" table:style-name="ce174">
            <text:p>14.6</text:p>
          </table:table-cell>
          <table:table-cell office:value-type="float" office:value="13.6087847364187" table:style-name="ce174">
            <text:p>13.6</text:p>
          </table:table-cell>
          <table:table-cell office:value-type="float" office:value="14.7690694463338" table:style-name="ce174">
            <text:p>14.8</text:p>
          </table:table-cell>
          <table:table-cell office:value-type="float" office:value="13.3598672957655" table:style-name="ce174">
            <text:p>13.4</text:p>
          </table:table-cell>
          <table:table-cell table:style-name="ce174"/>
          <table:table-cell office:value-type="float" office:value="13.5852981398018" table:style-name="ce174">
            <text:p>13.6</text:p>
          </table:table-cell>
          <table:table-cell office:value-type="float" office:value="6.7116181502172996" table:style-name="ce174">
            <text:p>6.7</text:p>
          </table:table-cell>
          <table:table-cell office:value-type="float" office:value="8.3828240697203622" table:style-name="ce174">
            <text:p>8.4</text:p>
          </table:table-cell>
          <table:table-cell office:value-type="float" office:value="6.7679579056712198" table:style-name="ce154">
            <text:p>6.8</text:p>
          </table:table-cell>
          <table:table-cell table:style-name="ce13"/>
          <table:table-cell table:number-columns-repeated="16370" table:style-name="ce2"/>
        </table:table-row>
        <table:table-row table:style-name="ro1">
          <table:table-cell table:style-name="ce135"/>
          <table:table-cell office:value-type="string" table:style-name="ce191">
            <text:p>all arrears in last year</text:p>
          </table:table-cell>
          <table:table-cell office:value-type="float" office:value="23.7997231728191" table:style-name="ce197">
            <text:p>23.8</text:p>
          </table:table-cell>
          <table:table-cell office:value-type="float" office:value="28.1487393361259" table:style-name="ce197">
            <text:p>28.1</text:p>
          </table:table-cell>
          <table:table-cell office:value-type="float" office:value="31.0027073330251" table:style-name="ce197">
            <text:p>31.0</text:p>
          </table:table-cell>
          <table:table-cell office:value-type="float" office:value="27.446538044822301" table:style-name="ce197">
            <text:p>27.4</text:p>
          </table:table-cell>
          <table:table-cell office:value-type="float" office:value="26.400237398095101" table:style-name="ce197">
            <text:p>26.4</text:p>
          </table:table-cell>
          <table:table-cell office:value-type="float" office:value="24.111452467337799" table:style-name="ce197">
            <text:p>24.1</text:p>
          </table:table-cell>
          <table:table-cell table:style-name="ce197"/>
          <table:table-cell office:value-type="float" office:value="24.920422705222201" table:style-name="ce197">
            <text:p>24.9</text:p>
          </table:table-cell>
          <table:table-cell office:value-type="float" office:value="15.223680916885501" table:style-name="ce197">
            <text:p>15.2</text:p>
          </table:table-cell>
          <table:table-cell office:value-type="float" office:value="18.19818808514243" table:style-name="ce197">
            <text:p>18.2</text:p>
          </table:table-cell>
          <table:table-cell office:value-type="float" office:value="15.758838791549801" table:style-name="ce198">
            <text:p>15.8</text:p>
          </table:table-cell>
          <table:table-cell table:style-name="ce13"/>
          <table:table-cell table:number-columns-repeated="16370" table:style-name="ce2"/>
        </table:table-row>
        <table:table-row table:style-name="ro1">
          <table:table-cell table:style-name="ce165"/>
          <table:table-cell table:style-name="ce191"/>
          <table:table-cell table:number-columns-repeated="10" table:style-name="ce197"/>
          <table:table-cell table:style-name="ce154"/>
          <table:table-cell table:style-name="ce13"/>
          <table:table-cell table:number-columns-repeated="16370" table:style-name="ce2"/>
        </table:table-row>
        <table:table-row table:style-name="ro1">
          <table:table-cell table:style-name="ce168"/>
          <table:table-cell office:value-type="string" table:style-name="ce22">
            <text:p>housing association</text:p>
          </table:table-cell>
          <table:table-cell table:number-columns-repeated="10" table:style-name="ce174"/>
          <table:table-cell table:style-name="ce154"/>
          <table:table-cell table:style-name="ce13"/>
          <table:table-cell table:number-columns-repeated="16370" table:style-name="ce2"/>
        </table:table-row>
        <table:table-row table:style-name="ro1">
          <table:table-cell table:style-name="ce168"/>
          <table:table-cell office:value-type="string" table:style-name="ce189">
            <text:p>currently in arrears<text:s/></text:p>
          </table:table-cell>
          <table:table-cell office:value-type="float" office:value="13.1542477306521" table:style-name="ce174">
            <text:p>13.2</text:p>
          </table:table-cell>
          <table:table-cell office:value-type="float" office:value="11.047240221793601" table:style-name="ce174">
            <text:p>11.0</text:p>
          </table:table-cell>
          <table:table-cell office:value-type="float" office:value="14.4456534020684" table:style-name="ce174">
            <text:p>14.4</text:p>
          </table:table-cell>
          <table:table-cell office:value-type="float" office:value="14.423320366719601" table:style-name="ce174">
            <text:p>14.4</text:p>
          </table:table-cell>
          <table:table-cell office:value-type="float" office:value="12.4334877729315" table:style-name="ce174">
            <text:p>12.4</text:p>
          </table:table-cell>
          <table:table-cell office:value-type="float" office:value="12.9836083343772" table:style-name="ce174">
            <text:p>13.0</text:p>
          </table:table-cell>
          <table:table-cell table:style-name="ce174"/>
          <table:table-cell office:value-type="float" office:value="11.5709107740477" table:style-name="ce154">
            <text:p>11.6</text:p>
          </table:table-cell>
          <table:table-cell office:value-type="float" office:value="7.3877398811049204" table:style-name="ce154">
            <text:p>7.4</text:p>
          </table:table-cell>
          <table:table-cell office:value-type="float" office:value="9.7175905072283797" table:style-name="ce154">
            <text:p>9.7</text:p>
          </table:table-cell>
          <table:table-cell office:value-type="float" office:value="8.2280297125425008" table:style-name="ce154">
            <text:p>8.2</text:p>
          </table:table-cell>
          <table:table-cell table:style-name="ce13"/>
          <table:table-cell table:number-columns-repeated="16370" table:style-name="ce2"/>
        </table:table-row>
        <table:table-row table:style-name="ro1">
          <table:table-cell table:style-name="ce168"/>
          <table:table-cell office:value-type="string" table:style-name="ce189">
            <text:p>have been in arrears</text:p>
          </table:table-cell>
          <table:table-cell office:value-type="float" office:value="9.9304263035925597" table:style-name="ce174">
            <text:p>9.9</text:p>
          </table:table-cell>
          <table:table-cell office:value-type="float" office:value="11.525166020265701" table:style-name="ce174">
            <text:p>11.5</text:p>
          </table:table-cell>
          <table:table-cell office:value-type="float" office:value="14.054235845197701" table:style-name="ce174">
            <text:p>14.1</text:p>
          </table:table-cell>
          <table:table-cell office:value-type="float" office:value="13.4691693800509" table:style-name="ce174">
            <text:p>13.5</text:p>
          </table:table-cell>
          <table:table-cell office:value-type="float" office:value="12.2545995492155" table:style-name="ce174">
            <text:p>12.3</text:p>
          </table:table-cell>
          <table:table-cell office:value-type="float" office:value="12.423605035889" table:style-name="ce174">
            <text:p>12.4</text:p>
          </table:table-cell>
          <table:table-cell table:style-name="ce174"/>
          <table:table-cell office:value-type="float" office:value="10.052051139782501" table:style-name="ce154">
            <text:p>10.1</text:p>
          </table:table-cell>
          <table:table-cell office:value-type="float" office:value="7.4139749275137801" table:style-name="ce154">
            <text:p>7.4</text:p>
          </table:table-cell>
          <table:table-cell office:value-type="float" office:value="7.432736798609886" table:style-name="ce154">
            <text:p>7.4</text:p>
          </table:table-cell>
          <table:table-cell office:value-type="float" office:value="6.2450821525261997" table:style-name="ce154">
            <text:p>6.2</text:p>
          </table:table-cell>
          <table:table-cell table:style-name="ce13"/>
          <table:table-cell table:number-columns-repeated="16370" table:style-name="ce2"/>
        </table:table-row>
        <table:table-row table:style-name="ro1">
          <table:table-cell table:style-name="ce168"/>
          <table:table-cell office:value-type="string" table:style-name="ce191">
            <text:p>all arrears in last year</text:p>
          </table:table-cell>
          <table:table-cell office:value-type="float" office:value="23.084674034244699" table:style-name="ce197">
            <text:p>23.1</text:p>
          </table:table-cell>
          <table:table-cell office:value-type="float" office:value="22.572406242059301" table:style-name="ce197">
            <text:p>22.6</text:p>
          </table:table-cell>
          <table:table-cell office:value-type="float" office:value="28.499889247266101" table:style-name="ce197">
            <text:p>28.5</text:p>
          </table:table-cell>
          <table:table-cell office:value-type="float" office:value="27.892489746770501" table:style-name="ce197">
            <text:p>27.9</text:p>
          </table:table-cell>
          <table:table-cell office:value-type="float" office:value="24.688087322146998" table:style-name="ce197">
            <text:p>24.7</text:p>
          </table:table-cell>
          <table:table-cell office:value-type="float" office:value="25.407213370266302" table:style-name="ce197">
            <text:p>25.4</text:p>
          </table:table-cell>
          <table:table-cell table:style-name="ce197"/>
          <table:table-cell office:value-type="float" office:value="21.622961913830299" table:style-name="ce198">
            <text:p>21.6</text:p>
          </table:table-cell>
          <table:table-cell office:value-type="float" office:value="14.8017148086187" table:style-name="ce198">
            <text:p>14.8</text:p>
          </table:table-cell>
          <table:table-cell office:value-type="float" office:value="17.150327305838257" table:style-name="ce198">
            <text:p>17.2</text:p>
          </table:table-cell>
          <table:table-cell office:value-type="float" office:value="14.473111865068701" table:style-name="ce198">
            <text:p>14.5</text:p>
          </table:table-cell>
          <table:table-cell table:style-name="ce13"/>
          <table:table-cell table:number-columns-repeated="16370" table:style-name="ce2"/>
        </table:table-row>
        <table:table-row table:style-name="ro1">
          <table:table-cell table:style-name="ce168"/>
          <table:table-cell table:style-name="ce191"/>
          <table:table-cell table:number-columns-repeated="10" table:style-name="ce197"/>
          <table:table-cell table:style-name="ce154"/>
          <table:table-cell table:style-name="ce13"/>
          <table:table-cell table:number-columns-repeated="16370" table:style-name="ce2"/>
        </table:table-row>
        <table:table-row table:style-name="ro1">
          <table:table-cell table:style-name="ce168"/>
          <table:table-cell office:value-type="string" table:style-name="ce40">
            <text:p>all social renters</text:p>
          </table:table-cell>
          <table:table-cell table:number-columns-repeated="10" table:style-name="ce174"/>
          <table:table-cell table:style-name="ce154"/>
          <table:table-cell table:style-name="ce13"/>
          <table:table-cell table:number-columns-repeated="16370" table:style-name="ce2"/>
        </table:table-row>
        <table:table-row table:style-name="ro1">
          <table:table-cell table:style-name="ce168"/>
          <table:table-cell office:value-type="string" table:style-name="ce189">
            <text:p>currently in arrears<text:s/></text:p>
          </table:table-cell>
          <table:table-cell office:value-type="float" office:value="13.056441987766799" table:style-name="ce174">
            <text:p>13.1</text:p>
          </table:table-cell>
          <table:table-cell office:value-type="float" office:value="12.199707435142599" table:style-name="ce174">
            <text:p>12.2</text:p>
          </table:table-cell>
          <table:table-cell office:value-type="float" office:value="15.2922413722105" table:style-name="ce174">
            <text:p>15.3</text:p>
          </table:table-cell>
          <table:table-cell office:value-type="float" office:value="14.162022946141899" table:style-name="ce174">
            <text:p>14.2</text:p>
          </table:table-cell>
          <table:table-cell office:value-type="float" office:value="12.1027262812459" table:style-name="ce174">
            <text:p>12.1</text:p>
          </table:table-cell>
          <table:table-cell office:value-type="float" office:value="12.1285550279845" table:style-name="ce174">
            <text:p>12.1</text:p>
          </table:table-cell>
          <table:table-cell table:style-name="ce174"/>
          <table:table-cell office:value-type="float" office:value="11.475249020907301" table:style-name="ce174">
            <text:p>11.5</text:p>
          </table:table-cell>
          <table:table-cell office:value-type="float" office:value="7.8302247405543" table:style-name="ce174">
            <text:p>7.8</text:p>
          </table:table-cell>
          <table:table-cell office:value-type="float" office:value="9.7555940853311984" table:style-name="ce174">
            <text:p>9.8</text:p>
          </table:table-cell>
          <table:table-cell office:value-type="float" office:value="8.5187787354870199" table:style-name="ce154">
            <text:p>8.5</text:p>
          </table:table-cell>
          <table:table-cell table:style-name="ce13"/>
          <table:table-cell table:number-columns-repeated="16370" table:style-name="ce2"/>
        </table:table-row>
        <table:table-row table:style-name="ro1">
          <table:table-cell table:style-name="ce168"/>
          <table:table-cell office:value-type="string" table:style-name="ce189">
            <text:p>have been in arrears</text:p>
          </table:table-cell>
          <table:table-cell office:value-type="float" office:value="10.3651664569493" table:style-name="ce174">
            <text:p>10.4</text:p>
          </table:table-cell>
          <table:table-cell office:value-type="float" office:value="13.103596188832199" table:style-name="ce174">
            <text:p>13.1</text:p>
          </table:table-cell>
          <table:table-cell office:value-type="float" office:value="14.266491427356" table:style-name="ce174">
            <text:p>14.3</text:p>
          </table:table-cell>
          <table:table-cell office:value-type="float" office:value="13.531469900501801" table:style-name="ce174">
            <text:p>13.5</text:p>
          </table:table-cell>
          <table:table-cell office:value-type="float" office:value="13.291205890009101" table:style-name="ce174">
            <text:p>13.3</text:p>
          </table:table-cell>
          <table:table-cell office:value-type="float" office:value="12.782272523887601" table:style-name="ce174">
            <text:p>12.8</text:p>
          </table:table-cell>
          <table:table-cell table:style-name="ce174"/>
          <table:table-cell office:value-type="float" office:value="11.4855387227396" table:style-name="ce174">
            <text:p>11.5</text:p>
          </table:table-cell>
          <table:table-cell office:value-type="float" office:value="7.1375576777398102" table:style-name="ce174">
            <text:p>7.1</text:p>
          </table:table-cell>
          <table:table-cell office:value-type="float" office:value="7.8020261539701092" table:style-name="ce174">
            <text:p>7.8</text:p>
          </table:table-cell>
          <table:table-cell office:value-type="float" office:value="6.4443682251731902" table:style-name="ce154">
            <text:p>6.4</text:p>
          </table:table-cell>
          <table:table-cell table:style-name="ce13"/>
          <table:table-cell table:number-columns-repeated="16370" table:style-name="ce2"/>
        </table:table-row>
        <table:table-row table:style-name="ro1">
          <table:table-cell table:style-name="ce168"/>
          <table:table-cell office:value-type="string" table:style-name="ce193">
            <text:p>all arrears in last year</text:p>
          </table:table-cell>
          <table:table-cell office:value-type="float" office:value="23.421608444716199" table:style-name="ce199">
            <text:p>23.4</text:p>
          </table:table-cell>
          <table:table-cell office:value-type="float" office:value="25.303303623974799" table:style-name="ce199">
            <text:p>25.3</text:p>
          </table:table-cell>
          <table:table-cell office:value-type="float" office:value="29.558732799566599" table:style-name="ce199">
            <text:p>29.6</text:p>
          </table:table-cell>
          <table:table-cell office:value-type="float" office:value="27.6934928466437" table:style-name="ce199">
            <text:p>27.7</text:p>
          </table:table-cell>
          <table:table-cell office:value-type="float" office:value="25.393932171255098" table:style-name="ce199">
            <text:p>25.4</text:p>
          </table:table-cell>
          <table:table-cell office:value-type="float" office:value="24.910827551872199" table:style-name="ce199">
            <text:p>24.9</text:p>
          </table:table-cell>
          <table:table-cell table:style-name="ce199"/>
          <table:table-cell office:value-type="float" office:value="22.960787743647" table:style-name="ce199">
            <text:p>23.0</text:p>
          </table:table-cell>
          <table:table-cell office:value-type="float" office:value="14.9677824182941" table:style-name="ce199">
            <text:p>15.0</text:p>
          </table:table-cell>
          <table:table-cell office:value-type="float" office:value="17.557620239301304" table:style-name="ce199">
            <text:p>17.6</text:p>
          </table:table-cell>
          <table:table-cell office:value-type="float" office:value="14.9631469606602" table:style-name="ce200">
            <text:p>15.0</text:p>
          </table:table-cell>
          <table:table-cell table:style-name="ce13"/>
          <table:table-cell table:number-columns-repeated="16370" table:style-name="ce2"/>
        </table:table-row>
        <table:table-row table:style-name="ro1">
          <table:table-cell table:style-name="ce168"/>
          <table:table-cell table:style-name="ce191"/>
          <table:table-cell table:number-columns-repeated="7" table:style-name="ce30"/>
          <table:table-cell table:number-columns-repeated="2" table:style-name="ce201"/>
          <table:table-cell table:style-name="ce2"/>
          <table:table-cell office:value-type="string" table:style-name="ce201">
            <text:p>sample size</text:p>
          </table:table-cell>
          <table:table-cell table:style-name="ce135"/>
          <table:table-cell table:number-columns-repeated="16370" table:style-name="ce2"/>
        </table:table-row>
        <table:table-row table:style-name="ro1">
          <table:table-cell table:style-name="ce168"/>
          <table:table-cell office:value-type="string" table:style-name="ce202">
            <text:p>private renters</text:p>
          </table:table-cell>
          <table:table-cell office:value-type="float" office:value="1747" table:style-name="ce203">
            <text:p><text:s/>1,747<text:s/></text:p>
          </table:table-cell>
          <table:table-cell office:value-type="float" office:value="1822" table:style-name="ce203">
            <text:p><text:s/>1,822<text:s/></text:p>
          </table:table-cell>
          <table:table-cell office:value-type="float" office:value="1794" table:style-name="ce203">
            <text:p><text:s/>1,794<text:s/></text:p>
          </table:table-cell>
          <table:table-cell office:value-type="float" office:value="1851" table:style-name="ce203">
            <text:p><text:s/>1,851<text:s/></text:p>
          </table:table-cell>
          <table:table-cell office:value-type="float" office:value="1823" table:style-name="ce203">
            <text:p><text:s/>1,823<text:s/></text:p>
          </table:table-cell>
          <table:table-cell office:value-type="float" office:value="2300" table:style-name="ce203">
            <text:p><text:s/>2,300<text:s/></text:p>
          </table:table-cell>
          <table:table-cell table:style-name="ce203"/>
          <table:table-cell office:value-type="float" office:value="2273" table:style-name="ce203">
            <text:p><text:s/>2,273<text:s/></text:p>
          </table:table-cell>
          <table:table-cell office:value-type="float" office:value="866" table:style-name="ce203">
            <text:p><text:s/>866<text:s/></text:p>
          </table:table-cell>
          <table:table-cell office:value-type="float" office:value="1663" table:style-name="ce203">
            <text:p><text:s/>1,663<text:s/></text:p>
          </table:table-cell>
          <table:table-cell office:value-type="float" office:value="2481" table:style-name="ce203">
            <text:p><text:s/>2,481<text:s/></text:p>
          </table:table-cell>
          <table:table-cell table:style-name="ce135"/>
          <table:table-cell table:number-columns-repeated="16370" table:style-name="ce2"/>
        </table:table-row>
        <table:table-row table:style-name="ro1">
          <table:table-cell table:style-name="ce168"/>
          <table:table-cell office:value-type="string" table:style-name="ce204">
            <text:p>local authority</text:p>
          </table:table-cell>
          <table:table-cell office:value-type="float" office:value="874" table:style-name="ce203">
            <text:p><text:s/>874<text:s/></text:p>
          </table:table-cell>
          <table:table-cell office:value-type="float" office:value="926" table:style-name="ce203">
            <text:p><text:s/>926<text:s/></text:p>
          </table:table-cell>
          <table:table-cell office:value-type="float" office:value="926" table:style-name="ce203">
            <text:p><text:s/>926<text:s/></text:p>
          </table:table-cell>
          <table:table-cell office:value-type="float" office:value="980" table:style-name="ce203">
            <text:p><text:s/>980<text:s/></text:p>
          </table:table-cell>
          <table:table-cell office:value-type="float" office:value="1042" table:style-name="ce203">
            <text:p><text:s/>1,042<text:s/></text:p>
          </table:table-cell>
          <table:table-cell office:value-type="float" office:value="865" table:style-name="ce203">
            <text:p><text:s/>865<text:s/></text:p>
          </table:table-cell>
          <table:table-cell table:style-name="ce203"/>
          <table:table-cell office:value-type="float" office:value="1099" table:style-name="ce203">
            <text:p><text:s/>1,099<text:s/></text:p>
          </table:table-cell>
          <table:table-cell office:value-type="float" office:value="310" table:style-name="ce203">
            <text:p><text:s/>310<text:s/></text:p>
          </table:table-cell>
          <table:table-cell office:value-type="float" office:value="960" table:style-name="ce203">
            <text:p><text:s/>960<text:s/></text:p>
          </table:table-cell>
          <table:table-cell office:value-type="float" office:value="1400" table:style-name="ce203">
            <text:p><text:s/>1,400<text:s/></text:p>
          </table:table-cell>
          <table:table-cell table:style-name="ce135"/>
          <table:table-cell table:number-columns-repeated="16370" table:style-name="ce2"/>
        </table:table-row>
        <table:table-row table:style-name="ro1">
          <table:table-cell table:style-name="ce168"/>
          <table:table-cell office:value-type="string" table:style-name="ce204">
            <text:p>housing association</text:p>
          </table:table-cell>
          <table:table-cell office:value-type="float" office:value="957" table:style-name="ce203">
            <text:p><text:s/>957<text:s/></text:p>
          </table:table-cell>
          <table:table-cell office:value-type="float" office:value="966" table:style-name="ce203">
            <text:p><text:s/>966<text:s/></text:p>
          </table:table-cell>
          <table:table-cell office:value-type="float" office:value="1260" table:style-name="ce203">
            <text:p><text:s/>1,260<text:s/></text:p>
          </table:table-cell>
          <table:table-cell office:value-type="float" office:value="1145" table:style-name="ce203">
            <text:p><text:s/>1,145<text:s/></text:p>
          </table:table-cell>
          <table:table-cell office:value-type="float" office:value="1423" table:style-name="ce203">
            <text:p><text:s/>1,423<text:s/></text:p>
          </table:table-cell>
          <table:table-cell office:value-type="float" office:value="1324" table:style-name="ce203">
            <text:p><text:s/>1,324<text:s/></text:p>
          </table:table-cell>
          <table:table-cell table:style-name="ce203"/>
          <table:table-cell office:value-type="float" office:value="1459" table:style-name="ce203">
            <text:p><text:s/>1,459<text:s/></text:p>
          </table:table-cell>
          <table:table-cell office:value-type="float" office:value="493" table:style-name="ce203">
            <text:p><text:s/>493<text:s/></text:p>
          </table:table-cell>
          <table:table-cell office:value-type="float" office:value="1417" table:style-name="ce203">
            <text:p><text:s/>1,417<text:s/></text:p>
          </table:table-cell>
          <table:table-cell office:value-type="float" office:value="2233" table:style-name="ce203">
            <text:p><text:s/>2,233<text:s/></text:p>
          </table:table-cell>
          <table:table-cell table:number-columns-repeated="16371" table:style-name="ce2"/>
        </table:table-row>
        <table:table-row table:style-name="ro1">
          <table:table-cell table:style-name="ce168"/>
          <table:table-cell office:value-type="string" table:style-name="ce205">
            <text:p>all social renters</text:p>
          </table:table-cell>
          <table:table-cell office:value-type="float" office:value="1831" table:style-name="ce203">
            <text:p><text:s/>1,831<text:s/></text:p>
          </table:table-cell>
          <table:table-cell office:value-type="float" office:value="1892" table:style-name="ce203">
            <text:p><text:s/>1,892<text:s/></text:p>
          </table:table-cell>
          <table:table-cell office:value-type="float" office:value="2186" table:style-name="ce203">
            <text:p><text:s/>2,186<text:s/></text:p>
          </table:table-cell>
          <table:table-cell office:value-type="float" office:value="2125" table:style-name="ce203">
            <text:p><text:s/>2,125<text:s/></text:p>
          </table:table-cell>
          <table:table-cell office:value-type="float" office:value="2465" table:style-name="ce203">
            <text:p><text:s/>2,465<text:s/></text:p>
          </table:table-cell>
          <table:table-cell office:value-type="float" office:value="2189" table:style-name="ce206">
            <text:p><text:s/>2,189<text:s/></text:p>
          </table:table-cell>
          <table:table-cell table:style-name="ce206"/>
          <table:table-cell office:value-type="float" office:value="2558" table:style-name="ce206">
            <text:p><text:s/>2,558<text:s/></text:p>
          </table:table-cell>
          <table:table-cell office:value-type="float" office:value="803" table:style-name="ce206">
            <text:p><text:s/>803<text:s/></text:p>
          </table:table-cell>
          <table:table-cell office:value-type="float" office:value="2377" table:style-name="ce206">
            <text:p><text:s/>2,377<text:s/></text:p>
          </table:table-cell>
          <table:table-cell office:value-type="float" office:value="3633" table:style-name="ce206">
            <text:p><text:s/>3,633<text:s/></text:p>
          </table:table-cell>
          <table:table-cell table:number-columns-repeated="16371" table:style-name="ce2"/>
        </table:table-row>
        <table:table-row table:style-name="ro1">
          <table:table-cell table:style-name="ce168"/>
          <table:table-cell office:value-type="string" table:style-name="ce166">
            <text:p>Note:<text:s/></text:p>
          </table:table-cell>
          <table:table-cell table:number-columns-repeated="5" table:style-name="ce162"/>
          <table:table-cell table:number-columns-repeated="2" table:style-name="ce66"/>
          <table:table-cell table:number-columns-repeated="3" table:style-name="ce135"/>
          <table:table-cell table:number-columns-repeated="16372" table:style-name="ce2"/>
        </table:table-row>
        <table:table-row table:style-name="ro1">
          <table:table-cell table:style-name="ce168"/>
          <table:table-cell office:value-type="string" table:style-name="ce77">
            <text:p>1) Data not collected in 2017-18 and 2018-19<text:s/></text:p>
          </table:table-cell>
          <table:table-cell table:number-columns-repeated="5" table:style-name="ce207"/>
          <table:table-cell table:number-columns-repeated="2" table:style-name="ce66"/>
          <table:table-cell table:number-columns-repeated="3" table:style-name="ce135"/>
          <table:table-cell table:number-columns-repeated="16372" table:style-name="ce2"/>
        </table:table-row>
        <table:table-row table:style-name="ro17">
          <table:table-cell table:style-name="ce168"/>
          <table:table-cell office:value-type="string" table:number-columns-spanned="10" table:number-rows-spanned="1" table:style-name="ce209">
            <text:p>2) a change to methodology was made in 2020-21 to include renters paying rent where rent was fully covered by housing support. As such, caution should be taken when comparing figurs for and after 2020-21 to previous years.</text:p>
          </table:table-cell>
          <table:covered-table-cell table:number-columns-repeated="9"/>
          <table:table-cell table:style-name="ce208"/>
          <table:table-cell table:number-columns-repeated="16372" table:style-name="ce2"/>
        </table:table-row>
        <table:table-row table:style-name="ro1">
          <table:table-cell table:style-name="ce168"/>
          <table:table-cell office:value-type="string" table:style-name="ce169">
            <text:p>Source: English Housing Survey, full household sample</text:p>
          </table:table-cell>
          <table:table-cell table:number-columns-repeated="10" table:style-name="ce135"/>
          <table:table-cell table:number-columns-repeated="16372" table:style-name="ce2"/>
        </table:table-row>
        <table:table-row table:style-name="ro1">
          <table:table-cell table:style-name="ce168"/>
          <table:table-cell table:number-columns-repeated="8" table:style-name="ce135"/>
          <table:table-cell table:number-columns-repeated="3" table:style-name="ce13"/>
          <table:table-cell table:number-columns-repeated="16372" table:style-name="ce2"/>
        </table:table-row>
        <table:table-row table:number-rows-repeated="7" table:style-name="ro8">
          <table:table-cell table:style-name="ce168"/>
          <table:table-cell table:number-columns-repeated="16383" table:style-name="ce135"/>
        </table:table-row>
        <table:table-row table:style-name="ro11">
          <table:table-cell table:style-name="ce168"/>
          <table:table-cell table:number-columns-repeated="16383" table:style-name="ce135"/>
        </table:table-row>
        <table:table-row table:number-rows-repeated="60" table:style-name="ro8">
          <table:table-cell table:style-name="ce168"/>
          <table:table-cell table:number-columns-repeated="16383" table:style-name="ce135"/>
        </table:table-row>
        <table:table-row table:number-rows-repeated="12" table:style-name="ro1">
          <table:table-cell table:style-name="ce168"/>
          <table:table-cell table:style-name="ce135"/>
          <table:table-cell table:style-name="ce138"/>
          <table:table-cell table:number-columns-repeated="16381" table:style-name="ce2"/>
        </table:table-row>
        <table:table-row table:number-rows-repeated="11" table:style-name="ro1">
          <table:table-cell table:number-columns-repeated="2" table:style-name="ce135"/>
          <table:table-cell table:style-name="ce138"/>
          <table:table-cell table:number-columns-repeated="16381" table:style-name="ce2"/>
        </table:table-row>
        <table:table-row table:number-rows-repeated="80" table:style-name="ro8">
          <table:table-cell table:number-columns-repeated="16384"/>
        </table:table-row>
        <table:table-row table:number-rows-repeated="12" table:style-name="ro1">
          <table:table-cell table:style-name="ce2"/>
          <table:table-cell table:style-name="ce135"/>
          <table:table-cell table:style-name="ce138"/>
          <table:table-cell table:number-columns-repeated="16381" table:style-name="ce2"/>
        </table:table-row>
        <table:table-row table:style-name="ro1">
          <table:table-cell table:style-name="ce2"/>
          <table:table-cell table:number-columns-repeated="2" table:style-name="ce135"/>
          <table:table-cell table:number-columns-repeated="16381" table:style-name="ce2"/>
        </table:table-row>
        <table:table-row table:number-rows-repeated="1048337" table:style-name="ro8">
          <table:table-cell table:number-columns-repeated="16384"/>
        </table:table-row>
        <table:named-expressions>
          <table:named-expression table:name="e" table:expression="of:=[.#REF!]" table:base-cell-address="List_of_contents.$A$1"/>
          <table:named-expression table:name="LABELS" table:expression="of:=[.#REF!]" table:base-cell-address="List_of_contents.$A$1"/>
          <table:named-range table:name="Print_Area" table:cell-range-address="AT2_7.$A$1:AT2_7.$R$55" table:base-cell-address="AT2_7.$A$1"/>
        </table:named-expressions>
      </table:table>
      <table:table table:name="AT2_8" table:style-name="ta4">
        <table:table-column table:style-name="co1" table:default-cell-style-name="ce29"/>
        <table:table-column table:style-name="co25" table:default-cell-style-name="ce29"/>
        <table:table-column table:style-name="co1" table:default-cell-style-name="ce29"/>
        <table:table-column table:style-name="co26" table:default-cell-style-name="ce29"/>
        <table:table-column table:style-name="co27" table:default-cell-style-name="ce29"/>
        <table:table-column table:style-name="co26" table:default-cell-style-name="ce29"/>
        <table:table-column table:style-name="co27" table:default-cell-style-name="ce29"/>
        <table:table-column table:style-name="co1" table:default-cell-style-name="ce29"/>
        <table:table-column table:style-name="co5" table:number-columns-repeated="16376" table:default-cell-style-name="ce29"/>
        <table:table-row table:style-name="ro1">
          <table:table-cell table:number-columns-repeated="10" table:style-name="ce29"/>
          <table:table-cell table:number-columns-repeated="16374" table:style-name="ce2"/>
        </table:table-row>
        <table:table-row table:style-name="ro2">
          <table:table-cell table:style-name="ce29"/>
          <table:table-cell office:value-type="string" table:style-name="ce15">
            <text:p>Annex Table 2.8: Ease of affording mortgage, 2022-23</text:p>
          </table:table-cell>
          <table:table-cell table:number-columns-repeated="8" table:style-name="ce29"/>
          <table:table-cell table:number-columns-repeated="16374" table:style-name="ce2"/>
        </table:table-row>
        <table:table-row table:style-name="ro1">
          <table:table-cell table:number-columns-repeated="10" table:style-name="ce29"/>
          <table:table-cell table:number-columns-repeated="16374" table:style-name="ce2"/>
        </table:table-row>
        <table:table-row table:style-name="ro1">
          <table:table-cell table:style-name="ce29"/>
          <table:table-cell office:value-type="string" table:style-name="ce210">
            <text:p>all mortgagors (including shared owners) who are up to date with mortgage payments</text:p>
          </table:table-cell>
          <table:table-cell table:number-columns-repeated="2" table:style-name="ce211"/>
          <table:table-cell table:number-columns-repeated="5" table:style-name="ce2"/>
          <table:table-cell table:style-name="ce29"/>
          <table:table-cell table:number-columns-repeated="16374" table:style-name="ce2"/>
        </table:table-row>
        <table:table-row table:style-name="ro1">
          <table:table-cell table:style-name="ce29"/>
          <table:table-cell table:number-columns-repeated="2" table:style-name="ce212"/>
          <table:table-cell office:value-type="string" table:style-name="ce213">
            <text:p>mortgagors</text:p>
          </table:table-cell>
          <table:table-cell table:number-columns-repeated="2" table:style-name="ce2"/>
          <table:table-cell table:style-name="ce29"/>
          <table:table-cell table:number-columns-repeated="16377" table:style-name="ce2"/>
        </table:table-row>
        <table:table-row table:style-name="ro1">
          <table:table-cell table:style-name="ce29"/>
          <table:table-cell table:number-columns-repeated="2" table:style-name="ce128"/>
          <table:table-cell office:value-type="string" table:style-name="ce150">
            <text:p>thousands of households</text:p>
          </table:table-cell>
          <table:table-cell table:number-columns-repeated="2" table:style-name="ce2"/>
          <table:table-cell table:style-name="ce29"/>
          <table:table-cell table:number-columns-repeated="16377" table:style-name="ce2"/>
        </table:table-row>
        <table:table-row table:style-name="ro7">
          <table:table-cell table:style-name="ce2"/>
          <table:table-cell office:value-type="string" table:style-name="ce214">
            <text:p>very easy</text:p>
          </table:table-cell>
          <table:table-cell table:style-name="ce214"/>
          <table:table-cell office:value-type="float" office:value="2598.8026774147802" table:style-name="ce215">
            <text:p>2,599</text:p>
          </table:table-cell>
          <table:table-cell table:number-columns-repeated="16380" table:style-name="ce2"/>
        </table:table-row>
        <table:table-row table:style-name="ro1">
          <table:table-cell table:style-name="ce29"/>
          <table:table-cell office:value-type="string" table:style-name="ce214">
            <text:p>fairly easy</text:p>
          </table:table-cell>
          <table:table-cell table:style-name="ce214"/>
          <table:table-cell office:value-type="float" office:value="3681.0385911482499" table:style-name="ce215">
            <text:p>3,681</text:p>
          </table:table-cell>
          <table:table-cell table:style-name="ce2"/>
          <table:table-cell table:style-name="ce29"/>
          <table:table-cell table:number-columns-repeated="16378" table:style-name="ce2"/>
        </table:table-row>
        <table:table-row table:style-name="ro7">
          <table:table-cell table:style-name="ce2"/>
          <table:table-cell office:value-type="string" table:style-name="ce216">
            <text:p>very or fairly easy</text:p>
          </table:table-cell>
          <table:table-cell table:style-name="ce216"/>
          <table:table-cell office:value-type="float" office:value="6279.8412685630292" table:style-name="ce217">
            <text:p>6,280</text:p>
          </table:table-cell>
          <table:table-cell table:number-columns-repeated="16380" table:style-name="ce2"/>
        </table:table-row>
        <table:table-row table:style-name="ro7">
          <table:table-cell table:style-name="ce2"/>
          <table:table-cell office:value-type="string" table:style-name="ce218">
            <text:p><text:s text:c="3"/>fairly difficult</text:p>
          </table:table-cell>
          <table:table-cell table:style-name="ce216"/>
          <table:table-cell office:value-type="float" office:value="660.0322292964504" table:style-name="ce215">
            <text:p>660</text:p>
          </table:table-cell>
          <table:table-cell table:number-columns-repeated="16380" table:style-name="ce2"/>
        </table:table-row>
        <table:table-row table:style-name="ro7">
          <table:table-cell table:style-name="ce2"/>
          <table:table-cell office:value-type="string" table:style-name="ce214">
            <text:p>very difficult</text:p>
          </table:table-cell>
          <table:table-cell table:style-name="ce214"/>
          <table:table-cell office:value-type="float" office:value="104.3656451212514" table:style-name="ce215">
            <text:p>104</text:p>
          </table:table-cell>
          <table:table-cell table:number-columns-repeated="16380" table:style-name="ce2"/>
        </table:table-row>
        <table:table-row table:style-name="ro7">
          <table:table-cell table:style-name="ce29"/>
          <table:table-cell office:value-type="string" table:style-name="ce216">
            <text:p>very or fairly difficult</text:p>
          </table:table-cell>
          <table:table-cell table:style-name="ce214"/>
          <table:table-cell office:value-type="float" office:value="764.3978744177017" table:style-name="ce217">
            <text:p>764</text:p>
          </table:table-cell>
          <table:table-cell table:style-name="ce2"/>
          <table:table-cell table:number-columns-repeated="4" table:style-name="ce29"/>
          <table:table-cell table:number-columns-repeated="16375" table:style-name="ce2"/>
        </table:table-row>
        <table:table-row table:style-name="ro7">
          <table:table-cell table:style-name="ce29"/>
          <table:table-cell office:value-type="string" table:style-name="ce219">
            <text:p>total</text:p>
          </table:table-cell>
          <table:table-cell table:style-name="ce219"/>
          <table:table-cell office:value-type="float" office:value="7044.2391429807349" table:style-name="ce220">
            <text:p>7,044</text:p>
          </table:table-cell>
          <table:table-cell table:style-name="ce2"/>
          <table:table-cell table:number-columns-repeated="4" table:style-name="ce29"/>
          <table:table-cell table:number-columns-repeated="16375" table:style-name="ce2"/>
        </table:table-row>
        <table:table-row table:style-name="ro7">
          <table:table-cell table:style-name="ce29"/>
          <table:table-cell table:number-columns-repeated="2" table:style-name="ce216"/>
          <table:table-cell office:value-type="string" table:style-name="ce221">
            <text:p>percentages</text:p>
          </table:table-cell>
          <table:table-cell table:style-name="ce2"/>
          <table:table-cell table:number-columns-repeated="4" table:style-name="ce29"/>
          <table:table-cell table:number-columns-repeated="16375" table:style-name="ce2"/>
        </table:table-row>
        <table:table-row table:style-name="ro7">
          <table:table-cell table:style-name="ce29"/>
          <table:table-cell office:value-type="string" table:style-name="ce214">
            <text:p>very easy</text:p>
          </table:table-cell>
          <table:table-cell table:style-name="ce214"/>
          <table:table-cell office:value-type="float" office:value="36.892595845562198" table:style-name="ce222">
            <text:p>36.9</text:p>
          </table:table-cell>
          <table:table-cell table:style-name="ce2"/>
          <table:table-cell table:number-columns-repeated="4" table:style-name="ce29"/>
          <table:table-cell table:number-columns-repeated="16375" table:style-name="ce2"/>
        </table:table-row>
        <table:table-row table:style-name="ro7">
          <table:table-cell table:style-name="ce29"/>
          <table:table-cell office:value-type="string" table:style-name="ce214">
            <text:p>fairly easy</text:p>
          </table:table-cell>
          <table:table-cell table:style-name="ce214"/>
          <table:table-cell office:value-type="float" office:value="52.256013977268701" table:style-name="ce222">
            <text:p>52.3</text:p>
          </table:table-cell>
          <table:table-cell table:style-name="ce2"/>
          <table:table-cell table:number-columns-repeated="4" table:style-name="ce29"/>
          <table:table-cell table:number-columns-repeated="16375" table:style-name="ce2"/>
        </table:table-row>
        <table:table-row table:style-name="ro7">
          <table:table-cell table:style-name="ce29"/>
          <table:table-cell office:value-type="string" table:style-name="ce216">
            <text:p>very or fairly easy</text:p>
          </table:table-cell>
          <table:table-cell table:style-name="ce216"/>
          <table:table-cell office:value-type="float" office:value="89.148609822831006" table:style-name="ce223">
            <text:p>89.1</text:p>
          </table:table-cell>
          <table:table-cell table:style-name="ce2"/>
          <table:table-cell table:number-columns-repeated="4" table:style-name="ce29"/>
          <table:table-cell table:number-columns-repeated="16375" table:style-name="ce2"/>
        </table:table-row>
        <table:table-row table:style-name="ro7">
          <table:table-cell table:style-name="ce29"/>
          <table:table-cell office:value-type="string" table:style-name="ce218">
            <text:p><text:s text:c="3"/>fairly difficult</text:p>
          </table:table-cell>
          <table:table-cell table:style-name="ce216"/>
          <table:table-cell office:value-type="float" office:value="9.3698157586563902" table:style-name="ce222">
            <text:p>9.4</text:p>
          </table:table-cell>
          <table:table-cell table:style-name="ce2"/>
          <table:table-cell table:number-columns-repeated="4" table:style-name="ce29"/>
          <table:table-cell table:number-columns-repeated="16375" table:style-name="ce2"/>
        </table:table-row>
        <table:table-row table:style-name="ro7">
          <table:table-cell table:style-name="ce29"/>
          <table:table-cell office:value-type="string" table:style-name="ce214">
            <text:p>very difficult</text:p>
          </table:table-cell>
          <table:table-cell table:style-name="ce214"/>
          <table:table-cell office:value-type="float" office:value="1.5" table:style-name="ce222">
            <text:p>1.5</text:p>
          </table:table-cell>
          <table:table-cell table:number-columns-repeated="4" table:style-name="ce2"/>
          <table:table-cell table:style-name="ce29"/>
          <table:table-cell table:number-columns-repeated="16375" table:style-name="ce2"/>
        </table:table-row>
        <table:table-row table:style-name="ro7">
          <table:table-cell table:style-name="ce29"/>
          <table:table-cell office:value-type="string" table:style-name="ce216">
            <text:p>very or fairly difficult</text:p>
          </table:table-cell>
          <table:table-cell table:style-name="ce214"/>
          <table:table-cell office:value-type="float" office:value="10.851390177169" table:style-name="ce223">
            <text:p>10.9</text:p>
          </table:table-cell>
          <table:table-cell table:number-columns-repeated="4" table:style-name="ce2"/>
          <table:table-cell table:style-name="ce29"/>
          <table:table-cell table:number-columns-repeated="16375" table:style-name="ce2"/>
        </table:table-row>
        <table:table-row table:style-name="ro1">
          <table:table-cell table:style-name="ce29"/>
          <table:table-cell office:value-type="string" table:style-name="ce219">
            <text:p>total</text:p>
          </table:table-cell>
          <table:table-cell table:style-name="ce219"/>
          <table:table-cell office:value-type="float" office:value="100" table:style-name="ce224">
            <text:p>100.0</text:p>
          </table:table-cell>
          <table:table-cell table:number-columns-repeated="5" table:style-name="ce29"/>
          <table:table-cell table:number-columns-repeated="16375" table:style-name="ce2"/>
        </table:table-row>
        <table:table-row table:style-name="ro1">
          <table:table-cell table:style-name="ce29"/>
          <table:table-cell office:value-type="string" table:style-name="ce225">
            <text:p>sample size</text:p>
          </table:table-cell>
          <table:table-cell table:style-name="ce225"/>
          <table:table-cell office:value-type="float" office:value="2097" table:style-name="ce226">
            <text:p>2,097</text:p>
          </table:table-cell>
          <table:table-cell table:number-columns-repeated="5" table:style-name="ce29"/>
          <table:table-cell table:number-columns-repeated="16375" table:style-name="ce2"/>
        </table:table-row>
        <table:table-row table:style-name="ro1">
          <table:table-cell table:style-name="ce29"/>
          <table:table-cell office:value-type="string" table:style-name="ce166">
            <text:p>Source: English Housing Survey, full household sample</text:p>
          </table:table-cell>
          <table:table-cell table:number-columns-repeated="2" table:style-name="ce2"/>
          <table:table-cell table:number-columns-repeated="6" table:style-name="ce29"/>
          <table:table-cell table:number-columns-repeated="16374" table:style-name="ce2"/>
        </table:table-row>
        <table:table-row table:number-rows-repeated="4" table:style-name="ro1">
          <table:table-cell table:number-columns-repeated="16384"/>
        </table:table-row>
        <table:table-row table:number-rows-repeated="2" table:style-name="ro1">
          <table:table-cell table:number-columns-repeated="4" table:style-name="ce29"/>
          <table:table-cell table:style-name="ce2"/>
          <table:table-cell table:number-columns-repeated="5" table:style-name="ce29"/>
          <table:table-cell table:number-columns-repeated="16374" table:style-name="ce2"/>
        </table:table-row>
        <table:table-row table:style-name="ro1">
          <table:table-cell table:style-name="ce29"/>
          <table:table-cell table:number-columns-repeated="4" table:style-name="ce2"/>
          <table:table-cell table:number-columns-repeated="5" table:style-name="ce29"/>
          <table:table-cell table:number-columns-repeated="16374" table:style-name="ce2"/>
        </table:table-row>
        <table:table-row table:number-rows-repeated="1048546" table:style-name="ro1">
          <table:table-cell table:number-columns-repeated="16384"/>
        </table:table-row>
        <table:named-expressions>
          <table:named-range table:name="Print_Area" table:cell-range-address="AT2_8.$A$1:AT2_8.$I$2" table:base-cell-address="AT2_8.$A$1"/>
        </table:named-expressions>
      </table:table>
      <table:table table:name="AT2_9" table:style-name="ta5">
        <table:table-column table:style-name="co1" table:default-cell-style-name="ce2"/>
        <table:table-column table:style-name="co28" table:default-cell-style-name="ce2"/>
        <table:table-column table:style-name="co1" table:number-columns-repeated="16382" table:default-cell-style-name="ce2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5">
            <text:p>Annex Table 2.9: Ease of affording rent, social and private renters, 2022-23</text:p>
          </table:table-cell>
          <table:table-cell table:number-columns-repeated="2" table:style-name="ce15"/>
          <table:table-cell table:number-columns-repeated="3" table:style-name="ce187"/>
          <table:table-cell table:number-columns-repeated="16377"/>
        </table:table-row>
        <table:table-row table:style-name="ro2">
          <table:table-cell/>
          <table:table-cell table:style-name="ce227"/>
          <table:table-cell table:number-columns-repeated="5" table:style-name="ce187"/>
          <table:table-cell table:number-columns-repeated="16377"/>
        </table:table-row>
        <table:table-row table:style-name="ro1">
          <table:table-cell/>
          <table:table-cell office:value-type="string" table:style-name="ce210">
            <text:p>all renting households</text:p>
          </table:table-cell>
          <table:table-cell table:number-columns-repeated="2" table:style-name="ce211"/>
          <table:table-cell table:number-columns-repeated="3" table:style-name="ce228"/>
          <table:table-cell table:number-columns-repeated="16377"/>
        </table:table-row>
        <table:table-row table:style-name="ro9">
          <table:table-cell/>
          <table:table-cell table:style-name="ce212"/>
          <table:table-cell office:value-type="string" table:style-name="ce213">
            <text:p>private renters</text:p>
          </table:table-cell>
          <table:table-cell office:value-type="string" table:style-name="ce229">
            <text:p>local authority</text:p>
          </table:table-cell>
          <table:table-cell office:value-type="string" table:style-name="ce229">
            <text:p>housing association</text:p>
          </table:table-cell>
          <table:table-cell office:value-type="string" table:style-name="ce213">
            <text:p>all social renters</text:p>
          </table:table-cell>
          <table:table-cell office:value-type="string" table:style-name="ce213">
            <text:p>all<text:s/></text:p>
            <text:p>renters</text:p>
          </table:table-cell>
          <table:table-cell table:number-columns-repeated="16377"/>
        </table:table-row>
        <table:table-row table:style-name="ro1">
          <table:table-cell/>
          <table:table-cell table:style-name="ce128"/>
          <table:table-cell table:number-columns-repeated="3" table:style-name="ce230"/>
          <table:table-cell table:style-name="ce231"/>
          <table:table-cell office:value-type="string" table:style-name="ce150">
            <text:p>thousands of househol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4">
            <text:p>very easy</text:p>
          </table:table-cell>
          <table:table-cell office:value-type="float" office:value="843.6384754707193" table:style-name="ce215">
            <text:p>844</text:p>
          </table:table-cell>
          <table:table-cell office:value-type="float" office:value="323.0734681597894" table:style-name="ce215">
            <text:p>323</text:p>
          </table:table-cell>
          <table:table-cell office:value-type="float" office:value="592.60154937231607" table:style-name="ce215">
            <text:p>593</text:p>
          </table:table-cell>
          <table:table-cell office:value-type="float" office:value="915.6750175321057" table:style-name="ce232">
            <text:p>916</text:p>
          </table:table-cell>
          <table:table-cell office:value-type="float" office:value="1759.3134930028277" table:style-name="ce215">
            <text:p>1,75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4">
            <text:p>fairly easy</text:p>
          </table:table-cell>
          <table:table-cell office:value-type="float" office:value="2161.1724016762842" table:style-name="ce215">
            <text:p>2,161</text:p>
          </table:table-cell>
          <table:table-cell office:value-type="float" office:value="520.00114662661917" table:style-name="ce215">
            <text:p>520</text:p>
          </table:table-cell>
          <table:table-cell office:value-type="float" office:value="890.76106306885856" table:style-name="ce215">
            <text:p>891</text:p>
          </table:table-cell>
          <table:table-cell office:value-type="float" office:value="1410.7622096954781" table:style-name="ce232">
            <text:p>1,411</text:p>
          </table:table-cell>
          <table:table-cell office:value-type="float" office:value="3571.9346113717606" table:style-name="ce215">
            <text:p>3,572</text:p>
          </table:table-cell>
          <table:table-cell table:number-columns-repeated="16377"/>
        </table:table-row>
        <table:table-row table:style-name="ro18">
          <table:table-cell/>
          <table:table-cell office:value-type="string" table:style-name="ce216">
            <text:p>very or fairly easy</text:p>
          </table:table-cell>
          <table:table-cell office:value-type="float" office:value="3004.8108771470052" table:style-name="ce217">
            <text:p>3,005</text:p>
          </table:table-cell>
          <table:table-cell office:value-type="float" office:value="843.07461478640801" table:style-name="ce217">
            <text:p>843</text:p>
          </table:table-cell>
          <table:table-cell office:value-type="float" office:value="1483.3626124411771" table:style-name="ce217">
            <text:p>1,483</text:p>
          </table:table-cell>
          <table:table-cell office:value-type="float" office:value="2326.4372272275864" table:style-name="ce233">
            <text:p>2,326</text:p>
          </table:table-cell>
          <table:table-cell office:value-type="float" office:value="5331.2481043745802" table:style-name="ce217">
            <text:p>5,331</text:p>
          </table:table-cell>
          <table:table-cell table:number-columns-repeated="16377"/>
        </table:table-row>
        <table:table-row table:style-name="ro7">
          <table:table-cell/>
          <table:table-cell office:value-type="string" table:style-name="ce214">
            <text:p>fairly difficult</text:p>
          </table:table-cell>
          <table:table-cell office:value-type="float" office:value="901.17486524848891" table:style-name="ce215">
            <text:p>901</text:p>
          </table:table-cell>
          <table:table-cell office:value-type="float" office:value="242.31035893546562" table:style-name="ce215">
            <text:p>242</text:p>
          </table:table-cell>
          <table:table-cell office:value-type="float" office:value="375.07623701734963" table:style-name="ce215">
            <text:p>375</text:p>
          </table:table-cell>
          <table:table-cell office:value-type="float" office:value="617.38659595281467" table:style-name="ce232">
            <text:p>617</text:p>
          </table:table-cell>
          <table:table-cell office:value-type="float" office:value="1518.5614612013055" table:style-name="ce215">
            <text:p>1,51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4">
            <text:p>very difficult</text:p>
          </table:table-cell>
          <table:table-cell office:value-type="float" office:value="311.79904092598775" table:style-name="ce215">
            <text:p>312</text:p>
          </table:table-cell>
          <table:table-cell office:value-type="float" office:value="105.84546130923685" table:style-name="ce215">
            <text:p>106</text:p>
          </table:table-cell>
          <table:table-cell office:value-type="float" office:value="128.80342463574465" table:style-name="ce215">
            <text:p>129</text:p>
          </table:table-cell>
          <table:table-cell office:value-type="float" office:value="234.64888594498169" table:style-name="ce232">
            <text:p>235</text:p>
          </table:table-cell>
          <table:table-cell office:value-type="float" office:value="546.4479268709697" table:style-name="ce215">
            <text:p>546</text:p>
          </table:table-cell>
          <table:table-cell table:number-columns-repeated="16377"/>
        </table:table-row>
        <table:table-row table:style-name="ro3">
          <table:table-cell/>
          <table:table-cell office:value-type="string" table:style-name="ce216">
            <text:p>very or fairly difficult</text:p>
          </table:table-cell>
          <table:table-cell office:value-type="float" office:value="1212.9739061744779" table:style-name="ce217">
            <text:p>1,213</text:p>
          </table:table-cell>
          <table:table-cell office:value-type="float" office:value="348.1558202447028" table:style-name="ce217">
            <text:p>348</text:p>
          </table:table-cell>
          <table:table-cell office:value-type="float" office:value="503.87966165309422" table:style-name="ce217">
            <text:p>504</text:p>
          </table:table-cell>
          <table:table-cell office:value-type="float" office:value="852.03548189779633" table:style-name="ce233">
            <text:p>852</text:p>
          </table:table-cell>
          <table:table-cell office:value-type="float" office:value="2065.0093880722748" table:style-name="ce217">
            <text:p>2,06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34">
            <text:p>total</text:p>
          </table:table-cell>
          <table:table-cell office:value-type="float" office:value="4217.7847833214819" table:style-name="ce235">
            <text:p>4,218</text:p>
          </table:table-cell>
          <table:table-cell office:value-type="float" office:value="1191.2304350311113" table:style-name="ce235">
            <text:p>1,191</text:p>
          </table:table-cell>
          <table:table-cell office:value-type="float" office:value="1987.2422740942732" table:style-name="ce235">
            <text:p>1,987</text:p>
          </table:table-cell>
          <table:table-cell office:value-type="float" office:value="3178.4727091253794" table:style-name="ce235">
            <text:p>3,178</text:p>
          </table:table-cell>
          <table:table-cell office:value-type="float" office:value="7396.2574924468536" table:style-name="ce235">
            <text:p>7,396</text:p>
          </table:table-cell>
          <table:table-cell table:number-columns-repeated="16377"/>
        </table:table-row>
        <table:table-row table:style-name="ro1">
          <table:table-cell/>
          <table:table-cell table:style-name="ce216"/>
          <table:table-cell table:style-name="ce236"/>
          <table:table-cell table:number-columns-repeated="2" table:style-name="ce237"/>
          <table:table-cell table:style-name="ce236"/>
          <table:table-cell office:value-type="string" table:style-name="ce221">
            <text:p>percentag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4">
            <text:p>very easy</text:p>
          </table:table-cell>
          <table:table-cell office:value-type="float" office:value="20.0019327398293" table:style-name="ce238">
            <text:p>20.0</text:p>
          </table:table-cell>
          <table:table-cell office:value-type="float" office:value="27.1209884048464" table:style-name="ce238">
            <text:p>27.1</text:p>
          </table:table-cell>
          <table:table-cell office:value-type="float" office:value="29.820297056754502" table:style-name="ce238">
            <text:p>29.8</text:p>
          </table:table-cell>
          <table:table-cell office:value-type="float" office:value="28.8086480938851" table:style-name="ce238">
            <text:p>28.8</text:p>
          </table:table-cell>
          <table:table-cell office:value-type="float" office:value="23.786536566627898" table:style-name="ce238">
            <text:p>23.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4">
            <text:p>fairly easy</text:p>
          </table:table-cell>
          <table:table-cell office:value-type="float" office:value="51.239513457924097" table:style-name="ce238">
            <text:p>51.2</text:p>
          </table:table-cell>
          <table:table-cell office:value-type="float" office:value="43.652439640113698" table:style-name="ce238">
            <text:p>43.7</text:p>
          </table:table-cell>
          <table:table-cell office:value-type="float" office:value="44.823979173593301" table:style-name="ce238">
            <text:p>44.8</text:p>
          </table:table-cell>
          <table:table-cell office:value-type="float" office:value="44.384908690428198" table:style-name="ce238">
            <text:p>44.4</text:p>
          </table:table-cell>
          <table:table-cell office:value-type="float" office:value="48.293810958034697" table:style-name="ce238">
            <text:p>48.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6">
            <text:p>very or fairly easy</text:p>
          </table:table-cell>
          <table:table-cell office:value-type="float" office:value="71.241446197753405" table:style-name="ce239">
            <text:p>71.2</text:p>
          </table:table-cell>
          <table:table-cell office:value-type="float" office:value="70.773428044959999" table:style-name="ce239">
            <text:p>70.8</text:p>
          </table:table-cell>
          <table:table-cell office:value-type="float" office:value="74.644276230347899" table:style-name="ce239">
            <text:p>74.6</text:p>
          </table:table-cell>
          <table:table-cell office:value-type="float" office:value="73.193556784313301" table:style-name="ce239">
            <text:p>73.2</text:p>
          </table:table-cell>
          <table:table-cell office:value-type="float" office:value="72.0803475246625" table:style-name="ce239">
            <text:p>72.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4">
            <text:p>fairly difficult</text:p>
          </table:table-cell>
          <table:table-cell office:value-type="float" office:value="21.3660703792197" table:style-name="ce238">
            <text:p>21.4</text:p>
          </table:table-cell>
          <table:table-cell office:value-type="float" office:value="20.341182680506101" table:style-name="ce238">
            <text:p>20.3</text:p>
          </table:table-cell>
          <table:table-cell office:value-type="float" office:value="18.874207835997201" table:style-name="ce238">
            <text:p>18.9</text:p>
          </table:table-cell>
          <table:table-cell office:value-type="float" office:value="19.4240017911842" table:style-name="ce238">
            <text:p>19.4</text:p>
          </table:table-cell>
          <table:table-cell office:value-type="float" office:value="20.5314845075645" table:style-name="ce238">
            <text:p>20.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4">
            <text:p>very difficult</text:p>
          </table:table-cell>
          <table:table-cell office:value-type="float" office:value="7.3924834230268104" table:style-name="ce238">
            <text:p>7.4</text:p>
          </table:table-cell>
          <table:table-cell office:value-type="float" office:value="8.8853892745338108" table:style-name="ce238">
            <text:p>8.9</text:p>
          </table:table-cell>
          <table:table-cell office:value-type="float" office:value="6.48151593365482" table:style-name="ce238">
            <text:p>6.5</text:p>
          </table:table-cell>
          <table:table-cell office:value-type="float" office:value="7.3824414245025904" table:style-name="ce238">
            <text:p>7.4</text:p>
          </table:table-cell>
          <table:table-cell office:value-type="float" office:value="7.3881679677730103" table:style-name="ce238">
            <text:p>7.4</text:p>
          </table:table-cell>
          <table:table-cell table:number-columns-repeated="16377"/>
        </table:table-row>
        <table:table-row table:style-name="ro5">
          <table:table-cell/>
          <table:table-cell office:value-type="string" table:style-name="ce216">
            <text:p>very or fairly difficult</text:p>
          </table:table-cell>
          <table:table-cell office:value-type="float" office:value="28.758553802246599" table:style-name="ce239">
            <text:p>28.8</text:p>
          </table:table-cell>
          <table:table-cell office:value-type="float" office:value="29.226571955039901" table:style-name="ce239">
            <text:p>29.2</text:p>
          </table:table-cell>
          <table:table-cell office:value-type="float" office:value="25.355723769651998" table:style-name="ce239">
            <text:p>25.4</text:p>
          </table:table-cell>
          <table:table-cell office:value-type="float" office:value="26.806443215686802" table:style-name="ce239">
            <text:p>26.8</text:p>
          </table:table-cell>
          <table:table-cell office:value-type="float" office:value="27.9196524753375" table:style-name="ce239">
            <text:p>27.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34">
            <text:p>total</text:p>
          </table:table-cell>
          <table:table-cell office:value-type="float" office:value="100" table:style-name="ce239">
            <text:p>100.0</text:p>
          </table:table-cell>
          <table:table-cell office:value-type="float" office:value="100" table:style-name="ce239">
            <text:p>100.0</text:p>
          </table:table-cell>
          <table:table-cell office:value-type="float" office:value="100" table:style-name="ce239">
            <text:p>100.0</text:p>
          </table:table-cell>
          <table:table-cell office:value-type="float" office:value="100" table:style-name="ce239">
            <text:p>100.0</text:p>
          </table:table-cell>
          <table:table-cell office:value-type="float" office:value="100" table:style-name="ce239">
            <text:p>100.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25">
            <text:p>sample size</text:p>
          </table:table-cell>
          <table:table-cell office:value-type="float" office:value="2418" table:style-name="ce226">
            <text:p>2,418</text:p>
          </table:table-cell>
          <table:table-cell office:value-type="float" office:value="1097" table:style-name="ce226">
            <text:p>1,097</text:p>
          </table:table-cell>
          <table:table-cell office:value-type="float" office:value="1751" table:style-name="ce226">
            <text:p>1,751</text:p>
          </table:table-cell>
          <table:table-cell office:value-type="float" office:value="2848" table:style-name="ce226">
            <text:p>2,848</text:p>
          </table:table-cell>
          <table:table-cell office:value-type="float" office:value="5266" table:style-name="ce226">
            <text:p>5,266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66">
            <text:p>Source: English Housing Survey, full household sample</text:p>
          </table:table-cell>
          <table:table-cell table:number-columns-repeated="16382" table:style-name="ce2"/>
        </table:table-row>
        <table:table-row table:number-rows-repeated="1048553" table:style-name="ro1">
          <table:table-cell table:number-columns-repeated="16384"/>
        </table:table-row>
        <table:named-expressions>
          <table:named-range table:name="Print_Area" table:cell-range-address="AT2_9.$A$1:AT2_9.$I$24" table:base-cell-address="AT2_9.$A$1"/>
        </table:named-expressions>
      </table:table>
      <table:table table:name="AT2_10" table:style-name="ta6">
        <table:table-column table:style-name="co1" table:default-cell-style-name="ce13"/>
        <table:table-column table:style-name="co29" table:default-cell-style-name="ce13"/>
        <table:table-column table:style-name="co30" table:number-columns-repeated="7" table:default-cell-style-name="ce13"/>
        <table:table-column table:style-name="co16" table:number-columns-repeated="6" table:default-cell-style-name="ce13"/>
        <table:table-column table:style-name="co31" table:number-columns-repeated="2" table:default-cell-style-name="ce13"/>
        <table:table-column table:style-name="co32" table:default-cell-style-name="ce13"/>
        <table:table-column table:style-name="co31" table:default-cell-style-name="ce13"/>
        <table:table-column table:style-name="co1" table:number-columns-repeated="16365" table:default-cell-style-name="ce13"/>
        <table:table-row table:style-name="ro3">
          <table:table-cell table:style-name="ce2"/>
          <table:table-cell table:number-columns-repeated="19" table:style-name="ce13"/>
          <table:table-cell table:number-columns-repeated="16364" table:style-name="ce2"/>
        </table:table-row>
        <table:table-row table:style-name="ro10">
          <table:table-cell table:style-name="ce2"/>
          <table:table-cell office:value-type="string" table:style-name="ce15">
            <text:p>Annex Table 2.10: Receipt of housing support and mean amount received, 2008-09 to 2022-23</text:p>
          </table:table-cell>
          <table:table-cell table:number-columns-repeated="14" table:style-name="ce15"/>
          <table:table-cell table:number-columns-repeated="4" table:style-name="ce13"/>
          <table:table-cell table:number-columns-repeated="16364" table:style-name="ce2"/>
        </table:table-row>
        <table:table-row table:style-name="ro19">
          <table:table-cell table:number-columns-repeated="16384"/>
        </table:table-row>
        <table:table-row table:style-name="ro19">
          <table:table-cell table:style-name="ce2"/>
          <table:table-cell office:value-type="string" table:style-name="ce182">
            <text:p>all renters</text:p>
          </table:table-cell>
          <table:table-cell table:style-name="ce240"/>
          <table:table-cell table:style-name="ce183"/>
          <table:table-cell table:number-columns-repeated="16" table:style-name="ce13"/>
          <table:table-cell table:number-columns-repeated="16364" table:style-name="ce2"/>
        </table:table-row>
        <table:table-row table:style-name="ro3">
          <table:table-cell table:style-name="ce2"/>
          <table:table-cell table:style-name="ce184"/>
          <table:table-cell office:value-type="string" table:style-name="ce241">
            <text:p>2008-09</text:p>
          </table:table-cell>
          <table:table-cell office:value-type="string" table:style-name="ce241">
            <text:p>2009-10</text:p>
          </table:table-cell>
          <table:table-cell office:value-type="string" table:style-name="ce241">
            <text:p>2010-11</text:p>
          </table:table-cell>
          <table:table-cell office:value-type="string" table:style-name="ce241">
            <text:p>2011-12</text:p>
          </table:table-cell>
          <table:table-cell office:value-type="string" table:style-name="ce241">
            <text:p>2012-13</text:p>
          </table:table-cell>
          <table:table-cell office:value-type="string" table:style-name="ce241">
            <text:p>2013-14</text:p>
          </table:table-cell>
          <table:table-cell office:value-type="string" table:style-name="ce241">
            <text:p>2014-15</text:p>
          </table:table-cell>
          <table:table-cell office:value-type="string" table:style-name="ce241">
            <text:p>2015-16</text:p>
          </table:table-cell>
          <table:table-cell office:value-type="string" table:style-name="ce241">
            <text:p>2016-17</text:p>
          </table:table-cell>
          <table:table-cell office:value-type="string" table:style-name="ce241">
            <text:p>2017-18</text:p>
          </table:table-cell>
          <table:table-cell office:value-type="string" table:style-name="ce241">
            <text:p>2018-19</text:p>
          </table:table-cell>
          <table:table-cell office:value-type="string" table:style-name="ce241">
            <text:p>2019-20</text:p>
          </table:table-cell>
          <table:table-cell office:value-type="string" table:style-name="ce241">
            <text:p>2020-21</text:p>
          </table:table-cell>
          <table:table-cell office:value-type="string" table:style-name="ce241">
            <text:p>2021-22</text:p>
          </table:table-cell>
          <table:table-cell office:value-type="string" table:style-name="ce241">
            <text:p>2022-23</text:p>
          </table:table-cell>
          <table:table-cell table:number-columns-repeated="3" table:style-name="ce13"/>
          <table:table-cell table:number-columns-repeated="16364" table:style-name="ce2"/>
        </table:table-row>
        <table:table-row table:style-name="ro3">
          <table:table-cell table:style-name="ce2"/>
          <table:table-cell table:style-name="ce30"/>
          <table:table-cell table:style-name="ce13"/>
          <table:table-cell table:style-name="ce242"/>
          <table:table-cell table:style-name="ce13"/>
          <table:table-cell table:style-name="ce201"/>
          <table:table-cell table:style-name="ce243"/>
          <table:table-cell table:style-name="ce244"/>
          <table:table-cell table:number-columns-repeated="3" table:style-name="ce13"/>
          <table:table-cell table:number-columns-repeated="5" table:style-name="ce119"/>
          <table:table-cell office:value-type="string" table:style-name="ce119">
            <text:p>thousands of households</text:p>
          </table:table-cell>
          <table:table-cell table:number-columns-repeated="3" table:style-name="ce13"/>
          <table:table-cell table:number-columns-repeated="16364" table:style-name="ce2"/>
        </table:table-row>
        <table:table-row table:style-name="ro3">
          <table:table-cell table:style-name="ce2"/>
          <table:table-cell table:style-name="ce30"/>
          <table:table-cell table:style-name="ce13"/>
          <table:table-cell table:style-name="ce242"/>
          <table:table-cell table:style-name="ce13"/>
          <table:table-cell table:style-name="ce201"/>
          <table:table-cell table:style-name="ce243"/>
          <table:table-cell table:style-name="ce244"/>
          <table:table-cell table:number-columns-repeated="3" table:style-name="ce119"/>
          <table:table-cell table:number-columns-repeated="9" table:style-name="ce13"/>
          <table:table-cell table:number-columns-repeated="16364" table:style-name="ce2"/>
        </table:table-row>
        <table:table-row table:style-name="ro3">
          <table:table-cell table:style-name="ce2"/>
          <table:table-cell office:value-type="string" table:style-name="ce245">
            <text:p>private renters</text:p>
          </table:table-cell>
          <table:table-cell office:value-type="float" office:value="598.02261794842752" table:style-name="ce243">
            <text:p><text:s/>598<text:s/></text:p>
          </table:table-cell>
          <table:table-cell office:value-type="float" office:value="796.77301373394846" table:style-name="ce243">
            <text:p><text:s/>797<text:s/></text:p>
          </table:table-cell>
          <table:table-cell office:value-type="float" office:value="889.68370317669178" table:style-name="ce243">
            <text:p><text:s/>890<text:s/></text:p>
          </table:table-cell>
          <table:table-cell office:value-type="float" office:value="981.72671768972475" table:style-name="ce243">
            <text:p><text:s/>982<text:s/></text:p>
          </table:table-cell>
          <table:table-cell office:value-type="float" office:value="987.64693257616318" table:style-name="ce243">
            <text:p><text:s/>988<text:s/></text:p>
          </table:table-cell>
          <table:table-cell office:value-type="float" office:value="1120.4197788876349" table:style-name="ce243">
            <text:p><text:s/>1,120<text:s/></text:p>
          </table:table-cell>
          <table:table-cell office:value-type="float" office:value="1139.4608894147009" table:style-name="ce243">
            <text:p><text:s/>1,139<text:s/></text:p>
          </table:table-cell>
          <table:table-cell office:value-type="float" office:value="1073.6049407227063" table:style-name="ce243">
            <text:p><text:s/>1,074<text:s/></text:p>
          </table:table-cell>
          <table:table-cell office:value-type="float" office:value="1048.870202464188" table:style-name="ce243">
            <text:p><text:s/>1,049<text:s/></text:p>
          </table:table-cell>
          <table:table-cell office:value-type="float" office:value="889.02010070683446" table:style-name="ce243">
            <text:p><text:s/>889<text:s/></text:p>
          </table:table-cell>
          <table:table-cell office:value-type="float" office:value="923.97876132974397" table:style-name="ce243">
            <text:p><text:s/>924<text:s/></text:p>
          </table:table-cell>
          <table:table-cell office:value-type="float" office:value="901.36104746604849" table:style-name="ce243">
            <text:p><text:s/>901<text:s/></text:p>
          </table:table-cell>
          <table:table-cell office:value-type="float" office:value="1140.4291456752355" table:style-name="ce243">
            <text:p><text:s/>1,140<text:s/></text:p>
          </table:table-cell>
          <table:table-cell office:value-type="float" office:value="1154.7674441662705" table:style-name="ce243">
            <text:p><text:s/>1,155<text:s/></text:p>
          </table:table-cell>
          <table:table-cell office:value-type="float" office:value="1102.9277176642224" table:style-name="ce243">
            <text:p><text:s/>1,103<text:s/></text:p>
          </table:table-cell>
          <table:table-cell table:number-columns-repeated="3" table:style-name="ce13"/>
          <table:table-cell table:number-columns-repeated="16364" table:style-name="ce2"/>
        </table:table-row>
        <table:table-row table:style-name="ro3">
          <table:table-cell table:style-name="ce2"/>
          <table:table-cell office:value-type="string" table:style-name="ce246">
            <text:p>social renters</text:p>
          </table:table-cell>
          <table:table-cell office:value-type="float" office:value="2269.2880409807494" table:style-name="ce247">
            <text:p><text:s/>2,269<text:s/></text:p>
          </table:table-cell>
          <table:table-cell office:value-type="float" office:value="2276.3818701728096" table:style-name="ce247">
            <text:p><text:s/>2,276<text:s/></text:p>
          </table:table-cell>
          <table:table-cell office:value-type="float" office:value="2395.0009952179648" table:style-name="ce247">
            <text:p><text:s/>2,395<text:s/></text:p>
          </table:table-cell>
          <table:table-cell office:value-type="float" office:value="2439.0264347093366" table:style-name="ce247">
            <text:p><text:s/>2,439<text:s/></text:p>
          </table:table-cell>
          <table:table-cell office:value-type="float" office:value="2416.0818575598482" table:style-name="ce247">
            <text:p><text:s/>2,416<text:s/></text:p>
          </table:table-cell>
          <table:table-cell office:value-type="float" office:value="2477.8386559282017" table:style-name="ce247">
            <text:p><text:s/>2,478<text:s/></text:p>
          </table:table-cell>
          <table:table-cell office:value-type="float" office:value="2445.8227659112908" table:style-name="ce247">
            <text:p><text:s/>2,446<text:s/></text:p>
          </table:table-cell>
          <table:table-cell office:value-type="float" office:value="2303.9056255033261" table:style-name="ce247">
            <text:p><text:s/>2,304<text:s/></text:p>
          </table:table-cell>
          <table:table-cell office:value-type="float" office:value="2330.4284155478567" table:style-name="ce247">
            <text:p><text:s/>2,330<text:s/></text:p>
          </table:table-cell>
          <table:table-cell office:value-type="float" office:value="2361.2829424397542" table:style-name="ce247">
            <text:p><text:s/>2,361<text:s/></text:p>
          </table:table-cell>
          <table:table-cell office:value-type="float" office:value="2276.6799733109201" table:style-name="ce247">
            <text:p><text:s/>2,277<text:s/></text:p>
          </table:table-cell>
          <table:table-cell office:value-type="float" office:value="2241.8517186297095" table:style-name="ce247">
            <text:p><text:s/>2,242<text:s/></text:p>
          </table:table-cell>
          <table:table-cell office:value-type="float" office:value="2379.6946996022189" table:style-name="ce247">
            <text:p><text:s/>2,380<text:s/></text:p>
          </table:table-cell>
          <table:table-cell office:value-type="float" office:value="2298.7216719753351" table:style-name="ce247">
            <text:p><text:s/>2,299<text:s/></text:p>
          </table:table-cell>
          <table:table-cell office:value-type="float" office:value="2381.9062440144298" table:style-name="ce247">
            <text:p><text:s/>2,382<text:s/></text:p>
          </table:table-cell>
          <table:table-cell table:number-columns-repeated="3" table:style-name="ce13"/>
          <table:table-cell table:number-columns-repeated="16364" table:style-name="ce2"/>
        </table:table-row>
        <table:table-row table:style-name="ro3">
          <table:table-cell table:style-name="ce2"/>
          <table:table-cell table:style-name="ce30"/>
          <table:table-cell table:style-name="ce13"/>
          <table:table-cell table:style-name="ce242"/>
          <table:table-cell table:style-name="ce13"/>
          <table:table-cell table:style-name="ce201"/>
          <table:table-cell table:number-columns-repeated="2" table:style-name="ce244"/>
          <table:table-cell table:number-columns-repeated="2" table:style-name="ce119"/>
          <table:table-cell table:number-columns-repeated="2" table:style-name="ce13"/>
          <table:table-cell table:number-columns-repeated="4" table:style-name="ce119"/>
          <table:table-cell office:value-type="string" table:style-name="ce119">
            <text:p>percentages</text:p>
          </table:table-cell>
          <table:table-cell table:number-columns-repeated="3" table:style-name="ce13"/>
          <table:table-cell table:number-columns-repeated="16364" table:style-name="ce2"/>
        </table:table-row>
        <table:table-row table:style-name="ro3">
          <table:table-cell table:style-name="ce2"/>
          <table:table-cell table:style-name="ce30"/>
          <table:table-cell table:style-name="ce13"/>
          <table:table-cell table:style-name="ce242"/>
          <table:table-cell table:style-name="ce13"/>
          <table:table-cell table:style-name="ce201"/>
          <table:table-cell table:style-name="ce244"/>
          <table:table-cell table:style-name="ce13"/>
          <table:table-cell table:number-columns-repeated="3" table:style-name="ce201"/>
          <table:table-cell table:number-columns-repeated="9" table:style-name="ce13"/>
          <table:table-cell table:number-columns-repeated="16364" table:style-name="ce2"/>
        </table:table-row>
        <table:table-row table:style-name="ro3">
          <table:table-cell table:style-name="ce2"/>
          <table:table-cell office:value-type="string" table:style-name="ce245">
            <text:p>private renters</text:p>
          </table:table-cell>
          <table:table-cell office:value-type="float" office:value="19.496911058841739" table:style-name="ce244">
            <text:p>19.5</text:p>
          </table:table-cell>
          <table:table-cell office:value-type="float" office:value="23.749814112480099" table:style-name="ce244">
            <text:p>23.7</text:p>
          </table:table-cell>
          <table:table-cell office:value-type="float" office:value="24.598146055354754" table:style-name="ce244">
            <text:p>24.6</text:p>
          </table:table-cell>
          <table:table-cell office:value-type="float" office:value="25.54356240621054" table:style-name="ce244">
            <text:p>25.5</text:p>
          </table:table-cell>
          <table:table-cell office:value-type="float" office:value="24.965216495879339" table:style-name="ce244">
            <text:p>25.0</text:p>
          </table:table-cell>
          <table:table-cell office:value-type="float" office:value="25.596710444562923" table:style-name="ce244">
            <text:p>25.6</text:p>
          </table:table-cell>
          <table:table-cell office:value-type="float" office:value="26.633576924115516" table:style-name="ce244">
            <text:p>26.6</text:p>
          </table:table-cell>
          <table:table-cell office:value-type="float" office:value="23.710361978653278" table:style-name="ce244">
            <text:p>23.7</text:p>
          </table:table-cell>
          <table:table-cell office:value-type="float" office:value="22.354113241194302" table:style-name="ce244">
            <text:p>22.4</text:p>
          </table:table-cell>
          <table:table-cell office:value-type="float" office:value="19.62667351880258" table:style-name="ce244">
            <text:p>19.6</text:p>
          </table:table-cell>
          <table:table-cell office:value-type="float" office:value="20.299050411083002" table:style-name="ce248">
            <text:p>20.3</text:p>
          </table:table-cell>
          <table:table-cell office:value-type="float" office:value="20.310339382819105" table:style-name="ce248">
            <text:p>20.3</text:p>
          </table:table-cell>
          <table:table-cell office:value-type="float" office:value="25.722205703580741" table:style-name="ce248">
            <text:p>25.7</text:p>
          </table:table-cell>
          <table:table-cell office:value-type="float" office:value="25.042789334478499" table:style-name="ce248">
            <text:p>25.0</text:p>
          </table:table-cell>
          <table:table-cell office:value-type="float" office:value="24.004180782269501" table:style-name="ce248">
            <text:p>24.0</text:p>
          </table:table-cell>
          <table:table-cell table:number-columns-repeated="3" table:style-name="ce13"/>
          <table:table-cell table:number-columns-repeated="16364" table:style-name="ce2"/>
        </table:table-row>
        <table:table-row table:style-name="ro3">
          <table:table-cell table:style-name="ce2"/>
          <table:table-cell office:value-type="string" table:style-name="ce246">
            <text:p>social renters</text:p>
          </table:table-cell>
          <table:table-cell office:value-type="float" office:value="59.06636394231932" table:style-name="ce249">
            <text:p>59.1</text:p>
          </table:table-cell>
          <table:table-cell office:value-type="float" office:value="61.944285351241227" table:style-name="ce249">
            <text:p>61.9</text:p>
          </table:table-cell>
          <table:table-cell office:value-type="float" office:value="62.597630575282921" table:style-name="ce249">
            <text:p>62.6</text:p>
          </table:table-cell>
          <table:table-cell office:value-type="float" office:value="64.047154231421146" table:style-name="ce249">
            <text:p>64.0</text:p>
          </table:table-cell>
          <table:table-cell office:value-type="float" office:value="65.583272531335055" table:style-name="ce249">
            <text:p>65.6</text:p>
          </table:table-cell>
          <table:table-cell office:value-type="float" office:value="63.20604703146477" table:style-name="ce249">
            <text:p>63.2</text:p>
          </table:table-cell>
          <table:table-cell office:value-type="float" office:value="62.526034528028603" table:style-name="ce249">
            <text:p>62.5</text:p>
          </table:table-cell>
          <table:table-cell office:value-type="float" office:value="58.799541594780905" table:style-name="ce249">
            <text:p>58.8</text:p>
          </table:table-cell>
          <table:table-cell office:value-type="float" office:value="59.043695602430404" table:style-name="ce249">
            <text:p>59.0</text:p>
          </table:table-cell>
          <table:table-cell office:value-type="float" office:value="59.65284341271434" table:style-name="ce249">
            <text:p>59.7</text:p>
          </table:table-cell>
          <table:table-cell office:value-type="float" office:value="57.445320696299099" table:style-name="ce250">
            <text:p>57.4</text:p>
          </table:table-cell>
          <table:table-cell office:value-type="float" office:value="56.350992689479042" table:style-name="ce250">
            <text:p>56.4</text:p>
          </table:table-cell>
          <table:table-cell office:value-type="float" office:value="59.726178707381493" table:style-name="ce250">
            <text:p>59.7</text:p>
          </table:table-cell>
          <table:table-cell office:value-type="float" office:value="57.073346656461801" table:style-name="ce250">
            <text:p>57.1</text:p>
          </table:table-cell>
          <table:table-cell office:value-type="float" office:value="59.454123528506898" table:style-name="ce250">
            <text:p>59.5</text:p>
          </table:table-cell>
          <table:table-cell table:number-columns-repeated="3" table:style-name="ce13"/>
          <table:table-cell table:number-columns-repeated="16364" table:style-name="ce2"/>
        </table:table-row>
        <table:table-row table:style-name="ro3">
          <table:table-cell table:style-name="ce2"/>
          <table:table-cell table:style-name="ce245"/>
          <table:table-cell table:number-columns-repeated="6" table:style-name="ce244"/>
          <table:table-cell table:number-columns-repeated="2" table:style-name="ce119"/>
          <table:table-cell table:number-columns-repeated="2" table:style-name="ce13"/>
          <table:table-cell table:number-columns-repeated="4" table:style-name="ce119"/>
          <table:table-cell office:value-type="string" table:style-name="ce119">
            <text:p>£ per week (means)</text:p>
          </table:table-cell>
          <table:table-cell table:number-columns-repeated="3" table:style-name="ce13"/>
          <table:table-cell table:number-columns-repeated="16364" table:style-name="ce2"/>
        </table:table-row>
        <table:table-row table:style-name="ro3">
          <table:table-cell table:style-name="ce2"/>
          <table:table-cell table:style-name="ce245"/>
          <table:table-cell table:number-columns-repeated="6" table:style-name="ce244"/>
          <table:table-cell table:number-columns-repeated="3" table:style-name="ce119"/>
          <table:table-cell table:number-columns-repeated="9" table:style-name="ce13"/>
          <table:table-cell table:number-columns-repeated="16364" table:style-name="ce2"/>
        </table:table-row>
        <table:table-row table:style-name="ro3">
          <table:table-cell table:style-name="ce2"/>
          <table:table-cell office:value-type="string" table:style-name="ce245">
            <text:p>private renters</text:p>
          </table:table-cell>
          <table:table-cell office:value-type="float" office:value="100.064714807939" table:style-name="ce251">
            <text:p>100</text:p>
          </table:table-cell>
          <table:table-cell office:value-type="float" office:value="111.9244576464143" table:style-name="ce251">
            <text:p>112</text:p>
          </table:table-cell>
          <table:table-cell office:value-type="float" office:value="107.4503790774521" table:style-name="ce251">
            <text:p>107</text:p>
          </table:table-cell>
          <table:table-cell office:value-type="float" office:value="114.65841193333303" table:style-name="ce251">
            <text:p>115</text:p>
          </table:table-cell>
          <table:table-cell office:value-type="float" office:value="109.31978540380811" table:style-name="ce251">
            <text:p>109</text:p>
          </table:table-cell>
          <table:table-cell office:value-type="float" office:value="107.55410274049909" table:style-name="ce251">
            <text:p>108</text:p>
          </table:table-cell>
          <table:table-cell office:value-type="float" office:value="108.03890443744477" table:style-name="ce251">
            <text:p>108</text:p>
          </table:table-cell>
          <table:table-cell office:value-type="float" office:value="110.8386382956778" table:style-name="ce251">
            <text:p>111</text:p>
          </table:table-cell>
          <table:table-cell office:value-type="float" office:value="102.58164764316703" table:style-name="ce251">
            <text:p>103</text:p>
          </table:table-cell>
          <table:table-cell office:value-type="float" office:value="99.989259751443072" table:style-name="ce251">
            <text:p>100</text:p>
          </table:table-cell>
          <table:table-cell office:value-type="float" office:value="119.102461532981" table:style-name="ce251">
            <text:p>119</text:p>
          </table:table-cell>
          <table:table-cell office:value-type="float" office:value="113.236701468196" table:style-name="ce251">
            <text:p>113</text:p>
          </table:table-cell>
          <table:table-cell office:value-type="float" office:value="128.2157213568083" table:style-name="ce251">
            <text:p>128</text:p>
          </table:table-cell>
          <table:table-cell office:value-type="float" office:value="127.47305034368176" table:style-name="ce251">
            <text:p>127</text:p>
          </table:table-cell>
          <table:table-cell office:value-type="float" office:value="132.65090779406299" table:style-name="ce251">
            <text:p>133</text:p>
          </table:table-cell>
          <table:table-cell table:number-columns-repeated="3" table:style-name="ce252"/>
          <table:table-cell table:number-columns-repeated="16364" table:style-name="ce2"/>
        </table:table-row>
        <table:table-row table:style-name="ro3">
          <table:table-cell table:style-name="ce2"/>
          <table:table-cell office:value-type="string" table:style-name="ce246">
            <text:p>social renters</text:p>
          </table:table-cell>
          <table:table-cell office:value-type="float" office:value="62.237871728081444" table:style-name="ce253">
            <text:p>62</text:p>
          </table:table-cell>
          <table:table-cell office:value-type="float" office:value="67.009559269753765" table:style-name="ce253">
            <text:p>67</text:p>
          </table:table-cell>
          <table:table-cell office:value-type="float" office:value="70.852375155605969" table:style-name="ce253">
            <text:p>71</text:p>
          </table:table-cell>
          <table:table-cell office:value-type="float" office:value="72.991941039443233" table:style-name="ce253">
            <text:p>73</text:p>
          </table:table-cell>
          <table:table-cell office:value-type="float" office:value="76.73972901513946" table:style-name="ce253">
            <text:p>77</text:p>
          </table:table-cell>
          <table:table-cell office:value-type="float" office:value="78.350806318047972" table:style-name="ce253">
            <text:p>78</text:p>
          </table:table-cell>
          <table:table-cell office:value-type="float" office:value="79.88734818243006" table:style-name="ce253">
            <text:p>80</text:p>
          </table:table-cell>
          <table:table-cell office:value-type="float" office:value="80.969602301483832" table:style-name="ce253">
            <text:p>81</text:p>
          </table:table-cell>
          <table:table-cell office:value-type="float" office:value="82.248307934382026" table:style-name="ce253">
            <text:p>82</text:p>
          </table:table-cell>
          <table:table-cell office:value-type="float" office:value="81.025853423974496" table:style-name="ce253">
            <text:p>81</text:p>
          </table:table-cell>
          <table:table-cell office:value-type="float" office:value="80.390945795637194" table:style-name="ce253">
            <text:p>80</text:p>
          </table:table-cell>
          <table:table-cell office:value-type="float" office:value="80.963557628091138" table:style-name="ce253">
            <text:p>81</text:p>
          </table:table-cell>
          <table:table-cell office:value-type="float" office:value="84.870957830991344" table:style-name="ce253">
            <text:p>85</text:p>
          </table:table-cell>
          <table:table-cell office:value-type="float" office:value="85.784793986792209" table:style-name="ce253">
            <text:p>86</text:p>
          </table:table-cell>
          <table:table-cell office:value-type="float" office:value="86.646860786559586" table:style-name="ce253">
            <text:p>87</text:p>
          </table:table-cell>
          <table:table-cell table:number-columns-repeated="3" table:style-name="ce252"/>
          <table:table-cell table:number-columns-repeated="16364" table:style-name="ce2"/>
        </table:table-row>
        <table:table-row table:style-name="ro3">
          <table:table-cell table:style-name="ce2"/>
          <table:table-cell table:style-name="ce245"/>
          <table:table-cell table:number-columns-repeated="6" table:style-name="ce251"/>
          <table:table-cell table:number-columns-repeated="2" table:style-name="ce242"/>
          <table:table-cell table:number-columns-repeated="2" table:style-name="ce13"/>
          <table:table-cell table:style-name="ce242"/>
          <table:table-cell table:number-columns-repeated="3" table:style-name="ce201"/>
          <table:table-cell office:value-type="string" table:style-name="ce201">
            <text:p>sample size</text:p>
          </table:table-cell>
          <table:table-cell table:number-columns-repeated="3" table:style-name="ce254"/>
          <table:table-cell table:number-columns-repeated="16364" table:style-name="ce2"/>
        </table:table-row>
        <table:table-row table:style-name="ro3">
          <table:table-cell table:style-name="ce2"/>
          <table:table-cell table:style-name="ce245"/>
          <table:table-cell table:number-columns-repeated="6" table:style-name="ce251"/>
          <table:table-cell table:number-columns-repeated="3" table:style-name="ce242"/>
          <table:table-cell table:number-columns-repeated="6" table:style-name="ce13"/>
          <table:table-cell table:style-name="ce255"/>
          <table:table-cell table:style-name="ce256"/>
          <table:table-cell table:style-name="ce257"/>
          <table:table-cell table:number-columns-repeated="16364" table:style-name="ce2"/>
        </table:table-row>
        <table:table-row table:style-name="ro3">
          <table:table-cell table:style-name="ce2"/>
          <table:table-cell office:value-type="string" table:style-name="ce258">
            <text:p>private renters</text:p>
          </table:table-cell>
          <table:table-cell office:value-type="float" office:value="2223" table:style-name="ce259">
            <text:p>2,223</text:p>
          </table:table-cell>
          <table:table-cell office:value-type="float" office:value="2331" table:style-name="ce259">
            <text:p>2,331</text:p>
          </table:table-cell>
          <table:table-cell office:value-type="float" office:value="2470" table:style-name="ce259">
            <text:p>2,470</text:p>
          </table:table-cell>
          <table:table-cell office:value-type="float" office:value="2079" table:style-name="ce259">
            <text:p>2,079</text:p>
          </table:table-cell>
          <table:table-cell office:value-type="float" office:value="2103" table:style-name="ce259">
            <text:p>2,103</text:p>
          </table:table-cell>
          <table:table-cell office:value-type="float" office:value="2058" table:style-name="ce259">
            <text:p>2,058</text:p>
          </table:table-cell>
          <table:table-cell office:value-type="float" office:value="2087" table:style-name="ce259">
            <text:p>2,087</text:p>
          </table:table-cell>
          <table:table-cell office:value-type="float" office:value="2061" table:style-name="ce259">
            <text:p>2,061</text:p>
          </table:table-cell>
          <table:table-cell office:value-type="float" office:value="2507" table:style-name="ce259">
            <text:p>2,507</text:p>
          </table:table-cell>
          <table:table-cell office:value-type="float" office:value="2406" table:style-name="ce259">
            <text:p>2,406</text:p>
          </table:table-cell>
          <table:table-cell office:value-type="float" office:value="2483" table:style-name="ce259">
            <text:p>2,483</text:p>
          </table:table-cell>
          <table:table-cell office:value-type="float" office:value="2438" table:style-name="ce259">
            <text:p>2,438</text:p>
          </table:table-cell>
          <table:table-cell office:value-type="float" office:value="900" table:style-name="ce259">
            <text:p>900</text:p>
          </table:table-cell>
          <table:table-cell office:value-type="float" office:value="1735" table:style-name="ce259">
            <text:p>1,735</text:p>
          </table:table-cell>
          <table:table-cell office:value-type="float" office:value="2573" table:style-name="ce259">
            <text:p>2,573</text:p>
          </table:table-cell>
          <table:table-cell table:style-name="ce255"/>
          <table:table-cell table:style-name="ce256"/>
          <table:table-cell table:style-name="ce257"/>
          <table:table-cell table:number-columns-repeated="16364" table:style-name="ce2"/>
        </table:table-row>
        <table:table-row table:style-name="ro3">
          <table:table-cell table:style-name="ce2"/>
          <table:table-cell office:value-type="string" table:style-name="ce260">
            <text:p>social renters</text:p>
          </table:table-cell>
          <table:table-cell office:value-type="float" office:value="3200" table:style-name="ce261">
            <text:p>3,200</text:p>
          </table:table-cell>
          <table:table-cell office:value-type="float" office:value="3089" table:style-name="ce261">
            <text:p>3,089</text:p>
          </table:table-cell>
          <table:table-cell office:value-type="float" office:value="3049" table:style-name="ce261">
            <text:p>3,049</text:p>
          </table:table-cell>
          <table:table-cell office:value-type="float" office:value="3191" table:style-name="ce261">
            <text:p>3,191</text:p>
          </table:table-cell>
          <table:table-cell office:value-type="float" office:value="3269" table:style-name="ce261">
            <text:p>3,269</text:p>
          </table:table-cell>
          <table:table-cell office:value-type="float" office:value="3449" table:style-name="ce261">
            <text:p>3,449</text:p>
          </table:table-cell>
          <table:table-cell office:value-type="float" office:value="3270" table:style-name="ce261">
            <text:p>3,270</text:p>
          </table:table-cell>
          <table:table-cell office:value-type="float" office:value="3659" table:style-name="ce261">
            <text:p>3,659</text:p>
          </table:table-cell>
          <table:table-cell office:value-type="float" office:value="3156" table:style-name="ce261">
            <text:p>3,156</text:p>
          </table:table-cell>
          <table:table-cell office:value-type="float" office:value="3719" table:style-name="ce261">
            <text:p>3,719</text:p>
          </table:table-cell>
          <table:table-cell office:value-type="float" office:value="3498" table:style-name="ce261">
            <text:p>3,498</text:p>
          </table:table-cell>
          <table:table-cell office:value-type="float" office:value="3430" table:style-name="ce261">
            <text:p>3,430</text:p>
          </table:table-cell>
          <table:table-cell office:value-type="float" office:value="807" table:style-name="ce261">
            <text:p>807</text:p>
          </table:table-cell>
          <table:table-cell office:value-type="float" office:value="2400" table:style-name="ce261">
            <text:p>2,400</text:p>
          </table:table-cell>
          <table:table-cell office:value-type="float" office:value="3666" table:style-name="ce261">
            <text:p>3,666</text:p>
          </table:table-cell>
          <table:table-cell table:style-name="ce255"/>
          <table:table-cell table:style-name="ce256"/>
          <table:table-cell table:style-name="ce257"/>
          <table:table-cell table:number-columns-repeated="16364" table:style-name="ce2"/>
        </table:table-row>
        <table:table-row table:style-name="ro3">
          <table:table-cell table:style-name="ce2"/>
          <table:table-cell office:value-type="string" table:style-name="ce166">
            <text:p>Source: English Housing Survey, full household sample</text:p>
          </table:table-cell>
          <table:table-cell table:number-columns-repeated="18" table:style-name="ce13"/>
          <table:table-cell table:number-columns-repeated="16364" table:style-name="ce2"/>
        </table:table-row>
        <table:table-row table:number-rows-repeated="1048554" table:style-name="ro19">
          <table:table-cell table:number-columns-repeated="16384"/>
        </table:table-row>
        <table:named-expressions>
          <table:named-expression table:name="e" table:expression="of:=[.#REF!]" table:base-cell-address="List_of_contents.$A$1"/>
          <table:named-expression table:name="LABELS" table:expression="of:=[.#REF!]" table:base-cell-address="List_of_contents.$A$1"/>
          <table:named-range table:name="Print_Area" table:cell-range-address="AT2_10.$A$1:AT2_10.$Q$23" table:base-cell-address="AT2_10.$A$1"/>
        </table:named-expressions>
      </table:table>
      <table:table table:name="AT2_11" table:style-name="ta1">
        <table:table-column table:style-name="co1" table:default-cell-style-name="ce13"/>
        <table:table-column table:style-name="co33" table:default-cell-style-name="ce13"/>
        <table:table-column table:style-name="co34" table:number-columns-repeated="12" table:default-cell-style-name="ce13"/>
        <table:table-column table:style-name="co35" table:number-columns-repeated="3" table:default-cell-style-name="ce13"/>
        <table:table-column table:style-name="co5" table:number-columns-repeated="16367" table:default-cell-style-name="ce13"/>
        <table:table-row table:style-name="ro3">
          <table:table-cell table:style-name="ce2"/>
          <table:table-cell table:number-columns-repeated="15" table:style-name="ce13"/>
          <table:table-cell table:number-columns-repeated="16368" table:style-name="ce2"/>
        </table:table-row>
        <table:table-row table:style-name="ro20">
          <table:table-cell table:style-name="ce2"/>
          <table:table-cell office:value-type="string" table:style-name="ce15">
            <text:p>Annex Table 2.11: Receipt of housing support, by economic status, 2008-09 to 2022-23</text:p>
          </table:table-cell>
          <table:table-cell table:number-columns-repeated="8" table:style-name="ce15"/>
          <table:table-cell table:number-columns-repeated="6" table:style-name="ce262"/>
          <table:table-cell table:number-columns-repeated="16368" table:style-name="ce2"/>
        </table:table-row>
        <table:table-row table:style-name="ro3">
          <table:table-cell table:style-name="ce2"/>
          <table:table-cell table:number-columns-repeated="15" table:style-name="ce263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82">
            <text:p>all renters</text:p>
          </table:table-cell>
          <table:table-cell table:number-columns-repeated="7" table:style-name="ce183"/>
          <table:table-cell table:number-columns-repeated="7" table:style-name="ce13"/>
          <table:table-cell table:number-columns-repeated="16368" table:style-name="ce2"/>
        </table:table-row>
        <table:table-row table:style-name="ro3">
          <table:table-cell table:style-name="ce2"/>
          <table:table-cell table:style-name="ce184"/>
          <table:table-cell office:value-type="string" table:style-name="ce264">
            <text:p>2008-09</text:p>
          </table:table-cell>
          <table:table-cell office:value-type="string" table:style-name="ce264">
            <text:p>2009-10</text:p>
          </table:table-cell>
          <table:table-cell office:value-type="string" table:style-name="ce264">
            <text:p>2010-11</text:p>
          </table:table-cell>
          <table:table-cell office:value-type="string" table:style-name="ce185">
            <text:p>2011-12</text:p>
          </table:table-cell>
          <table:table-cell office:value-type="string" table:style-name="ce185">
            <text:p>2012-13</text:p>
          </table:table-cell>
          <table:table-cell office:value-type="string" table:style-name="ce185">
            <text:p>2013-14</text:p>
          </table:table-cell>
          <table:table-cell office:value-type="string" table:style-name="ce185">
            <text:p>2014-15</text:p>
          </table:table-cell>
          <table:table-cell office:value-type="string" table:style-name="ce185">
            <text:p>2015-16</text:p>
          </table:table-cell>
          <table:table-cell office:value-type="string" table:style-name="ce185">
            <text:p>2016-17</text:p>
          </table:table-cell>
          <table:table-cell office:value-type="string" table:style-name="ce185">
            <text:p>2017-18</text:p>
          </table:table-cell>
          <table:table-cell office:value-type="string" table:style-name="ce185">
            <text:p>2018-19</text:p>
          </table:table-cell>
          <table:table-cell office:value-type="string" table:style-name="ce185">
            <text:p>2019-20</text:p>
          </table:table-cell>
          <table:table-cell office:value-type="string" table:style-name="ce185">
            <text:p>2020-21</text:p>
          </table:table-cell>
          <table:table-cell office:value-type="string" table:style-name="ce185">
            <text:p>2021-22</text:p>
          </table:table-cell>
          <table:table-cell office:value-type="string" table:style-name="ce185">
            <text:p>2022-23</text:p>
          </table:table-cell>
          <table:table-cell table:number-columns-repeated="16367" table:style-name="ce2"/>
        </table:table-row>
        <table:table-row table:style-name="ro3">
          <table:table-cell table:style-name="ce2"/>
          <table:table-cell table:style-name="ce13"/>
          <table:table-cell table:number-columns-repeated="4" table:style-name="ce186"/>
          <table:table-cell table:number-columns-repeated="4" table:style-name="ce13"/>
          <table:table-cell table:style-name="ce187"/>
          <table:table-cell table:number-columns-repeated="5" table:style-name="ce265"/>
          <table:table-cell office:value-type="string" table:style-name="ce265">
            <text:p>thousands of households</text:p>
          </table:table-cell>
          <table:table-cell table:number-columns-repeated="16367" table:style-name="ce2"/>
        </table:table-row>
        <table:table-row table:style-name="ro3">
          <table:table-cell table:style-name="ce2"/>
          <table:table-cell office:value-type="string" table:style-name="ce30">
            <text:p>private renters</text:p>
          </table:table-cell>
          <table:table-cell table:number-columns-repeated="9" table:style-name="ce186"/>
          <table:table-cell table:number-columns-repeated="6" table:style-name="ce13"/>
          <table:table-cell table:number-columns-repeated="16367" table:style-name="ce2"/>
        </table:table-row>
        <table:table-row table:style-name="ro3">
          <table:table-cell table:style-name="ce2"/>
          <table:table-cell office:value-type="string" table:style-name="ce22">
            <text:p>working full-time or part-time</text:p>
          </table:table-cell>
          <table:table-cell office:value-type="float" office:value="154.78975757434526" table:style-name="ce266">
            <text:p><text:s/>155<text:s/></text:p>
          </table:table-cell>
          <table:table-cell office:value-type="float" office:value="214.53803028715535" table:style-name="ce266">
            <text:p><text:s/>215<text:s/></text:p>
          </table:table-cell>
          <table:table-cell office:value-type="float" office:value="277.8061951119447" table:style-name="ce266">
            <text:p><text:s/>278<text:s/></text:p>
          </table:table-cell>
          <table:table-cell office:value-type="float" office:value="325.46019961616497" table:style-name="ce266">
            <text:p><text:s/>325<text:s/></text:p>
          </table:table-cell>
          <table:table-cell office:value-type="float" office:value="351.2989570760098" table:style-name="ce266">
            <text:p><text:s/>351<text:s/></text:p>
          </table:table-cell>
          <table:table-cell office:value-type="float" office:value="431.87105414466913" table:style-name="ce266">
            <text:p><text:s/>432<text:s/></text:p>
          </table:table-cell>
          <table:table-cell office:value-type="float" office:value="529.93410878921054" table:style-name="ce266">
            <text:p><text:s/>530<text:s/></text:p>
          </table:table-cell>
          <table:table-cell office:value-type="float" office:value="427.86913457969541" table:style-name="ce266">
            <text:p><text:s/>428<text:s/></text:p>
          </table:table-cell>
          <table:table-cell office:value-type="float" office:value="473.57184437081099" table:style-name="ce266">
            <text:p><text:s/>474<text:s/></text:p>
          </table:table-cell>
          <table:table-cell office:value-type="float" office:value="416.40755375344702" table:style-name="ce266">
            <text:p><text:s/>416<text:s/></text:p>
          </table:table-cell>
          <table:table-cell office:value-type="float" office:value="391.85948567552902" table:style-name="ce266">
            <text:p><text:s/>392<text:s/></text:p>
          </table:table-cell>
          <table:table-cell office:value-type="float" office:value="385.45098749811098" table:style-name="ce266">
            <text:p><text:s/>385<text:s/></text:p>
          </table:table-cell>
          <table:table-cell office:value-type="float" office:value="524.16446060638714" table:style-name="ce266">
            <text:p><text:s/>524<text:s/></text:p>
          </table:table-cell>
          <table:table-cell office:value-type="float" office:value="652.31350986704842" table:style-name="ce266">
            <text:p><text:s/>652<text:s/></text:p>
          </table:table-cell>
          <table:table-cell office:value-type="float" office:value="581.0293457900317" table:style-name="ce266">
            <text:p><text:s/>581<text:s/></text:p>
          </table:table-cell>
          <table:table-cell table:number-columns-repeated="16367" table:style-name="ce2"/>
        </table:table-row>
        <table:table-row table:style-name="ro3">
          <table:table-cell table:style-name="ce2"/>
          <table:table-cell office:value-type="string" table:style-name="ce22">
            <text:p>not working</text:p>
          </table:table-cell>
          <table:table-cell office:value-type="float" office:value="443.23286037408252" table:style-name="ce266">
            <text:p><text:s/>443<text:s/></text:p>
          </table:table-cell>
          <table:table-cell office:value-type="float" office:value="582.23498344679285" table:style-name="ce266">
            <text:p><text:s/>582<text:s/></text:p>
          </table:table-cell>
          <table:table-cell office:value-type="float" office:value="611.87750806474719" table:style-name="ce266">
            <text:p><text:s/>612<text:s/></text:p>
          </table:table-cell>
          <table:table-cell office:value-type="float" office:value="656.26651807355961" table:style-name="ce266">
            <text:p><text:s/>656<text:s/></text:p>
          </table:table-cell>
          <table:table-cell office:value-type="float" office:value="636.34797550015355" table:style-name="ce266">
            <text:p><text:s/>636<text:s/></text:p>
          </table:table-cell>
          <table:table-cell office:value-type="float" office:value="688.54872474296599" table:style-name="ce266">
            <text:p><text:s/>689<text:s/></text:p>
          </table:table-cell>
          <table:table-cell office:value-type="float" office:value="609.52678062548955" table:style-name="ce266">
            <text:p><text:s/>610<text:s/></text:p>
          </table:table-cell>
          <table:table-cell office:value-type="float" office:value="645.73580614301045" table:style-name="ce266">
            <text:p><text:s/>646<text:s/></text:p>
          </table:table-cell>
          <table:table-cell office:value-type="float" office:value="575.29835809337703" table:style-name="ce266">
            <text:p><text:s/>575<text:s/></text:p>
          </table:table-cell>
          <table:table-cell office:value-type="float" office:value="472.61254695338874" table:style-name="ce266">
            <text:p><text:s/>473<text:s/></text:p>
          </table:table-cell>
          <table:table-cell office:value-type="float" office:value="532.11927565421502" table:style-name="ce266">
            <text:p><text:s/>532<text:s/></text:p>
          </table:table-cell>
          <table:table-cell office:value-type="float" office:value="515.91005996793672" table:style-name="ce266">
            <text:p><text:s/>516<text:s/></text:p>
          </table:table-cell>
          <table:table-cell office:value-type="float" office:value="616.26468506884783" table:style-name="ce266">
            <text:p><text:s/>616<text:s/></text:p>
          </table:table-cell>
          <table:table-cell office:value-type="float" office:value="502.45393429922279" table:style-name="ce266">
            <text:p><text:s/>502<text:s/></text:p>
          </table:table-cell>
          <table:table-cell office:value-type="float" office:value="521.89837187418925" table:style-name="ce266">
            <text:p><text:s/>522<text:s/></text:p>
          </table:table-cell>
          <table:table-cell table:number-columns-repeated="16367" table:style-name="ce2"/>
        </table:table-row>
        <table:table-row table:style-name="ro3">
          <table:table-cell table:style-name="ce2"/>
          <table:table-cell table:style-name="ce189"/>
          <table:table-cell table:number-columns-repeated="15" table:style-name="ce266"/>
          <table:table-cell table:number-columns-repeated="16367" table:style-name="ce2"/>
        </table:table-row>
        <table:table-row table:style-name="ro3">
          <table:table-cell table:style-name="ce2"/>
          <table:table-cell office:value-type="string" table:style-name="ce191">
            <text:p>local authority</text:p>
          </table:table-cell>
          <table:table-cell table:number-columns-repeated="15" table:style-name="ce266"/>
          <table:table-cell table:number-columns-repeated="16367" table:style-name="ce2"/>
        </table:table-row>
        <table:table-row table:style-name="ro3">
          <table:table-cell table:style-name="ce2"/>
          <table:table-cell office:value-type="string" table:style-name="ce189">
            <text:p>working full-time or part-time</text:p>
          </table:table-cell>
          <table:table-cell office:value-type="float" office:value="118.32447484074675" table:style-name="ce266">
            <text:p><text:s/>118<text:s/></text:p>
          </table:table-cell>
          <table:table-cell office:value-type="float" office:value="120.43133831662595" table:style-name="ce266">
            <text:p><text:s/>120<text:s/></text:p>
          </table:table-cell>
          <table:table-cell office:value-type="float" office:value="136.37110974245775" table:style-name="ce266">
            <text:p><text:s/>136<text:s/></text:p>
          </table:table-cell>
          <table:table-cell office:value-type="float" office:value="161.98585523847041" table:style-name="ce266">
            <text:p><text:s/>162<text:s/></text:p>
          </table:table-cell>
          <table:table-cell office:value-type="float" office:value="203.35650720419957" table:style-name="ce266">
            <text:p><text:s/>203<text:s/></text:p>
          </table:table-cell>
          <table:table-cell office:value-type="float" office:value="189.02377049140071" table:style-name="ce266">
            <text:p><text:s/>189<text:s/></text:p>
          </table:table-cell>
          <table:table-cell office:value-type="float" office:value="167.83003217832325" table:style-name="ce266">
            <text:p><text:s/>168<text:s/></text:p>
          </table:table-cell>
          <table:table-cell office:value-type="float" office:value="176.25050672954961" table:style-name="ce266">
            <text:p><text:s/>176<text:s/></text:p>
          </table:table-cell>
          <table:table-cell office:value-type="float" office:value="194.87714268298075" table:style-name="ce266">
            <text:p><text:s/>195<text:s/></text:p>
          </table:table-cell>
          <table:table-cell office:value-type="float" office:value="189.57347537613543" table:style-name="ce266">
            <text:p><text:s/>190<text:s/></text:p>
          </table:table-cell>
          <table:table-cell office:value-type="float" office:value="199.051324463952" table:style-name="ce266">
            <text:p><text:s/>199<text:s/></text:p>
          </table:table-cell>
          <table:table-cell office:value-type="float" office:value="171.41292440985765" table:style-name="ce266">
            <text:p><text:s/>171<text:s/></text:p>
          </table:table-cell>
          <table:table-cell office:value-type="float" office:value="195.4634980359854" table:style-name="ce266">
            <text:p><text:s/>195<text:s/></text:p>
          </table:table-cell>
          <table:table-cell office:value-type="float" office:value="173.92857485842509" table:style-name="ce266">
            <text:p><text:s/>174<text:s/></text:p>
          </table:table-cell>
          <table:table-cell office:value-type="float" office:value="245.53869524241719" table:style-name="ce266">
            <text:p><text:s/>246<text:s/></text:p>
          </table:table-cell>
          <table:table-cell table:number-columns-repeated="16367" table:style-name="ce2"/>
        </table:table-row>
        <table:table-row table:style-name="ro3">
          <table:table-cell table:style-name="ce2"/>
          <table:table-cell office:value-type="string" table:style-name="ce189">
            <text:p>not working</text:p>
          </table:table-cell>
          <table:table-cell office:value-type="float" office:value="995.18803258500816" table:style-name="ce266">
            <text:p><text:s/>995<text:s/></text:p>
          </table:table-cell>
          <table:table-cell office:value-type="float" office:value="975.17165916391104" table:style-name="ce266">
            <text:p><text:s/>975<text:s/></text:p>
          </table:table-cell>
          <table:table-cell office:value-type="float" office:value="1058.9194627217184" table:style-name="ce266">
            <text:p><text:s/>1,059<text:s/></text:p>
          </table:table-cell>
          <table:table-cell office:value-type="float" office:value="1005.164946401444" table:style-name="ce266">
            <text:p><text:s/>1,005<text:s/></text:p>
          </table:table-cell>
          <table:table-cell office:value-type="float" office:value="911.05442226604623" table:style-name="ce266">
            <text:p><text:s/>911<text:s/></text:p>
          </table:table-cell>
          <table:table-cell office:value-type="float" office:value="856.18239261257565" table:style-name="ce266">
            <text:p><text:s/>856<text:s/></text:p>
          </table:table-cell>
          <table:table-cell office:value-type="float" office:value="830.80489247106175" table:style-name="ce266">
            <text:p><text:s/>831<text:s/></text:p>
          </table:table-cell>
          <table:table-cell office:value-type="float" office:value="788.51243997082929" table:style-name="ce266">
            <text:p><text:s/>789<text:s/></text:p>
          </table:table-cell>
          <table:table-cell office:value-type="float" office:value="741.44553558181406" table:style-name="ce266">
            <text:p><text:s/>741<text:s/></text:p>
          </table:table-cell>
          <table:table-cell office:value-type="float" office:value="771.27351735323657" table:style-name="ce266">
            <text:p><text:s/>771<text:s/></text:p>
          </table:table-cell>
          <table:table-cell office:value-type="float" office:value="750.79604594363605" table:style-name="ce266">
            <text:p><text:s/>751<text:s/></text:p>
          </table:table-cell>
          <table:table-cell office:value-type="float" office:value="726.67943363922984" table:style-name="ce266">
            <text:p><text:s/>727<text:s/></text:p>
          </table:table-cell>
          <table:table-cell office:value-type="float" office:value="735.6731270906804" table:style-name="ce266">
            <text:p><text:s/>736<text:s/></text:p>
          </table:table-cell>
          <table:table-cell office:value-type="float" office:value="714.98463118724851" table:style-name="ce266">
            <text:p><text:s/>715<text:s/></text:p>
          </table:table-cell>
          <table:table-cell office:value-type="float" office:value="701.90626348136561" table:style-name="ce266">
            <text:p><text:s/>702<text:s/></text:p>
          </table:table-cell>
          <table:table-cell table:number-columns-repeated="16367" table:style-name="ce2"/>
        </table:table-row>
        <table:table-row table:style-name="ro3">
          <table:table-cell table:style-name="ce2"/>
          <table:table-cell office:value-type="string" table:style-name="ce191">
            <text:p>housing association</text:p>
          </table:table-cell>
          <table:table-cell table:number-columns-repeated="15" table:style-name="ce266"/>
          <table:table-cell table:number-columns-repeated="16367" table:style-name="ce2"/>
        </table:table-row>
        <table:table-row table:style-name="ro3">
          <table:table-cell table:style-name="ce2"/>
          <table:table-cell office:value-type="string" table:style-name="ce189">
            <text:p>working full-time or part-time</text:p>
          </table:table-cell>
          <table:table-cell office:value-type="float" office:value="130.45629263625023" table:style-name="ce266">
            <text:p><text:s/>130<text:s/></text:p>
          </table:table-cell>
          <table:table-cell office:value-type="float" office:value="124.97376511850135" table:style-name="ce266">
            <text:p><text:s/>125<text:s/></text:p>
          </table:table-cell>
          <table:table-cell office:value-type="float" office:value="156.79630753415921" table:style-name="ce266">
            <text:p><text:s/>157<text:s/></text:p>
          </table:table-cell>
          <table:table-cell office:value-type="float" office:value="197.89369749299203" table:style-name="ce266">
            <text:p><text:s/>198<text:s/></text:p>
          </table:table-cell>
          <table:table-cell office:value-type="float" office:value="207.55927897086832" table:style-name="ce266">
            <text:p><text:s/>208<text:s/></text:p>
          </table:table-cell>
          <table:table-cell office:value-type="float" office:value="270.47318993417758" table:style-name="ce266">
            <text:p><text:s/>270<text:s/></text:p>
          </table:table-cell>
          <table:table-cell office:value-type="float" office:value="264.4236598848413" table:style-name="ce266">
            <text:p><text:s/>264<text:s/></text:p>
          </table:table-cell>
          <table:table-cell office:value-type="float" office:value="304.33309550728563" table:style-name="ce266">
            <text:p><text:s/>304<text:s/></text:p>
          </table:table-cell>
          <table:table-cell office:value-type="float" office:value="307.22660103816048" table:style-name="ce266">
            <text:p><text:s/>307<text:s/></text:p>
          </table:table-cell>
          <table:table-cell office:value-type="float" office:value="289.72276632414889" table:style-name="ce266">
            <text:p><text:s/>290<text:s/></text:p>
          </table:table-cell>
          <table:table-cell office:value-type="float" office:value="269.71808538816202" table:style-name="ce266">
            <text:p><text:s/>270<text:s/></text:p>
          </table:table-cell>
          <table:table-cell office:value-type="float" office:value="304.04782520019324" table:style-name="ce266">
            <text:p><text:s/>304<text:s/></text:p>
          </table:table-cell>
          <table:table-cell office:value-type="float" office:value="255.12301448832406" table:style-name="ce266">
            <text:p><text:s/>255<text:s/></text:p>
          </table:table-cell>
          <table:table-cell office:value-type="float" office:value="340.53965599505676" table:style-name="ce266">
            <text:p><text:s/>341<text:s/></text:p>
          </table:table-cell>
          <table:table-cell office:value-type="float" office:value="352.06362542134315" table:style-name="ce266">
            <text:p><text:s/>352<text:s/></text:p>
          </table:table-cell>
          <table:table-cell table:number-columns-repeated="16367" table:style-name="ce2"/>
        </table:table-row>
        <table:table-row table:style-name="ro3">
          <table:table-cell table:style-name="ce2"/>
          <table:table-cell office:value-type="string" table:style-name="ce189">
            <text:p>not working</text:p>
          </table:table-cell>
          <table:table-cell office:value-type="float" office:value="1025.3192409187463" table:style-name="ce266">
            <text:p><text:s/>1,025<text:s/></text:p>
          </table:table-cell>
          <table:table-cell office:value-type="float" office:value="1055.805107573771" table:style-name="ce266">
            <text:p><text:s/>1,056<text:s/></text:p>
          </table:table-cell>
          <table:table-cell office:value-type="float" office:value="1042.9141152196351" table:style-name="ce266">
            <text:p><text:s/>1,043<text:s/></text:p>
          </table:table-cell>
          <table:table-cell office:value-type="float" office:value="1073.9819355764312" table:style-name="ce266">
            <text:p><text:s/>1,074<text:s/></text:p>
          </table:table-cell>
          <table:table-cell office:value-type="float" office:value="1094.111649118732" table:style-name="ce266">
            <text:p><text:s/>1,094<text:s/></text:p>
          </table:table-cell>
          <table:table-cell office:value-type="float" office:value="1162.1593028900459" table:style-name="ce266">
            <text:p><text:s/>1,162<text:s/></text:p>
          </table:table-cell>
          <table:table-cell office:value-type="float" office:value="1182.7641813770617" table:style-name="ce266">
            <text:p><text:s/>1,183<text:s/></text:p>
          </table:table-cell>
          <table:table-cell office:value-type="float" office:value="1034.8095832956594" table:style-name="ce266">
            <text:p><text:s/>1,035<text:s/></text:p>
          </table:table-cell>
          <table:table-cell office:value-type="float" office:value="1086.8791362449003" table:style-name="ce266">
            <text:p><text:s/>1,087<text:s/></text:p>
          </table:table-cell>
          <table:table-cell office:value-type="float" office:value="1110.7131833862329" table:style-name="ce266">
            <text:p><text:s/>1,111<text:s/></text:p>
          </table:table-cell>
          <table:table-cell office:value-type="float" office:value="1057.1145175151701" table:style-name="ce266">
            <text:p><text:s/>1,057<text:s/></text:p>
          </table:table-cell>
          <table:table-cell office:value-type="float" office:value="1039.711535380432" table:style-name="ce266">
            <text:p><text:s/>1,040<text:s/></text:p>
          </table:table-cell>
          <table:table-cell office:value-type="float" office:value="1193.4350599872305" table:style-name="ce266">
            <text:p><text:s/>1,193<text:s/></text:p>
          </table:table-cell>
          <table:table-cell office:value-type="float" office:value="1069.268809934603" table:style-name="ce266">
            <text:p><text:s/>1,069<text:s/></text:p>
          </table:table-cell>
          <table:table-cell office:value-type="float" office:value="1082.3976598693052" table:style-name="ce266">
            <text:p><text:s/>1,082<text:s/></text:p>
          </table:table-cell>
          <table:table-cell table:number-columns-repeated="16367" table:style-name="ce2"/>
        </table:table-row>
        <table:table-row table:style-name="ro3">
          <table:table-cell table:style-name="ce2"/>
          <table:table-cell office:value-type="string" table:style-name="ce30">
            <text:p>all social renters</text:p>
          </table:table-cell>
          <table:table-cell table:number-columns-repeated="9" table:style-name="ce266"/>
          <table:table-cell office:value-type="string" table:style-name="ce266">
            <text:p><text:s/></text:p>
          </table:table-cell>
          <table:table-cell table:number-columns-repeated="5" table:style-name="ce266"/>
          <table:table-cell table:number-columns-repeated="16367" table:style-name="ce2"/>
        </table:table-row>
        <table:table-row table:style-name="ro3">
          <table:table-cell table:style-name="ce2"/>
          <table:table-cell office:value-type="string" table:style-name="ce22">
            <text:p>working full-time or part-time</text:p>
          </table:table-cell>
          <table:table-cell office:value-type="float" office:value="248.78076747699683" table:style-name="ce266">
            <text:p><text:s/>249<text:s/></text:p>
          </table:table-cell>
          <table:table-cell office:value-type="float" office:value="245.40510343512722" table:style-name="ce266">
            <text:p><text:s/>245<text:s/></text:p>
          </table:table-cell>
          <table:table-cell office:value-type="float" office:value="293.16741727661662" table:style-name="ce266">
            <text:p><text:s/>293<text:s/></text:p>
          </table:table-cell>
          <table:table-cell office:value-type="float" office:value="359.87955273146213" table:style-name="ce266">
            <text:p><text:s/>360<text:s/></text:p>
          </table:table-cell>
          <table:table-cell office:value-type="float" office:value="410.91578617506809" table:style-name="ce266">
            <text:p><text:s/>411<text:s/></text:p>
          </table:table-cell>
          <table:table-cell office:value-type="float" office:value="459.49696042557798" table:style-name="ce266">
            <text:p><text:s/>459<text:s/></text:p>
          </table:table-cell>
          <table:table-cell office:value-type="float" office:value="432.25369206316486" table:style-name="ce266">
            <text:p><text:s/>432<text:s/></text:p>
          </table:table-cell>
          <table:table-cell office:value-type="float" office:value="480.58360223683547" table:style-name="ce266">
            <text:p><text:s/>481<text:s/></text:p>
          </table:table-cell>
          <table:table-cell office:value-type="float" office:value="502.1037437211412" table:style-name="ce266">
            <text:p><text:s/>502<text:s/></text:p>
          </table:table-cell>
          <table:table-cell office:value-type="float" office:value="479.29624170028455" table:style-name="ce266">
            <text:p><text:s/>479<text:s/></text:p>
          </table:table-cell>
          <table:table-cell office:value-type="float" office:value="468.76940985211399" table:style-name="ce266">
            <text:p><text:s/>469<text:s/></text:p>
          </table:table-cell>
          <table:table-cell office:value-type="float" office:value="475.46074961005093" table:style-name="ce266">
            <text:p><text:s/>475<text:s/></text:p>
          </table:table-cell>
          <table:table-cell office:value-type="float" office:value="450.58651252430963" table:style-name="ce266">
            <text:p><text:s/>451<text:s/></text:p>
          </table:table-cell>
          <table:table-cell office:value-type="float" office:value="514.46823085348194" table:style-name="ce266">
            <text:p><text:s/>514<text:s/></text:p>
          </table:table-cell>
          <table:table-cell office:value-type="float" office:value="597.60232066376102" table:style-name="ce266">
            <text:p><text:s/>598<text:s/></text:p>
          </table:table-cell>
          <table:table-cell table:number-columns-repeated="16367" table:style-name="ce2"/>
        </table:table-row>
        <table:table-row table:style-name="ro3">
          <table:table-cell table:style-name="ce2"/>
          <table:table-cell office:value-type="string" table:style-name="ce22">
            <text:p>not working</text:p>
          </table:table-cell>
          <table:table-cell office:value-type="float" office:value="2020.5072735037525" table:style-name="ce266">
            <text:p><text:s/>2,021<text:s/></text:p>
          </table:table-cell>
          <table:table-cell office:value-type="float" office:value="2030.9767667376821" table:style-name="ce266">
            <text:p><text:s/>2,031<text:s/></text:p>
          </table:table-cell>
          <table:table-cell office:value-type="float" office:value="2101.833577941351" table:style-name="ce266">
            <text:p><text:s/>2,102<text:s/></text:p>
          </table:table-cell>
          <table:table-cell office:value-type="float" office:value="2079.1468819778775" table:style-name="ce266">
            <text:p><text:s/>2,079<text:s/></text:p>
          </table:table-cell>
          <table:table-cell office:value-type="float" office:value="2005.1660713847768" table:style-name="ce266">
            <text:p><text:s/>2,005<text:s/></text:p>
          </table:table-cell>
          <table:table-cell office:value-type="float" office:value="2018.3416955026266" table:style-name="ce266">
            <text:p><text:s/>2,018<text:s/></text:p>
          </table:table-cell>
          <table:table-cell office:value-type="float" office:value="2013.5690738481246" table:style-name="ce266">
            <text:p><text:s/>2,014<text:s/></text:p>
          </table:table-cell>
          <table:table-cell office:value-type="float" office:value="1823.3220232664878" table:style-name="ce266">
            <text:p><text:s/>1,823<text:s/></text:p>
          </table:table-cell>
          <table:table-cell office:value-type="float" office:value="1828.3246718267173" table:style-name="ce266">
            <text:p><text:s/>1,828<text:s/></text:p>
          </table:table-cell>
          <table:table-cell office:value-type="float" office:value="1881.9867007394721" table:style-name="ce266">
            <text:p><text:s/>1,882<text:s/></text:p>
          </table:table-cell>
          <table:table-cell office:value-type="float" office:value="1807.9105634588" table:style-name="ce266">
            <text:p><text:s/>1,808<text:s/></text:p>
          </table:table-cell>
          <table:table-cell office:value-type="float" office:value="1766.3909690196613" table:style-name="ce266">
            <text:p><text:s/>1,766<text:s/></text:p>
          </table:table-cell>
          <table:table-cell office:value-type="float" office:value="1929.1081870779112" table:style-name="ce266">
            <text:p><text:s/>1,929<text:s/></text:p>
          </table:table-cell>
          <table:table-cell office:value-type="float" office:value="1784.253441121853" table:style-name="ce266">
            <text:p><text:s/>1,784<text:s/></text:p>
          </table:table-cell>
          <table:table-cell office:value-type="float" office:value="1784.3039233506718" table:style-name="ce266">
            <text:p><text:s/>1,784<text:s/></text:p>
          </table:table-cell>
          <table:table-cell table:number-columns-repeated="16367" table:style-name="ce2"/>
        </table:table-row>
        <table:table-row table:style-name="ro3">
          <table:table-cell table:style-name="ce2"/>
          <table:table-cell table:style-name="ce267"/>
          <table:table-cell table:number-columns-repeated="15" table:style-name="ce266"/>
          <table:table-cell table:number-columns-repeated="16367" table:style-name="ce2"/>
        </table:table-row>
        <table:table-row table:style-name="ro3">
          <table:table-cell table:style-name="ce2"/>
          <table:table-cell office:value-type="string" table:style-name="ce30">
            <text:p>all renters</text:p>
          </table:table-cell>
          <table:table-cell table:number-columns-repeated="15" table:style-name="ce186"/>
          <table:table-cell table:number-columns-repeated="16367" table:style-name="ce2"/>
        </table:table-row>
        <table:table-row table:style-name="ro3">
          <table:table-cell table:style-name="ce2"/>
          <table:table-cell office:value-type="string" table:style-name="ce22">
            <text:p>working full-time or part-time</text:p>
          </table:table-cell>
          <table:table-cell office:value-type="float" office:value="403.57052505134226" table:style-name="ce266">
            <text:p><text:s/>404<text:s/></text:p>
          </table:table-cell>
          <table:table-cell office:value-type="float" office:value="459.9431337222826" table:style-name="ce266">
            <text:p><text:s/>460<text:s/></text:p>
          </table:table-cell>
          <table:table-cell office:value-type="float" office:value="570.97361238856161" table:style-name="ce266">
            <text:p><text:s/>571<text:s/></text:p>
          </table:table-cell>
          <table:table-cell office:value-type="float" office:value="685.33975234762738" table:style-name="ce266">
            <text:p><text:s/>685<text:s/></text:p>
          </table:table-cell>
          <table:table-cell office:value-type="float" office:value="762.21474325107761" table:style-name="ce266">
            <text:p><text:s/>762<text:s/></text:p>
          </table:table-cell>
          <table:table-cell office:value-type="float" office:value="891.3680145702474" table:style-name="ce266">
            <text:p><text:s/>891<text:s/></text:p>
          </table:table-cell>
          <table:table-cell office:value-type="float" office:value="962.18780085237506" table:style-name="ce266">
            <text:p><text:s/>962<text:s/></text:p>
          </table:table-cell>
          <table:table-cell office:value-type="float" office:value="908.45273681653066" table:style-name="ce266">
            <text:p><text:s/>908<text:s/></text:p>
          </table:table-cell>
          <table:table-cell office:value-type="float" office:value="975.67558809195202" table:style-name="ce266">
            <text:p><text:s/>976<text:s/></text:p>
          </table:table-cell>
          <table:table-cell office:value-type="float" office:value="895.70379545373123" table:style-name="ce266">
            <text:p><text:s/>896<text:s/></text:p>
          </table:table-cell>
          <table:table-cell office:value-type="float" office:value="860.62889552764295" table:style-name="ce266">
            <text:p><text:s/>861<text:s/></text:p>
          </table:table-cell>
          <table:table-cell office:value-type="float" office:value="860.91173710816179" table:style-name="ce266">
            <text:p><text:s/>861<text:s/></text:p>
          </table:table-cell>
          <table:table-cell office:value-type="float" office:value="974.75097313069659" table:style-name="ce266">
            <text:p><text:s/>975<text:s/></text:p>
          </table:table-cell>
          <table:table-cell office:value-type="float" office:value="1166.7817407205303" table:style-name="ce266">
            <text:p><text:s/>1,167<text:s/></text:p>
          </table:table-cell>
          <table:table-cell office:value-type="float" office:value="1178.6316664537921" table:style-name="ce266">
            <text:p><text:s/>1,179<text:s/></text:p>
          </table:table-cell>
          <table:table-cell table:number-columns-repeated="16367" table:style-name="ce2"/>
        </table:table-row>
        <table:table-row table:style-name="ro3">
          <table:table-cell table:style-name="ce2"/>
          <table:table-cell office:value-type="string" table:style-name="ce22">
            <text:p>not working</text:p>
          </table:table-cell>
          <table:table-cell office:value-type="float" office:value="2463.7401338778373" table:style-name="ce266">
            <text:p><text:s/>2,464<text:s/></text:p>
          </table:table-cell>
          <table:table-cell office:value-type="float" office:value="2613.211750184475" table:style-name="ce266">
            <text:p><text:s/>2,613<text:s/></text:p>
          </table:table-cell>
          <table:table-cell office:value-type="float" office:value="2713.7110860061007" table:style-name="ce266">
            <text:p><text:s/>2,714<text:s/></text:p>
          </table:table-cell>
          <table:table-cell office:value-type="float" office:value="2735.413400051435" table:style-name="ce266">
            <text:p><text:s/>2,735<text:s/></text:p>
          </table:table-cell>
          <table:table-cell office:value-type="float" office:value="2641.5140468849318" table:style-name="ce266">
            <text:p><text:s/>2,642<text:s/></text:p>
          </table:table-cell>
          <table:table-cell office:value-type="float" office:value="2706.8904202455878" table:style-name="ce266">
            <text:p><text:s/>2,707<text:s/></text:p>
          </table:table-cell>
          <table:table-cell office:value-type="float" office:value="2623.0958544736131" table:style-name="ce266">
            <text:p><text:s/>2,623<text:s/></text:p>
          </table:table-cell>
          <table:table-cell office:value-type="float" office:value="2469.0578294094994" table:style-name="ce266">
            <text:p><text:s/>2,469<text:s/></text:p>
          </table:table-cell>
          <table:table-cell office:value-type="float" office:value="2403.6230299200915" table:style-name="ce268">
            <text:p><text:s/>2,404<text:s/></text:p>
          </table:table-cell>
          <table:table-cell office:value-type="float" office:value="2354.5992476928582" table:style-name="ce268">
            <text:p><text:s/>2,355<text:s/></text:p>
          </table:table-cell>
          <table:table-cell office:value-type="float" office:value="2340.02983911302" table:style-name="ce268">
            <text:p><text:s/>2,340<text:s/></text:p>
          </table:table-cell>
          <table:table-cell office:value-type="float" office:value="2282.3010289875983" table:style-name="ce268">
            <text:p><text:s/>2,282<text:s/></text:p>
          </table:table-cell>
          <table:table-cell office:value-type="float" office:value="2545.3728721467587" table:style-name="ce268">
            <text:p><text:s/>2,545<text:s/></text:p>
          </table:table-cell>
          <table:table-cell office:value-type="float" office:value="2286.7073754210742" table:style-name="ce268">
            <text:p><text:s/>2,287<text:s/></text:p>
          </table:table-cell>
          <table:table-cell office:value-type="float" office:value="2306.2022952248599" table:style-name="ce268">
            <text:p><text:s/>2,306<text:s/></text:p>
          </table:table-cell>
          <table:table-cell table:number-columns-repeated="16367" table:style-name="ce2"/>
        </table:table-row>
        <table:table-row table:style-name="ro3">
          <table:table-cell table:style-name="ce2"/>
          <table:table-cell table:number-columns-repeated="4" table:style-name="ce269"/>
          <table:table-cell table:number-columns-repeated="3" table:style-name="ce270"/>
          <table:table-cell table:number-columns-repeated="2" table:style-name="ce271"/>
          <table:table-cell table:style-name="ce13"/>
          <table:table-cell table:number-columns-repeated="5" table:style-name="ce271"/>
          <table:table-cell office:value-type="string" table:style-name="ce271">
            <text:p>percentages</text:p>
          </table:table-cell>
          <table:table-cell table:number-columns-repeated="16367" table:style-name="ce2"/>
        </table:table-row>
        <table:table-row table:style-name="ro3">
          <table:table-cell table:style-name="ce2"/>
          <table:table-cell office:value-type="string" table:style-name="ce30">
            <text:p>private renters</text:p>
          </table:table-cell>
          <table:table-cell table:number-columns-repeated="3" table:style-name="ce13"/>
          <table:table-cell table:number-columns-repeated="3" table:style-name="ce242"/>
          <table:table-cell table:number-columns-repeated="3" table:style-name="ce201"/>
          <table:table-cell table:number-columns-repeated="6" table:style-name="ce13"/>
          <table:table-cell table:number-columns-repeated="16367" table:style-name="ce2"/>
        </table:table-row>
        <table:table-row table:style-name="ro3">
          <table:table-cell table:style-name="ce2"/>
          <table:table-cell office:value-type="string" table:style-name="ce22">
            <text:p>working full-time or part-time</text:p>
          </table:table-cell>
          <table:table-cell office:value-type="float" office:value="7.2555302523112886" table:style-name="ce272">
            <text:p><text:s/>7.3<text:s/></text:p>
          </table:table-cell>
          <table:table-cell office:value-type="float" office:value="9.2784729163515163" table:style-name="ce272">
            <text:p><text:s/>9.3<text:s/></text:p>
          </table:table-cell>
          <table:table-cell office:value-type="float" office:value="11.075826069449207" table:style-name="ce272">
            <text:p><text:s/>11.1<text:s/></text:p>
          </table:table-cell>
          <table:table-cell office:value-type="float" office:value="12.297571651899956" table:style-name="ce273">
            <text:p><text:s/>12.3<text:s/></text:p>
          </table:table-cell>
          <table:table-cell office:value-type="float" office:value="12.363046810909065" table:style-name="ce273">
            <text:p><text:s/>12.4<text:s/></text:p>
          </table:table-cell>
          <table:table-cell office:value-type="float" office:value="13.640683160594893" table:style-name="ce273">
            <text:p><text:s/>13.6<text:s/></text:p>
          </table:table-cell>
          <table:table-cell office:value-type="float" office:value="17.5224222032437" table:style-name="ce174">
            <text:p>17.5</text:p>
          </table:table-cell>
          <table:table-cell office:value-type="float" office:value="12.804406108580096" table:style-name="ce174">
            <text:p>12.8</text:p>
          </table:table-cell>
          <table:table-cell office:value-type="float" office:value="13.731844711828201" table:style-name="ce174">
            <text:p>13.7</text:p>
          </table:table-cell>
          <table:table-cell office:value-type="float" office:value="12.033826082028" table:style-name="ce174">
            <text:p>12.0</text:p>
          </table:table-cell>
          <table:table-cell office:value-type="float" office:value="11.702451502374499" table:style-name="ce174">
            <text:p>11.7</text:p>
          </table:table-cell>
          <table:table-cell office:value-type="float" office:value="11.235406843869978" table:style-name="ce174">
            <text:p>11.2</text:p>
          </table:table-cell>
          <table:table-cell office:value-type="float" office:value="16.122792340949708" table:style-name="ce174">
            <text:p>16.1</text:p>
          </table:table-cell>
          <table:table-cell office:value-type="float" office:value="18.252773763566243" table:style-name="ce174">
            <text:p>18.3</text:p>
          </table:table-cell>
          <table:table-cell office:value-type="float" office:value="16.693005390324" table:style-name="ce174">
            <text:p>16.7</text:p>
          </table:table-cell>
          <table:table-cell table:number-columns-repeated="16367" table:style-name="ce2"/>
        </table:table-row>
        <table:table-row table:style-name="ro3">
          <table:table-cell table:style-name="ce2"/>
          <table:table-cell office:value-type="string" table:style-name="ce22">
            <text:p>not working</text:p>
          </table:table-cell>
          <table:table-cell office:value-type="float" office:value="47.462211695444395" table:style-name="ce273">
            <text:p><text:s/>47.5<text:s/></text:p>
          </table:table-cell>
          <table:table-cell office:value-type="float" office:value="55.841988979713733" table:style-name="ce273">
            <text:p><text:s/>55.8<text:s/></text:p>
          </table:table-cell>
          <table:table-cell office:value-type="float" office:value="55.191124594761611" table:style-name="ce273">
            <text:p><text:s/>55.2<text:s/></text:p>
          </table:table-cell>
          <table:table-cell office:value-type="float" office:value="54.834983438731179" table:style-name="ce273">
            <text:p><text:s/>54.8<text:s/></text:p>
          </table:table-cell>
          <table:table-cell office:value-type="float" office:value="57.093694050699803" table:style-name="ce273">
            <text:p><text:s/>57.1<text:s/></text:p>
          </table:table-cell>
          <table:table-cell office:value-type="float" office:value="56.850787633979706" table:style-name="ce273">
            <text:p><text:s/>56.9<text:s/></text:p>
          </table:table-cell>
          <table:table-cell office:value-type="float" office:value="48.607873781989667" table:style-name="ce174">
            <text:p>48.6</text:p>
          </table:table-cell>
          <table:table-cell office:value-type="float" office:value="54.427179078177659" table:style-name="ce174">
            <text:p>54.4</text:p>
          </table:table-cell>
          <table:table-cell office:value-type="float" office:value="46.269818922508094" table:style-name="ce174">
            <text:p>46.3</text:p>
          </table:table-cell>
          <table:table-cell office:value-type="float" office:value="44.196510683427995" table:style-name="ce174">
            <text:p>44.2</text:p>
          </table:table-cell>
          <table:table-cell office:value-type="float" office:value="44.221381081096503" table:style-name="ce174">
            <text:p>44.2</text:p>
          </table:table-cell>
          <table:table-cell office:value-type="float" office:value="51.219121566750822" table:style-name="ce174">
            <text:p>51.2</text:p>
          </table:table-cell>
          <table:table-cell office:value-type="float" office:value="52.112795223892007" table:style-name="ce174">
            <text:p>52.1</text:p>
          </table:table-cell>
          <table:table-cell office:value-type="float" office:value="48.433964418674904" table:style-name="ce174">
            <text:p>48.4</text:p>
          </table:table-cell>
          <table:table-cell office:value-type="float" office:value="46.846679380469602" table:style-name="ce174">
            <text:p>46.8</text:p>
          </table:table-cell>
          <table:table-cell table:number-columns-repeated="16367" table:style-name="ce2"/>
        </table:table-row>
        <table:table-row table:style-name="ro3">
          <table:table-cell table:style-name="ce2"/>
          <table:table-cell table:style-name="ce189"/>
          <table:table-cell table:number-columns-repeated="6" table:style-name="ce273"/>
          <table:table-cell table:number-columns-repeated="5" table:style-name="ce13"/>
          <table:table-cell table:number-columns-repeated="4" table:style-name="ce174"/>
          <table:table-cell table:number-columns-repeated="16367" table:style-name="ce2"/>
        </table:table-row>
        <table:table-row table:style-name="ro3">
          <table:table-cell table:style-name="ce2"/>
          <table:table-cell office:value-type="string" table:style-name="ce191">
            <text:p>local authority</text:p>
          </table:table-cell>
          <table:table-cell table:number-columns-repeated="6" table:style-name="ce266"/>
          <table:table-cell table:number-columns-repeated="9" table:style-name="ce174"/>
          <table:table-cell table:number-columns-repeated="16367" table:style-name="ce2"/>
        </table:table-row>
        <table:table-row table:style-name="ro3">
          <table:table-cell table:style-name="ce2"/>
          <table:table-cell office:value-type="string" table:style-name="ce189">
            <text:p>working full-time or part-time</text:p>
          </table:table-cell>
          <table:table-cell office:value-type="float" office:value="18.294568648137329" table:style-name="ce272">
            <text:p><text:s/>18.3<text:s/></text:p>
          </table:table-cell>
          <table:table-cell office:value-type="float" office:value="20.709472382230356" table:style-name="ce272">
            <text:p><text:s/>20.7<text:s/></text:p>
          </table:table-cell>
          <table:table-cell office:value-type="float" office:value="23.90481312232701" table:style-name="ce272">
            <text:p><text:s/>23.9<text:s/></text:p>
          </table:table-cell>
          <table:table-cell office:value-type="float" office:value="27.543994063692335" table:style-name="ce273">
            <text:p><text:s/>27.5<text:s/></text:p>
          </table:table-cell>
          <table:table-cell office:value-type="float" office:value="34.302574610722381" table:style-name="ce273">
            <text:p><text:s/>34.3<text:s/></text:p>
          </table:table-cell>
          <table:table-cell office:value-type="float" office:value="31.433234572568718" table:style-name="ce273">
            <text:p><text:s/>31.4<text:s/></text:p>
          </table:table-cell>
          <table:table-cell office:value-type="float" office:value="26.891865832041077" table:style-name="ce174">
            <text:p>26.9</text:p>
          </table:table-cell>
          <table:table-cell office:value-type="float" office:value="27.196723116114242" table:style-name="ce174">
            <text:p>27.2</text:p>
          </table:table-cell>
          <table:table-cell office:value-type="float" office:value="29.430032442639991" table:style-name="ce174">
            <text:p>29.4</text:p>
          </table:table-cell>
          <table:table-cell office:value-type="float" office:value="30.192222237253791" table:style-name="ce174">
            <text:p>30.2</text:p>
          </table:table-cell>
          <table:table-cell office:value-type="float" office:value="31.1585252830271" table:style-name="ce174">
            <text:p>31.2</text:p>
          </table:table-cell>
          <table:table-cell office:value-type="float" office:value="25.510326614214474" table:style-name="ce174">
            <text:p>25.5</text:p>
          </table:table-cell>
          <table:table-cell office:value-type="float" office:value="31.175888200009798" table:style-name="ce174">
            <text:p>31.2</text:p>
          </table:table-cell>
          <table:table-cell office:value-type="float" office:value="26.533027935774257" table:style-name="ce174">
            <text:p>26.5</text:p>
          </table:table-cell>
          <table:table-cell office:value-type="float" office:value="39.753299845935302" table:style-name="ce174">
            <text:p>39.8</text:p>
          </table:table-cell>
          <table:table-cell table:number-columns-repeated="16367" table:style-name="ce2"/>
        </table:table-row>
        <table:table-row table:style-name="ro3">
          <table:table-cell table:style-name="ce2"/>
          <table:table-cell office:value-type="string" table:style-name="ce189">
            <text:p>not working</text:p>
          </table:table-cell>
          <table:table-cell office:value-type="float" office:value="80.24179904760436" table:style-name="ce272">
            <text:p><text:s/>80.2<text:s/></text:p>
          </table:table-cell>
          <table:table-cell office:value-type="float" office:value="83.806005255036581" table:style-name="ce272">
            <text:p><text:s/>83.8<text:s/></text:p>
          </table:table-cell>
          <table:table-cell office:value-type="float" office:value="83.772337256724953" table:style-name="ce272">
            <text:p><text:s/>83.8<text:s/></text:p>
          </table:table-cell>
          <table:table-cell office:value-type="float" office:value="84.18455746784629" table:style-name="ce273">
            <text:p><text:s/>84.2<text:s/></text:p>
          </table:table-cell>
          <table:table-cell office:value-type="float" office:value="83.484692066360836" table:style-name="ce273">
            <text:p><text:s/>83.5<text:s/></text:p>
          </table:table-cell>
          <table:table-cell office:value-type="float" office:value="82.334143606485881" table:style-name="ce273">
            <text:p><text:s/>82.3<text:s/></text:p>
          </table:table-cell>
          <table:table-cell office:value-type="float" office:value="81.830261886623148" table:style-name="ce174">
            <text:p>81.8</text:p>
          </table:table-cell>
          <table:table-cell office:value-type="float" office:value="82.420542763336769" table:style-name="ce174">
            <text:p>82.4</text:p>
          </table:table-cell>
          <table:table-cell office:value-type="float" office:value="82.05282476232459" table:style-name="ce174">
            <text:p>82.1</text:p>
          </table:table-cell>
          <table:table-cell office:value-type="float" office:value="80.908652564308682" table:style-name="ce174">
            <text:p>80.9</text:p>
          </table:table-cell>
          <table:table-cell office:value-type="float" office:value="78.819200349981699" table:style-name="ce174">
            <text:p>78.8</text:p>
          </table:table-cell>
          <table:table-cell office:value-type="float" office:value="79.979005531656753" table:style-name="ce174">
            <text:p>80.0</text:p>
          </table:table-cell>
          <table:table-cell office:value-type="float" office:value="78.004770764842448" table:style-name="ce174">
            <text:p>78.0</text:p>
          </table:table-cell>
          <table:table-cell office:value-type="float" office:value="78.005299611770369" table:style-name="ce174">
            <text:p>78.0</text:p>
          </table:table-cell>
          <table:table-cell office:value-type="float" office:value="76.811354285523095" table:style-name="ce174">
            <text:p>76.8</text:p>
          </table:table-cell>
          <table:table-cell table:number-columns-repeated="16367" table:style-name="ce2"/>
        </table:table-row>
        <table:table-row table:style-name="ro3">
          <table:table-cell table:style-name="ce2"/>
          <table:table-cell office:value-type="string" table:style-name="ce191">
            <text:p>housing association</text:p>
          </table:table-cell>
          <table:table-cell table:number-columns-repeated="6" table:style-name="ce266"/>
          <table:table-cell table:number-columns-repeated="9" table:style-name="ce174"/>
          <table:table-cell table:number-columns-repeated="16367" table:style-name="ce2"/>
        </table:table-row>
        <table:table-row table:style-name="ro3">
          <table:table-cell table:style-name="ce2"/>
          <table:table-cell office:value-type="string" table:style-name="ce189">
            <text:p>working full-time or part-time</text:p>
          </table:table-cell>
          <table:table-cell office:value-type="float" office:value="19.429550000451478" table:style-name="ce272">
            <text:p><text:s/>19.4<text:s/></text:p>
          </table:table-cell>
          <table:table-cell office:value-type="float" office:value="19.822190339422761" table:style-name="ce272">
            <text:p><text:s/>19.8<text:s/></text:p>
          </table:table-cell>
          <table:table-cell office:value-type="float" office:value="23.456061986806159" table:style-name="ce272">
            <text:p><text:s/>23.5<text:s/></text:p>
          </table:table-cell>
          <table:table-cell office:value-type="float" office:value="28.746773342781118" table:style-name="ce273">
            <text:p><text:s/>28.7<text:s/></text:p>
          </table:table-cell>
          <table:table-cell office:value-type="float" office:value="30.332011995836332" table:style-name="ce273">
            <text:p><text:s/>30.3<text:s/></text:p>
          </table:table-cell>
          <table:table-cell office:value-type="float" office:value="32.309464471785297" table:style-name="ce273">
            <text:p><text:s/>32.3<text:s/></text:p>
          </table:table-cell>
          <table:table-cell office:value-type="float" office:value="31.181528559041165" table:style-name="ce174">
            <text:p>31.2</text:p>
          </table:table-cell>
          <table:table-cell office:value-type="float" office:value="29.927235408881209" table:style-name="ce174">
            <text:p>29.9</text:p>
          </table:table-cell>
          <table:table-cell office:value-type="float" office:value="29.989311600468184" table:style-name="ce174">
            <text:p>30.0</text:p>
          </table:table-cell>
          <table:table-cell office:value-type="float" office:value="28.646765124023698" table:style-name="ce174">
            <text:p>28.6</text:p>
          </table:table-cell>
          <table:table-cell office:value-type="float" office:value="26.2148817077125" table:style-name="ce174">
            <text:p>26.2</text:p>
          </table:table-cell>
          <table:table-cell office:value-type="float" office:value="27.346763645684536" table:style-name="ce174">
            <text:p>27.3</text:p>
          </table:table-cell>
          <table:table-cell office:value-type="float" office:value="28.353778145035623" table:style-name="ce174">
            <text:p>28.4</text:p>
          </table:table-cell>
          <table:table-cell office:value-type="float" office:value="31.287518549278232" table:style-name="ce174">
            <text:p>31.3</text:p>
          </table:table-cell>
          <table:table-cell office:value-type="float" office:value="33.588827600920901" table:style-name="ce174">
            <text:p>33.6</text:p>
          </table:table-cell>
          <table:table-cell table:number-columns-repeated="16367" table:style-name="ce2"/>
        </table:table-row>
        <table:table-row table:style-name="ro3">
          <table:table-cell table:style-name="ce2"/>
          <table:table-cell office:value-type="string" table:style-name="ce189">
            <text:p>not working</text:p>
          </table:table-cell>
          <table:table-cell office:value-type="float" office:value="79.885450068539967" table:style-name="ce272">
            <text:p><text:s/>79.9<text:s/></text:p>
          </table:table-cell>
          <table:table-cell office:value-type="float" office:value="81.260895125397198" table:style-name="ce272">
            <text:p><text:s/>81.3<text:s/></text:p>
          </table:table-cell>
          <table:table-cell office:value-type="float" office:value="78.827283137646944" table:style-name="ce272">
            <text:p><text:s/>78.8<text:s/></text:p>
          </table:table-cell>
          <table:table-cell office:value-type="float" office:value="80.287533314121461" table:style-name="ce273">
            <text:p><text:s/>80.3<text:s/></text:p>
          </table:table-cell>
          <table:table-cell office:value-type="float" office:value="83.165408391181458" table:style-name="ce273">
            <text:p><text:s/>83.2<text:s/></text:p>
          </table:table-cell>
          <table:table-cell office:value-type="float" office:value="80.599986411692782" table:style-name="ce273">
            <text:p><text:s/>80.6<text:s/></text:p>
          </table:table-cell>
          <table:table-cell office:value-type="float" office:value="83.04162805199843" table:style-name="ce174">
            <text:p>83.0</text:p>
          </table:table-cell>
          <table:table-cell office:value-type="float" office:value="79.810990179365504" table:style-name="ce174">
            <text:p>79.8</text:p>
          </table:table-cell>
          <table:table-cell office:value-type="float" office:value="80.111316648338871" table:style-name="ce174">
            <text:p>80.1</text:p>
          </table:table-cell>
          <table:table-cell office:value-type="float" office:value="81.319781484533834" table:style-name="ce174">
            <text:p>81.3</text:p>
          </table:table-cell>
          <table:table-cell office:value-type="float" office:value="78.715891757086794" table:style-name="ce174">
            <text:p>78.7</text:p>
          </table:table-cell>
          <table:table-cell office:value-type="float" office:value="80.846956694089272" table:style-name="ce174">
            <text:p>80.8</text:p>
          </table:table-cell>
          <table:table-cell office:value-type="float" office:value="78.801996348014271" table:style-name="ce174">
            <text:p>78.8</text:p>
          </table:table-cell>
          <table:table-cell office:value-type="float" office:value="78.212080290035047" table:style-name="ce174">
            <text:p>78.2</text:p>
          </table:table-cell>
          <table:table-cell office:value-type="float" office:value="75.868586822911496" table:style-name="ce174">
            <text:p>75.9</text:p>
          </table:table-cell>
          <table:table-cell table:number-columns-repeated="16367" table:style-name="ce2"/>
        </table:table-row>
        <table:table-row table:style-name="ro3">
          <table:table-cell table:style-name="ce2"/>
          <table:table-cell office:value-type="string" table:style-name="ce30">
            <text:p>all social renters</text:p>
          </table:table-cell>
          <table:table-cell table:number-columns-repeated="6" table:style-name="ce273"/>
          <table:table-cell table:number-columns-repeated="5" table:style-name="ce13"/>
          <table:table-cell table:number-columns-repeated="4" table:style-name="ce174"/>
          <table:table-cell table:number-columns-repeated="16367" table:style-name="ce2"/>
        </table:table-row>
        <table:table-row table:style-name="ro3">
          <table:table-cell table:style-name="ce2"/>
          <table:table-cell office:value-type="string" table:style-name="ce22">
            <text:p>working full-time or part-time</text:p>
          </table:table-cell>
          <table:table-cell office:value-type="float" office:value="18.872674908066717" table:style-name="ce273">
            <text:p><text:s/>18.9<text:s/></text:p>
          </table:table-cell>
          <table:table-cell office:value-type="float" office:value="20.247915081425425" table:style-name="ce273">
            <text:p><text:s/>20.2<text:s/></text:p>
          </table:table-cell>
          <table:table-cell office:value-type="float" office:value="23.662690861836154" table:style-name="ce273">
            <text:p><text:s/>23.7<text:s/></text:p>
          </table:table-cell>
          <table:table-cell office:value-type="float" office:value="28.192639492512058" table:style-name="ce273">
            <text:p><text:s/>28.2<text:s/></text:p>
          </table:table-cell>
          <table:table-cell office:value-type="float" office:value="32.175119863691577" table:style-name="ce273">
            <text:p><text:s/>32.2<text:s/></text:p>
          </table:table-cell>
          <table:table-cell office:value-type="float" office:value="31.943161309062269" table:style-name="ce273">
            <text:p><text:s/>31.9<text:s/></text:p>
          </table:table-cell>
          <table:table-cell office:value-type="float" office:value="29.362946857328541" table:style-name="ce174">
            <text:p>29.4</text:p>
          </table:table-cell>
          <table:table-cell office:value-type="float" office:value="28.864434220491102" table:style-name="ce174">
            <text:p>28.9</text:p>
          </table:table-cell>
          <table:table-cell office:value-type="float" office:value="29.769737885929075" table:style-name="ce174">
            <text:p>29.8</text:p>
          </table:table-cell>
          <table:table-cell office:value-type="float" office:value="29.238727207373461" table:style-name="ce174">
            <text:p>29.2</text:p>
          </table:table-cell>
          <table:table-cell office:value-type="float" office:value="28.108599562089498" table:style-name="ce174">
            <text:p>28.1</text:p>
          </table:table-cell>
          <table:table-cell office:value-type="float" office:value="26.654984678743602" table:style-name="ce174">
            <text:p>26.7</text:p>
          </table:table-cell>
          <table:table-cell office:value-type="float" office:value="29.512692722680772" table:style-name="ce174">
            <text:p>29.5</text:p>
          </table:table-cell>
          <table:table-cell office:value-type="float" office:value="29.500384096128435" table:style-name="ce174">
            <text:p>29.5</text:p>
          </table:table-cell>
          <table:table-cell office:value-type="float" office:value="35.874512694711299" table:style-name="ce174">
            <text:p>35.9</text:p>
          </table:table-cell>
          <table:table-cell table:number-columns-repeated="16367" table:style-name="ce2"/>
        </table:table-row>
        <table:table-row table:style-name="ro3">
          <table:table-cell table:style-name="ce2"/>
          <table:table-cell office:value-type="string" table:style-name="ce22">
            <text:p>not working</text:p>
          </table:table-cell>
          <table:table-cell office:value-type="float" office:value="80.060571086111167" table:style-name="ce273">
            <text:p><text:s/>80.1<text:s/></text:p>
          </table:table-cell>
          <table:table-cell office:value-type="float" office:value="82.463349274633899" table:style-name="ce273">
            <text:p><text:s/>82.5<text:s/></text:p>
          </table:table-cell>
          <table:table-cell office:value-type="float" office:value="81.243429672867791" table:style-name="ce273">
            <text:p><text:s/>81.2<text:s/></text:p>
          </table:table-cell>
          <table:table-cell office:value-type="float" office:value="82.125470646332232" table:style-name="ce273">
            <text:p><text:s/>82.1<text:s/></text:p>
          </table:table-cell>
          <table:table-cell office:value-type="float" office:value="83.310172823850678" table:style-name="ce273">
            <text:p><text:s/>83.3<text:s/></text:p>
          </table:table-cell>
          <table:table-cell office:value-type="float" office:value="81.326615515657508" table:style-name="ce273">
            <text:p><text:s/>81.3<text:s/></text:p>
          </table:table-cell>
          <table:table-cell office:value-type="float" office:value="82.537494857444386" table:style-name="ce174">
            <text:p>82.5</text:p>
          </table:table-cell>
          <table:table-cell office:value-type="float" office:value="80.918955125423423" table:style-name="ce174">
            <text:p>80.9</text:p>
          </table:table-cell>
          <table:table-cell office:value-type="float" office:value="80.88747960428438" table:style-name="ce174">
            <text:p>80.9</text:p>
          </table:table-cell>
          <table:table-cell office:value-type="float" office:value="81.150788889659381" table:style-name="ce174">
            <text:p>81.2</text:p>
          </table:table-cell>
          <table:table-cell office:value-type="float" office:value="78.758761248676606" table:style-name="ce174">
            <text:p>78.8</text:p>
          </table:table-cell>
          <table:table-cell office:value-type="float" office:value="80.487617660284599" table:style-name="ce174">
            <text:p>80.5</text:p>
          </table:table-cell>
          <table:table-cell office:value-type="float" office:value="78.496056385904978" table:style-name="ce174">
            <text:p>78.5</text:p>
          </table:table-cell>
          <table:table-cell office:value-type="float" office:value="78.129087805998211" table:style-name="ce174">
            <text:p>78.1</text:p>
          </table:table-cell>
          <table:table-cell office:value-type="float" office:value="76.236676302176704" table:style-name="ce174">
            <text:p>76.2</text:p>
          </table:table-cell>
          <table:table-cell table:number-columns-repeated="16367" table:style-name="ce2"/>
        </table:table-row>
        <table:table-row table:style-name="ro3">
          <table:table-cell table:style-name="ce2"/>
          <table:table-cell table:style-name="ce267"/>
          <table:table-cell table:number-columns-repeated="6" table:style-name="ce266"/>
          <table:table-cell table:number-columns-repeated="9" table:style-name="ce174"/>
          <table:table-cell table:number-columns-repeated="16367" table:style-name="ce2"/>
        </table:table-row>
        <table:table-row table:style-name="ro3">
          <table:table-cell table:style-name="ce2"/>
          <table:table-cell office:value-type="string" table:style-name="ce30">
            <text:p>all renters</text:p>
          </table:table-cell>
          <table:table-cell table:number-columns-repeated="6" table:style-name="ce186"/>
          <table:table-cell table:number-columns-repeated="9" table:style-name="ce174"/>
          <table:table-cell table:number-columns-repeated="16367" table:style-name="ce2"/>
        </table:table-row>
        <table:table-row table:style-name="ro3">
          <table:table-cell table:style-name="ce2"/>
          <table:table-cell office:value-type="string" table:style-name="ce22">
            <text:p>working full-time or part-time</text:p>
          </table:table-cell>
          <table:table-cell table:number-columns-repeated="6" table:style-name="ce266"/>
          <table:table-cell table:number-columns-repeated="9" table:style-name="ce174"/>
          <table:table-cell table:number-columns-repeated="16367" table:style-name="ce2"/>
        </table:table-row>
        <table:table-row table:style-name="ro3">
          <table:table-cell table:style-name="ce2"/>
          <table:table-cell office:value-type="string" table:style-name="ce189">
            <text:p>on housing benefit<text:s/></text:p>
          </table:table-cell>
          <table:table-cell office:value-type="float" office:value="11.69224008341955" table:style-name="ce272">
            <text:p><text:s/>11.7<text:s/></text:p>
          </table:table-cell>
          <table:table-cell office:value-type="float" office:value="13.050940197584824" table:style-name="ce272">
            <text:p><text:s/>13.1<text:s/></text:p>
          </table:table-cell>
          <table:table-cell office:value-type="float" office:value="15.237483771212091" table:style-name="ce272">
            <text:p><text:s/>15.2<text:s/></text:p>
          </table:table-cell>
          <table:table-cell office:value-type="float" office:value="17.469599342763065" table:style-name="ce273">
            <text:p><text:s/>17.5<text:s/></text:p>
          </table:table-cell>
          <table:table-cell office:value-type="float" office:value="18.506435760870744" table:style-name="ce273">
            <text:p><text:s/>18.5<text:s/></text:p>
          </table:table-cell>
          <table:table-cell office:value-type="float" office:value="19.358482487479652" table:style-name="ce273">
            <text:p><text:s/>19.4<text:s/></text:p>
          </table:table-cell>
          <table:table-cell office:value-type="float" office:value="21.398947099718125" table:style-name="ce174">
            <text:p>21.4</text:p>
          </table:table-cell>
          <table:table-cell office:value-type="float" office:value="18.145301145560296" table:style-name="ce174">
            <text:p>18.1</text:p>
          </table:table-cell>
          <table:table-cell office:value-type="float" office:value="18.999250809138097" table:style-name="ce174">
            <text:p>19.0</text:p>
          </table:table-cell>
          <table:table-cell office:value-type="float" office:value="17.564333913302995" table:style-name="ce174">
            <text:p>17.6</text:p>
          </table:table-cell>
          <table:table-cell office:value-type="float" office:value="17.1568766654683" table:style-name="ce174">
            <text:p>17.2</text:p>
          </table:table-cell>
          <table:table-cell office:value-type="float" office:value="16.510146251436026" table:style-name="ce174">
            <text:p>16.5</text:p>
          </table:table-cell>
          <table:table-cell office:value-type="float" office:value="20.401531233587324" table:style-name="ce174">
            <text:p>20.4</text:p>
          </table:table-cell>
          <table:table-cell office:value-type="float" office:value="21.941412383250739" table:style-name="ce174">
            <text:p>21.9</text:p>
          </table:table-cell>
          <table:table-cell office:value-type="float" office:value="22.9016669324138" table:style-name="ce174">
            <text:p>22.9</text:p>
          </table:table-cell>
          <table:table-cell table:number-columns-repeated="16367" table:style-name="ce2"/>
        </table:table-row>
        <table:table-row table:style-name="ro3">
          <table:table-cell table:style-name="ce2"/>
          <table:table-cell office:value-type="string" table:style-name="ce189">
            <text:p>not on housing benefit</text:p>
          </table:table-cell>
          <table:table-cell office:value-type="float" office:value="88.307759916580508" table:style-name="ce272">
            <text:p><text:s/>88.3<text:s/></text:p>
          </table:table-cell>
          <table:table-cell office:value-type="float" office:value="86.949059802415121" table:style-name="ce272">
            <text:p><text:s/>86.9<text:s/></text:p>
          </table:table-cell>
          <table:table-cell office:value-type="float" office:value="84.762516228787874" table:style-name="ce272">
            <text:p><text:s/>84.8<text:s/></text:p>
          </table:table-cell>
          <table:table-cell office:value-type="float" office:value="82.530400657236896" table:style-name="ce272">
            <text:p><text:s/>82.5<text:s/></text:p>
          </table:table-cell>
          <table:table-cell office:value-type="float" office:value="81.493564239129327" table:style-name="ce272">
            <text:p><text:s/>81.5<text:s/></text:p>
          </table:table-cell>
          <table:table-cell office:value-type="float" office:value="80.641517512520153" table:style-name="ce272">
            <text:p><text:s/>80.6<text:s/></text:p>
          </table:table-cell>
          <table:table-cell office:value-type="float" office:value="78.601052900281744" table:style-name="ce174">
            <text:p>78.6</text:p>
          </table:table-cell>
          <table:table-cell office:value-type="float" office:value="81.854698854439661" table:style-name="ce174">
            <text:p>81.9</text:p>
          </table:table-cell>
          <table:table-cell office:value-type="float" office:value="81.000749190862024" table:style-name="ce174">
            <text:p>81.0</text:p>
          </table:table-cell>
          <table:table-cell office:value-type="float" office:value="82.435666086696912" table:style-name="ce174">
            <text:p>82.4</text:p>
          </table:table-cell>
          <table:table-cell office:value-type="float" office:value="82.843123334531398" table:style-name="ce174">
            <text:p>82.8</text:p>
          </table:table-cell>
          <table:table-cell office:value-type="float" office:value="83.48985374856413" table:style-name="ce174">
            <text:p>83.5</text:p>
          </table:table-cell>
          <table:table-cell office:value-type="float" office:value="79.598468766412722" table:style-name="ce174">
            <text:p>79.6</text:p>
          </table:table-cell>
          <table:table-cell office:value-type="float" office:value="78.058587616749321" table:style-name="ce174">
            <text:p>78.1</text:p>
          </table:table-cell>
          <table:table-cell office:value-type="float" office:value="77.098333067586196" table:style-name="ce174">
            <text:p>77.1</text:p>
          </table:table-cell>
          <table:table-cell table:number-columns-repeated="16367" table:style-name="ce2"/>
        </table:table-row>
        <table:table-row table:style-name="ro3">
          <table:table-cell table:style-name="ce2"/>
          <table:table-cell office:value-type="string" table:style-name="ce22">
            <text:p>not working</text:p>
          </table:table-cell>
          <table:table-cell table:number-columns-repeated="6" table:style-name="ce266"/>
          <table:table-cell table:number-columns-repeated="9" table:style-name="ce174"/>
          <table:table-cell table:number-columns-repeated="16367" table:style-name="ce2"/>
        </table:table-row>
        <table:table-row table:style-name="ro3">
          <table:table-cell table:style-name="ce2"/>
          <table:table-cell office:value-type="string" table:style-name="ce189">
            <text:p>on housing benefit<text:s/></text:p>
          </table:table-cell>
          <table:table-cell office:value-type="float" office:value="71.256035023642823" table:style-name="ce272">
            <text:p><text:s/>71.3<text:s/></text:p>
          </table:table-cell>
          <table:table-cell office:value-type="float" office:value="74.545380338318566" table:style-name="ce272">
            <text:p><text:s/>74.5<text:s/></text:p>
          </table:table-cell>
          <table:table-cell office:value-type="float" office:value="73.428217421749096" table:style-name="ce272">
            <text:p><text:s/>73.4<text:s/></text:p>
          </table:table-cell>
          <table:table-cell office:value-type="float" office:value="73.365498544865304" table:style-name="ce273">
            <text:p><text:s/>73.4<text:s/></text:p>
          </table:table-cell>
          <table:table-cell office:value-type="float" office:value="75.012408967260853" table:style-name="ce273">
            <text:p><text:s/>75.0<text:s/></text:p>
          </table:table-cell>
          <table:table-cell office:value-type="float" office:value="73.299393265247005" table:style-name="ce273">
            <text:p><text:s/>73.3<text:s/></text:p>
          </table:table-cell>
          <table:table-cell office:value-type="float" office:value="71.018319098755072" table:style-name="ce174">
            <text:p>71.0</text:p>
          </table:table-cell>
          <table:table-cell office:value-type="float" office:value="71.781385619134625" table:style-name="ce174">
            <text:p>71.8</text:p>
          </table:table-cell>
          <table:table-cell office:value-type="float" office:value="68.602687187158608" table:style-name="ce174">
            <text:p>68.6</text:p>
          </table:table-cell>
          <table:table-cell office:value-type="float" office:value="69.488635002742654" table:style-name="ce174">
            <text:p>69.5</text:p>
          </table:table-cell>
          <table:table-cell office:value-type="float" office:value="66.880701519731005" table:style-name="ce174">
            <text:p>66.9</text:p>
          </table:table-cell>
          <table:table-cell office:value-type="float" office:value="71.280192151658511" table:style-name="ce174">
            <text:p>71.3</text:p>
          </table:table-cell>
          <table:table-cell office:value-type="float" office:value="69.925033386617244" table:style-name="ce174">
            <text:p>69.9</text:p>
          </table:table-cell>
          <table:table-cell office:value-type="float" office:value="68.853399207921854" table:style-name="ce174">
            <text:p>68.9</text:p>
          </table:table-cell>
          <table:table-cell office:value-type="float" office:value="66.758670899085701" table:style-name="ce174">
            <text:p>66.8</text:p>
          </table:table-cell>
          <table:table-cell table:number-columns-repeated="16367" table:style-name="ce2"/>
        </table:table-row>
        <table:table-row table:style-name="ro3">
          <table:table-cell table:style-name="ce2"/>
          <table:table-cell office:value-type="string" table:style-name="ce189">
            <text:p>not on housing benefit</text:p>
          </table:table-cell>
          <table:table-cell office:value-type="float" office:value="28.743964976357216" table:style-name="ce272">
            <text:p><text:s/>28.7<text:s/></text:p>
          </table:table-cell>
          <table:table-cell office:value-type="float" office:value="25.454619661681477" table:style-name="ce272">
            <text:p><text:s/>25.5<text:s/></text:p>
          </table:table-cell>
          <table:table-cell office:value-type="float" office:value="26.571782578250914" table:style-name="ce272">
            <text:p><text:s/>26.6<text:s/></text:p>
          </table:table-cell>
          <table:table-cell office:value-type="float" office:value="26.634501455134657" table:style-name="ce272">
            <text:p><text:s/>26.6<text:s/></text:p>
          </table:table-cell>
          <table:table-cell office:value-type="float" office:value="24.987591032739374" table:style-name="ce272">
            <text:p><text:s/>25.0<text:s/></text:p>
          </table:table-cell>
          <table:table-cell office:value-type="float" office:value="26.700606734753034" table:style-name="ce272">
            <text:p><text:s/>26.7<text:s/></text:p>
          </table:table-cell>
          <table:table-cell office:value-type="float" office:value="28.981680901244765" table:style-name="ce174">
            <text:p>29.0</text:p>
          </table:table-cell>
          <table:table-cell office:value-type="float" office:value="28.218614380865436" table:style-name="ce174">
            <text:p>28.2</text:p>
          </table:table-cell>
          <table:table-cell office:value-type="float" office:value="31.397312812841321" table:style-name="ce240">
            <text:p>31.4</text:p>
          </table:table-cell>
          <table:table-cell office:value-type="float" office:value="30.511364997257289" table:style-name="ce240">
            <text:p>30.5</text:p>
          </table:table-cell>
          <table:table-cell office:value-type="float" office:value="33.119298480269002" table:style-name="ce240">
            <text:p>33.1</text:p>
          </table:table-cell>
          <table:table-cell office:value-type="float" office:value="28.719807848341421" table:style-name="ce174">
            <text:p>28.7</text:p>
          </table:table-cell>
          <table:table-cell office:value-type="float" office:value="30.074966613382877" table:style-name="ce174">
            <text:p>30.1</text:p>
          </table:table-cell>
          <table:table-cell office:value-type="float" office:value="31.146600792078122" table:style-name="ce174">
            <text:p>31.1</text:p>
          </table:table-cell>
          <table:table-cell office:value-type="float" office:value="33.241329100914299" table:style-name="ce174">
            <text:p>33.2</text:p>
          </table:table-cell>
          <table:table-cell table:number-columns-repeated="16367" table:style-name="ce2"/>
        </table:table-row>
        <table:table-row table:style-name="ro3">
          <table:table-cell table:style-name="ce2"/>
          <table:table-cell table:style-name="ce274"/>
          <table:table-cell table:number-columns-repeated="6" table:style-name="ce275"/>
          <table:table-cell table:number-columns-repeated="2" table:style-name="ce271"/>
          <table:table-cell table:style-name="ce13"/>
          <table:table-cell table:number-columns-repeated="5" table:style-name="ce271"/>
          <table:table-cell office:value-type="string" table:style-name="ce271">
            <text:p>sample size</text:p>
          </table:table-cell>
          <table:table-cell table:number-columns-repeated="16367" table:style-name="ce2"/>
        </table:table-row>
        <table:table-row table:style-name="ro3">
          <table:table-cell table:style-name="ce2"/>
          <table:table-cell office:value-type="string" table:style-name="ce40">
            <text:p>private renters</text:p>
          </table:table-cell>
          <table:table-cell table:number-columns-repeated="9" table:style-name="ce272"/>
          <table:table-cell table:number-columns-repeated="6" table:style-name="ce13"/>
          <table:table-cell table:number-columns-repeated="16367" table:style-name="ce2"/>
        </table:table-row>
        <table:table-row table:style-name="ro3">
          <table:table-cell table:style-name="ce2"/>
          <table:table-cell office:value-type="string" table:style-name="ce22">
            <text:p>working full-time or part-time</text:p>
          </table:table-cell>
          <table:table-cell office:value-type="float" office:value="1477" table:style-name="ce69">
            <text:p><text:s/>1,477<text:s/></text:p>
          </table:table-cell>
          <table:table-cell office:value-type="float" office:value="1527" table:style-name="ce69">
            <text:p><text:s/>1,527<text:s/></text:p>
          </table:table-cell>
          <table:table-cell office:value-type="float" office:value="1650" table:style-name="ce69">
            <text:p><text:s/>1,650<text:s/></text:p>
          </table:table-cell>
          <table:table-cell office:value-type="float" office:value="1372" table:style-name="ce69">
            <text:p><text:s/>1,372<text:s/></text:p>
          </table:table-cell>
          <table:table-cell office:value-type="float" office:value="1471" table:style-name="ce69">
            <text:p><text:s/>1,471<text:s/></text:p>
          </table:table-cell>
          <table:table-cell office:value-type="float" office:value="1441" table:style-name="ce69">
            <text:p><text:s/>1,441<text:s/></text:p>
          </table:table-cell>
          <table:table-cell office:value-type="float" office:value="1439" table:style-name="ce276">
            <text:p>1,439</text:p>
          </table:table-cell>
          <table:table-cell office:value-type="float" office:value="1480" table:style-name="ce276">
            <text:p>1,480</text:p>
          </table:table-cell>
          <table:table-cell office:value-type="float" office:value="1782" table:style-name="ce276">
            <text:p>1,782</text:p>
          </table:table-cell>
          <table:table-cell office:value-type="float" office:value="1782" table:style-name="ce276">
            <text:p>1,782</text:p>
          </table:table-cell>
          <table:table-cell office:value-type="float" office:value="1813" table:style-name="ce276">
            <text:p>1,813</text:p>
          </table:table-cell>
          <table:table-cell office:value-type="float" office:value="1821" table:style-name="ce276">
            <text:p>1,821</text:p>
          </table:table-cell>
          <table:table-cell office:value-type="float" office:value="658" table:style-name="ce276">
            <text:p>658</text:p>
          </table:table-cell>
          <table:table-cell office:value-type="float" office:value="1308" table:style-name="ce276">
            <text:p>1,308</text:p>
          </table:table-cell>
          <table:table-cell office:value-type="float" office:value="1953" table:style-name="ce276">
            <text:p>1,953</text:p>
          </table:table-cell>
          <table:table-cell table:number-columns-repeated="16367" table:style-name="ce2"/>
        </table:table-row>
        <table:table-row table:style-name="ro3">
          <table:table-cell table:style-name="ce2"/>
          <table:table-cell office:value-type="string" table:style-name="ce22">
            <text:p>not working</text:p>
          </table:table-cell>
          <table:table-cell office:value-type="float" office:value="746" table:style-name="ce69">
            <text:p><text:s/>746<text:s/></text:p>
          </table:table-cell>
          <table:table-cell office:value-type="float" office:value="804" table:style-name="ce69">
            <text:p><text:s/>804<text:s/></text:p>
          </table:table-cell>
          <table:table-cell office:value-type="float" office:value="820" table:style-name="ce69">
            <text:p><text:s/>820<text:s/></text:p>
          </table:table-cell>
          <table:table-cell office:value-type="float" office:value="707" table:style-name="ce69">
            <text:p><text:s/>707<text:s/></text:p>
          </table:table-cell>
          <table:table-cell office:value-type="float" office:value="632" table:style-name="ce69">
            <text:p><text:s/>632<text:s/></text:p>
          </table:table-cell>
          <table:table-cell office:value-type="float" office:value="617" table:style-name="ce69">
            <text:p><text:s/>617<text:s/></text:p>
          </table:table-cell>
          <table:table-cell office:value-type="float" office:value="648" table:style-name="ce276">
            <text:p>648</text:p>
          </table:table-cell>
          <table:table-cell office:value-type="float" office:value="581" table:style-name="ce276">
            <text:p>581</text:p>
          </table:table-cell>
          <table:table-cell office:value-type="float" office:value="725" table:style-name="ce276">
            <text:p>725</text:p>
          </table:table-cell>
          <table:table-cell office:value-type="float" office:value="624" table:style-name="ce276">
            <text:p>624</text:p>
          </table:table-cell>
          <table:table-cell office:value-type="float" office:value="670" table:style-name="ce276">
            <text:p>670</text:p>
          </table:table-cell>
          <table:table-cell office:value-type="float" office:value="617" table:style-name="ce276">
            <text:p>617</text:p>
          </table:table-cell>
          <table:table-cell office:value-type="float" office:value="242" table:style-name="ce276">
            <text:p>242</text:p>
          </table:table-cell>
          <table:table-cell office:value-type="float" office:value="427" table:style-name="ce276">
            <text:p>427</text:p>
          </table:table-cell>
          <table:table-cell office:value-type="float" office:value="620" table:style-name="ce276">
            <text:p>620</text:p>
          </table:table-cell>
          <table:table-cell table:number-columns-repeated="16367" table:style-name="ce2"/>
        </table:table-row>
        <table:table-row table:style-name="ro3">
          <table:table-cell table:style-name="ce2"/>
          <table:table-cell office:value-type="string" table:style-name="ce191">
            <text:p>local authority</text:p>
          </table:table-cell>
          <table:table-cell table:number-columns-repeated="6" table:style-name="ce272"/>
          <table:table-cell table:number-columns-repeated="9" table:style-name="ce276"/>
          <table:table-cell table:number-columns-repeated="16367" table:style-name="ce2"/>
        </table:table-row>
        <table:table-row table:style-name="ro3">
          <table:table-cell table:style-name="ce2"/>
          <table:table-cell office:value-type="string" table:style-name="ce189">
            <text:p>working full-time or part-time</text:p>
          </table:table-cell>
          <table:table-cell office:value-type="float" office:value="461" table:style-name="ce69">
            <text:p><text:s/>461<text:s/></text:p>
          </table:table-cell>
          <table:table-cell office:value-type="float" office:value="446" table:style-name="ce69">
            <text:p><text:s/>446<text:s/></text:p>
          </table:table-cell>
          <table:table-cell office:value-type="float" office:value="421" table:style-name="ce69">
            <text:p><text:s/>421<text:s/></text:p>
          </table:table-cell>
          <table:table-cell office:value-type="float" office:value="488" table:style-name="ce69">
            <text:p><text:s/>488<text:s/></text:p>
          </table:table-cell>
          <table:table-cell office:value-type="float" office:value="522" table:style-name="ce69">
            <text:p><text:s/>522<text:s/></text:p>
          </table:table-cell>
          <table:table-cell office:value-type="float" office:value="505" table:style-name="ce69">
            <text:p><text:s/>505<text:s/></text:p>
          </table:table-cell>
          <table:table-cell office:value-type="float" office:value="541" table:style-name="ce276">
            <text:p>541</text:p>
          </table:table-cell>
          <table:table-cell office:value-type="float" office:value="587" table:style-name="ce276">
            <text:p>587</text:p>
          </table:table-cell>
          <table:table-cell office:value-type="float" office:value="527" table:style-name="ce276">
            <text:p>527</text:p>
          </table:table-cell>
          <table:table-cell office:value-type="float" office:value="572" table:style-name="ce276">
            <text:p>572</text:p>
          </table:table-cell>
          <table:table-cell office:value-type="float" office:value="530" table:style-name="ce276">
            <text:p>530</text:p>
          </table:table-cell>
          <table:table-cell office:value-type="float" office:value="581" table:style-name="ce276">
            <text:p>581</text:p>
          </table:table-cell>
          <table:table-cell office:value-type="float" office:value="123" table:style-name="ce276">
            <text:p>123</text:p>
          </table:table-cell>
          <table:table-cell office:value-type="float" office:value="394" table:style-name="ce276">
            <text:p>394</text:p>
          </table:table-cell>
          <table:table-cell office:value-type="float" office:value="510" table:style-name="ce276">
            <text:p>510</text:p>
          </table:table-cell>
          <table:table-cell table:number-columns-repeated="16367" table:style-name="ce2"/>
        </table:table-row>
        <table:table-row table:style-name="ro3">
          <table:table-cell table:style-name="ce2"/>
          <table:table-cell office:value-type="string" table:style-name="ce189">
            <text:p>not working</text:p>
          </table:table-cell>
          <table:table-cell office:value-type="float" office:value="1049" table:style-name="ce69">
            <text:p><text:s/>1,049<text:s/></text:p>
          </table:table-cell>
          <table:table-cell office:value-type="float" office:value="994" table:style-name="ce69">
            <text:p><text:s/>994<text:s/></text:p>
          </table:table-cell>
          <table:table-cell office:value-type="float" office:value="1039" table:style-name="ce69">
            <text:p><text:s/>1,039<text:s/></text:p>
          </table:table-cell>
          <table:table-cell office:value-type="float" office:value="1032" table:style-name="ce69">
            <text:p><text:s/>1,032<text:s/></text:p>
          </table:table-cell>
          <table:table-cell office:value-type="float" office:value="1001" table:style-name="ce69">
            <text:p><text:s/>1,001<text:s/></text:p>
          </table:table-cell>
          <table:table-cell office:value-type="float" office:value="956" table:style-name="ce69">
            <text:p><text:s/>956<text:s/></text:p>
          </table:table-cell>
          <table:table-cell office:value-type="float" office:value="905" table:style-name="ce276">
            <text:p>905</text:p>
          </table:table-cell>
          <table:table-cell office:value-type="float" office:value="949" table:style-name="ce276">
            <text:p>949</text:p>
          </table:table-cell>
          <table:table-cell office:value-type="float" office:value="748" table:style-name="ce276">
            <text:p>748</text:p>
          </table:table-cell>
          <table:table-cell office:value-type="float" office:value="974" table:style-name="ce276">
            <text:p>974</text:p>
          </table:table-cell>
          <table:table-cell office:value-type="float" office:value="902" table:style-name="ce276">
            <text:p>902</text:p>
          </table:table-cell>
          <table:table-cell office:value-type="float" office:value="865" table:style-name="ce276">
            <text:p>865</text:p>
          </table:table-cell>
          <table:table-cell office:value-type="float" office:value="189" table:style-name="ce276">
            <text:p>189</text:p>
          </table:table-cell>
          <table:table-cell office:value-type="float" office:value="577" table:style-name="ce276">
            <text:p>577</text:p>
          </table:table-cell>
          <table:table-cell office:value-type="float" office:value="906" table:style-name="ce276">
            <text:p>906</text:p>
          </table:table-cell>
          <table:table-cell table:number-columns-repeated="16367" table:style-name="ce2"/>
        </table:table-row>
        <table:table-row table:style-name="ro3">
          <table:table-cell table:style-name="ce2"/>
          <table:table-cell office:value-type="string" table:style-name="ce191">
            <text:p>housing association</text:p>
          </table:table-cell>
          <table:table-cell table:number-columns-repeated="6" table:style-name="ce272"/>
          <table:table-cell table:number-columns-repeated="9" table:style-name="ce276"/>
          <table:table-cell table:number-columns-repeated="16367" table:style-name="ce2"/>
        </table:table-row>
        <table:table-row table:style-name="ro3">
          <table:table-cell table:style-name="ce2"/>
          <table:table-cell office:value-type="string" table:style-name="ce189">
            <text:p>working full-time or part-time</text:p>
          </table:table-cell>
          <table:table-cell office:value-type="float" office:value="552" table:style-name="ce69">
            <text:p><text:s/>552<text:s/></text:p>
          </table:table-cell>
          <table:table-cell office:value-type="float" office:value="514" table:style-name="ce69">
            <text:p><text:s/>514<text:s/></text:p>
          </table:table-cell>
          <table:table-cell office:value-type="float" office:value="503" table:style-name="ce69">
            <text:p><text:s/>503<text:s/></text:p>
          </table:table-cell>
          <table:table-cell office:value-type="float" office:value="551" table:style-name="ce69">
            <text:p><text:s/>551<text:s/></text:p>
          </table:table-cell>
          <table:table-cell office:value-type="float" office:value="622" table:style-name="ce69">
            <text:p><text:s/>622<text:s/></text:p>
          </table:table-cell>
          <table:table-cell office:value-type="float" office:value="719" table:style-name="ce69">
            <text:p><text:s/>719<text:s/></text:p>
          </table:table-cell>
          <table:table-cell office:value-type="float" office:value="663" table:style-name="ce276">
            <text:p>663</text:p>
          </table:table-cell>
          <table:table-cell office:value-type="float" office:value="875" table:style-name="ce276">
            <text:p>875</text:p>
          </table:table-cell>
          <table:table-cell office:value-type="float" office:value="773" table:style-name="ce276">
            <text:p>773</text:p>
          </table:table-cell>
          <table:table-cell office:value-type="float" office:value="858" table:style-name="ce276">
            <text:p>858</text:p>
          </table:table-cell>
          <table:table-cell office:value-type="float" office:value="837" table:style-name="ce276">
            <text:p>837</text:p>
          </table:table-cell>
          <table:table-cell office:value-type="float" office:value="846" table:style-name="ce276">
            <text:p>846</text:p>
          </table:table-cell>
          <table:table-cell office:value-type="float" office:value="195" table:style-name="ce276">
            <text:p>195</text:p>
          </table:table-cell>
          <table:table-cell office:value-type="float" office:value="593" table:style-name="ce276">
            <text:p>593</text:p>
          </table:table-cell>
          <table:table-cell office:value-type="float" office:value="858" table:style-name="ce276">
            <text:p>858</text:p>
          </table:table-cell>
          <table:table-cell table:number-columns-repeated="16367" table:style-name="ce2"/>
        </table:table-row>
        <table:table-row table:style-name="ro3">
          <table:table-cell table:style-name="ce2"/>
          <table:table-cell office:value-type="string" table:style-name="ce189">
            <text:p>not working</text:p>
          </table:table-cell>
          <table:table-cell office:value-type="float" office:value="1138" table:style-name="ce69">
            <text:p><text:s/>1,138<text:s/></text:p>
          </table:table-cell>
          <table:table-cell office:value-type="float" office:value="1135" table:style-name="ce69">
            <text:p><text:s/>1,135<text:s/></text:p>
          </table:table-cell>
          <table:table-cell office:value-type="float" office:value="1086" table:style-name="ce69">
            <text:p><text:s/>1,086<text:s/></text:p>
          </table:table-cell>
          <table:table-cell office:value-type="float" office:value="1120" table:style-name="ce69">
            <text:p><text:s/>1,120<text:s/></text:p>
          </table:table-cell>
          <table:table-cell office:value-type="float" office:value="1124" table:style-name="ce69">
            <text:p><text:s/>1,124<text:s/></text:p>
          </table:table-cell>
          <table:table-cell office:value-type="float" office:value="1269" table:style-name="ce69">
            <text:p><text:s/>1,269<text:s/></text:p>
          </table:table-cell>
          <table:table-cell office:value-type="float" office:value="1161" table:style-name="ce276">
            <text:p>1,161</text:p>
          </table:table-cell>
          <table:table-cell office:value-type="float" office:value="1248" table:style-name="ce276">
            <text:p>1,248</text:p>
          </table:table-cell>
          <table:table-cell office:value-type="float" office:value="1108" table:style-name="ce276">
            <text:p>1,108</text:p>
          </table:table-cell>
          <table:table-cell office:value-type="float" office:value="1315" table:style-name="ce276">
            <text:p>1,315</text:p>
          </table:table-cell>
          <table:table-cell office:value-type="float" office:value="1229" table:style-name="ce276">
            <text:p>1,229</text:p>
          </table:table-cell>
          <table:table-cell office:value-type="float" office:value="1138" table:style-name="ce276">
            <text:p>1,138</text:p>
          </table:table-cell>
          <table:table-cell office:value-type="float" office:value="300" table:style-name="ce276">
            <text:p>300</text:p>
          </table:table-cell>
          <table:table-cell office:value-type="float" office:value="836" table:style-name="ce276">
            <text:p>836</text:p>
          </table:table-cell>
          <table:table-cell office:value-type="float" office:value="1392" table:style-name="ce276">
            <text:p>1,392</text:p>
          </table:table-cell>
          <table:table-cell table:number-columns-repeated="16367" table:style-name="ce2"/>
        </table:table-row>
        <table:table-row table:style-name="ro3">
          <table:table-cell table:style-name="ce2"/>
          <table:table-cell office:value-type="string" table:style-name="ce40">
            <text:p>all social renters</text:p>
          </table:table-cell>
          <table:table-cell table:number-columns-repeated="6" table:style-name="ce272"/>
          <table:table-cell table:number-columns-repeated="9" table:style-name="ce276"/>
          <table:table-cell table:number-columns-repeated="16367" table:style-name="ce2"/>
        </table:table-row>
        <table:table-row table:style-name="ro3">
          <table:table-cell table:style-name="ce2"/>
          <table:table-cell office:value-type="string" table:style-name="ce22">
            <text:p>working full-time or part-time</text:p>
          </table:table-cell>
          <table:table-cell office:value-type="float" office:value="1013" table:style-name="ce69">
            <text:p><text:s/>1,013<text:s/></text:p>
          </table:table-cell>
          <table:table-cell office:value-type="float" office:value="960" table:style-name="ce69">
            <text:p><text:s/>960<text:s/></text:p>
          </table:table-cell>
          <table:table-cell office:value-type="float" office:value="924" table:style-name="ce69">
            <text:p><text:s/>924<text:s/></text:p>
          </table:table-cell>
          <table:table-cell office:value-type="float" office:value="1039" table:style-name="ce69">
            <text:p><text:s/>1,039<text:s/></text:p>
          </table:table-cell>
          <table:table-cell office:value-type="float" office:value="1144" table:style-name="ce69">
            <text:p><text:s/>1,144<text:s/></text:p>
          </table:table-cell>
          <table:table-cell office:value-type="float" office:value="1224" table:style-name="ce69">
            <text:p><text:s/>1,224<text:s/></text:p>
          </table:table-cell>
          <table:table-cell office:value-type="float" office:value="1204" table:style-name="ce276">
            <text:p>1,204</text:p>
          </table:table-cell>
          <table:table-cell office:value-type="float" office:value="1462" table:style-name="ce276">
            <text:p>1,462</text:p>
          </table:table-cell>
          <table:table-cell office:value-type="float" office:value="1300" table:style-name="ce276">
            <text:p>1,300</text:p>
          </table:table-cell>
          <table:table-cell office:value-type="float" office:value="1430" table:style-name="ce276">
            <text:p>1,430</text:p>
          </table:table-cell>
          <table:table-cell office:value-type="float" office:value="1367" table:style-name="ce276">
            <text:p>1,367</text:p>
          </table:table-cell>
          <table:table-cell office:value-type="float" office:value="1427" table:style-name="ce276">
            <text:p>1,427</text:p>
          </table:table-cell>
          <table:table-cell office:value-type="float" office:value="318" table:style-name="ce276">
            <text:p>318</text:p>
          </table:table-cell>
          <table:table-cell office:value-type="float" office:value="987" table:style-name="ce276">
            <text:p>987</text:p>
          </table:table-cell>
          <table:table-cell office:value-type="float" office:value="1368" table:style-name="ce276">
            <text:p>1,368</text:p>
          </table:table-cell>
          <table:table-cell table:number-columns-repeated="16367" table:style-name="ce2"/>
        </table:table-row>
        <table:table-row table:style-name="ro3">
          <table:table-cell table:style-name="ce2"/>
          <table:table-cell office:value-type="string" table:style-name="ce22">
            <text:p>not working</text:p>
          </table:table-cell>
          <table:table-cell office:value-type="float" office:value="2187" table:style-name="ce69">
            <text:p><text:s/>2,187<text:s/></text:p>
          </table:table-cell>
          <table:table-cell office:value-type="float" office:value="2129" table:style-name="ce69">
            <text:p><text:s/>2,129<text:s/></text:p>
          </table:table-cell>
          <table:table-cell office:value-type="float" office:value="2125" table:style-name="ce69">
            <text:p><text:s/>2,125<text:s/></text:p>
          </table:table-cell>
          <table:table-cell office:value-type="float" office:value="2152" table:style-name="ce69">
            <text:p><text:s/>2,152<text:s/></text:p>
          </table:table-cell>
          <table:table-cell office:value-type="float" office:value="2125" table:style-name="ce69">
            <text:p><text:s/>2,125<text:s/></text:p>
          </table:table-cell>
          <table:table-cell office:value-type="float" office:value="2225" table:style-name="ce69">
            <text:p><text:s/>2,225<text:s/></text:p>
          </table:table-cell>
          <table:table-cell office:value-type="float" office:value="2066" table:style-name="ce276">
            <text:p>2,066</text:p>
          </table:table-cell>
          <table:table-cell office:value-type="float" office:value="2197" table:style-name="ce276">
            <text:p>2,197</text:p>
          </table:table-cell>
          <table:table-cell office:value-type="float" office:value="1856" table:style-name="ce276">
            <text:p>1,856</text:p>
          </table:table-cell>
          <table:table-cell office:value-type="float" office:value="2289" table:style-name="ce276">
            <text:p>2,289</text:p>
          </table:table-cell>
          <table:table-cell office:value-type="float" office:value="2131" table:style-name="ce276">
            <text:p>2,131</text:p>
          </table:table-cell>
          <table:table-cell office:value-type="float" office:value="2003" table:style-name="ce276">
            <text:p>2,003</text:p>
          </table:table-cell>
          <table:table-cell office:value-type="float" office:value="489" table:style-name="ce276">
            <text:p>489</text:p>
          </table:table-cell>
          <table:table-cell office:value-type="float" office:value="1413" table:style-name="ce276">
            <text:p>1,413</text:p>
          </table:table-cell>
          <table:table-cell office:value-type="float" office:value="2298" table:style-name="ce276">
            <text:p>2,298</text:p>
          </table:table-cell>
          <table:table-cell table:number-columns-repeated="16367" table:style-name="ce2"/>
        </table:table-row>
        <table:table-row table:style-name="ro3">
          <table:table-cell table:style-name="ce2"/>
          <table:table-cell office:value-type="string" table:style-name="ce40">
            <text:p>all renters</text:p>
          </table:table-cell>
          <table:table-cell table:number-columns-repeated="6" table:style-name="ce272"/>
          <table:table-cell table:number-columns-repeated="9" table:style-name="ce276"/>
          <table:table-cell table:number-columns-repeated="16367" table:style-name="ce2"/>
        </table:table-row>
        <table:table-row table:style-name="ro3">
          <table:table-cell table:style-name="ce2"/>
          <table:table-cell office:value-type="string" table:style-name="ce22">
            <text:p>working full-time or part-time</text:p>
          </table:table-cell>
          <table:table-cell office:value-type="float" office:value="2490" table:style-name="ce69">
            <text:p><text:s/>2,490<text:s/></text:p>
          </table:table-cell>
          <table:table-cell office:value-type="float" office:value="2487" table:style-name="ce69">
            <text:p><text:s/>2,487<text:s/></text:p>
          </table:table-cell>
          <table:table-cell office:value-type="float" office:value="2574" table:style-name="ce69">
            <text:p><text:s/>2,574<text:s/></text:p>
          </table:table-cell>
          <table:table-cell office:value-type="float" office:value="2411" table:style-name="ce69">
            <text:p><text:s/>2,411<text:s/></text:p>
          </table:table-cell>
          <table:table-cell office:value-type="float" office:value="2615" table:style-name="ce69">
            <text:p><text:s/>2,615<text:s/></text:p>
          </table:table-cell>
          <table:table-cell office:value-type="float" office:value="2665" table:style-name="ce69">
            <text:p><text:s/>2,665<text:s/></text:p>
          </table:table-cell>
          <table:table-cell office:value-type="float" office:value="2643" table:style-name="ce276">
            <text:p>2,643</text:p>
          </table:table-cell>
          <table:table-cell office:value-type="float" office:value="2942" table:style-name="ce276">
            <text:p>2,942</text:p>
          </table:table-cell>
          <table:table-cell office:value-type="float" office:value="3082" table:style-name="ce276">
            <text:p>3,082</text:p>
          </table:table-cell>
          <table:table-cell office:value-type="float" office:value="3212" table:style-name="ce276">
            <text:p>3,212</text:p>
          </table:table-cell>
          <table:table-cell office:value-type="float" office:value="3180" table:style-name="ce276">
            <text:p>3,180</text:p>
          </table:table-cell>
          <table:table-cell office:value-type="float" office:value="3248" table:style-name="ce276">
            <text:p>3,248</text:p>
          </table:table-cell>
          <table:table-cell office:value-type="float" office:value="976" table:style-name="ce276">
            <text:p>976</text:p>
          </table:table-cell>
          <table:table-cell office:value-type="float" office:value="2295" table:style-name="ce276">
            <text:p>2,295</text:p>
          </table:table-cell>
          <table:table-cell office:value-type="float" office:value="3321" table:style-name="ce276">
            <text:p>3,321</text:p>
          </table:table-cell>
          <table:table-cell table:number-columns-repeated="16367" table:style-name="ce2"/>
        </table:table-row>
        <table:table-row table:style-name="ro3">
          <table:table-cell table:style-name="ce2"/>
          <table:table-cell office:value-type="string" table:style-name="ce277">
            <text:p>not working</text:p>
          </table:table-cell>
          <table:table-cell office:value-type="float" office:value="2933" table:style-name="ce73">
            <text:p><text:s/>2,933<text:s/></text:p>
          </table:table-cell>
          <table:table-cell office:value-type="float" office:value="2933" table:style-name="ce73">
            <text:p><text:s/>2,933<text:s/></text:p>
          </table:table-cell>
          <table:table-cell office:value-type="float" office:value="2945" table:style-name="ce73">
            <text:p><text:s/>2,945<text:s/></text:p>
          </table:table-cell>
          <table:table-cell office:value-type="float" office:value="2859" table:style-name="ce73">
            <text:p><text:s/>2,859<text:s/></text:p>
          </table:table-cell>
          <table:table-cell office:value-type="float" office:value="2757" table:style-name="ce73">
            <text:p><text:s/>2,757<text:s/></text:p>
          </table:table-cell>
          <table:table-cell office:value-type="float" office:value="2842" table:style-name="ce73">
            <text:p><text:s/>2,842<text:s/></text:p>
          </table:table-cell>
          <table:table-cell office:value-type="float" office:value="2714" table:style-name="ce278">
            <text:p>2,714</text:p>
          </table:table-cell>
          <table:table-cell office:value-type="float" office:value="2778" table:style-name="ce278">
            <text:p>2,778</text:p>
          </table:table-cell>
          <table:table-cell office:value-type="float" office:value="2581" table:style-name="ce278">
            <text:p>2,581</text:p>
          </table:table-cell>
          <table:table-cell office:value-type="float" office:value="2913" table:style-name="ce278">
            <text:p>2,913</text:p>
          </table:table-cell>
          <table:table-cell office:value-type="float" office:value="2801" table:style-name="ce278">
            <text:p>2,801</text:p>
          </table:table-cell>
          <table:table-cell office:value-type="float" office:value="2620" table:style-name="ce278">
            <text:p>2,620</text:p>
          </table:table-cell>
          <table:table-cell office:value-type="float" office:value="731" table:style-name="ce278">
            <text:p>731</text:p>
          </table:table-cell>
          <table:table-cell office:value-type="float" office:value="1840" table:style-name="ce278">
            <text:p>1,840</text:p>
          </table:table-cell>
          <table:table-cell office:value-type="float" office:value="2918" table:style-name="ce278">
            <text:p>2,918</text:p>
          </table:table-cell>
          <table:table-cell table:number-columns-repeated="16367" table:style-name="ce2"/>
        </table:table-row>
        <table:table-row table:style-name="ro3">
          <table:table-cell table:style-name="ce2"/>
          <table:table-cell office:value-type="string" table:style-name="ce279">
            <text:p>Source: English Housing Survey, full household sample</text:p>
          </table:table-cell>
          <table:table-cell table:number-columns-repeated="8" table:style-name="ce279"/>
          <table:table-cell table:style-name="ce66"/>
          <table:table-cell table:number-columns-repeated="5" table:style-name="ce13"/>
          <table:table-cell table:number-columns-repeated="16368" table:style-name="ce2"/>
        </table:table-row>
        <table:table-row table:style-name="ro3">
          <table:table-cell table:style-name="ce2"/>
          <table:table-cell table:style-name="ce77"/>
          <table:table-cell table:style-name="ce280"/>
          <table:table-cell table:number-columns-repeated="7" table:style-name="ce166"/>
          <table:table-cell table:style-name="ce66"/>
          <table:table-cell table:number-columns-repeated="5" table:style-name="ce13"/>
          <table:table-cell table:number-columns-repeated="16368" table:style-name="ce2"/>
        </table:table-row>
        <table:table-row table:style-name="ro3">
          <table:table-cell table:style-name="ce2"/>
          <table:table-cell table:style-name="ce77"/>
          <table:table-cell table:number-columns-repeated="8" table:style-name="ce166"/>
          <table:table-cell table:number-columns-repeated="6" table:style-name="ce13"/>
          <table:table-cell table:number-columns-repeated="16368" table:style-name="ce2"/>
        </table:table-row>
        <table:table-row table:style-name="ro1">
          <table:table-cell table:style-name="ce2"/>
          <table:table-cell table:style-name="ce77"/>
          <table:table-cell table:number-columns-repeated="16382" table:style-name="ce2"/>
        </table:table-row>
        <table:table-row table:number-rows-repeated="4" table:style-name="ro1">
          <table:table-cell table:style-name="ce2"/>
          <table:table-cell table:style-name="ce167"/>
          <table:table-cell table:number-columns-repeated="16382" table:style-name="ce2"/>
        </table:table-row>
        <table:table-row table:number-rows-repeated="1048507" table:style-name="ro8">
          <table:table-cell table:number-columns-repeated="16384"/>
        </table:table-row>
        <table:named-expressions>
          <table:named-expression table:name="e" table:expression="of:=[.#REF!]" table:base-cell-address="List_of_contents.$A$1"/>
          <table:named-expression table:name="LABELS" table:expression="of:=[.#REF!]" table:base-cell-address="List_of_contents.$A$1"/>
          <table:named-range table:name="Print_Area" table:cell-range-address="AT2_11.$A$1:AT2_11.$P$63" table:base-cell-address="AT2_11.$A$1"/>
        </table:named-expressions>
      </table:table>
      <table:table table:name="AT2_12" table:style-name="ta4">
        <table:table-column table:style-name="co36" table:default-cell-style-name="ce281"/>
        <table:table-column table:style-name="co37" table:default-cell-style-name="ce281"/>
        <table:table-column table:style-name="co38" table:default-cell-style-name="ce281"/>
        <table:table-column table:style-name="co39" table:default-cell-style-name="ce281"/>
        <table:table-column table:style-name="co27" table:default-cell-style-name="ce281"/>
        <table:table-column table:style-name="co36" table:default-cell-style-name="ce281"/>
        <table:table-column table:style-name="co39" table:default-cell-style-name="ce281"/>
        <table:table-column table:style-name="co7" table:default-cell-style-name="ce281"/>
        <table:table-column table:style-name="co19" table:default-cell-style-name="ce281"/>
        <table:table-column table:style-name="co40" table:default-cell-style-name="ce281"/>
        <table:table-column table:style-name="co36" table:number-columns-repeated="16374" table:default-cell-style-name="ce281"/>
        <table:table-row table:style-name="ro2">
          <table:table-cell table:style-name="ce2"/>
          <table:table-cell table:number-columns-repeated="9" table:style-name="ce281"/>
          <table:table-cell table:number-columns-repeated="16374" table:style-name="ce2"/>
        </table:table-row>
        <table:table-row table:style-name="ro2">
          <table:table-cell table:style-name="ce2"/>
          <table:table-cell office:value-type="string" table:style-name="ce172">
            <text:p>Annex Table 2.12: Presence of savings, by tenure, 2022-23</text:p>
          </table:table-cell>
          <table:table-cell table:number-columns-repeated="3" table:style-name="ce172"/>
          <table:table-cell table:number-columns-repeated="3" table:style-name="ce282"/>
          <table:table-cell table:number-columns-repeated="2" table:style-name="ce283"/>
          <table:table-cell table:number-columns-repeated="16374" table:style-name="ce2"/>
        </table:table-row>
        <table:table-row table:style-name="ro2">
          <table:table-cell table:style-name="ce2"/>
          <table:table-cell table:number-columns-repeated="7" table:style-name="ce282"/>
          <table:table-cell table:number-columns-repeated="2" table:style-name="ce283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84">
            <text:p>all households</text:p>
          </table:table-cell>
          <table:table-cell table:style-name="ce285"/>
          <table:table-cell table:number-columns-repeated="2" table:style-name="ce286"/>
          <table:table-cell table:number-columns-repeated="5" table:style-name="ce287"/>
          <table:table-cell table:number-columns-repeated="16374" table:style-name="ce2"/>
        </table:table-row>
        <table:table-row table:style-name="ro1">
          <table:table-cell table:style-name="ce2"/>
          <table:table-cell table:style-name="ce288"/>
          <table:table-cell office:value-type="string" table:number-columns-spanned="3" table:number-rows-spanned="1" table:style-name="ce328">
            <text:p>owner occupiers</text:p>
          </table:table-cell>
          <table:covered-table-cell table:number-columns-repeated="2"/>
          <table:table-cell table:style-name="ce289"/>
          <table:table-cell office:value-type="string" table:number-columns-spanned="3" table:number-rows-spanned="1" table:style-name="ce328">
            <text:p>social renters</text:p>
          </table:table-cell>
          <table:covered-table-cell table:number-columns-repeated="2"/>
          <table:table-cell table:style-name="ce290"/>
          <table:table-cell table:number-columns-repeated="16374" table:style-name="ce2"/>
        </table:table-row>
        <table:table-row table:style-name="ro1">
          <table:table-cell table:style-name="ce2"/>
          <table:table-cell table:number-columns-spanned="1" table:number-rows-spanned="3" table:style-name="ce329"/>
          <table:table-cell office:value-type="string" table:number-columns-spanned="1" table:number-rows-spanned="3" table:style-name="ce330">
            <text:p>own</text:p>
            <text:p>outright</text:p>
          </table:table-cell>
          <table:table-cell office:value-type="string" table:number-columns-spanned="1" table:number-rows-spanned="3" table:style-name="ce330">
            <text:p>buying</text:p>
            <text:p>with</text:p>
            <text:p>mortgage<text:span text:style-name="T3">1</text:span></text:p>
          </table:table-cell>
          <table:table-cell office:value-type="string" table:number-columns-spanned="1" table:number-rows-spanned="3" table:style-name="ce331">
            <text:p>all<text:s/></text:p>
            <text:p>owner</text:p>
            <text:p>occupiers</text:p>
          </table:table-cell>
          <table:table-cell office:value-type="string" table:number-columns-spanned="1" table:number-rows-spanned="3" table:style-name="ce332">
            <text:p>private renters</text:p>
          </table:table-cell>
          <table:table-cell office:value-type="string" table:number-columns-spanned="1" table:number-rows-spanned="3" table:style-name="ce330">
            <text:p>local authority</text:p>
          </table:table-cell>
          <table:table-cell table:style-name="ce291"/>
          <table:table-cell office:value-type="string" table:number-columns-spanned="1" table:number-rows-spanned="3" table:style-name="ce331">
            <text:p>all<text:s/></text:p>
            <text:p>social</text:p>
            <text:p>renters</text:p>
          </table:table-cell>
          <table:table-cell office:value-type="string" table:number-columns-spanned="1" table:number-rows-spanned="3" table:style-name="ce333">
            <text:p>all</text:p>
            <text:p>households</text:p>
          </table:table-cell>
          <table:table-cell table:number-columns-repeated="16374" table:style-name="ce2"/>
        </table:table-row>
        <table:table-row table:style-name="ro1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32">
            <text:p>housing association<text:s/></text:p>
          </table:table-cell>
          <table:covered-table-cell/>
          <table:covered-table-cell/>
          <table:table-cell table:number-columns-repeated="16374" table:style-name="ce2"/>
        </table:table-row>
        <table:table-row table:style-name="ro1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 table:style-name="ce2"/>
        </table:table-row>
        <table:table-row table:style-name="ro1">
          <table:table-cell table:style-name="ce2"/>
          <table:table-cell table:style-name="ce292"/>
          <table:table-cell table:number-columns-repeated="2" table:style-name="ce287"/>
          <table:table-cell table:number-columns-repeated="3" table:style-name="ce293"/>
          <table:table-cell table:style-name="ce294"/>
          <table:table-cell table:style-name="ce287"/>
          <table:table-cell office:value-type="string" table:style-name="ce294">
            <text:p>thousands of households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95">
            <text:p>savings</text:p>
          </table:table-cell>
          <table:table-cell office:value-type="float" office:value="7266.2631199910784" table:style-name="ce296">
            <text:p>7,266</text:p>
          </table:table-cell>
          <table:table-cell office:value-type="float" office:value="5055.5234426876486" table:style-name="ce296">
            <text:p>5,056</text:p>
          </table:table-cell>
          <table:table-cell office:value-type="float" office:value="12321.786562678724" table:style-name="ce297">
            <text:p>12,322</text:p>
          </table:table-cell>
          <table:table-cell office:value-type="float" office:value="2409.8870942964959" table:style-name="ce298">
            <text:p>2,410</text:p>
          </table:table-cell>
          <table:table-cell office:value-type="float" office:value="373.41769888048333" table:style-name="ce298">
            <text:p>373</text:p>
          </table:table-cell>
          <table:table-cell office:value-type="float" office:value="682.00150696215428" table:style-name="ce298">
            <text:p>682</text:p>
          </table:table-cell>
          <table:table-cell office:value-type="float" office:value="1055.4192058426365" table:style-name="ce299">
            <text:p>1,055</text:p>
          </table:table-cell>
          <table:table-cell office:value-type="float" office:value="15787.092862817843" table:style-name="ce297">
            <text:p>15,787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300">
            <text:p>no savings</text:p>
          </table:table-cell>
          <table:table-cell office:value-type="float" office:value="1137.9671428043687" table:style-name="ce296">
            <text:p>1,138</text:p>
          </table:table-cell>
          <table:table-cell office:value-type="float" office:value="2063.1350993931346" table:style-name="ce296">
            <text:p>2,063</text:p>
          </table:table-cell>
          <table:table-cell office:value-type="float" office:value="3201.102242197509" table:style-name="ce297">
            <text:p>3,201</text:p>
          </table:table-cell>
          <table:table-cell office:value-type="float" office:value="2083.4925742519772" table:style-name="ce298">
            <text:p>2,083</text:p>
          </table:table-cell>
          <table:table-cell office:value-type="float" office:value="1140.6319525266031" table:style-name="ce298">
            <text:p>1,141</text:p>
          </table:table-cell>
          <table:table-cell office:value-type="float" office:value="1719.6635219577838" table:style-name="ce296">
            <text:p>1,720</text:p>
          </table:table-cell>
          <table:table-cell office:value-type="float" office:value="2860.2954744843823" table:style-name="ce299">
            <text:p>2,860</text:p>
          </table:table-cell>
          <table:table-cell office:value-type="float" office:value="8144.8902909338722" table:style-name="ce301">
            <text:p>8,145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table:style-name="ce302"/>
          <table:table-cell table:number-columns-repeated="3" table:style-name="ce2"/>
          <table:table-cell table:number-columns-repeated="2" table:style-name="ce298"/>
          <table:table-cell table:style-name="ce296"/>
          <table:table-cell table:style-name="ce299"/>
          <table:table-cell table:style-name="ce301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303">
            <text:p>total</text:p>
          </table:table-cell>
          <table:table-cell office:value-type="float" office:value="8404.230262795445" table:style-name="ce304">
            <text:p>8,404</text:p>
          </table:table-cell>
          <table:table-cell office:value-type="float" office:value="7118.6585420807969" table:style-name="ce304">
            <text:p>7,119</text:p>
          </table:table-cell>
          <table:table-cell office:value-type="float" office:value="15522.888804876211" table:style-name="ce305">
            <text:p>15,523</text:p>
          </table:table-cell>
          <table:table-cell office:value-type="float" office:value="4493.3796685484713" table:style-name="ce306">
            <text:p>4,493</text:p>
          </table:table-cell>
          <table:table-cell office:value-type="float" office:value="1514.0496514070862" table:style-name="ce306">
            <text:p>1,514</text:p>
          </table:table-cell>
          <table:table-cell office:value-type="float" office:value="2401.6650289199374" table:style-name="ce304">
            <text:p>2,402</text:p>
          </table:table-cell>
          <table:table-cell office:value-type="float" office:value="3915.7146803270225" table:style-name="ce307">
            <text:p>3,916</text:p>
          </table:table-cell>
          <table:table-cell office:value-type="float" office:value="23931.983153751811" table:style-name="ce308">
            <text:p>23,932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table:style-name="ce292"/>
          <table:table-cell table:number-columns-repeated="2" table:style-name="ce309"/>
          <table:table-cell table:style-name="ce310"/>
          <table:table-cell table:style-name="ce309"/>
          <table:table-cell table:style-name="ce310"/>
          <table:table-cell table:style-name="ce311"/>
          <table:table-cell table:style-name="ce312"/>
          <table:table-cell office:value-type="string" table:style-name="ce311">
            <text:p>percentages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95">
            <text:p>savings</text:p>
          </table:table-cell>
          <table:table-cell office:value-type="float" office:value="86.459591096140997" table:style-name="ce313">
            <text:p>86.5</text:p>
          </table:table-cell>
          <table:table-cell office:value-type="float" office:value="71.017923008987495" table:style-name="ce313">
            <text:p>71.0</text:p>
          </table:table-cell>
          <table:table-cell office:value-type="float" office:value="79.378179651767397" table:style-name="ce314">
            <text:p>79.4</text:p>
          </table:table-cell>
          <table:table-cell office:value-type="float" office:value="53.631949046384001" table:style-name="ce313">
            <text:p>53.6</text:p>
          </table:table-cell>
          <table:table-cell office:value-type="float" office:value="24.663504168007101" table:style-name="ce313">
            <text:p>24.7</text:p>
          </table:table-cell>
          <table:table-cell office:value-type="float" office:value="28.397028675929" table:style-name="ce315">
            <text:p>28.4</text:p>
          </table:table-cell>
          <table:table-cell office:value-type="float" office:value="26.953424649277402" table:style-name="ce316">
            <text:p>27.0</text:p>
          </table:table-cell>
          <table:table-cell office:value-type="float" office:value="65.966504996235201" table:style-name="ce316">
            <text:p>66.0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300">
            <text:p>no savings</text:p>
          </table:table-cell>
          <table:table-cell office:value-type="float" office:value="13.540408903858999" table:style-name="ce313">
            <text:p>13.5</text:p>
          </table:table-cell>
          <table:table-cell office:value-type="float" office:value="28.982076991012399" table:style-name="ce313">
            <text:p>29.0</text:p>
          </table:table-cell>
          <table:table-cell office:value-type="float" office:value="20.621820348232799" table:style-name="ce314">
            <text:p>20.6</text:p>
          </table:table-cell>
          <table:table-cell office:value-type="float" office:value="46.368050953615999" table:style-name="ce313">
            <text:p>46.4</text:p>
          </table:table-cell>
          <table:table-cell office:value-type="float" office:value="75.336495831992906" table:style-name="ce313">
            <text:p>75.3</text:p>
          </table:table-cell>
          <table:table-cell office:value-type="float" office:value="71.602971324071007" table:style-name="ce315">
            <text:p>71.6</text:p>
          </table:table-cell>
          <table:table-cell office:value-type="float" office:value="73.046575350722506" table:style-name="ce316">
            <text:p>73.0</text:p>
          </table:table-cell>
          <table:table-cell office:value-type="float" office:value="34.033495003764401" table:style-name="ce316">
            <text:p>34.0</text:p>
          </table:table-cell>
          <table:table-cell table:number-columns-repeated="16374" table:style-name="ce2"/>
        </table:table-row>
        <table:table-row table:style-name="ro2">
          <table:table-cell table:style-name="ce2"/>
          <table:table-cell table:style-name="ce302"/>
          <table:table-cell table:number-columns-repeated="2" table:style-name="ce313"/>
          <table:table-cell table:style-name="ce314"/>
          <table:table-cell table:number-columns-repeated="2" table:style-name="ce313"/>
          <table:table-cell table:style-name="ce315"/>
          <table:table-cell table:number-columns-repeated="2" table:style-name="ce316"/>
          <table:table-cell table:style-name="ce281"/>
          <table:table-cell table:number-columns-repeated="16373" table:style-name="ce2"/>
        </table:table-row>
        <table:table-row table:style-name="ro2">
          <table:table-cell table:style-name="ce2"/>
          <table:table-cell office:value-type="string" table:style-name="ce303">
            <text:p>total</text:p>
          </table:table-cell>
          <table:table-cell office:value-type="float" office:value="100" table:style-name="ce317">
            <text:p>100.0</text:p>
          </table:table-cell>
          <table:table-cell office:value-type="float" office:value="100" table:style-name="ce317">
            <text:p>100.0</text:p>
          </table:table-cell>
          <table:table-cell office:value-type="float" office:value="100" table:style-name="ce317">
            <text:p>100.0</text:p>
          </table:table-cell>
          <table:table-cell office:value-type="float" office:value="100" table:style-name="ce317">
            <text:p>100.0</text:p>
          </table:table-cell>
          <table:table-cell office:value-type="float" office:value="100" table:style-name="ce317">
            <text:p>100.0</text:p>
          </table:table-cell>
          <table:table-cell office:value-type="float" office:value="100" table:style-name="ce317">
            <text:p>100.0</text:p>
          </table:table-cell>
          <table:table-cell office:value-type="float" office:value="100" table:style-name="ce317">
            <text:p>100.0</text:p>
          </table:table-cell>
          <table:table-cell office:value-type="float" office:value="100" table:style-name="ce317">
            <text:p>100.0</text:p>
          </table:table-cell>
          <table:table-cell table:style-name="ce318"/>
          <table:table-cell table:number-columns-repeated="16373" table:style-name="ce2"/>
        </table:table-row>
        <table:table-row table:style-name="ro2">
          <table:table-cell table:style-name="ce2"/>
          <table:table-cell table:style-name="ce292"/>
          <table:table-cell table:number-columns-repeated="2" table:style-name="ce309"/>
          <table:table-cell table:number-columns-repeated="4" table:style-name="ce310"/>
          <table:table-cell table:style-name="ce287"/>
          <table:table-cell table:number-columns-repeated="2" table:style-name="ce281"/>
          <table:table-cell table:number-columns-repeated="16373" table:style-name="ce2"/>
        </table:table-row>
        <table:table-row table:style-name="ro21">
          <table:table-cell table:style-name="ce2"/>
          <table:table-cell office:value-type="string" table:style-name="ce319">
            <text:p>sample size</text:p>
          </table:table-cell>
          <table:table-cell office:value-type="float" office:value="2735" table:style-name="ce320">
            <text:p><text:s/>2,735<text:s/></text:p>
          </table:table-cell>
          <table:table-cell office:value-type="float" office:value="2147" table:style-name="ce320">
            <text:p><text:s/>2,147<text:s/></text:p>
          </table:table-cell>
          <table:table-cell office:value-type="float" office:value="4882" table:style-name="ce320">
            <text:p><text:s/>4,882<text:s/></text:p>
          </table:table-cell>
          <table:table-cell office:value-type="float" office:value="2535" table:style-name="ce320">
            <text:p><text:s/>2,535<text:s/></text:p>
          </table:table-cell>
          <table:table-cell office:value-type="float" office:value="1394" table:style-name="ce320">
            <text:p><text:s/>1,394<text:s/></text:p>
          </table:table-cell>
          <table:table-cell office:value-type="float" office:value="2217" table:style-name="ce320">
            <text:p><text:s/>2,217<text:s/></text:p>
          </table:table-cell>
          <table:table-cell office:value-type="float" office:value="3611" table:style-name="ce321">
            <text:p><text:s/>3,611<text:s/></text:p>
          </table:table-cell>
          <table:table-cell office:value-type="float" office:value="11028" table:style-name="ce322">
            <text:p>11,028</text:p>
          </table:table-cell>
          <table:table-cell table:style-name="ce281"/>
          <table:table-cell table:number-columns-repeated="16373" table:style-name="ce2"/>
        </table:table-row>
        <table:table-row table:style-name="ro2">
          <table:table-cell table:style-name="ce2"/>
          <table:table-cell office:value-type="string" table:style-name="ce323">
            <text:p><text:span text:style-name="T7">1<text:s/></text:span>includes shared owners</text:p>
          </table:table-cell>
          <table:table-cell table:style-name="ce323"/>
          <table:table-cell table:number-columns-repeated="6" table:style-name="ce324"/>
          <table:table-cell table:number-columns-repeated="2" table:style-name="ce281"/>
          <table:table-cell table:number-columns-repeated="16373" table:style-name="ce2"/>
        </table:table-row>
        <table:table-row table:style-name="ro2">
          <table:table-cell table:style-name="ce2"/>
          <table:table-cell office:value-type="string" table:style-name="ce325">
            <text:p>Source: English Housing Survey, full household sample</text:p>
          </table:table-cell>
          <table:table-cell table:number-columns-repeated="6" table:style-name="ce326"/>
          <table:table-cell table:style-name="ce287"/>
          <table:table-cell table:number-columns-repeated="2" table:style-name="ce281"/>
          <table:table-cell table:number-columns-repeated="16373" table:style-name="ce2"/>
        </table:table-row>
        <table:table-row table:style-name="ro2">
          <table:table-cell table:style-name="ce2"/>
          <table:table-cell table:number-columns-repeated="10" table:style-name="ce281"/>
          <table:table-cell table:number-columns-repeated="16373" table:style-name="ce2"/>
        </table:table-row>
        <table:table-row table:style-name="ro2">
          <table:table-cell table:style-name="ce2"/>
          <table:table-cell table:style-name="ce327"/>
          <table:table-cell table:number-columns-repeated="9" table:style-name="ce281"/>
          <table:table-cell table:number-columns-repeated="16373" table:style-name="ce2"/>
        </table:table-row>
        <table:table-row table:number-rows-repeated="2" table:style-name="ro2">
          <table:table-cell table:style-name="ce2"/>
          <table:table-cell table:number-columns-repeated="10" table:style-name="ce281"/>
          <table:table-cell table:number-columns-repeated="16373" table:style-name="ce2"/>
        </table:table-row>
        <table:table-row table:number-rows-repeated="2" table:style-name="ro2">
          <table:table-cell table:style-name="ce2"/>
          <table:table-cell table:style-name="ce281"/>
          <table:table-cell table:number-columns-repeated="8" table:style-name="ce318"/>
          <table:table-cell table:style-name="ce281"/>
          <table:table-cell table:number-columns-repeated="16373" table:style-name="ce2"/>
        </table:table-row>
        <table:table-row table:number-rows-repeated="1048548" table:style-name="ro1">
          <table:table-cell table:number-columns-repeated="16384"/>
        </table:table-row>
        <table:named-expressions>
          <table:named-range table:name="Print_Area" table:cell-range-address="AT2_12.$A$1:AT2_12.$J$22" table:base-cell-address="AT2_12.$A$1"/>
        </table:named-expressions>
      </table:table>
      <table:table table:name="'file:///C:/Windows%20NT%204.0%20Workstation%20Profile/ContinEHCS/ContinEHCS/Regional%20Report/Dwelling%20EHCS%202004.xls'#Survey_estimates" table:style-name="ta7">
        <table:table-source xlink:href="file:///C:/Windows%20NT%204.0%20Workstation%20Profile/ContinEHCS/ContinEHCS/Regional%20Report/Dwelling%20EHCS%202004.xls" table:table-name="Survey_estima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" table:style-name="ta7">
        <table:table-source xlink:href="file:///C:/Windows%20NT%204.0%20Workstation%20Profile/ContinEHCS/ContinEHCS/Regional%20Report/Dwelling%20EHCS%202004.xls" table:table-name="SE_combined_02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" table:style-name="ta7">
        <table:table-source xlink:href="file:///C:/Windows%20NT%204.0%20Workstation%20Profile/ContinEHCS/ContinEHCS/Regional%20Report/Dwelling%20EHCS%202004.xls" table:table-name="Social_Secto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" table:style-name="ta7">
        <table:table-source xlink:href="file:///C:/Windows%20NT%204.0%20Workstation%20Profile/ContinEHCS/ContinEHCS/Regional%20Report/Dwelling%20EHCS%202004.xls" table:table-name="Modelled_Estima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" table:style-name="ta7">
        <table:table-source xlink:href="file:///C:/Windows%20NT%204.0%20Workstation%20Profile/ContinEHCS/ContinEHCS/Regional%20Report/Dwelling%20EHCS%202004.xls" table:table-name="Mod__combined_02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" table:style-name="ta7">
        <table:table-source xlink:href="file:///C:/Windows%20NT%204.0%20Workstation%20Profile/ContinEHCS/ContinEHCS/Regional%20Report/Dwelling%20EHCS%202004.xls" table:table-name="CI_pri_WLS_lin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" table:style-name="ta7">
        <table:table-source xlink:href="file:///C:/Windows%20NT%204.0%20Workstation%20Profile/ContinEHCS/ContinEHCS/Regional%20Report/Dwelling%20EHCS%202004.xls" table:table-name="CI_Soc_WLS_line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" table:style-name="ta7">
        <table:table-source xlink:href="file:///C:/Windows%20NT%204.0%20Workstation%20Profile/ContinEHCS/ContinEHCS/Regional%20Report/Dwelling%20EHCS%202004.xls" table:table-name="CI_WLS_En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1" table:style-name="ta7">
        <table:table-source xlink:href="file:///C:/Windows%20NT%204.0%20Workstation%20Profile/ContinEHCS/ContinEHCS/Regional%20Report/Dwelling%20EHCS%202004.xls" table:table-name="Survey_estimat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1" table:style-name="ta7">
        <table:table-source xlink:href="file:///C:/Windows%20NT%204.0%20Workstation%20Profile/ContinEHCS/ContinEHCS/Regional%20Report/Dwelling%20EHCS%202004.xls" table:table-name="SE_combined_020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1" table:style-name="ta7">
        <table:table-source xlink:href="file:///C:/Windows%20NT%204.0%20Workstation%20Profile/ContinEHCS/ContinEHCS/Regional%20Report/Dwelling%20EHCS%202004.xls" table:table-name="Social_Secto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1" table:style-name="ta7">
        <table:table-source xlink:href="file:///C:/Windows%20NT%204.0%20Workstation%20Profile/ContinEHCS/ContinEHCS/Regional%20Report/Dwelling%20EHCS%202004.xls" table:table-name="Modelled_Estimat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1" table:style-name="ta7">
        <table:table-source xlink:href="file:///C:/Windows%20NT%204.0%20Workstation%20Profile/ContinEHCS/ContinEHCS/Regional%20Report/Dwelling%20EHCS%202004.xls" table:table-name="Mod__combined_020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1" table:style-name="ta7">
        <table:table-source xlink:href="file:///C:/Windows%20NT%204.0%20Workstation%20Profile/ContinEHCS/ContinEHCS/Regional%20Report/Dwelling%20EHCS%202004.xls" table:table-name="CI_pri_WLS_lin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1" table:style-name="ta7">
        <table:table-source xlink:href="file:///C:/Windows%20NT%204.0%20Workstation%20Profile/ContinEHCS/ContinEHCS/Regional%20Report/Dwelling%20EHCS%202004.xls" table:table-name="CI_Soc_WLS_line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1" table:style-name="ta7">
        <table:table-source xlink:href="file:///C:/Windows%20NT%204.0%20Workstation%20Profile/ContinEHCS/ContinEHCS/Regional%20Report/Dwelling%20EHCS%202004.xls" table:table-name="CI_WLS_Eng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5" table:style-name="ta7">
        <table:table-source xlink:href="file:///C:/Windows%20NT%204.0%20Workstation%20Profile/ContinEHCS/ContinEHCS/Regional%20Report/Dwelling%20EHCS%202004.xls" table:table-name="Survey_estimat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5" table:style-name="ta7">
        <table:table-source xlink:href="file:///C:/Windows%20NT%204.0%20Workstation%20Profile/ContinEHCS/ContinEHCS/Regional%20Report/Dwelling%20EHCS%202004.xls" table:table-name="SE_combined_020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5" table:style-name="ta7">
        <table:table-source xlink:href="file:///C:/Windows%20NT%204.0%20Workstation%20Profile/ContinEHCS/ContinEHCS/Regional%20Report/Dwelling%20EHCS%202004.xls" table:table-name="Social_Secto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5" table:style-name="ta7">
        <table:table-source xlink:href="file:///C:/Windows%20NT%204.0%20Workstation%20Profile/ContinEHCS/ContinEHCS/Regional%20Report/Dwelling%20EHCS%202004.xls" table:table-name="Modelled_Estimat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5" table:style-name="ta7">
        <table:table-source xlink:href="file:///C:/Windows%20NT%204.0%20Workstation%20Profile/ContinEHCS/ContinEHCS/Regional%20Report/Dwelling%20EHCS%202004.xls" table:table-name="Mod__combined_020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5" table:style-name="ta7">
        <table:table-source xlink:href="file:///C:/Windows%20NT%204.0%20Workstation%20Profile/ContinEHCS/ContinEHCS/Regional%20Report/Dwelling%20EHCS%202004.xls" table:table-name="CI_pri_WLS_lin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5" table:style-name="ta7">
        <table:table-source xlink:href="file:///C:/Windows%20NT%204.0%20Workstation%20Profile/ContinEHCS/ContinEHCS/Regional%20Report/Dwelling%20EHCS%202004.xls" table:table-name="CI_Soc_WLS_line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5" table:style-name="ta7">
        <table:table-source xlink:href="file:///C:/Windows%20NT%204.0%20Workstation%20Profile/ContinEHCS/ContinEHCS/Regional%20Report/Dwelling%20EHCS%202004.xls" table:table-name="CI_WLS_Eng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2" table:style-name="ta7">
        <table:table-source xlink:href="file:///C:/Windows%20NT%204.0%20Workstation%20Profile/ContinEHCS/ContinEHCS/Regional%20Report/Dwelling%20EHCS%202004.xls" table:table-name="Survey_estimat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2" table:style-name="ta7">
        <table:table-source xlink:href="file:///C:/Windows%20NT%204.0%20Workstation%20Profile/ContinEHCS/ContinEHCS/Regional%20Report/Dwelling%20EHCS%202004.xls" table:table-name="SE_combined_020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2" table:style-name="ta7">
        <table:table-source xlink:href="file:///C:/Windows%20NT%204.0%20Workstation%20Profile/ContinEHCS/ContinEHCS/Regional%20Report/Dwelling%20EHCS%202004.xls" table:table-name="Social_Secto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2" table:style-name="ta7">
        <table:table-source xlink:href="file:///C:/Windows%20NT%204.0%20Workstation%20Profile/ContinEHCS/ContinEHCS/Regional%20Report/Dwelling%20EHCS%202004.xls" table:table-name="Modelled_Estimat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2" table:style-name="ta7">
        <table:table-source xlink:href="file:///C:/Windows%20NT%204.0%20Workstation%20Profile/ContinEHCS/ContinEHCS/Regional%20Report/Dwelling%20EHCS%202004.xls" table:table-name="Mod__combined_020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2" table:style-name="ta7">
        <table:table-source xlink:href="file:///C:/Windows%20NT%204.0%20Workstation%20Profile/ContinEHCS/ContinEHCS/Regional%20Report/Dwelling%20EHCS%202004.xls" table:table-name="CI_pri_WLS_lin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2" table:style-name="ta7">
        <table:table-source xlink:href="file:///C:/Windows%20NT%204.0%20Workstation%20Profile/ContinEHCS/ContinEHCS/Regional%20Report/Dwelling%20EHCS%202004.xls" table:table-name="CI_Soc_WLS_line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2" table:style-name="ta7">
        <table:table-source xlink:href="file:///C:/Windows%20NT%204.0%20Workstation%20Profile/ContinEHCS/ContinEHCS/Regional%20Report/Dwelling%20EHCS%202004.xls" table:table-name="CI_WLS_Eng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3" table:style-name="ta7">
        <table:table-source xlink:href="file:///C:/Windows%20NT%204.0%20Workstation%20Profile/ContinEHCS/ContinEHCS/Regional%20Report/Dwelling%20EHCS%202004.xls" table:table-name="Survey_estimat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3" table:style-name="ta7">
        <table:table-source xlink:href="file:///C:/Windows%20NT%204.0%20Workstation%20Profile/ContinEHCS/ContinEHCS/Regional%20Report/Dwelling%20EHCS%202004.xls" table:table-name="SE_combined_020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3" table:style-name="ta7">
        <table:table-source xlink:href="file:///C:/Windows%20NT%204.0%20Workstation%20Profile/ContinEHCS/ContinEHCS/Regional%20Report/Dwelling%20EHCS%202004.xls" table:table-name="Social_Secto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3" table:style-name="ta7">
        <table:table-source xlink:href="file:///C:/Windows%20NT%204.0%20Workstation%20Profile/ContinEHCS/ContinEHCS/Regional%20Report/Dwelling%20EHCS%202004.xls" table:table-name="Modelled_Estimat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3" table:style-name="ta7">
        <table:table-source xlink:href="file:///C:/Windows%20NT%204.0%20Workstation%20Profile/ContinEHCS/ContinEHCS/Regional%20Report/Dwelling%20EHCS%202004.xls" table:table-name="Mod__combined_020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3" table:style-name="ta7">
        <table:table-source xlink:href="file:///C:/Windows%20NT%204.0%20Workstation%20Profile/ContinEHCS/ContinEHCS/Regional%20Report/Dwelling%20EHCS%202004.xls" table:table-name="CI_pri_WLS_lin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3" table:style-name="ta7">
        <table:table-source xlink:href="file:///C:/Windows%20NT%204.0%20Workstation%20Profile/ContinEHCS/ContinEHCS/Regional%20Report/Dwelling%20EHCS%202004.xls" table:table-name="CI_Soc_WLS_line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3" table:style-name="ta7">
        <table:table-source xlink:href="file:///C:/Windows%20NT%204.0%20Workstation%20Profile/ContinEHCS/ContinEHCS/Regional%20Report/Dwelling%20EHCS%202004.xls" table:table-name="CI_WLS_Eng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4" table:style-name="ta7">
        <table:table-source xlink:href="file:///C:/Windows%20NT%204.0%20Workstation%20Profile/ContinEHCS/ContinEHCS/Regional%20Report/Dwelling%20EHCS%202004.xls" table:table-name="Survey_estimat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4" table:style-name="ta7">
        <table:table-source xlink:href="file:///C:/Windows%20NT%204.0%20Workstation%20Profile/ContinEHCS/ContinEHCS/Regional%20Report/Dwelling%20EHCS%202004.xls" table:table-name="SE_combined_020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4" table:style-name="ta7">
        <table:table-source xlink:href="file:///C:/Windows%20NT%204.0%20Workstation%20Profile/ContinEHCS/ContinEHCS/Regional%20Report/Dwelling%20EHCS%202004.xls" table:table-name="Social_Secto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4" table:style-name="ta7">
        <table:table-source xlink:href="file:///C:/Windows%20NT%204.0%20Workstation%20Profile/ContinEHCS/ContinEHCS/Regional%20Report/Dwelling%20EHCS%202004.xls" table:table-name="Modelled_Estimat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4" table:style-name="ta7">
        <table:table-source xlink:href="file:///C:/Windows%20NT%204.0%20Workstation%20Profile/ContinEHCS/ContinEHCS/Regional%20Report/Dwelling%20EHCS%202004.xls" table:table-name="Mod__combined_020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4" table:style-name="ta7">
        <table:table-source xlink:href="file:///C:/Windows%20NT%204.0%20Workstation%20Profile/ContinEHCS/ContinEHCS/Regional%20Report/Dwelling%20EHCS%202004.xls" table:table-name="CI_pri_WLS_lin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4" table:style-name="ta7">
        <table:table-source xlink:href="file:///C:/Windows%20NT%204.0%20Workstation%20Profile/ContinEHCS/ContinEHCS/Regional%20Report/Dwelling%20EHCS%202004.xls" table:table-name="CI_Soc_WLS_line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4" table:style-name="ta7">
        <table:table-source xlink:href="file:///C:/Windows%20NT%204.0%20Workstation%20Profile/ContinEHCS/ContinEHCS/Regional%20Report/Dwelling%20EHCS%202004.xls" table:table-name="CI_WLS_Eng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19" table:style-name="ta7">
        <table:table-source xlink:href="file:///C:/Windows%20NT%204.0%20Workstation%20Profile/ContinEHCS/ContinEHCS/Regional%20Report/Dwelling%20EHCS%202004.xls" table:table-name="Survey_estimate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19" table:style-name="ta7">
        <table:table-source xlink:href="file:///C:/Windows%20NT%204.0%20Workstation%20Profile/ContinEHCS/ContinEHCS/Regional%20Report/Dwelling%20EHCS%202004.xls" table:table-name="SE_combined_0203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19" table:style-name="ta7">
        <table:table-source xlink:href="file:///C:/Windows%20NT%204.0%20Workstation%20Profile/ContinEHCS/ContinEHCS/Regional%20Report/Dwelling%20EHCS%202004.xls" table:table-name="Social_Secto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19" table:style-name="ta7">
        <table:table-source xlink:href="file:///C:/Windows%20NT%204.0%20Workstation%20Profile/ContinEHCS/ContinEHCS/Regional%20Report/Dwelling%20EHCS%202004.xls" table:table-name="Modelled_Estimate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19" table:style-name="ta7">
        <table:table-source xlink:href="file:///C:/Windows%20NT%204.0%20Workstation%20Profile/ContinEHCS/ContinEHCS/Regional%20Report/Dwelling%20EHCS%202004.xls" table:table-name="Mod__combined_0203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19" table:style-name="ta7">
        <table:table-source xlink:href="file:///C:/Windows%20NT%204.0%20Workstation%20Profile/ContinEHCS/ContinEHCS/Regional%20Report/Dwelling%20EHCS%202004.xls" table:table-name="CI_pri_WLS_line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19" table:style-name="ta7">
        <table:table-source xlink:href="file:///C:/Windows%20NT%204.0%20Workstation%20Profile/ContinEHCS/ContinEHCS/Regional%20Report/Dwelling%20EHCS%202004.xls" table:table-name="CI_Soc_WLS_line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19" table:style-name="ta7">
        <table:table-source xlink:href="file:///C:/Windows%20NT%204.0%20Workstation%20Profile/ContinEHCS/ContinEHCS/Regional%20Report/Dwelling%20EHCS%202004.xls" table:table-name="CI_WLS_Eng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10" table:style-name="ta7">
        <table:table-source xlink:href="file:///C:/Windows%20NT%204.0%20Workstation%20Profile/ContinEHCS/ContinEHCS/Regional%20Report/Dwelling%20EHCS%202004.xls" table:table-name="Survey_estimat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10" table:style-name="ta7">
        <table:table-source xlink:href="file:///C:/Windows%20NT%204.0%20Workstation%20Profile/ContinEHCS/ContinEHCS/Regional%20Report/Dwelling%20EHCS%202004.xls" table:table-name="SE_combined_0203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10" table:style-name="ta7">
        <table:table-source xlink:href="file:///C:/Windows%20NT%204.0%20Workstation%20Profile/ContinEHCS/ContinEHCS/Regional%20Report/Dwelling%20EHCS%202004.xls" table:table-name="Social_Secto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10" table:style-name="ta7">
        <table:table-source xlink:href="file:///C:/Windows%20NT%204.0%20Workstation%20Profile/ContinEHCS/ContinEHCS/Regional%20Report/Dwelling%20EHCS%202004.xls" table:table-name="Modelled_Estimat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10" table:style-name="ta7">
        <table:table-source xlink:href="file:///C:/Windows%20NT%204.0%20Workstation%20Profile/ContinEHCS/ContinEHCS/Regional%20Report/Dwelling%20EHCS%202004.xls" table:table-name="Mod__combined_0203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10" table:style-name="ta7">
        <table:table-source xlink:href="file:///C:/Windows%20NT%204.0%20Workstation%20Profile/ContinEHCS/ContinEHCS/Regional%20Report/Dwelling%20EHCS%202004.xls" table:table-name="CI_pri_WLS_line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10" table:style-name="ta7">
        <table:table-source xlink:href="file:///C:/Windows%20NT%204.0%20Workstation%20Profile/ContinEHCS/ContinEHCS/Regional%20Report/Dwelling%20EHCS%202004.xls" table:table-name="CI_Soc_WLS_line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10" table:style-name="ta7">
        <table:table-source xlink:href="file:///C:/Windows%20NT%204.0%20Workstation%20Profile/ContinEHCS/ContinEHCS/Regional%20Report/Dwelling%20EHCS%202004.xls" table:table-name="CI_WLS_Eng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7" table:style-name="ta7">
        <table:table-source xlink:href="file:///C:/Windows%20NT%204.0%20Workstation%20Profile/ContinEHCS/ContinEHCS/Regional%20Report/Dwelling%20EHCS%202004.xls" table:table-name="Survey_estimat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7" table:style-name="ta7">
        <table:table-source xlink:href="file:///C:/Windows%20NT%204.0%20Workstation%20Profile/ContinEHCS/ContinEHCS/Regional%20Report/Dwelling%20EHCS%202004.xls" table:table-name="SE_combined_020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7" table:style-name="ta7">
        <table:table-source xlink:href="file:///C:/Windows%20NT%204.0%20Workstation%20Profile/ContinEHCS/ContinEHCS/Regional%20Report/Dwelling%20EHCS%202004.xls" table:table-name="Social_Secto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7" table:style-name="ta7">
        <table:table-source xlink:href="file:///C:/Windows%20NT%204.0%20Workstation%20Profile/ContinEHCS/ContinEHCS/Regional%20Report/Dwelling%20EHCS%202004.xls" table:table-name="Modelled_Estimat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7" table:style-name="ta7">
        <table:table-source xlink:href="file:///C:/Windows%20NT%204.0%20Workstation%20Profile/ContinEHCS/ContinEHCS/Regional%20Report/Dwelling%20EHCS%202004.xls" table:table-name="Mod__combined_020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7" table:style-name="ta7">
        <table:table-source xlink:href="file:///C:/Windows%20NT%204.0%20Workstation%20Profile/ContinEHCS/ContinEHCS/Regional%20Report/Dwelling%20EHCS%202004.xls" table:table-name="CI_pri_WLS_lin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7" table:style-name="ta7">
        <table:table-source xlink:href="file:///C:/Windows%20NT%204.0%20Workstation%20Profile/ContinEHCS/ContinEHCS/Regional%20Report/Dwelling%20EHCS%202004.xls" table:table-name="CI_Soc_WLS_line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7" table:style-name="ta7">
        <table:table-source xlink:href="file:///C:/Windows%20NT%204.0%20Workstation%20Profile/ContinEHCS/ContinEHCS/Regional%20Report/Dwelling%20EHCS%202004.xls" table:table-name="CI_WLS_Eng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6" table:style-name="ta7">
        <table:table-source xlink:href="file:///C:/Windows%20NT%204.0%20Workstation%20Profile/ContinEHCS/ContinEHCS/Regional%20Report/Dwelling%20EHCS%202004.xls" table:table-name="Survey_estimat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6" table:style-name="ta7">
        <table:table-source xlink:href="file:///C:/Windows%20NT%204.0%20Workstation%20Profile/ContinEHCS/ContinEHCS/Regional%20Report/Dwelling%20EHCS%202004.xls" table:table-name="SE_combined_020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6" table:style-name="ta7">
        <table:table-source xlink:href="file:///C:/Windows%20NT%204.0%20Workstation%20Profile/ContinEHCS/ContinEHCS/Regional%20Report/Dwelling%20EHCS%202004.xls" table:table-name="Social_Secto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6" table:style-name="ta7">
        <table:table-source xlink:href="file:///C:/Windows%20NT%204.0%20Workstation%20Profile/ContinEHCS/ContinEHCS/Regional%20Report/Dwelling%20EHCS%202004.xls" table:table-name="Modelled_Estimat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6" table:style-name="ta7">
        <table:table-source xlink:href="file:///C:/Windows%20NT%204.0%20Workstation%20Profile/ContinEHCS/ContinEHCS/Regional%20Report/Dwelling%20EHCS%202004.xls" table:table-name="Mod__combined_020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6" table:style-name="ta7">
        <table:table-source xlink:href="file:///C:/Windows%20NT%204.0%20Workstation%20Profile/ContinEHCS/ContinEHCS/Regional%20Report/Dwelling%20EHCS%202004.xls" table:table-name="CI_pri_WLS_lin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6" table:style-name="ta7">
        <table:table-source xlink:href="file:///C:/Windows%20NT%204.0%20Workstation%20Profile/ContinEHCS/ContinEHCS/Regional%20Report/Dwelling%20EHCS%202004.xls" table:table-name="CI_Soc_WLS_line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6" table:style-name="ta7">
        <table:table-source xlink:href="file:///C:/Windows%20NT%204.0%20Workstation%20Profile/ContinEHCS/ContinEHCS/Regional%20Report/Dwelling%20EHCS%202004.xls" table:table-name="CI_WLS_Eng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9" table:style-name="ta7">
        <table:table-source xlink:href="file:///C:/Windows%20NT%204.0%20Workstation%20Profile/ContinEHCS/ContinEHCS/Regional%20Report/Dwelling%20EHCS%202004.xls" table:table-name="Survey_estimat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9" table:style-name="ta7">
        <table:table-source xlink:href="file:///C:/Windows%20NT%204.0%20Workstation%20Profile/ContinEHCS/ContinEHCS/Regional%20Report/Dwelling%20EHCS%202004.xls" table:table-name="SE_combined_020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9" table:style-name="ta7">
        <table:table-source xlink:href="file:///C:/Windows%20NT%204.0%20Workstation%20Profile/ContinEHCS/ContinEHCS/Regional%20Report/Dwelling%20EHCS%202004.xls" table:table-name="Social_Secto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9" table:style-name="ta7">
        <table:table-source xlink:href="file:///C:/Windows%20NT%204.0%20Workstation%20Profile/ContinEHCS/ContinEHCS/Regional%20Report/Dwelling%20EHCS%202004.xls" table:table-name="Modelled_Estimat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9" table:style-name="ta7">
        <table:table-source xlink:href="file:///C:/Windows%20NT%204.0%20Workstation%20Profile/ContinEHCS/ContinEHCS/Regional%20Report/Dwelling%20EHCS%202004.xls" table:table-name="Mod__combined_020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9" table:style-name="ta7">
        <table:table-source xlink:href="file:///C:/Windows%20NT%204.0%20Workstation%20Profile/ContinEHCS/ContinEHCS/Regional%20Report/Dwelling%20EHCS%202004.xls" table:table-name="CI_pri_WLS_lin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9" table:style-name="ta7">
        <table:table-source xlink:href="file:///C:/Windows%20NT%204.0%20Workstation%20Profile/ContinEHCS/ContinEHCS/Regional%20Report/Dwelling%20EHCS%202004.xls" table:table-name="CI_Soc_WLS_line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9" table:style-name="ta7">
        <table:table-source xlink:href="file:///C:/Windows%20NT%204.0%20Workstation%20Profile/ContinEHCS/ContinEHCS/Regional%20Report/Dwelling%20EHCS%202004.xls" table:table-name="CI_WLS_Eng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8" table:style-name="ta7">
        <table:table-source xlink:href="file:///C:/Windows%20NT%204.0%20Workstation%20Profile/ContinEHCS/ContinEHCS/Regional%20Report/Dwelling%20EHCS%202004.xls" table:table-name="Survey_estimat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8" table:style-name="ta7">
        <table:table-source xlink:href="file:///C:/Windows%20NT%204.0%20Workstation%20Profile/ContinEHCS/ContinEHCS/Regional%20Report/Dwelling%20EHCS%202004.xls" table:table-name="SE_combined_020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8" table:style-name="ta7">
        <table:table-source xlink:href="file:///C:/Windows%20NT%204.0%20Workstation%20Profile/ContinEHCS/ContinEHCS/Regional%20Report/Dwelling%20EHCS%202004.xls" table:table-name="Social_Secto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8" table:style-name="ta7">
        <table:table-source xlink:href="file:///C:/Windows%20NT%204.0%20Workstation%20Profile/ContinEHCS/ContinEHCS/Regional%20Report/Dwelling%20EHCS%202004.xls" table:table-name="Modelled_Estimat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8" table:style-name="ta7">
        <table:table-source xlink:href="file:///C:/Windows%20NT%204.0%20Workstation%20Profile/ContinEHCS/ContinEHCS/Regional%20Report/Dwelling%20EHCS%202004.xls" table:table-name="Mod__combined_020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8" table:style-name="ta7">
        <table:table-source xlink:href="file:///C:/Windows%20NT%204.0%20Workstation%20Profile/ContinEHCS/ContinEHCS/Regional%20Report/Dwelling%20EHCS%202004.xls" table:table-name="CI_pri_WLS_lin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8" table:style-name="ta7">
        <table:table-source xlink:href="file:///C:/Windows%20NT%204.0%20Workstation%20Profile/ContinEHCS/ContinEHCS/Regional%20Report/Dwelling%20EHCS%202004.xls" table:table-name="CI_Soc_WLS_line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8" table:style-name="ta7">
        <table:table-source xlink:href="file:///C:/Windows%20NT%204.0%20Workstation%20Profile/ContinEHCS/ContinEHCS/Regional%20Report/Dwelling%20EHCS%202004.xls" table:table-name="CI_WLS_Eng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11" table:style-name="ta7">
        <table:table-source xlink:href="file:///C:/Windows%20NT%204.0%20Workstation%20Profile/ContinEHCS/ContinEHCS/Regional%20Report/Dwelling%20EHCS%202004.xls" table:table-name="Survey_estimat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11" table:style-name="ta7">
        <table:table-source xlink:href="file:///C:/Windows%20NT%204.0%20Workstation%20Profile/ContinEHCS/ContinEHCS/Regional%20Report/Dwelling%20EHCS%202004.xls" table:table-name="SE_combined_0203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11" table:style-name="ta7">
        <table:table-source xlink:href="file:///C:/Windows%20NT%204.0%20Workstation%20Profile/ContinEHCS/ContinEHCS/Regional%20Report/Dwelling%20EHCS%202004.xls" table:table-name="Social_Secto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11" table:style-name="ta7">
        <table:table-source xlink:href="file:///C:/Windows%20NT%204.0%20Workstation%20Profile/ContinEHCS/ContinEHCS/Regional%20Report/Dwelling%20EHCS%202004.xls" table:table-name="Modelled_Estimat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11" table:style-name="ta7">
        <table:table-source xlink:href="file:///C:/Windows%20NT%204.0%20Workstation%20Profile/ContinEHCS/ContinEHCS/Regional%20Report/Dwelling%20EHCS%202004.xls" table:table-name="Mod__combined_0203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11" table:style-name="ta7">
        <table:table-source xlink:href="file:///C:/Windows%20NT%204.0%20Workstation%20Profile/ContinEHCS/ContinEHCS/Regional%20Report/Dwelling%20EHCS%202004.xls" table:table-name="CI_pri_WLS_line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11" table:style-name="ta7">
        <table:table-source xlink:href="file:///C:/Windows%20NT%204.0%20Workstation%20Profile/ContinEHCS/ContinEHCS/Regional%20Report/Dwelling%20EHCS%202004.xls" table:table-name="CI_Soc_WLS_line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11" table:style-name="ta7">
        <table:table-source xlink:href="file:///C:/Windows%20NT%204.0%20Workstation%20Profile/ContinEHCS/ContinEHCS/Regional%20Report/Dwelling%20EHCS%202004.xls" table:table-name="CI_WLS_Eng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12" table:style-name="ta7">
        <table:table-source xlink:href="file:///C:/Windows%20NT%204.0%20Workstation%20Profile/ContinEHCS/ContinEHCS/Regional%20Report/Dwelling%20EHCS%202004.xls" table:table-name="Survey_estimat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12" table:style-name="ta7">
        <table:table-source xlink:href="file:///C:/Windows%20NT%204.0%20Workstation%20Profile/ContinEHCS/ContinEHCS/Regional%20Report/Dwelling%20EHCS%202004.xls" table:table-name="SE_combined_0203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12" table:style-name="ta7">
        <table:table-source xlink:href="file:///C:/Windows%20NT%204.0%20Workstation%20Profile/ContinEHCS/ContinEHCS/Regional%20Report/Dwelling%20EHCS%202004.xls" table:table-name="Social_Secto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12" table:style-name="ta7">
        <table:table-source xlink:href="file:///C:/Windows%20NT%204.0%20Workstation%20Profile/ContinEHCS/ContinEHCS/Regional%20Report/Dwelling%20EHCS%202004.xls" table:table-name="Modelled_Estimat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12" table:style-name="ta7">
        <table:table-source xlink:href="file:///C:/Windows%20NT%204.0%20Workstation%20Profile/ContinEHCS/ContinEHCS/Regional%20Report/Dwelling%20EHCS%202004.xls" table:table-name="Mod__combined_0203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12" table:style-name="ta7">
        <table:table-source xlink:href="file:///C:/Windows%20NT%204.0%20Workstation%20Profile/ContinEHCS/ContinEHCS/Regional%20Report/Dwelling%20EHCS%202004.xls" table:table-name="CI_pri_WLS_line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12" table:style-name="ta7">
        <table:table-source xlink:href="file:///C:/Windows%20NT%204.0%20Workstation%20Profile/ContinEHCS/ContinEHCS/Regional%20Report/Dwelling%20EHCS%202004.xls" table:table-name="CI_Soc_WLS_line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12" table:style-name="ta7">
        <table:table-source xlink:href="file:///C:/Windows%20NT%204.0%20Workstation%20Profile/ContinEHCS/ContinEHCS/Regional%20Report/Dwelling%20EHCS%202004.xls" table:table-name="CI_WLS_Eng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13" table:style-name="ta7">
        <table:table-source xlink:href="file:///C:/Windows%20NT%204.0%20Workstation%20Profile/ContinEHCS/ContinEHCS/Regional%20Report/Dwelling%20EHCS%202004.xls" table:table-name="Survey_estimate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13" table:style-name="ta7">
        <table:table-source xlink:href="file:///C:/Windows%20NT%204.0%20Workstation%20Profile/ContinEHCS/ContinEHCS/Regional%20Report/Dwelling%20EHCS%202004.xls" table:table-name="SE_combined_0203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13" table:style-name="ta7">
        <table:table-source xlink:href="file:///C:/Windows%20NT%204.0%20Workstation%20Profile/ContinEHCS/ContinEHCS/Regional%20Report/Dwelling%20EHCS%202004.xls" table:table-name="Social_Secto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13" table:style-name="ta7">
        <table:table-source xlink:href="file:///C:/Windows%20NT%204.0%20Workstation%20Profile/ContinEHCS/ContinEHCS/Regional%20Report/Dwelling%20EHCS%202004.xls" table:table-name="Modelled_Estimate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13" table:style-name="ta7">
        <table:table-source xlink:href="file:///C:/Windows%20NT%204.0%20Workstation%20Profile/ContinEHCS/ContinEHCS/Regional%20Report/Dwelling%20EHCS%202004.xls" table:table-name="Mod__combined_0203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13" table:style-name="ta7">
        <table:table-source xlink:href="file:///C:/Windows%20NT%204.0%20Workstation%20Profile/ContinEHCS/ContinEHCS/Regional%20Report/Dwelling%20EHCS%202004.xls" table:table-name="CI_pri_WLS_line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13" table:style-name="ta7">
        <table:table-source xlink:href="file:///C:/Windows%20NT%204.0%20Workstation%20Profile/ContinEHCS/ContinEHCS/Regional%20Report/Dwelling%20EHCS%202004.xls" table:table-name="CI_Soc_WLS_line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13" table:style-name="ta7">
        <table:table-source xlink:href="file:///C:/Windows%20NT%204.0%20Workstation%20Profile/ContinEHCS/ContinEHCS/Regional%20Report/Dwelling%20EHCS%202004.xls" table:table-name="CI_WLS_Eng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14" table:style-name="ta7">
        <table:table-source xlink:href="file:///C:/Windows%20NT%204.0%20Workstation%20Profile/ContinEHCS/ContinEHCS/Regional%20Report/Dwelling%20EHCS%202004.xls" table:table-name="Survey_estimate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14" table:style-name="ta7">
        <table:table-source xlink:href="file:///C:/Windows%20NT%204.0%20Workstation%20Profile/ContinEHCS/ContinEHCS/Regional%20Report/Dwelling%20EHCS%202004.xls" table:table-name="SE_combined_0203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14" table:style-name="ta7">
        <table:table-source xlink:href="file:///C:/Windows%20NT%204.0%20Workstation%20Profile/ContinEHCS/ContinEHCS/Regional%20Report/Dwelling%20EHCS%202004.xls" table:table-name="Social_Secto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14" table:style-name="ta7">
        <table:table-source xlink:href="file:///C:/Windows%20NT%204.0%20Workstation%20Profile/ContinEHCS/ContinEHCS/Regional%20Report/Dwelling%20EHCS%202004.xls" table:table-name="Modelled_Estimate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14" table:style-name="ta7">
        <table:table-source xlink:href="file:///C:/Windows%20NT%204.0%20Workstation%20Profile/ContinEHCS/ContinEHCS/Regional%20Report/Dwelling%20EHCS%202004.xls" table:table-name="Mod__combined_0203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14" table:style-name="ta7">
        <table:table-source xlink:href="file:///C:/Windows%20NT%204.0%20Workstation%20Profile/ContinEHCS/ContinEHCS/Regional%20Report/Dwelling%20EHCS%202004.xls" table:table-name="CI_pri_WLS_line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14" table:style-name="ta7">
        <table:table-source xlink:href="file:///C:/Windows%20NT%204.0%20Workstation%20Profile/ContinEHCS/ContinEHCS/Regional%20Report/Dwelling%20EHCS%202004.xls" table:table-name="CI_Soc_WLS_line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14" table:style-name="ta7">
        <table:table-source xlink:href="file:///C:/Windows%20NT%204.0%20Workstation%20Profile/ContinEHCS/ContinEHCS/Regional%20Report/Dwelling%20EHCS%202004.xls" table:table-name="CI_WLS_Eng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15" table:style-name="ta7">
        <table:table-source xlink:href="file:///C:/Windows%20NT%204.0%20Workstation%20Profile/ContinEHCS/ContinEHCS/Regional%20Report/Dwelling%20EHCS%202004.xls" table:table-name="Survey_estimate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15" table:style-name="ta7">
        <table:table-source xlink:href="file:///C:/Windows%20NT%204.0%20Workstation%20Profile/ContinEHCS/ContinEHCS/Regional%20Report/Dwelling%20EHCS%202004.xls" table:table-name="SE_combined_0203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15" table:style-name="ta7">
        <table:table-source xlink:href="file:///C:/Windows%20NT%204.0%20Workstation%20Profile/ContinEHCS/ContinEHCS/Regional%20Report/Dwelling%20EHCS%202004.xls" table:table-name="Social_Secto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15" table:style-name="ta7">
        <table:table-source xlink:href="file:///C:/Windows%20NT%204.0%20Workstation%20Profile/ContinEHCS/ContinEHCS/Regional%20Report/Dwelling%20EHCS%202004.xls" table:table-name="Modelled_Estimate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15" table:style-name="ta7">
        <table:table-source xlink:href="file:///C:/Windows%20NT%204.0%20Workstation%20Profile/ContinEHCS/ContinEHCS/Regional%20Report/Dwelling%20EHCS%202004.xls" table:table-name="Mod__combined_0203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15" table:style-name="ta7">
        <table:table-source xlink:href="file:///C:/Windows%20NT%204.0%20Workstation%20Profile/ContinEHCS/ContinEHCS/Regional%20Report/Dwelling%20EHCS%202004.xls" table:table-name="CI_pri_WLS_line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15" table:style-name="ta7">
        <table:table-source xlink:href="file:///C:/Windows%20NT%204.0%20Workstation%20Profile/ContinEHCS/ContinEHCS/Regional%20Report/Dwelling%20EHCS%202004.xls" table:table-name="CI_Soc_WLS_line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15" table:style-name="ta7">
        <table:table-source xlink:href="file:///C:/Windows%20NT%204.0%20Workstation%20Profile/ContinEHCS/ContinEHCS/Regional%20Report/Dwelling%20EHCS%202004.xls" table:table-name="CI_WLS_Eng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17" table:style-name="ta7">
        <table:table-source xlink:href="file:///C:/Windows%20NT%204.0%20Workstation%20Profile/ContinEHCS/ContinEHCS/Regional%20Report/Dwelling%20EHCS%202004.xls" table:table-name="Survey_estimate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17" table:style-name="ta7">
        <table:table-source xlink:href="file:///C:/Windows%20NT%204.0%20Workstation%20Profile/ContinEHCS/ContinEHCS/Regional%20Report/Dwelling%20EHCS%202004.xls" table:table-name="SE_combined_0203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17" table:style-name="ta7">
        <table:table-source xlink:href="file:///C:/Windows%20NT%204.0%20Workstation%20Profile/ContinEHCS/ContinEHCS/Regional%20Report/Dwelling%20EHCS%202004.xls" table:table-name="Social_Secto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17" table:style-name="ta7">
        <table:table-source xlink:href="file:///C:/Windows%20NT%204.0%20Workstation%20Profile/ContinEHCS/ContinEHCS/Regional%20Report/Dwelling%20EHCS%202004.xls" table:table-name="Modelled_Estimate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17" table:style-name="ta7">
        <table:table-source xlink:href="file:///C:/Windows%20NT%204.0%20Workstation%20Profile/ContinEHCS/ContinEHCS/Regional%20Report/Dwelling%20EHCS%202004.xls" table:table-name="Mod__combined_0203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17" table:style-name="ta7">
        <table:table-source xlink:href="file:///C:/Windows%20NT%204.0%20Workstation%20Profile/ContinEHCS/ContinEHCS/Regional%20Report/Dwelling%20EHCS%202004.xls" table:table-name="CI_pri_WLS_line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17" table:style-name="ta7">
        <table:table-source xlink:href="file:///C:/Windows%20NT%204.0%20Workstation%20Profile/ContinEHCS/ContinEHCS/Regional%20Report/Dwelling%20EHCS%202004.xls" table:table-name="CI_Soc_WLS_line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17" table:style-name="ta7">
        <table:table-source xlink:href="file:///C:/Windows%20NT%204.0%20Workstation%20Profile/ContinEHCS/ContinEHCS/Regional%20Report/Dwelling%20EHCS%202004.xls" table:table-name="CI_WLS_Eng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16" table:style-name="ta7">
        <table:table-source xlink:href="file:///C:/Windows%20NT%204.0%20Workstation%20Profile/ContinEHCS/ContinEHCS/Regional%20Report/Dwelling%20EHCS%202004.xls" table:table-name="Survey_estimate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16" table:style-name="ta7">
        <table:table-source xlink:href="file:///C:/Windows%20NT%204.0%20Workstation%20Profile/ContinEHCS/ContinEHCS/Regional%20Report/Dwelling%20EHCS%202004.xls" table:table-name="SE_combined_0203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16" table:style-name="ta7">
        <table:table-source xlink:href="file:///C:/Windows%20NT%204.0%20Workstation%20Profile/ContinEHCS/ContinEHCS/Regional%20Report/Dwelling%20EHCS%202004.xls" table:table-name="Social_Secto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16" table:style-name="ta7">
        <table:table-source xlink:href="file:///C:/Windows%20NT%204.0%20Workstation%20Profile/ContinEHCS/ContinEHCS/Regional%20Report/Dwelling%20EHCS%202004.xls" table:table-name="Modelled_Estimate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16" table:style-name="ta7">
        <table:table-source xlink:href="file:///C:/Windows%20NT%204.0%20Workstation%20Profile/ContinEHCS/ContinEHCS/Regional%20Report/Dwelling%20EHCS%202004.xls" table:table-name="Mod__combined_0203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16" table:style-name="ta7">
        <table:table-source xlink:href="file:///C:/Windows%20NT%204.0%20Workstation%20Profile/ContinEHCS/ContinEHCS/Regional%20Report/Dwelling%20EHCS%202004.xls" table:table-name="CI_pri_WLS_line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16" table:style-name="ta7">
        <table:table-source xlink:href="file:///C:/Windows%20NT%204.0%20Workstation%20Profile/ContinEHCS/ContinEHCS/Regional%20Report/Dwelling%20EHCS%202004.xls" table:table-name="CI_Soc_WLS_line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16" table:style-name="ta7">
        <table:table-source xlink:href="file:///C:/Windows%20NT%204.0%20Workstation%20Profile/ContinEHCS/ContinEHCS/Regional%20Report/Dwelling%20EHCS%202004.xls" table:table-name="CI_WLS_Eng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18" table:style-name="ta7">
        <table:table-source xlink:href="file:///C:/Windows%20NT%204.0%20Workstation%20Profile/ContinEHCS/ContinEHCS/Regional%20Report/Dwelling%20EHCS%202004.xls" table:table-name="Survey_estimate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18" table:style-name="ta7">
        <table:table-source xlink:href="file:///C:/Windows%20NT%204.0%20Workstation%20Profile/ContinEHCS/ContinEHCS/Regional%20Report/Dwelling%20EHCS%202004.xls" table:table-name="SE_combined_0203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18" table:style-name="ta7">
        <table:table-source xlink:href="file:///C:/Windows%20NT%204.0%20Workstation%20Profile/ContinEHCS/ContinEHCS/Regional%20Report/Dwelling%20EHCS%202004.xls" table:table-name="Social_Secto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18" table:style-name="ta7">
        <table:table-source xlink:href="file:///C:/Windows%20NT%204.0%20Workstation%20Profile/ContinEHCS/ContinEHCS/Regional%20Report/Dwelling%20EHCS%202004.xls" table:table-name="Modelled_Estimate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18" table:style-name="ta7">
        <table:table-source xlink:href="file:///C:/Windows%20NT%204.0%20Workstation%20Profile/ContinEHCS/ContinEHCS/Regional%20Report/Dwelling%20EHCS%202004.xls" table:table-name="Mod__combined_0203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18" table:style-name="ta7">
        <table:table-source xlink:href="file:///C:/Windows%20NT%204.0%20Workstation%20Profile/ContinEHCS/ContinEHCS/Regional%20Report/Dwelling%20EHCS%202004.xls" table:table-name="CI_pri_WLS_line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18" table:style-name="ta7">
        <table:table-source xlink:href="file:///C:/Windows%20NT%204.0%20Workstation%20Profile/ContinEHCS/ContinEHCS/Regional%20Report/Dwelling%20EHCS%202004.xls" table:table-name="CI_Soc_WLS_line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18" table:style-name="ta7">
        <table:table-source xlink:href="file:///C:/Windows%20NT%204.0%20Workstation%20Profile/ContinEHCS/ContinEHCS/Regional%20Report/Dwelling%20EHCS%202004.xls" table:table-name="CI_WLS_Eng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20" table:style-name="ta7">
        <table:table-source xlink:href="file:///C:/Windows%20NT%204.0%20Workstation%20Profile/ContinEHCS/ContinEHCS/Regional%20Report/Dwelling%20EHCS%202004.xls" table:table-name="Survey_estimate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20" table:style-name="ta7">
        <table:table-source xlink:href="file:///C:/Windows%20NT%204.0%20Workstation%20Profile/ContinEHCS/ContinEHCS/Regional%20Report/Dwelling%20EHCS%202004.xls" table:table-name="SE_combined_0203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20" table:style-name="ta7">
        <table:table-source xlink:href="file:///C:/Windows%20NT%204.0%20Workstation%20Profile/ContinEHCS/ContinEHCS/Regional%20Report/Dwelling%20EHCS%202004.xls" table:table-name="Social_Secto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20" table:style-name="ta7">
        <table:table-source xlink:href="file:///C:/Windows%20NT%204.0%20Workstation%20Profile/ContinEHCS/ContinEHCS/Regional%20Report/Dwelling%20EHCS%202004.xls" table:table-name="Modelled_Estimate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20" table:style-name="ta7">
        <table:table-source xlink:href="file:///C:/Windows%20NT%204.0%20Workstation%20Profile/ContinEHCS/ContinEHCS/Regional%20Report/Dwelling%20EHCS%202004.xls" table:table-name="Mod__combined_0203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20" table:style-name="ta7">
        <table:table-source xlink:href="file:///C:/Windows%20NT%204.0%20Workstation%20Profile/ContinEHCS/ContinEHCS/Regional%20Report/Dwelling%20EHCS%202004.xls" table:table-name="CI_pri_WLS_line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20" table:style-name="ta7">
        <table:table-source xlink:href="file:///C:/Windows%20NT%204.0%20Workstation%20Profile/ContinEHCS/ContinEHCS/Regional%20Report/Dwelling%20EHCS%202004.xls" table:table-name="CI_Soc_WLS_line_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20" table:style-name="ta7">
        <table:table-source xlink:href="file:///C:/Windows%20NT%204.0%20Workstation%20Profile/ContinEHCS/ContinEHCS/Regional%20Report/Dwelling%20EHCS%202004.xls" table:table-name="CI_WLS_Eng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21" table:style-name="ta7">
        <table:table-source xlink:href="file:///C:/Windows%20NT%204.0%20Workstation%20Profile/ContinEHCS/ContinEHCS/Regional%20Report/Dwelling%20EHCS%202004.xls" table:table-name="Survey_estimate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21" table:style-name="ta7">
        <table:table-source xlink:href="file:///C:/Windows%20NT%204.0%20Workstation%20Profile/ContinEHCS/ContinEHCS/Regional%20Report/Dwelling%20EHCS%202004.xls" table:table-name="SE_combined_0203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21" table:style-name="ta7">
        <table:table-source xlink:href="file:///C:/Windows%20NT%204.0%20Workstation%20Profile/ContinEHCS/ContinEHCS/Regional%20Report/Dwelling%20EHCS%202004.xls" table:table-name="Social_Secto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21" table:style-name="ta7">
        <table:table-source xlink:href="file:///C:/Windows%20NT%204.0%20Workstation%20Profile/ContinEHCS/ContinEHCS/Regional%20Report/Dwelling%20EHCS%202004.xls" table:table-name="Modelled_Estimate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21" table:style-name="ta7">
        <table:table-source xlink:href="file:///C:/Windows%20NT%204.0%20Workstation%20Profile/ContinEHCS/ContinEHCS/Regional%20Report/Dwelling%20EHCS%202004.xls" table:table-name="Mod__combined_0203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21" table:style-name="ta7">
        <table:table-source xlink:href="file:///C:/Windows%20NT%204.0%20Workstation%20Profile/ContinEHCS/ContinEHCS/Regional%20Report/Dwelling%20EHCS%202004.xls" table:table-name="CI_pri_WLS_line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21" table:style-name="ta7">
        <table:table-source xlink:href="file:///C:/Windows%20NT%204.0%20Workstation%20Profile/ContinEHCS/ContinEHCS/Regional%20Report/Dwelling%20EHCS%202004.xls" table:table-name="CI_Soc_WLS_line_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21" table:style-name="ta7">
        <table:table-source xlink:href="file:///C:/Windows%20NT%204.0%20Workstation%20Profile/ContinEHCS/ContinEHCS/Regional%20Report/Dwelling%20EHCS%202004.xls" table:table-name="CI_WLS_Eng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27" table:style-name="ta7">
        <table:table-source xlink:href="file:///C:/Windows%20NT%204.0%20Workstation%20Profile/ContinEHCS/ContinEHCS/Regional%20Report/Dwelling%20EHCS%202004.xls" table:table-name="Survey_estimate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27" table:style-name="ta7">
        <table:table-source xlink:href="file:///C:/Windows%20NT%204.0%20Workstation%20Profile/ContinEHCS/ContinEHCS/Regional%20Report/Dwelling%20EHCS%202004.xls" table:table-name="SE_combined_0203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27" table:style-name="ta7">
        <table:table-source xlink:href="file:///C:/Windows%20NT%204.0%20Workstation%20Profile/ContinEHCS/ContinEHCS/Regional%20Report/Dwelling%20EHCS%202004.xls" table:table-name="Social_Sector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27" table:style-name="ta7">
        <table:table-source xlink:href="file:///C:/Windows%20NT%204.0%20Workstation%20Profile/ContinEHCS/ContinEHCS/Regional%20Report/Dwelling%20EHCS%202004.xls" table:table-name="Modelled_Estimate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27" table:style-name="ta7">
        <table:table-source xlink:href="file:///C:/Windows%20NT%204.0%20Workstation%20Profile/ContinEHCS/ContinEHCS/Regional%20Report/Dwelling%20EHCS%202004.xls" table:table-name="Mod__combined_0203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27" table:style-name="ta7">
        <table:table-source xlink:href="file:///C:/Windows%20NT%204.0%20Workstation%20Profile/ContinEHCS/ContinEHCS/Regional%20Report/Dwelling%20EHCS%202004.xls" table:table-name="CI_pri_WLS_line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27" table:style-name="ta7">
        <table:table-source xlink:href="file:///C:/Windows%20NT%204.0%20Workstation%20Profile/ContinEHCS/ContinEHCS/Regional%20Report/Dwelling%20EHCS%202004.xls" table:table-name="CI_Soc_WLS_line_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27" table:style-name="ta7">
        <table:table-source xlink:href="file:///C:/Windows%20NT%204.0%20Workstation%20Profile/ContinEHCS/ContinEHCS/Regional%20Report/Dwelling%20EHCS%202004.xls" table:table-name="CI_WLS_Eng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22" table:style-name="ta7">
        <table:table-source xlink:href="file:///C:/Windows%20NT%204.0%20Workstation%20Profile/ContinEHCS/ContinEHCS/Regional%20Report/Dwelling%20EHCS%202004.xls" table:table-name="Survey_estimate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22" table:style-name="ta7">
        <table:table-source xlink:href="file:///C:/Windows%20NT%204.0%20Workstation%20Profile/ContinEHCS/ContinEHCS/Regional%20Report/Dwelling%20EHCS%202004.xls" table:table-name="SE_combined_0203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22" table:style-name="ta7">
        <table:table-source xlink:href="file:///C:/Windows%20NT%204.0%20Workstation%20Profile/ContinEHCS/ContinEHCS/Regional%20Report/Dwelling%20EHCS%202004.xls" table:table-name="Social_Secto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22" table:style-name="ta7">
        <table:table-source xlink:href="file:///C:/Windows%20NT%204.0%20Workstation%20Profile/ContinEHCS/ContinEHCS/Regional%20Report/Dwelling%20EHCS%202004.xls" table:table-name="Modelled_Estimate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22" table:style-name="ta7">
        <table:table-source xlink:href="file:///C:/Windows%20NT%204.0%20Workstation%20Profile/ContinEHCS/ContinEHCS/Regional%20Report/Dwelling%20EHCS%202004.xls" table:table-name="Mod__combined_0203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22" table:style-name="ta7">
        <table:table-source xlink:href="file:///C:/Windows%20NT%204.0%20Workstation%20Profile/ContinEHCS/ContinEHCS/Regional%20Report/Dwelling%20EHCS%202004.xls" table:table-name="CI_pri_WLS_line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22" table:style-name="ta7">
        <table:table-source xlink:href="file:///C:/Windows%20NT%204.0%20Workstation%20Profile/ContinEHCS/ContinEHCS/Regional%20Report/Dwelling%20EHCS%202004.xls" table:table-name="CI_Soc_WLS_line_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22" table:style-name="ta7">
        <table:table-source xlink:href="file:///C:/Windows%20NT%204.0%20Workstation%20Profile/ContinEHCS/ContinEHCS/Regional%20Report/Dwelling%20EHCS%202004.xls" table:table-name="CI_WLS_Eng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23" table:style-name="ta7">
        <table:table-source xlink:href="file:///C:/Windows%20NT%204.0%20Workstation%20Profile/ContinEHCS/ContinEHCS/Regional%20Report/Dwelling%20EHCS%202004.xls" table:table-name="Survey_estimate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23" table:style-name="ta7">
        <table:table-source xlink:href="file:///C:/Windows%20NT%204.0%20Workstation%20Profile/ContinEHCS/ContinEHCS/Regional%20Report/Dwelling%20EHCS%202004.xls" table:table-name="SE_combined_0203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23" table:style-name="ta7">
        <table:table-source xlink:href="file:///C:/Windows%20NT%204.0%20Workstation%20Profile/ContinEHCS/ContinEHCS/Regional%20Report/Dwelling%20EHCS%202004.xls" table:table-name="Social_Secto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23" table:style-name="ta7">
        <table:table-source xlink:href="file:///C:/Windows%20NT%204.0%20Workstation%20Profile/ContinEHCS/ContinEHCS/Regional%20Report/Dwelling%20EHCS%202004.xls" table:table-name="Modelled_Estimate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23" table:style-name="ta7">
        <table:table-source xlink:href="file:///C:/Windows%20NT%204.0%20Workstation%20Profile/ContinEHCS/ContinEHCS/Regional%20Report/Dwelling%20EHCS%202004.xls" table:table-name="Mod__combined_0203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23" table:style-name="ta7">
        <table:table-source xlink:href="file:///C:/Windows%20NT%204.0%20Workstation%20Profile/ContinEHCS/ContinEHCS/Regional%20Report/Dwelling%20EHCS%202004.xls" table:table-name="CI_pri_WLS_line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23" table:style-name="ta7">
        <table:table-source xlink:href="file:///C:/Windows%20NT%204.0%20Workstation%20Profile/ContinEHCS/ContinEHCS/Regional%20Report/Dwelling%20EHCS%202004.xls" table:table-name="CI_Soc_WLS_line_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23" table:style-name="ta7">
        <table:table-source xlink:href="file:///C:/Windows%20NT%204.0%20Workstation%20Profile/ContinEHCS/ContinEHCS/Regional%20Report/Dwelling%20EHCS%202004.xls" table:table-name="CI_WLS_Eng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24" table:style-name="ta7">
        <table:table-source xlink:href="file:///C:/Windows%20NT%204.0%20Workstation%20Profile/ContinEHCS/ContinEHCS/Regional%20Report/Dwelling%20EHCS%202004.xls" table:table-name="Survey_estimate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24" table:style-name="ta7">
        <table:table-source xlink:href="file:///C:/Windows%20NT%204.0%20Workstation%20Profile/ContinEHCS/ContinEHCS/Regional%20Report/Dwelling%20EHCS%202004.xls" table:table-name="SE_combined_0203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24" table:style-name="ta7">
        <table:table-source xlink:href="file:///C:/Windows%20NT%204.0%20Workstation%20Profile/ContinEHCS/ContinEHCS/Regional%20Report/Dwelling%20EHCS%202004.xls" table:table-name="Social_Secto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24" table:style-name="ta7">
        <table:table-source xlink:href="file:///C:/Windows%20NT%204.0%20Workstation%20Profile/ContinEHCS/ContinEHCS/Regional%20Report/Dwelling%20EHCS%202004.xls" table:table-name="Modelled_Estimate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24" table:style-name="ta7">
        <table:table-source xlink:href="file:///C:/Windows%20NT%204.0%20Workstation%20Profile/ContinEHCS/ContinEHCS/Regional%20Report/Dwelling%20EHCS%202004.xls" table:table-name="Mod__combined_0203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24" table:style-name="ta7">
        <table:table-source xlink:href="file:///C:/Windows%20NT%204.0%20Workstation%20Profile/ContinEHCS/ContinEHCS/Regional%20Report/Dwelling%20EHCS%202004.xls" table:table-name="CI_pri_WLS_line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24" table:style-name="ta7">
        <table:table-source xlink:href="file:///C:/Windows%20NT%204.0%20Workstation%20Profile/ContinEHCS/ContinEHCS/Regional%20Report/Dwelling%20EHCS%202004.xls" table:table-name="CI_Soc_WLS_line_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24" table:style-name="ta7">
        <table:table-source xlink:href="file:///C:/Windows%20NT%204.0%20Workstation%20Profile/ContinEHCS/ContinEHCS/Regional%20Report/Dwelling%20EHCS%202004.xls" table:table-name="CI_WLS_Eng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25" table:style-name="ta7">
        <table:table-source xlink:href="file:///C:/Windows%20NT%204.0%20Workstation%20Profile/ContinEHCS/ContinEHCS/Regional%20Report/Dwelling%20EHCS%202004.xls" table:table-name="Survey_estimate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25" table:style-name="ta7">
        <table:table-source xlink:href="file:///C:/Windows%20NT%204.0%20Workstation%20Profile/ContinEHCS/ContinEHCS/Regional%20Report/Dwelling%20EHCS%202004.xls" table:table-name="SE_combined_0203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25" table:style-name="ta7">
        <table:table-source xlink:href="file:///C:/Windows%20NT%204.0%20Workstation%20Profile/ContinEHCS/ContinEHCS/Regional%20Report/Dwelling%20EHCS%202004.xls" table:table-name="Social_Secto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25" table:style-name="ta7">
        <table:table-source xlink:href="file:///C:/Windows%20NT%204.0%20Workstation%20Profile/ContinEHCS/ContinEHCS/Regional%20Report/Dwelling%20EHCS%202004.xls" table:table-name="Modelled_Estimate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25" table:style-name="ta7">
        <table:table-source xlink:href="file:///C:/Windows%20NT%204.0%20Workstation%20Profile/ContinEHCS/ContinEHCS/Regional%20Report/Dwelling%20EHCS%202004.xls" table:table-name="Mod__combined_0203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25" table:style-name="ta7">
        <table:table-source xlink:href="file:///C:/Windows%20NT%204.0%20Workstation%20Profile/ContinEHCS/ContinEHCS/Regional%20Report/Dwelling%20EHCS%202004.xls" table:table-name="CI_pri_WLS_line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25" table:style-name="ta7">
        <table:table-source xlink:href="file:///C:/Windows%20NT%204.0%20Workstation%20Profile/ContinEHCS/ContinEHCS/Regional%20Report/Dwelling%20EHCS%202004.xls" table:table-name="CI_Soc_WLS_line_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25" table:style-name="ta7">
        <table:table-source xlink:href="file:///C:/Windows%20NT%204.0%20Workstation%20Profile/ContinEHCS/ContinEHCS/Regional%20Report/Dwelling%20EHCS%202004.xls" table:table-name="CI_WLS_Eng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26" table:style-name="ta7">
        <table:table-source xlink:href="file:///C:/Windows%20NT%204.0%20Workstation%20Profile/ContinEHCS/ContinEHCS/Regional%20Report/Dwelling%20EHCS%202004.xls" table:table-name="Survey_estimate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26" table:style-name="ta7">
        <table:table-source xlink:href="file:///C:/Windows%20NT%204.0%20Workstation%20Profile/ContinEHCS/ContinEHCS/Regional%20Report/Dwelling%20EHCS%202004.xls" table:table-name="SE_combined_0203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26" table:style-name="ta7">
        <table:table-source xlink:href="file:///C:/Windows%20NT%204.0%20Workstation%20Profile/ContinEHCS/ContinEHCS/Regional%20Report/Dwelling%20EHCS%202004.xls" table:table-name="Social_Sector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26" table:style-name="ta7">
        <table:table-source xlink:href="file:///C:/Windows%20NT%204.0%20Workstation%20Profile/ContinEHCS/ContinEHCS/Regional%20Report/Dwelling%20EHCS%202004.xls" table:table-name="Modelled_Estimate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26" table:style-name="ta7">
        <table:table-source xlink:href="file:///C:/Windows%20NT%204.0%20Workstation%20Profile/ContinEHCS/ContinEHCS/Regional%20Report/Dwelling%20EHCS%202004.xls" table:table-name="Mod__combined_0203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26" table:style-name="ta7">
        <table:table-source xlink:href="file:///C:/Windows%20NT%204.0%20Workstation%20Profile/ContinEHCS/ContinEHCS/Regional%20Report/Dwelling%20EHCS%202004.xls" table:table-name="CI_pri_WLS_line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26" table:style-name="ta7">
        <table:table-source xlink:href="file:///C:/Windows%20NT%204.0%20Workstation%20Profile/ContinEHCS/ContinEHCS/Regional%20Report/Dwelling%20EHCS%202004.xls" table:table-name="CI_Soc_WLS_line_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26" table:style-name="ta7">
        <table:table-source xlink:href="file:///C:/Windows%20NT%204.0%20Workstation%20Profile/ContinEHCS/ContinEHCS/Regional%20Report/Dwelling%20EHCS%202004.xls" table:table-name="CI_WLS_Eng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" table:style-name="ta7">
        <table:table-source xlink:href="file:///C:/Windows%20NT%204.0%20Workstation%20Profile/ContinEHCS/PSSCI%20Comparison%202005.xls" table:table-name="SE_Comparis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" table:style-name="ta7">
        <table:table-source xlink:href="file:///C:/Windows%20NT%204.0%20Workstation%20Profile/ContinEHCS/PSSCI%20Comparison%202005.xls" table:table-name="SE_v_Mo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" table:style-name="ta7">
        <table:table-source xlink:href="file:///C:/Windows%20NT%204.0%20Workstation%20Profile/ContinEHCS/PSSCI%20Comparison%202005.xls" table:table-name="Mod_Comparis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" table:style-name="ta7">
        <table:table-source xlink:href="file:///C:/Windows%20NT%204.0%20Workstation%20Profile/ContinEHCS/PSSCI%20Comparison%202005.xls" table:table-name="V_Comparis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" table:style-name="ta7">
        <table:table-source xlink:href="file:///C:/Windows%20NT%204.0%20Workstation%20Profile/ContinEHCS/PSSCI%20Comparison%202005.xls" table:table-name="VND_Comparis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" table:style-name="ta7">
        <table:table-source xlink:href="file:///C:/Windows%20NT%204.0%20Workstation%20Profile/ContinEHCS/PSSCI%20Comparison%202005.xls" table:table-name="Social_Comparis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" table:style-name="ta7">
        <table:table-source xlink:href="file:///C:/Windows%20NT%204.0%20Workstation%20Profile/ContinEHCS/PSSCI%20Comparison%202005.xls" table:table-name="CI_around_WLS_lin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" table:style-name="ta7">
        <table:table-source xlink:href="file:///C:/Windows%20NT%204.0%20Workstation%20Profile/ContinEHCS/PSSCI%20Comparison%202005.xls" table:table-name="CI_WLS_En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harts" table:style-name="ta7">
        <table:table-source xlink:href="file:///C:/Windows%20NT%204.0%20Workstation%20Profile/ContinEHCS/PSSCI%20Comparison%202005.xls" table:table-name="Char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" table:style-name="ta7">
        <table:table-source xlink:href="file:///C:/Windows%20NT%204.0%20Workstation%20Profile/ContinEHCS/PSSCI%20Comparison%202005.xls" table:table-name="CI_comparis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" table:style-name="ta7">
        <table:table-source xlink:href="file:///C:/Windows%20NT%204.0%20Workstation%20Profile/ContinEHCS/PSSCI%20Comparison%202005.xls" table:table-name="CI_Soc_WLS_line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" table:style-name="ta7">
        <table:table-source xlink:href="file:///C:/Windows%20NT%204.0%20Workstation%20Profile/ContinEHCS/PSSCI%20Comparison%202005.xls" table:table-name="1991_Variabl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" table:style-name="ta7">
        <table:table-source xlink:href="file:///C:/Windows%20NT%204.0%20Workstation%20Profile/ContinEHCS/PSSCI%20Comparison%202005.xls" table:table-name="1996_Variabl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" table:style-name="ta7">
        <table:table-source xlink:href="file:///C:/Windows%20NT%204.0%20Workstation%20Profile/ContinEHCS/PSSCI%20Comparison%202005.xls" table:table-name="2001_Variabl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" table:style-name="ta7">
        <table:table-source xlink:href="file:///C:/Windows%20NT%204.0%20Workstation%20Profile/ContinEHCS/PSSCI%20Comparison%202005.xls" table:table-name="Costs_Comparison_(2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heet2" table:style-name="ta7">
        <table:table-source xlink:href="file:///C:/Windows%20NT%204.0%20Workstation%20Profile/ContinEHCS/PSSCI%20Comparison%202005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heet1" table:style-name="ta7">
        <table:table-source xlink:href="file:///C:/Windows%20NT%204.0%20Workstation%20Profile/ContinEHCS/PSSCI%20Comparison%202005.xls" table:table-name="Shee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1" table:style-name="ta7">
        <table:table-source xlink:href="file:///C:/Windows%20NT%204.0%20Workstation%20Profile/ContinEHCS/PSSCI%20Comparison%202005.xls" table:table-name="SE_Compariso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1" table:style-name="ta7">
        <table:table-source xlink:href="file:///C:/Windows%20NT%204.0%20Workstation%20Profile/ContinEHCS/PSSCI%20Comparison%202005.xls" table:table-name="SE_v_Mod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1" table:style-name="ta7">
        <table:table-source xlink:href="file:///C:/Windows%20NT%204.0%20Workstation%20Profile/ContinEHCS/PSSCI%20Comparison%202005.xls" table:table-name="Mod_Compariso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1" table:style-name="ta7">
        <table:table-source xlink:href="file:///C:/Windows%20NT%204.0%20Workstation%20Profile/ContinEHCS/PSSCI%20Comparison%202005.xls" table:table-name="V_Compariso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1" table:style-name="ta7">
        <table:table-source xlink:href="file:///C:/Windows%20NT%204.0%20Workstation%20Profile/ContinEHCS/PSSCI%20Comparison%202005.xls" table:table-name="VND_Compariso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1" table:style-name="ta7">
        <table:table-source xlink:href="file:///C:/Windows%20NT%204.0%20Workstation%20Profile/ContinEHCS/PSSCI%20Comparison%202005.xls" table:table-name="Social_Compariso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1" table:style-name="ta7">
        <table:table-source xlink:href="file:///C:/Windows%20NT%204.0%20Workstation%20Profile/ContinEHCS/PSSCI%20Comparison%202005.xls" table:table-name="CI_around_WLS_lin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1" table:style-name="ta7">
        <table:table-source xlink:href="file:///C:/Windows%20NT%204.0%20Workstation%20Profile/ContinEHCS/PSSCI%20Comparison%202005.xls" table:table-name="CI_WLS_Eng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1" table:style-name="ta7">
        <table:table-source xlink:href="file:///C:/Windows%20NT%204.0%20Workstation%20Profile/ContinEHCS/PSSCI%20Comparison%202005.xls" table:table-name="CI_compariso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1" table:style-name="ta7">
        <table:table-source xlink:href="file:///C:/Windows%20NT%204.0%20Workstation%20Profile/ContinEHCS/PSSCI%20Comparison%202005.xls" table:table-name="CI_Soc_WLS_line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1" table:style-name="ta7">
        <table:table-source xlink:href="file:///C:/Windows%20NT%204.0%20Workstation%20Profile/ContinEHCS/PSSCI%20Comparison%202005.xls" table:table-name="1991_Variabl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1" table:style-name="ta7">
        <table:table-source xlink:href="file:///C:/Windows%20NT%204.0%20Workstation%20Profile/ContinEHCS/PSSCI%20Comparison%202005.xls" table:table-name="1996_Variabl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1" table:style-name="ta7">
        <table:table-source xlink:href="file:///C:/Windows%20NT%204.0%20Workstation%20Profile/ContinEHCS/PSSCI%20Comparison%202005.xls" table:table-name="2001_Variabl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1" table:style-name="ta7">
        <table:table-source xlink:href="file:///C:/Windows%20NT%204.0%20Workstation%20Profile/ContinEHCS/PSSCI%20Comparison%202005.xls" table:table-name="Costs_Comparison_(2)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5" table:style-name="ta7">
        <table:table-source xlink:href="file:///C:/Windows%20NT%204.0%20Workstation%20Profile/ContinEHCS/PSSCI%20Comparison%202005.xls" table:table-name="SE_Compariso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5" table:style-name="ta7">
        <table:table-source xlink:href="file:///C:/Windows%20NT%204.0%20Workstation%20Profile/ContinEHCS/PSSCI%20Comparison%202005.xls" table:table-name="SE_v_Mod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5" table:style-name="ta7">
        <table:table-source xlink:href="file:///C:/Windows%20NT%204.0%20Workstation%20Profile/ContinEHCS/PSSCI%20Comparison%202005.xls" table:table-name="Mod_Compariso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5" table:style-name="ta7">
        <table:table-source xlink:href="file:///C:/Windows%20NT%204.0%20Workstation%20Profile/ContinEHCS/PSSCI%20Comparison%202005.xls" table:table-name="V_Compariso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5" table:style-name="ta7">
        <table:table-source xlink:href="file:///C:/Windows%20NT%204.0%20Workstation%20Profile/ContinEHCS/PSSCI%20Comparison%202005.xls" table:table-name="VND_Compariso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5" table:style-name="ta7">
        <table:table-source xlink:href="file:///C:/Windows%20NT%204.0%20Workstation%20Profile/ContinEHCS/PSSCI%20Comparison%202005.xls" table:table-name="Social_Compariso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5" table:style-name="ta7">
        <table:table-source xlink:href="file:///C:/Windows%20NT%204.0%20Workstation%20Profile/ContinEHCS/PSSCI%20Comparison%202005.xls" table:table-name="CI_around_WLS_lin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5" table:style-name="ta7">
        <table:table-source xlink:href="file:///C:/Windows%20NT%204.0%20Workstation%20Profile/ContinEHCS/PSSCI%20Comparison%202005.xls" table:table-name="CI_WLS_Eng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5" table:style-name="ta7">
        <table:table-source xlink:href="file:///C:/Windows%20NT%204.0%20Workstation%20Profile/ContinEHCS/PSSCI%20Comparison%202005.xls" table:table-name="CI_compariso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5" table:style-name="ta7">
        <table:table-source xlink:href="file:///C:/Windows%20NT%204.0%20Workstation%20Profile/ContinEHCS/PSSCI%20Comparison%202005.xls" table:table-name="CI_Soc_WLS_line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5" table:style-name="ta7">
        <table:table-source xlink:href="file:///C:/Windows%20NT%204.0%20Workstation%20Profile/ContinEHCS/PSSCI%20Comparison%202005.xls" table:table-name="1991_Variabl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5" table:style-name="ta7">
        <table:table-source xlink:href="file:///C:/Windows%20NT%204.0%20Workstation%20Profile/ContinEHCS/PSSCI%20Comparison%202005.xls" table:table-name="1996_Variabl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5" table:style-name="ta7">
        <table:table-source xlink:href="file:///C:/Windows%20NT%204.0%20Workstation%20Profile/ContinEHCS/PSSCI%20Comparison%202005.xls" table:table-name="2001_Variabl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5" table:style-name="ta7">
        <table:table-source xlink:href="file:///C:/Windows%20NT%204.0%20Workstation%20Profile/ContinEHCS/PSSCI%20Comparison%202005.xls" table:table-name="Costs_Comparison_(2)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2" table:style-name="ta7">
        <table:table-source xlink:href="file:///C:/Windows%20NT%204.0%20Workstation%20Profile/ContinEHCS/PSSCI%20Comparison%202005.xls" table:table-name="SE_Compariso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2" table:style-name="ta7">
        <table:table-source xlink:href="file:///C:/Windows%20NT%204.0%20Workstation%20Profile/ContinEHCS/PSSCI%20Comparison%202005.xls" table:table-name="SE_v_Mod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2" table:style-name="ta7">
        <table:table-source xlink:href="file:///C:/Windows%20NT%204.0%20Workstation%20Profile/ContinEHCS/PSSCI%20Comparison%202005.xls" table:table-name="Mod_Compariso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2" table:style-name="ta7">
        <table:table-source xlink:href="file:///C:/Windows%20NT%204.0%20Workstation%20Profile/ContinEHCS/PSSCI%20Comparison%202005.xls" table:table-name="V_Compariso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2" table:style-name="ta7">
        <table:table-source xlink:href="file:///C:/Windows%20NT%204.0%20Workstation%20Profile/ContinEHCS/PSSCI%20Comparison%202005.xls" table:table-name="VND_Compariso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2" table:style-name="ta7">
        <table:table-source xlink:href="file:///C:/Windows%20NT%204.0%20Workstation%20Profile/ContinEHCS/PSSCI%20Comparison%202005.xls" table:table-name="Social_Compariso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2" table:style-name="ta7">
        <table:table-source xlink:href="file:///C:/Windows%20NT%204.0%20Workstation%20Profile/ContinEHCS/PSSCI%20Comparison%202005.xls" table:table-name="CI_around_WLS_lin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2" table:style-name="ta7">
        <table:table-source xlink:href="file:///C:/Windows%20NT%204.0%20Workstation%20Profile/ContinEHCS/PSSCI%20Comparison%202005.xls" table:table-name="CI_WLS_Eng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2" table:style-name="ta7">
        <table:table-source xlink:href="file:///C:/Windows%20NT%204.0%20Workstation%20Profile/ContinEHCS/PSSCI%20Comparison%202005.xls" table:table-name="CI_compariso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2" table:style-name="ta7">
        <table:table-source xlink:href="file:///C:/Windows%20NT%204.0%20Workstation%20Profile/ContinEHCS/PSSCI%20Comparison%202005.xls" table:table-name="CI_Soc_WLS_line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2" table:style-name="ta7">
        <table:table-source xlink:href="file:///C:/Windows%20NT%204.0%20Workstation%20Profile/ContinEHCS/PSSCI%20Comparison%202005.xls" table:table-name="1991_Variabl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2" table:style-name="ta7">
        <table:table-source xlink:href="file:///C:/Windows%20NT%204.0%20Workstation%20Profile/ContinEHCS/PSSCI%20Comparison%202005.xls" table:table-name="1996_Variabl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2" table:style-name="ta7">
        <table:table-source xlink:href="file:///C:/Windows%20NT%204.0%20Workstation%20Profile/ContinEHCS/PSSCI%20Comparison%202005.xls" table:table-name="2001_Variabl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2" table:style-name="ta7">
        <table:table-source xlink:href="file:///C:/Windows%20NT%204.0%20Workstation%20Profile/ContinEHCS/PSSCI%20Comparison%202005.xls" table:table-name="Costs_Comparison_(2)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3" table:style-name="ta7">
        <table:table-source xlink:href="file:///C:/Windows%20NT%204.0%20Workstation%20Profile/ContinEHCS/PSSCI%20Comparison%202005.xls" table:table-name="SE_Compariso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3" table:style-name="ta7">
        <table:table-source xlink:href="file:///C:/Windows%20NT%204.0%20Workstation%20Profile/ContinEHCS/PSSCI%20Comparison%202005.xls" table:table-name="SE_v_Mod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3" table:style-name="ta7">
        <table:table-source xlink:href="file:///C:/Windows%20NT%204.0%20Workstation%20Profile/ContinEHCS/PSSCI%20Comparison%202005.xls" table:table-name="Mod_Compariso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3" table:style-name="ta7">
        <table:table-source xlink:href="file:///C:/Windows%20NT%204.0%20Workstation%20Profile/ContinEHCS/PSSCI%20Comparison%202005.xls" table:table-name="V_Compariso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3" table:style-name="ta7">
        <table:table-source xlink:href="file:///C:/Windows%20NT%204.0%20Workstation%20Profile/ContinEHCS/PSSCI%20Comparison%202005.xls" table:table-name="VND_Compariso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3" table:style-name="ta7">
        <table:table-source xlink:href="file:///C:/Windows%20NT%204.0%20Workstation%20Profile/ContinEHCS/PSSCI%20Comparison%202005.xls" table:table-name="Social_Compariso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3" table:style-name="ta7">
        <table:table-source xlink:href="file:///C:/Windows%20NT%204.0%20Workstation%20Profile/ContinEHCS/PSSCI%20Comparison%202005.xls" table:table-name="CI_around_WLS_lin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3" table:style-name="ta7">
        <table:table-source xlink:href="file:///C:/Windows%20NT%204.0%20Workstation%20Profile/ContinEHCS/PSSCI%20Comparison%202005.xls" table:table-name="CI_WLS_Eng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3" table:style-name="ta7">
        <table:table-source xlink:href="file:///C:/Windows%20NT%204.0%20Workstation%20Profile/ContinEHCS/PSSCI%20Comparison%202005.xls" table:table-name="CI_compariso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3" table:style-name="ta7">
        <table:table-source xlink:href="file:///C:/Windows%20NT%204.0%20Workstation%20Profile/ContinEHCS/PSSCI%20Comparison%202005.xls" table:table-name="CI_Soc_WLS_line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3" table:style-name="ta7">
        <table:table-source xlink:href="file:///C:/Windows%20NT%204.0%20Workstation%20Profile/ContinEHCS/PSSCI%20Comparison%202005.xls" table:table-name="1991_Variabl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3" table:style-name="ta7">
        <table:table-source xlink:href="file:///C:/Windows%20NT%204.0%20Workstation%20Profile/ContinEHCS/PSSCI%20Comparison%202005.xls" table:table-name="1996_Variabl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3" table:style-name="ta7">
        <table:table-source xlink:href="file:///C:/Windows%20NT%204.0%20Workstation%20Profile/ContinEHCS/PSSCI%20Comparison%202005.xls" table:table-name="2001_Variabl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3" table:style-name="ta7">
        <table:table-source xlink:href="file:///C:/Windows%20NT%204.0%20Workstation%20Profile/ContinEHCS/PSSCI%20Comparison%202005.xls" table:table-name="Costs_Comparison_(2)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4" table:style-name="ta7">
        <table:table-source xlink:href="file:///C:/Windows%20NT%204.0%20Workstation%20Profile/ContinEHCS/PSSCI%20Comparison%202005.xls" table:table-name="SE_Compariso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4" table:style-name="ta7">
        <table:table-source xlink:href="file:///C:/Windows%20NT%204.0%20Workstation%20Profile/ContinEHCS/PSSCI%20Comparison%202005.xls" table:table-name="SE_v_Mod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4" table:style-name="ta7">
        <table:table-source xlink:href="file:///C:/Windows%20NT%204.0%20Workstation%20Profile/ContinEHCS/PSSCI%20Comparison%202005.xls" table:table-name="Mod_Compariso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4" table:style-name="ta7">
        <table:table-source xlink:href="file:///C:/Windows%20NT%204.0%20Workstation%20Profile/ContinEHCS/PSSCI%20Comparison%202005.xls" table:table-name="V_Compariso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4" table:style-name="ta7">
        <table:table-source xlink:href="file:///C:/Windows%20NT%204.0%20Workstation%20Profile/ContinEHCS/PSSCI%20Comparison%202005.xls" table:table-name="VND_Compariso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4" table:style-name="ta7">
        <table:table-source xlink:href="file:///C:/Windows%20NT%204.0%20Workstation%20Profile/ContinEHCS/PSSCI%20Comparison%202005.xls" table:table-name="Social_Compariso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4" table:style-name="ta7">
        <table:table-source xlink:href="file:///C:/Windows%20NT%204.0%20Workstation%20Profile/ContinEHCS/PSSCI%20Comparison%202005.xls" table:table-name="CI_around_WLS_lin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4" table:style-name="ta7">
        <table:table-source xlink:href="file:///C:/Windows%20NT%204.0%20Workstation%20Profile/ContinEHCS/PSSCI%20Comparison%202005.xls" table:table-name="CI_WLS_Eng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4" table:style-name="ta7">
        <table:table-source xlink:href="file:///C:/Windows%20NT%204.0%20Workstation%20Profile/ContinEHCS/PSSCI%20Comparison%202005.xls" table:table-name="CI_compariso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4" table:style-name="ta7">
        <table:table-source xlink:href="file:///C:/Windows%20NT%204.0%20Workstation%20Profile/ContinEHCS/PSSCI%20Comparison%202005.xls" table:table-name="CI_Soc_WLS_line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4" table:style-name="ta7">
        <table:table-source xlink:href="file:///C:/Windows%20NT%204.0%20Workstation%20Profile/ContinEHCS/PSSCI%20Comparison%202005.xls" table:table-name="1991_Variabl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4" table:style-name="ta7">
        <table:table-source xlink:href="file:///C:/Windows%20NT%204.0%20Workstation%20Profile/ContinEHCS/PSSCI%20Comparison%202005.xls" table:table-name="1996_Variabl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4" table:style-name="ta7">
        <table:table-source xlink:href="file:///C:/Windows%20NT%204.0%20Workstation%20Profile/ContinEHCS/PSSCI%20Comparison%202005.xls" table:table-name="2001_Variabl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4" table:style-name="ta7">
        <table:table-source xlink:href="file:///C:/Windows%20NT%204.0%20Workstation%20Profile/ContinEHCS/PSSCI%20Comparison%202005.xls" table:table-name="Costs_Comparison_(2)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19" table:style-name="ta7">
        <table:table-source xlink:href="file:///C:/Windows%20NT%204.0%20Workstation%20Profile/ContinEHCS/PSSCI%20Comparison%202005.xls" table:table-name="SE_Compariso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19" table:style-name="ta7">
        <table:table-source xlink:href="file:///C:/Windows%20NT%204.0%20Workstation%20Profile/ContinEHCS/PSSCI%20Comparison%202005.xls" table:table-name="SE_v_Mod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19" table:style-name="ta7">
        <table:table-source xlink:href="file:///C:/Windows%20NT%204.0%20Workstation%20Profile/ContinEHCS/PSSCI%20Comparison%202005.xls" table:table-name="Mod_Compariso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19" table:style-name="ta7">
        <table:table-source xlink:href="file:///C:/Windows%20NT%204.0%20Workstation%20Profile/ContinEHCS/PSSCI%20Comparison%202005.xls" table:table-name="V_Compariso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19" table:style-name="ta7">
        <table:table-source xlink:href="file:///C:/Windows%20NT%204.0%20Workstation%20Profile/ContinEHCS/PSSCI%20Comparison%202005.xls" table:table-name="VND_Compariso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19" table:style-name="ta7">
        <table:table-source xlink:href="file:///C:/Windows%20NT%204.0%20Workstation%20Profile/ContinEHCS/PSSCI%20Comparison%202005.xls" table:table-name="Social_Compariso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19" table:style-name="ta7">
        <table:table-source xlink:href="file:///C:/Windows%20NT%204.0%20Workstation%20Profile/ContinEHCS/PSSCI%20Comparison%202005.xls" table:table-name="CI_around_WLS_line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19" table:style-name="ta7">
        <table:table-source xlink:href="file:///C:/Windows%20NT%204.0%20Workstation%20Profile/ContinEHCS/PSSCI%20Comparison%202005.xls" table:table-name="CI_WLS_Eng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19" table:style-name="ta7">
        <table:table-source xlink:href="file:///C:/Windows%20NT%204.0%20Workstation%20Profile/ContinEHCS/PSSCI%20Comparison%202005.xls" table:table-name="CI_compariso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19" table:style-name="ta7">
        <table:table-source xlink:href="file:///C:/Windows%20NT%204.0%20Workstation%20Profile/ContinEHCS/PSSCI%20Comparison%202005.xls" table:table-name="CI_Soc_WLS_line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19" table:style-name="ta7">
        <table:table-source xlink:href="file:///C:/Windows%20NT%204.0%20Workstation%20Profile/ContinEHCS/PSSCI%20Comparison%202005.xls" table:table-name="1991_Variable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19" table:style-name="ta7">
        <table:table-source xlink:href="file:///C:/Windows%20NT%204.0%20Workstation%20Profile/ContinEHCS/PSSCI%20Comparison%202005.xls" table:table-name="1996_Variable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19" table:style-name="ta7">
        <table:table-source xlink:href="file:///C:/Windows%20NT%204.0%20Workstation%20Profile/ContinEHCS/PSSCI%20Comparison%202005.xls" table:table-name="2001_Variable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19" table:style-name="ta7">
        <table:table-source xlink:href="file:///C:/Windows%20NT%204.0%20Workstation%20Profile/ContinEHCS/PSSCI%20Comparison%202005.xls" table:table-name="Costs_Comparison_(2)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10" table:style-name="ta7">
        <table:table-source xlink:href="file:///C:/Windows%20NT%204.0%20Workstation%20Profile/ContinEHCS/PSSCI%20Comparison%202005.xls" table:table-name="SE_Compariso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10" table:style-name="ta7">
        <table:table-source xlink:href="file:///C:/Windows%20NT%204.0%20Workstation%20Profile/ContinEHCS/PSSCI%20Comparison%202005.xls" table:table-name="SE_v_Mod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10" table:style-name="ta7">
        <table:table-source xlink:href="file:///C:/Windows%20NT%204.0%20Workstation%20Profile/ContinEHCS/PSSCI%20Comparison%202005.xls" table:table-name="Mod_Compariso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10" table:style-name="ta7">
        <table:table-source xlink:href="file:///C:/Windows%20NT%204.0%20Workstation%20Profile/ContinEHCS/PSSCI%20Comparison%202005.xls" table:table-name="V_Compariso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10" table:style-name="ta7">
        <table:table-source xlink:href="file:///C:/Windows%20NT%204.0%20Workstation%20Profile/ContinEHCS/PSSCI%20Comparison%202005.xls" table:table-name="VND_Compariso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10" table:style-name="ta7">
        <table:table-source xlink:href="file:///C:/Windows%20NT%204.0%20Workstation%20Profile/ContinEHCS/PSSCI%20Comparison%202005.xls" table:table-name="Social_Compariso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10" table:style-name="ta7">
        <table:table-source xlink:href="file:///C:/Windows%20NT%204.0%20Workstation%20Profile/ContinEHCS/PSSCI%20Comparison%202005.xls" table:table-name="CI_around_WLS_line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10" table:style-name="ta7">
        <table:table-source xlink:href="file:///C:/Windows%20NT%204.0%20Workstation%20Profile/ContinEHCS/PSSCI%20Comparison%202005.xls" table:table-name="CI_WLS_Eng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10" table:style-name="ta7">
        <table:table-source xlink:href="file:///C:/Windows%20NT%204.0%20Workstation%20Profile/ContinEHCS/PSSCI%20Comparison%202005.xls" table:table-name="CI_compariso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10" table:style-name="ta7">
        <table:table-source xlink:href="file:///C:/Windows%20NT%204.0%20Workstation%20Profile/ContinEHCS/PSSCI%20Comparison%202005.xls" table:table-name="CI_Soc_WLS_line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10" table:style-name="ta7">
        <table:table-source xlink:href="file:///C:/Windows%20NT%204.0%20Workstation%20Profile/ContinEHCS/PSSCI%20Comparison%202005.xls" table:table-name="1991_Variabl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10" table:style-name="ta7">
        <table:table-source xlink:href="file:///C:/Windows%20NT%204.0%20Workstation%20Profile/ContinEHCS/PSSCI%20Comparison%202005.xls" table:table-name="1996_Variabl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10" table:style-name="ta7">
        <table:table-source xlink:href="file:///C:/Windows%20NT%204.0%20Workstation%20Profile/ContinEHCS/PSSCI%20Comparison%202005.xls" table:table-name="2001_Variabl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10" table:style-name="ta7">
        <table:table-source xlink:href="file:///C:/Windows%20NT%204.0%20Workstation%20Profile/ContinEHCS/PSSCI%20Comparison%202005.xls" table:table-name="Costs_Comparison_(2)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7" table:style-name="ta7">
        <table:table-source xlink:href="file:///C:/Windows%20NT%204.0%20Workstation%20Profile/ContinEHCS/PSSCI%20Comparison%202005.xls" table:table-name="SE_Compariso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7" table:style-name="ta7">
        <table:table-source xlink:href="file:///C:/Windows%20NT%204.0%20Workstation%20Profile/ContinEHCS/PSSCI%20Comparison%202005.xls" table:table-name="SE_v_Mod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7" table:style-name="ta7">
        <table:table-source xlink:href="file:///C:/Windows%20NT%204.0%20Workstation%20Profile/ContinEHCS/PSSCI%20Comparison%202005.xls" table:table-name="Mod_Compariso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7" table:style-name="ta7">
        <table:table-source xlink:href="file:///C:/Windows%20NT%204.0%20Workstation%20Profile/ContinEHCS/PSSCI%20Comparison%202005.xls" table:table-name="V_Compariso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7" table:style-name="ta7">
        <table:table-source xlink:href="file:///C:/Windows%20NT%204.0%20Workstation%20Profile/ContinEHCS/PSSCI%20Comparison%202005.xls" table:table-name="VND_Compariso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7" table:style-name="ta7">
        <table:table-source xlink:href="file:///C:/Windows%20NT%204.0%20Workstation%20Profile/ContinEHCS/PSSCI%20Comparison%202005.xls" table:table-name="Social_Compariso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7" table:style-name="ta7">
        <table:table-source xlink:href="file:///C:/Windows%20NT%204.0%20Workstation%20Profile/ContinEHCS/PSSCI%20Comparison%202005.xls" table:table-name="CI_around_WLS_lin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7" table:style-name="ta7">
        <table:table-source xlink:href="file:///C:/Windows%20NT%204.0%20Workstation%20Profile/ContinEHCS/PSSCI%20Comparison%202005.xls" table:table-name="CI_WLS_Eng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7" table:style-name="ta7">
        <table:table-source xlink:href="file:///C:/Windows%20NT%204.0%20Workstation%20Profile/ContinEHCS/PSSCI%20Comparison%202005.xls" table:table-name="CI_compariso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7" table:style-name="ta7">
        <table:table-source xlink:href="file:///C:/Windows%20NT%204.0%20Workstation%20Profile/ContinEHCS/PSSCI%20Comparison%202005.xls" table:table-name="CI_Soc_WLS_line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7" table:style-name="ta7">
        <table:table-source xlink:href="file:///C:/Windows%20NT%204.0%20Workstation%20Profile/ContinEHCS/PSSCI%20Comparison%202005.xls" table:table-name="1991_Variabl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7" table:style-name="ta7">
        <table:table-source xlink:href="file:///C:/Windows%20NT%204.0%20Workstation%20Profile/ContinEHCS/PSSCI%20Comparison%202005.xls" table:table-name="1996_Variabl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7" table:style-name="ta7">
        <table:table-source xlink:href="file:///C:/Windows%20NT%204.0%20Workstation%20Profile/ContinEHCS/PSSCI%20Comparison%202005.xls" table:table-name="2001_Variabl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7" table:style-name="ta7">
        <table:table-source xlink:href="file:///C:/Windows%20NT%204.0%20Workstation%20Profile/ContinEHCS/PSSCI%20Comparison%202005.xls" table:table-name="Costs_Comparison_(2)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6" table:style-name="ta7">
        <table:table-source xlink:href="file:///C:/Windows%20NT%204.0%20Workstation%20Profile/ContinEHCS/PSSCI%20Comparison%202005.xls" table:table-name="SE_Compariso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6" table:style-name="ta7">
        <table:table-source xlink:href="file:///C:/Windows%20NT%204.0%20Workstation%20Profile/ContinEHCS/PSSCI%20Comparison%202005.xls" table:table-name="SE_v_Mod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6" table:style-name="ta7">
        <table:table-source xlink:href="file:///C:/Windows%20NT%204.0%20Workstation%20Profile/ContinEHCS/PSSCI%20Comparison%202005.xls" table:table-name="Mod_Compariso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6" table:style-name="ta7">
        <table:table-source xlink:href="file:///C:/Windows%20NT%204.0%20Workstation%20Profile/ContinEHCS/PSSCI%20Comparison%202005.xls" table:table-name="V_Compariso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6" table:style-name="ta7">
        <table:table-source xlink:href="file:///C:/Windows%20NT%204.0%20Workstation%20Profile/ContinEHCS/PSSCI%20Comparison%202005.xls" table:table-name="VND_Compariso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6" table:style-name="ta7">
        <table:table-source xlink:href="file:///C:/Windows%20NT%204.0%20Workstation%20Profile/ContinEHCS/PSSCI%20Comparison%202005.xls" table:table-name="Social_Compariso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6" table:style-name="ta7">
        <table:table-source xlink:href="file:///C:/Windows%20NT%204.0%20Workstation%20Profile/ContinEHCS/PSSCI%20Comparison%202005.xls" table:table-name="CI_around_WLS_lin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6" table:style-name="ta7">
        <table:table-source xlink:href="file:///C:/Windows%20NT%204.0%20Workstation%20Profile/ContinEHCS/PSSCI%20Comparison%202005.xls" table:table-name="CI_WLS_Eng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6" table:style-name="ta7">
        <table:table-source xlink:href="file:///C:/Windows%20NT%204.0%20Workstation%20Profile/ContinEHCS/PSSCI%20Comparison%202005.xls" table:table-name="CI_compariso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6" table:style-name="ta7">
        <table:table-source xlink:href="file:///C:/Windows%20NT%204.0%20Workstation%20Profile/ContinEHCS/PSSCI%20Comparison%202005.xls" table:table-name="CI_Soc_WLS_line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6" table:style-name="ta7">
        <table:table-source xlink:href="file:///C:/Windows%20NT%204.0%20Workstation%20Profile/ContinEHCS/PSSCI%20Comparison%202005.xls" table:table-name="1991_Variabl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6" table:style-name="ta7">
        <table:table-source xlink:href="file:///C:/Windows%20NT%204.0%20Workstation%20Profile/ContinEHCS/PSSCI%20Comparison%202005.xls" table:table-name="1996_Variabl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6" table:style-name="ta7">
        <table:table-source xlink:href="file:///C:/Windows%20NT%204.0%20Workstation%20Profile/ContinEHCS/PSSCI%20Comparison%202005.xls" table:table-name="2001_Variabl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6" table:style-name="ta7">
        <table:table-source xlink:href="file:///C:/Windows%20NT%204.0%20Workstation%20Profile/ContinEHCS/PSSCI%20Comparison%202005.xls" table:table-name="Costs_Comparison_(2)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9" table:style-name="ta7">
        <table:table-source xlink:href="file:///C:/Windows%20NT%204.0%20Workstation%20Profile/ContinEHCS/PSSCI%20Comparison%202005.xls" table:table-name="SE_Compariso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9" table:style-name="ta7">
        <table:table-source xlink:href="file:///C:/Windows%20NT%204.0%20Workstation%20Profile/ContinEHCS/PSSCI%20Comparison%202005.xls" table:table-name="SE_v_Mod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9" table:style-name="ta7">
        <table:table-source xlink:href="file:///C:/Windows%20NT%204.0%20Workstation%20Profile/ContinEHCS/PSSCI%20Comparison%202005.xls" table:table-name="Mod_Compariso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9" table:style-name="ta7">
        <table:table-source xlink:href="file:///C:/Windows%20NT%204.0%20Workstation%20Profile/ContinEHCS/PSSCI%20Comparison%202005.xls" table:table-name="V_Compariso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9" table:style-name="ta7">
        <table:table-source xlink:href="file:///C:/Windows%20NT%204.0%20Workstation%20Profile/ContinEHCS/PSSCI%20Comparison%202005.xls" table:table-name="VND_Compariso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9" table:style-name="ta7">
        <table:table-source xlink:href="file:///C:/Windows%20NT%204.0%20Workstation%20Profile/ContinEHCS/PSSCI%20Comparison%202005.xls" table:table-name="Social_Compariso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9" table:style-name="ta7">
        <table:table-source xlink:href="file:///C:/Windows%20NT%204.0%20Workstation%20Profile/ContinEHCS/PSSCI%20Comparison%202005.xls" table:table-name="CI_around_WLS_lin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9" table:style-name="ta7">
        <table:table-source xlink:href="file:///C:/Windows%20NT%204.0%20Workstation%20Profile/ContinEHCS/PSSCI%20Comparison%202005.xls" table:table-name="CI_WLS_Eng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9" table:style-name="ta7">
        <table:table-source xlink:href="file:///C:/Windows%20NT%204.0%20Workstation%20Profile/ContinEHCS/PSSCI%20Comparison%202005.xls" table:table-name="CI_compariso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9" table:style-name="ta7">
        <table:table-source xlink:href="file:///C:/Windows%20NT%204.0%20Workstation%20Profile/ContinEHCS/PSSCI%20Comparison%202005.xls" table:table-name="CI_Soc_WLS_line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9" table:style-name="ta7">
        <table:table-source xlink:href="file:///C:/Windows%20NT%204.0%20Workstation%20Profile/ContinEHCS/PSSCI%20Comparison%202005.xls" table:table-name="1991_Variabl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9" table:style-name="ta7">
        <table:table-source xlink:href="file:///C:/Windows%20NT%204.0%20Workstation%20Profile/ContinEHCS/PSSCI%20Comparison%202005.xls" table:table-name="1996_Variabl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9" table:style-name="ta7">
        <table:table-source xlink:href="file:///C:/Windows%20NT%204.0%20Workstation%20Profile/ContinEHCS/PSSCI%20Comparison%202005.xls" table:table-name="2001_Variabl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9" table:style-name="ta7">
        <table:table-source xlink:href="file:///C:/Windows%20NT%204.0%20Workstation%20Profile/ContinEHCS/PSSCI%20Comparison%202005.xls" table:table-name="Costs_Comparison_(2)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8" table:style-name="ta7">
        <table:table-source xlink:href="file:///C:/Windows%20NT%204.0%20Workstation%20Profile/ContinEHCS/PSSCI%20Comparison%202005.xls" table:table-name="SE_Compariso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8" table:style-name="ta7">
        <table:table-source xlink:href="file:///C:/Windows%20NT%204.0%20Workstation%20Profile/ContinEHCS/PSSCI%20Comparison%202005.xls" table:table-name="SE_v_Mod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8" table:style-name="ta7">
        <table:table-source xlink:href="file:///C:/Windows%20NT%204.0%20Workstation%20Profile/ContinEHCS/PSSCI%20Comparison%202005.xls" table:table-name="Mod_Compariso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8" table:style-name="ta7">
        <table:table-source xlink:href="file:///C:/Windows%20NT%204.0%20Workstation%20Profile/ContinEHCS/PSSCI%20Comparison%202005.xls" table:table-name="V_Compariso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8" table:style-name="ta7">
        <table:table-source xlink:href="file:///C:/Windows%20NT%204.0%20Workstation%20Profile/ContinEHCS/PSSCI%20Comparison%202005.xls" table:table-name="VND_Compariso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8" table:style-name="ta7">
        <table:table-source xlink:href="file:///C:/Windows%20NT%204.0%20Workstation%20Profile/ContinEHCS/PSSCI%20Comparison%202005.xls" table:table-name="Social_Compariso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8" table:style-name="ta7">
        <table:table-source xlink:href="file:///C:/Windows%20NT%204.0%20Workstation%20Profile/ContinEHCS/PSSCI%20Comparison%202005.xls" table:table-name="CI_around_WLS_lin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8" table:style-name="ta7">
        <table:table-source xlink:href="file:///C:/Windows%20NT%204.0%20Workstation%20Profile/ContinEHCS/PSSCI%20Comparison%202005.xls" table:table-name="CI_WLS_Eng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8" table:style-name="ta7">
        <table:table-source xlink:href="file:///C:/Windows%20NT%204.0%20Workstation%20Profile/ContinEHCS/PSSCI%20Comparison%202005.xls" table:table-name="CI_compariso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8" table:style-name="ta7">
        <table:table-source xlink:href="file:///C:/Windows%20NT%204.0%20Workstation%20Profile/ContinEHCS/PSSCI%20Comparison%202005.xls" table:table-name="CI_Soc_WLS_line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8" table:style-name="ta7">
        <table:table-source xlink:href="file:///C:/Windows%20NT%204.0%20Workstation%20Profile/ContinEHCS/PSSCI%20Comparison%202005.xls" table:table-name="1991_Variabl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8" table:style-name="ta7">
        <table:table-source xlink:href="file:///C:/Windows%20NT%204.0%20Workstation%20Profile/ContinEHCS/PSSCI%20Comparison%202005.xls" table:table-name="1996_Variabl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8" table:style-name="ta7">
        <table:table-source xlink:href="file:///C:/Windows%20NT%204.0%20Workstation%20Profile/ContinEHCS/PSSCI%20Comparison%202005.xls" table:table-name="2001_Variabl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8" table:style-name="ta7">
        <table:table-source xlink:href="file:///C:/Windows%20NT%204.0%20Workstation%20Profile/ContinEHCS/PSSCI%20Comparison%202005.xls" table:table-name="Costs_Comparison_(2)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11" table:style-name="ta7">
        <table:table-source xlink:href="file:///C:/Windows%20NT%204.0%20Workstation%20Profile/ContinEHCS/PSSCI%20Comparison%202005.xls" table:table-name="SE_Compariso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11" table:style-name="ta7">
        <table:table-source xlink:href="file:///C:/Windows%20NT%204.0%20Workstation%20Profile/ContinEHCS/PSSCI%20Comparison%202005.xls" table:table-name="SE_v_Mod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11" table:style-name="ta7">
        <table:table-source xlink:href="file:///C:/Windows%20NT%204.0%20Workstation%20Profile/ContinEHCS/PSSCI%20Comparison%202005.xls" table:table-name="Mod_Compariso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11" table:style-name="ta7">
        <table:table-source xlink:href="file:///C:/Windows%20NT%204.0%20Workstation%20Profile/ContinEHCS/PSSCI%20Comparison%202005.xls" table:table-name="V_Compariso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11" table:style-name="ta7">
        <table:table-source xlink:href="file:///C:/Windows%20NT%204.0%20Workstation%20Profile/ContinEHCS/PSSCI%20Comparison%202005.xls" table:table-name="VND_Compariso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11" table:style-name="ta7">
        <table:table-source xlink:href="file:///C:/Windows%20NT%204.0%20Workstation%20Profile/ContinEHCS/PSSCI%20Comparison%202005.xls" table:table-name="Social_Compariso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11" table:style-name="ta7">
        <table:table-source xlink:href="file:///C:/Windows%20NT%204.0%20Workstation%20Profile/ContinEHCS/PSSCI%20Comparison%202005.xls" table:table-name="CI_around_WLS_line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11" table:style-name="ta7">
        <table:table-source xlink:href="file:///C:/Windows%20NT%204.0%20Workstation%20Profile/ContinEHCS/PSSCI%20Comparison%202005.xls" table:table-name="CI_WLS_Eng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11" table:style-name="ta7">
        <table:table-source xlink:href="file:///C:/Windows%20NT%204.0%20Workstation%20Profile/ContinEHCS/PSSCI%20Comparison%202005.xls" table:table-name="CI_compariso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11" table:style-name="ta7">
        <table:table-source xlink:href="file:///C:/Windows%20NT%204.0%20Workstation%20Profile/ContinEHCS/PSSCI%20Comparison%202005.xls" table:table-name="CI_Soc_WLS_line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11" table:style-name="ta7">
        <table:table-source xlink:href="file:///C:/Windows%20NT%204.0%20Workstation%20Profile/ContinEHCS/PSSCI%20Comparison%202005.xls" table:table-name="1991_Variabl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11" table:style-name="ta7">
        <table:table-source xlink:href="file:///C:/Windows%20NT%204.0%20Workstation%20Profile/ContinEHCS/PSSCI%20Comparison%202005.xls" table:table-name="1996_Variabl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11" table:style-name="ta7">
        <table:table-source xlink:href="file:///C:/Windows%20NT%204.0%20Workstation%20Profile/ContinEHCS/PSSCI%20Comparison%202005.xls" table:table-name="2001_Variabl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11" table:style-name="ta7">
        <table:table-source xlink:href="file:///C:/Windows%20NT%204.0%20Workstation%20Profile/ContinEHCS/PSSCI%20Comparison%202005.xls" table:table-name="Costs_Comparison_(2)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12" table:style-name="ta7">
        <table:table-source xlink:href="file:///C:/Windows%20NT%204.0%20Workstation%20Profile/ContinEHCS/PSSCI%20Comparison%202005.xls" table:table-name="SE_Compariso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12" table:style-name="ta7">
        <table:table-source xlink:href="file:///C:/Windows%20NT%204.0%20Workstation%20Profile/ContinEHCS/PSSCI%20Comparison%202005.xls" table:table-name="SE_v_Mod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12" table:style-name="ta7">
        <table:table-source xlink:href="file:///C:/Windows%20NT%204.0%20Workstation%20Profile/ContinEHCS/PSSCI%20Comparison%202005.xls" table:table-name="Mod_Compariso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12" table:style-name="ta7">
        <table:table-source xlink:href="file:///C:/Windows%20NT%204.0%20Workstation%20Profile/ContinEHCS/PSSCI%20Comparison%202005.xls" table:table-name="V_Compariso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12" table:style-name="ta7">
        <table:table-source xlink:href="file:///C:/Windows%20NT%204.0%20Workstation%20Profile/ContinEHCS/PSSCI%20Comparison%202005.xls" table:table-name="VND_Compariso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12" table:style-name="ta7">
        <table:table-source xlink:href="file:///C:/Windows%20NT%204.0%20Workstation%20Profile/ContinEHCS/PSSCI%20Comparison%202005.xls" table:table-name="Social_Compariso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12" table:style-name="ta7">
        <table:table-source xlink:href="file:///C:/Windows%20NT%204.0%20Workstation%20Profile/ContinEHCS/PSSCI%20Comparison%202005.xls" table:table-name="CI_around_WLS_line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12" table:style-name="ta7">
        <table:table-source xlink:href="file:///C:/Windows%20NT%204.0%20Workstation%20Profile/ContinEHCS/PSSCI%20Comparison%202005.xls" table:table-name="CI_WLS_Eng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12" table:style-name="ta7">
        <table:table-source xlink:href="file:///C:/Windows%20NT%204.0%20Workstation%20Profile/ContinEHCS/PSSCI%20Comparison%202005.xls" table:table-name="CI_compariso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12" table:style-name="ta7">
        <table:table-source xlink:href="file:///C:/Windows%20NT%204.0%20Workstation%20Profile/ContinEHCS/PSSCI%20Comparison%202005.xls" table:table-name="CI_Soc_WLS_line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12" table:style-name="ta7">
        <table:table-source xlink:href="file:///C:/Windows%20NT%204.0%20Workstation%20Profile/ContinEHCS/PSSCI%20Comparison%202005.xls" table:table-name="1991_Variabl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12" table:style-name="ta7">
        <table:table-source xlink:href="file:///C:/Windows%20NT%204.0%20Workstation%20Profile/ContinEHCS/PSSCI%20Comparison%202005.xls" table:table-name="1996_Variabl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12" table:style-name="ta7">
        <table:table-source xlink:href="file:///C:/Windows%20NT%204.0%20Workstation%20Profile/ContinEHCS/PSSCI%20Comparison%202005.xls" table:table-name="2001_Variabl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12" table:style-name="ta7">
        <table:table-source xlink:href="file:///C:/Windows%20NT%204.0%20Workstation%20Profile/ContinEHCS/PSSCI%20Comparison%202005.xls" table:table-name="Costs_Comparison_(2)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13" table:style-name="ta7">
        <table:table-source xlink:href="file:///C:/Windows%20NT%204.0%20Workstation%20Profile/ContinEHCS/PSSCI%20Comparison%202005.xls" table:table-name="SE_Compariso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13" table:style-name="ta7">
        <table:table-source xlink:href="file:///C:/Windows%20NT%204.0%20Workstation%20Profile/ContinEHCS/PSSCI%20Comparison%202005.xls" table:table-name="SE_v_Mod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13" table:style-name="ta7">
        <table:table-source xlink:href="file:///C:/Windows%20NT%204.0%20Workstation%20Profile/ContinEHCS/PSSCI%20Comparison%202005.xls" table:table-name="Mod_Compariso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13" table:style-name="ta7">
        <table:table-source xlink:href="file:///C:/Windows%20NT%204.0%20Workstation%20Profile/ContinEHCS/PSSCI%20Comparison%202005.xls" table:table-name="V_Compariso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13" table:style-name="ta7">
        <table:table-source xlink:href="file:///C:/Windows%20NT%204.0%20Workstation%20Profile/ContinEHCS/PSSCI%20Comparison%202005.xls" table:table-name="VND_Compariso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13" table:style-name="ta7">
        <table:table-source xlink:href="file:///C:/Windows%20NT%204.0%20Workstation%20Profile/ContinEHCS/PSSCI%20Comparison%202005.xls" table:table-name="Social_Compariso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13" table:style-name="ta7">
        <table:table-source xlink:href="file:///C:/Windows%20NT%204.0%20Workstation%20Profile/ContinEHCS/PSSCI%20Comparison%202005.xls" table:table-name="CI_around_WLS_line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13" table:style-name="ta7">
        <table:table-source xlink:href="file:///C:/Windows%20NT%204.0%20Workstation%20Profile/ContinEHCS/PSSCI%20Comparison%202005.xls" table:table-name="CI_WLS_Eng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13" table:style-name="ta7">
        <table:table-source xlink:href="file:///C:/Windows%20NT%204.0%20Workstation%20Profile/ContinEHCS/PSSCI%20Comparison%202005.xls" table:table-name="CI_compariso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13" table:style-name="ta7">
        <table:table-source xlink:href="file:///C:/Windows%20NT%204.0%20Workstation%20Profile/ContinEHCS/PSSCI%20Comparison%202005.xls" table:table-name="CI_Soc_WLS_line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13" table:style-name="ta7">
        <table:table-source xlink:href="file:///C:/Windows%20NT%204.0%20Workstation%20Profile/ContinEHCS/PSSCI%20Comparison%202005.xls" table:table-name="1991_Variable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13" table:style-name="ta7">
        <table:table-source xlink:href="file:///C:/Windows%20NT%204.0%20Workstation%20Profile/ContinEHCS/PSSCI%20Comparison%202005.xls" table:table-name="1996_Variable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13" table:style-name="ta7">
        <table:table-source xlink:href="file:///C:/Windows%20NT%204.0%20Workstation%20Profile/ContinEHCS/PSSCI%20Comparison%202005.xls" table:table-name="2001_Variable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13" table:style-name="ta7">
        <table:table-source xlink:href="file:///C:/Windows%20NT%204.0%20Workstation%20Profile/ContinEHCS/PSSCI%20Comparison%202005.xls" table:table-name="Costs_Comparison_(2)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14" table:style-name="ta7">
        <table:table-source xlink:href="file:///C:/Windows%20NT%204.0%20Workstation%20Profile/ContinEHCS/PSSCI%20Comparison%202005.xls" table:table-name="SE_Compariso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14" table:style-name="ta7">
        <table:table-source xlink:href="file:///C:/Windows%20NT%204.0%20Workstation%20Profile/ContinEHCS/PSSCI%20Comparison%202005.xls" table:table-name="SE_v_Mod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14" table:style-name="ta7">
        <table:table-source xlink:href="file:///C:/Windows%20NT%204.0%20Workstation%20Profile/ContinEHCS/PSSCI%20Comparison%202005.xls" table:table-name="Mod_Compariso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14" table:style-name="ta7">
        <table:table-source xlink:href="file:///C:/Windows%20NT%204.0%20Workstation%20Profile/ContinEHCS/PSSCI%20Comparison%202005.xls" table:table-name="V_Compariso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14" table:style-name="ta7">
        <table:table-source xlink:href="file:///C:/Windows%20NT%204.0%20Workstation%20Profile/ContinEHCS/PSSCI%20Comparison%202005.xls" table:table-name="VND_Compariso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14" table:style-name="ta7">
        <table:table-source xlink:href="file:///C:/Windows%20NT%204.0%20Workstation%20Profile/ContinEHCS/PSSCI%20Comparison%202005.xls" table:table-name="Social_Compariso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14" table:style-name="ta7">
        <table:table-source xlink:href="file:///C:/Windows%20NT%204.0%20Workstation%20Profile/ContinEHCS/PSSCI%20Comparison%202005.xls" table:table-name="CI_around_WLS_line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14" table:style-name="ta7">
        <table:table-source xlink:href="file:///C:/Windows%20NT%204.0%20Workstation%20Profile/ContinEHCS/PSSCI%20Comparison%202005.xls" table:table-name="CI_WLS_Eng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14" table:style-name="ta7">
        <table:table-source xlink:href="file:///C:/Windows%20NT%204.0%20Workstation%20Profile/ContinEHCS/PSSCI%20Comparison%202005.xls" table:table-name="CI_compariso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14" table:style-name="ta7">
        <table:table-source xlink:href="file:///C:/Windows%20NT%204.0%20Workstation%20Profile/ContinEHCS/PSSCI%20Comparison%202005.xls" table:table-name="CI_Soc_WLS_line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14" table:style-name="ta7">
        <table:table-source xlink:href="file:///C:/Windows%20NT%204.0%20Workstation%20Profile/ContinEHCS/PSSCI%20Comparison%202005.xls" table:table-name="1991_Variable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14" table:style-name="ta7">
        <table:table-source xlink:href="file:///C:/Windows%20NT%204.0%20Workstation%20Profile/ContinEHCS/PSSCI%20Comparison%202005.xls" table:table-name="1996_Variable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14" table:style-name="ta7">
        <table:table-source xlink:href="file:///C:/Windows%20NT%204.0%20Workstation%20Profile/ContinEHCS/PSSCI%20Comparison%202005.xls" table:table-name="2001_Variable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14" table:style-name="ta7">
        <table:table-source xlink:href="file:///C:/Windows%20NT%204.0%20Workstation%20Profile/ContinEHCS/PSSCI%20Comparison%202005.xls" table:table-name="Costs_Comparison_(2)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15" table:style-name="ta7">
        <table:table-source xlink:href="file:///C:/Windows%20NT%204.0%20Workstation%20Profile/ContinEHCS/PSSCI%20Comparison%202005.xls" table:table-name="SE_Compariso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15" table:style-name="ta7">
        <table:table-source xlink:href="file:///C:/Windows%20NT%204.0%20Workstation%20Profile/ContinEHCS/PSSCI%20Comparison%202005.xls" table:table-name="SE_v_Mod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15" table:style-name="ta7">
        <table:table-source xlink:href="file:///C:/Windows%20NT%204.0%20Workstation%20Profile/ContinEHCS/PSSCI%20Comparison%202005.xls" table:table-name="Mod_Compariso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15" table:style-name="ta7">
        <table:table-source xlink:href="file:///C:/Windows%20NT%204.0%20Workstation%20Profile/ContinEHCS/PSSCI%20Comparison%202005.xls" table:table-name="V_Compariso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15" table:style-name="ta7">
        <table:table-source xlink:href="file:///C:/Windows%20NT%204.0%20Workstation%20Profile/ContinEHCS/PSSCI%20Comparison%202005.xls" table:table-name="VND_Compariso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15" table:style-name="ta7">
        <table:table-source xlink:href="file:///C:/Windows%20NT%204.0%20Workstation%20Profile/ContinEHCS/PSSCI%20Comparison%202005.xls" table:table-name="Social_Compariso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15" table:style-name="ta7">
        <table:table-source xlink:href="file:///C:/Windows%20NT%204.0%20Workstation%20Profile/ContinEHCS/PSSCI%20Comparison%202005.xls" table:table-name="CI_around_WLS_line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15" table:style-name="ta7">
        <table:table-source xlink:href="file:///C:/Windows%20NT%204.0%20Workstation%20Profile/ContinEHCS/PSSCI%20Comparison%202005.xls" table:table-name="CI_WLS_Eng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15" table:style-name="ta7">
        <table:table-source xlink:href="file:///C:/Windows%20NT%204.0%20Workstation%20Profile/ContinEHCS/PSSCI%20Comparison%202005.xls" table:table-name="CI_compariso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15" table:style-name="ta7">
        <table:table-source xlink:href="file:///C:/Windows%20NT%204.0%20Workstation%20Profile/ContinEHCS/PSSCI%20Comparison%202005.xls" table:table-name="CI_Soc_WLS_line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15" table:style-name="ta7">
        <table:table-source xlink:href="file:///C:/Windows%20NT%204.0%20Workstation%20Profile/ContinEHCS/PSSCI%20Comparison%202005.xls" table:table-name="1991_Variable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15" table:style-name="ta7">
        <table:table-source xlink:href="file:///C:/Windows%20NT%204.0%20Workstation%20Profile/ContinEHCS/PSSCI%20Comparison%202005.xls" table:table-name="1996_Variable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15" table:style-name="ta7">
        <table:table-source xlink:href="file:///C:/Windows%20NT%204.0%20Workstation%20Profile/ContinEHCS/PSSCI%20Comparison%202005.xls" table:table-name="2001_Variable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15" table:style-name="ta7">
        <table:table-source xlink:href="file:///C:/Windows%20NT%204.0%20Workstation%20Profile/ContinEHCS/PSSCI%20Comparison%202005.xls" table:table-name="Costs_Comparison_(2)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17" table:style-name="ta7">
        <table:table-source xlink:href="file:///C:/Windows%20NT%204.0%20Workstation%20Profile/ContinEHCS/PSSCI%20Comparison%202005.xls" table:table-name="SE_Compariso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17" table:style-name="ta7">
        <table:table-source xlink:href="file:///C:/Windows%20NT%204.0%20Workstation%20Profile/ContinEHCS/PSSCI%20Comparison%202005.xls" table:table-name="SE_v_Mod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17" table:style-name="ta7">
        <table:table-source xlink:href="file:///C:/Windows%20NT%204.0%20Workstation%20Profile/ContinEHCS/PSSCI%20Comparison%202005.xls" table:table-name="Mod_Compariso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17" table:style-name="ta7">
        <table:table-source xlink:href="file:///C:/Windows%20NT%204.0%20Workstation%20Profile/ContinEHCS/PSSCI%20Comparison%202005.xls" table:table-name="V_Compariso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17" table:style-name="ta7">
        <table:table-source xlink:href="file:///C:/Windows%20NT%204.0%20Workstation%20Profile/ContinEHCS/PSSCI%20Comparison%202005.xls" table:table-name="VND_Compariso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17" table:style-name="ta7">
        <table:table-source xlink:href="file:///C:/Windows%20NT%204.0%20Workstation%20Profile/ContinEHCS/PSSCI%20Comparison%202005.xls" table:table-name="Social_Compariso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17" table:style-name="ta7">
        <table:table-source xlink:href="file:///C:/Windows%20NT%204.0%20Workstation%20Profile/ContinEHCS/PSSCI%20Comparison%202005.xls" table:table-name="CI_around_WLS_line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17" table:style-name="ta7">
        <table:table-source xlink:href="file:///C:/Windows%20NT%204.0%20Workstation%20Profile/ContinEHCS/PSSCI%20Comparison%202005.xls" table:table-name="CI_WLS_Eng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17" table:style-name="ta7">
        <table:table-source xlink:href="file:///C:/Windows%20NT%204.0%20Workstation%20Profile/ContinEHCS/PSSCI%20Comparison%202005.xls" table:table-name="CI_compariso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17" table:style-name="ta7">
        <table:table-source xlink:href="file:///C:/Windows%20NT%204.0%20Workstation%20Profile/ContinEHCS/PSSCI%20Comparison%202005.xls" table:table-name="CI_Soc_WLS_line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17" table:style-name="ta7">
        <table:table-source xlink:href="file:///C:/Windows%20NT%204.0%20Workstation%20Profile/ContinEHCS/PSSCI%20Comparison%202005.xls" table:table-name="1991_Variable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17" table:style-name="ta7">
        <table:table-source xlink:href="file:///C:/Windows%20NT%204.0%20Workstation%20Profile/ContinEHCS/PSSCI%20Comparison%202005.xls" table:table-name="1996_Variable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17" table:style-name="ta7">
        <table:table-source xlink:href="file:///C:/Windows%20NT%204.0%20Workstation%20Profile/ContinEHCS/PSSCI%20Comparison%202005.xls" table:table-name="2001_Variable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17" table:style-name="ta7">
        <table:table-source xlink:href="file:///C:/Windows%20NT%204.0%20Workstation%20Profile/ContinEHCS/PSSCI%20Comparison%202005.xls" table:table-name="Costs_Comparison_(2)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16" table:style-name="ta7">
        <table:table-source xlink:href="file:///C:/Windows%20NT%204.0%20Workstation%20Profile/ContinEHCS/PSSCI%20Comparison%202005.xls" table:table-name="SE_Compariso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16" table:style-name="ta7">
        <table:table-source xlink:href="file:///C:/Windows%20NT%204.0%20Workstation%20Profile/ContinEHCS/PSSCI%20Comparison%202005.xls" table:table-name="SE_v_Mod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16" table:style-name="ta7">
        <table:table-source xlink:href="file:///C:/Windows%20NT%204.0%20Workstation%20Profile/ContinEHCS/PSSCI%20Comparison%202005.xls" table:table-name="Mod_Compariso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16" table:style-name="ta7">
        <table:table-source xlink:href="file:///C:/Windows%20NT%204.0%20Workstation%20Profile/ContinEHCS/PSSCI%20Comparison%202005.xls" table:table-name="V_Compariso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16" table:style-name="ta7">
        <table:table-source xlink:href="file:///C:/Windows%20NT%204.0%20Workstation%20Profile/ContinEHCS/PSSCI%20Comparison%202005.xls" table:table-name="VND_Compariso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16" table:style-name="ta7">
        <table:table-source xlink:href="file:///C:/Windows%20NT%204.0%20Workstation%20Profile/ContinEHCS/PSSCI%20Comparison%202005.xls" table:table-name="Social_Compariso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16" table:style-name="ta7">
        <table:table-source xlink:href="file:///C:/Windows%20NT%204.0%20Workstation%20Profile/ContinEHCS/PSSCI%20Comparison%202005.xls" table:table-name="CI_around_WLS_line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16" table:style-name="ta7">
        <table:table-source xlink:href="file:///C:/Windows%20NT%204.0%20Workstation%20Profile/ContinEHCS/PSSCI%20Comparison%202005.xls" table:table-name="CI_WLS_Eng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16" table:style-name="ta7">
        <table:table-source xlink:href="file:///C:/Windows%20NT%204.0%20Workstation%20Profile/ContinEHCS/PSSCI%20Comparison%202005.xls" table:table-name="CI_compariso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16" table:style-name="ta7">
        <table:table-source xlink:href="file:///C:/Windows%20NT%204.0%20Workstation%20Profile/ContinEHCS/PSSCI%20Comparison%202005.xls" table:table-name="CI_Soc_WLS_line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16" table:style-name="ta7">
        <table:table-source xlink:href="file:///C:/Windows%20NT%204.0%20Workstation%20Profile/ContinEHCS/PSSCI%20Comparison%202005.xls" table:table-name="1991_Variable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16" table:style-name="ta7">
        <table:table-source xlink:href="file:///C:/Windows%20NT%204.0%20Workstation%20Profile/ContinEHCS/PSSCI%20Comparison%202005.xls" table:table-name="1996_Variable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16" table:style-name="ta7">
        <table:table-source xlink:href="file:///C:/Windows%20NT%204.0%20Workstation%20Profile/ContinEHCS/PSSCI%20Comparison%202005.xls" table:table-name="2001_Variable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16" table:style-name="ta7">
        <table:table-source xlink:href="file:///C:/Windows%20NT%204.0%20Workstation%20Profile/ContinEHCS/PSSCI%20Comparison%202005.xls" table:table-name="Costs_Comparison_(2)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18" table:style-name="ta7">
        <table:table-source xlink:href="file:///C:/Windows%20NT%204.0%20Workstation%20Profile/ContinEHCS/PSSCI%20Comparison%202005.xls" table:table-name="SE_Compariso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18" table:style-name="ta7">
        <table:table-source xlink:href="file:///C:/Windows%20NT%204.0%20Workstation%20Profile/ContinEHCS/PSSCI%20Comparison%202005.xls" table:table-name="SE_v_Mod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18" table:style-name="ta7">
        <table:table-source xlink:href="file:///C:/Windows%20NT%204.0%20Workstation%20Profile/ContinEHCS/PSSCI%20Comparison%202005.xls" table:table-name="Mod_Compariso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18" table:style-name="ta7">
        <table:table-source xlink:href="file:///C:/Windows%20NT%204.0%20Workstation%20Profile/ContinEHCS/PSSCI%20Comparison%202005.xls" table:table-name="V_Compariso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18" table:style-name="ta7">
        <table:table-source xlink:href="file:///C:/Windows%20NT%204.0%20Workstation%20Profile/ContinEHCS/PSSCI%20Comparison%202005.xls" table:table-name="VND_Compariso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18" table:style-name="ta7">
        <table:table-source xlink:href="file:///C:/Windows%20NT%204.0%20Workstation%20Profile/ContinEHCS/PSSCI%20Comparison%202005.xls" table:table-name="Social_Compariso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18" table:style-name="ta7">
        <table:table-source xlink:href="file:///C:/Windows%20NT%204.0%20Workstation%20Profile/ContinEHCS/PSSCI%20Comparison%202005.xls" table:table-name="CI_around_WLS_line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18" table:style-name="ta7">
        <table:table-source xlink:href="file:///C:/Windows%20NT%204.0%20Workstation%20Profile/ContinEHCS/PSSCI%20Comparison%202005.xls" table:table-name="CI_WLS_Eng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18" table:style-name="ta7">
        <table:table-source xlink:href="file:///C:/Windows%20NT%204.0%20Workstation%20Profile/ContinEHCS/PSSCI%20Comparison%202005.xls" table:table-name="CI_compariso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18" table:style-name="ta7">
        <table:table-source xlink:href="file:///C:/Windows%20NT%204.0%20Workstation%20Profile/ContinEHCS/PSSCI%20Comparison%202005.xls" table:table-name="CI_Soc_WLS_line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18" table:style-name="ta7">
        <table:table-source xlink:href="file:///C:/Windows%20NT%204.0%20Workstation%20Profile/ContinEHCS/PSSCI%20Comparison%202005.xls" table:table-name="1991_Variable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18" table:style-name="ta7">
        <table:table-source xlink:href="file:///C:/Windows%20NT%204.0%20Workstation%20Profile/ContinEHCS/PSSCI%20Comparison%202005.xls" table:table-name="1996_Variable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18" table:style-name="ta7">
        <table:table-source xlink:href="file:///C:/Windows%20NT%204.0%20Workstation%20Profile/ContinEHCS/PSSCI%20Comparison%202005.xls" table:table-name="2001_Variable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18" table:style-name="ta7">
        <table:table-source xlink:href="file:///C:/Windows%20NT%204.0%20Workstation%20Profile/ContinEHCS/PSSCI%20Comparison%202005.xls" table:table-name="Costs_Comparison_(2)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20" table:style-name="ta7">
        <table:table-source xlink:href="file:///C:/Windows%20NT%204.0%20Workstation%20Profile/ContinEHCS/PSSCI%20Comparison%202005.xls" table:table-name="SE_Compariso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20" table:style-name="ta7">
        <table:table-source xlink:href="file:///C:/Windows%20NT%204.0%20Workstation%20Profile/ContinEHCS/PSSCI%20Comparison%202005.xls" table:table-name="SE_v_Mod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20" table:style-name="ta7">
        <table:table-source xlink:href="file:///C:/Windows%20NT%204.0%20Workstation%20Profile/ContinEHCS/PSSCI%20Comparison%202005.xls" table:table-name="Mod_Compariso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20" table:style-name="ta7">
        <table:table-source xlink:href="file:///C:/Windows%20NT%204.0%20Workstation%20Profile/ContinEHCS/PSSCI%20Comparison%202005.xls" table:table-name="V_Compariso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20" table:style-name="ta7">
        <table:table-source xlink:href="file:///C:/Windows%20NT%204.0%20Workstation%20Profile/ContinEHCS/PSSCI%20Comparison%202005.xls" table:table-name="VND_Compariso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20" table:style-name="ta7">
        <table:table-source xlink:href="file:///C:/Windows%20NT%204.0%20Workstation%20Profile/ContinEHCS/PSSCI%20Comparison%202005.xls" table:table-name="Social_Compariso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20" table:style-name="ta7">
        <table:table-source xlink:href="file:///C:/Windows%20NT%204.0%20Workstation%20Profile/ContinEHCS/PSSCI%20Comparison%202005.xls" table:table-name="CI_around_WLS_line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20" table:style-name="ta7">
        <table:table-source xlink:href="file:///C:/Windows%20NT%204.0%20Workstation%20Profile/ContinEHCS/PSSCI%20Comparison%202005.xls" table:table-name="CI_WLS_Eng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20" table:style-name="ta7">
        <table:table-source xlink:href="file:///C:/Windows%20NT%204.0%20Workstation%20Profile/ContinEHCS/PSSCI%20Comparison%202005.xls" table:table-name="CI_compariso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20" table:style-name="ta7">
        <table:table-source xlink:href="file:///C:/Windows%20NT%204.0%20Workstation%20Profile/ContinEHCS/PSSCI%20Comparison%202005.xls" table:table-name="CI_Soc_WLS_line_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20" table:style-name="ta7">
        <table:table-source xlink:href="file:///C:/Windows%20NT%204.0%20Workstation%20Profile/ContinEHCS/PSSCI%20Comparison%202005.xls" table:table-name="1991_Variable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20" table:style-name="ta7">
        <table:table-source xlink:href="file:///C:/Windows%20NT%204.0%20Workstation%20Profile/ContinEHCS/PSSCI%20Comparison%202005.xls" table:table-name="1996_Variable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20" table:style-name="ta7">
        <table:table-source xlink:href="file:///C:/Windows%20NT%204.0%20Workstation%20Profile/ContinEHCS/PSSCI%20Comparison%202005.xls" table:table-name="2001_Variable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20" table:style-name="ta7">
        <table:table-source xlink:href="file:///C:/Windows%20NT%204.0%20Workstation%20Profile/ContinEHCS/PSSCI%20Comparison%202005.xls" table:table-name="Costs_Comparison_(2)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21" table:style-name="ta7">
        <table:table-source xlink:href="file:///C:/Windows%20NT%204.0%20Workstation%20Profile/ContinEHCS/PSSCI%20Comparison%202005.xls" table:table-name="SE_Compariso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21" table:style-name="ta7">
        <table:table-source xlink:href="file:///C:/Windows%20NT%204.0%20Workstation%20Profile/ContinEHCS/PSSCI%20Comparison%202005.xls" table:table-name="SE_v_Mod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21" table:style-name="ta7">
        <table:table-source xlink:href="file:///C:/Windows%20NT%204.0%20Workstation%20Profile/ContinEHCS/PSSCI%20Comparison%202005.xls" table:table-name="Mod_Compariso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21" table:style-name="ta7">
        <table:table-source xlink:href="file:///C:/Windows%20NT%204.0%20Workstation%20Profile/ContinEHCS/PSSCI%20Comparison%202005.xls" table:table-name="V_Compariso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21" table:style-name="ta7">
        <table:table-source xlink:href="file:///C:/Windows%20NT%204.0%20Workstation%20Profile/ContinEHCS/PSSCI%20Comparison%202005.xls" table:table-name="VND_Compariso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21" table:style-name="ta7">
        <table:table-source xlink:href="file:///C:/Windows%20NT%204.0%20Workstation%20Profile/ContinEHCS/PSSCI%20Comparison%202005.xls" table:table-name="Social_Compariso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21" table:style-name="ta7">
        <table:table-source xlink:href="file:///C:/Windows%20NT%204.0%20Workstation%20Profile/ContinEHCS/PSSCI%20Comparison%202005.xls" table:table-name="CI_around_WLS_line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21" table:style-name="ta7">
        <table:table-source xlink:href="file:///C:/Windows%20NT%204.0%20Workstation%20Profile/ContinEHCS/PSSCI%20Comparison%202005.xls" table:table-name="CI_WLS_Eng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21" table:style-name="ta7">
        <table:table-source xlink:href="file:///C:/Windows%20NT%204.0%20Workstation%20Profile/ContinEHCS/PSSCI%20Comparison%202005.xls" table:table-name="CI_compariso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21" table:style-name="ta7">
        <table:table-source xlink:href="file:///C:/Windows%20NT%204.0%20Workstation%20Profile/ContinEHCS/PSSCI%20Comparison%202005.xls" table:table-name="CI_Soc_WLS_line_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21" table:style-name="ta7">
        <table:table-source xlink:href="file:///C:/Windows%20NT%204.0%20Workstation%20Profile/ContinEHCS/PSSCI%20Comparison%202005.xls" table:table-name="1991_Variable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21" table:style-name="ta7">
        <table:table-source xlink:href="file:///C:/Windows%20NT%204.0%20Workstation%20Profile/ContinEHCS/PSSCI%20Comparison%202005.xls" table:table-name="1996_Variable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21" table:style-name="ta7">
        <table:table-source xlink:href="file:///C:/Windows%20NT%204.0%20Workstation%20Profile/ContinEHCS/PSSCI%20Comparison%202005.xls" table:table-name="2001_Variable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21" table:style-name="ta7">
        <table:table-source xlink:href="file:///C:/Windows%20NT%204.0%20Workstation%20Profile/ContinEHCS/PSSCI%20Comparison%202005.xls" table:table-name="Costs_Comparison_(2)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27" table:style-name="ta7">
        <table:table-source xlink:href="file:///C:/Windows%20NT%204.0%20Workstation%20Profile/ContinEHCS/PSSCI%20Comparison%202005.xls" table:table-name="SE_Comparison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27" table:style-name="ta7">
        <table:table-source xlink:href="file:///C:/Windows%20NT%204.0%20Workstation%20Profile/ContinEHCS/PSSCI%20Comparison%202005.xls" table:table-name="SE_v_Mod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27" table:style-name="ta7">
        <table:table-source xlink:href="file:///C:/Windows%20NT%204.0%20Workstation%20Profile/ContinEHCS/PSSCI%20Comparison%202005.xls" table:table-name="Mod_Comparison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27" table:style-name="ta7">
        <table:table-source xlink:href="file:///C:/Windows%20NT%204.0%20Workstation%20Profile/ContinEHCS/PSSCI%20Comparison%202005.xls" table:table-name="V_Comparison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27" table:style-name="ta7">
        <table:table-source xlink:href="file:///C:/Windows%20NT%204.0%20Workstation%20Profile/ContinEHCS/PSSCI%20Comparison%202005.xls" table:table-name="VND_Comparison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27" table:style-name="ta7">
        <table:table-source xlink:href="file:///C:/Windows%20NT%204.0%20Workstation%20Profile/ContinEHCS/PSSCI%20Comparison%202005.xls" table:table-name="Social_Comparison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27" table:style-name="ta7">
        <table:table-source xlink:href="file:///C:/Windows%20NT%204.0%20Workstation%20Profile/ContinEHCS/PSSCI%20Comparison%202005.xls" table:table-name="CI_around_WLS_line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27" table:style-name="ta7">
        <table:table-source xlink:href="file:///C:/Windows%20NT%204.0%20Workstation%20Profile/ContinEHCS/PSSCI%20Comparison%202005.xls" table:table-name="CI_WLS_Eng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27" table:style-name="ta7">
        <table:table-source xlink:href="file:///C:/Windows%20NT%204.0%20Workstation%20Profile/ContinEHCS/PSSCI%20Comparison%202005.xls" table:table-name="CI_comparison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27" table:style-name="ta7">
        <table:table-source xlink:href="file:///C:/Windows%20NT%204.0%20Workstation%20Profile/ContinEHCS/PSSCI%20Comparison%202005.xls" table:table-name="CI_Soc_WLS_line_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27" table:style-name="ta7">
        <table:table-source xlink:href="file:///C:/Windows%20NT%204.0%20Workstation%20Profile/ContinEHCS/PSSCI%20Comparison%202005.xls" table:table-name="1991_Variable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27" table:style-name="ta7">
        <table:table-source xlink:href="file:///C:/Windows%20NT%204.0%20Workstation%20Profile/ContinEHCS/PSSCI%20Comparison%202005.xls" table:table-name="1996_Variable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27" table:style-name="ta7">
        <table:table-source xlink:href="file:///C:/Windows%20NT%204.0%20Workstation%20Profile/ContinEHCS/PSSCI%20Comparison%202005.xls" table:table-name="2001_Variable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27" table:style-name="ta7">
        <table:table-source xlink:href="file:///C:/Windows%20NT%204.0%20Workstation%20Profile/ContinEHCS/PSSCI%20Comparison%202005.xls" table:table-name="Costs_Comparison_(2)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22" table:style-name="ta7">
        <table:table-source xlink:href="file:///C:/Windows%20NT%204.0%20Workstation%20Profile/ContinEHCS/PSSCI%20Comparison%202005.xls" table:table-name="SE_Compariso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22" table:style-name="ta7">
        <table:table-source xlink:href="file:///C:/Windows%20NT%204.0%20Workstation%20Profile/ContinEHCS/PSSCI%20Comparison%202005.xls" table:table-name="SE_v_Mod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22" table:style-name="ta7">
        <table:table-source xlink:href="file:///C:/Windows%20NT%204.0%20Workstation%20Profile/ContinEHCS/PSSCI%20Comparison%202005.xls" table:table-name="Mod_Compariso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22" table:style-name="ta7">
        <table:table-source xlink:href="file:///C:/Windows%20NT%204.0%20Workstation%20Profile/ContinEHCS/PSSCI%20Comparison%202005.xls" table:table-name="V_Compariso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22" table:style-name="ta7">
        <table:table-source xlink:href="file:///C:/Windows%20NT%204.0%20Workstation%20Profile/ContinEHCS/PSSCI%20Comparison%202005.xls" table:table-name="VND_Compariso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22" table:style-name="ta7">
        <table:table-source xlink:href="file:///C:/Windows%20NT%204.0%20Workstation%20Profile/ContinEHCS/PSSCI%20Comparison%202005.xls" table:table-name="Social_Compariso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22" table:style-name="ta7">
        <table:table-source xlink:href="file:///C:/Windows%20NT%204.0%20Workstation%20Profile/ContinEHCS/PSSCI%20Comparison%202005.xls" table:table-name="CI_around_WLS_line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22" table:style-name="ta7">
        <table:table-source xlink:href="file:///C:/Windows%20NT%204.0%20Workstation%20Profile/ContinEHCS/PSSCI%20Comparison%202005.xls" table:table-name="CI_WLS_Eng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22" table:style-name="ta7">
        <table:table-source xlink:href="file:///C:/Windows%20NT%204.0%20Workstation%20Profile/ContinEHCS/PSSCI%20Comparison%202005.xls" table:table-name="CI_compariso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22" table:style-name="ta7">
        <table:table-source xlink:href="file:///C:/Windows%20NT%204.0%20Workstation%20Profile/ContinEHCS/PSSCI%20Comparison%202005.xls" table:table-name="CI_Soc_WLS_line_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22" table:style-name="ta7">
        <table:table-source xlink:href="file:///C:/Windows%20NT%204.0%20Workstation%20Profile/ContinEHCS/PSSCI%20Comparison%202005.xls" table:table-name="1991_Variable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22" table:style-name="ta7">
        <table:table-source xlink:href="file:///C:/Windows%20NT%204.0%20Workstation%20Profile/ContinEHCS/PSSCI%20Comparison%202005.xls" table:table-name="1996_Variable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22" table:style-name="ta7">
        <table:table-source xlink:href="file:///C:/Windows%20NT%204.0%20Workstation%20Profile/ContinEHCS/PSSCI%20Comparison%202005.xls" table:table-name="2001_Variable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22" table:style-name="ta7">
        <table:table-source xlink:href="file:///C:/Windows%20NT%204.0%20Workstation%20Profile/ContinEHCS/PSSCI%20Comparison%202005.xls" table:table-name="Costs_Comparison_(2)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23" table:style-name="ta7">
        <table:table-source xlink:href="file:///C:/Windows%20NT%204.0%20Workstation%20Profile/ContinEHCS/PSSCI%20Comparison%202005.xls" table:table-name="SE_Compariso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23" table:style-name="ta7">
        <table:table-source xlink:href="file:///C:/Windows%20NT%204.0%20Workstation%20Profile/ContinEHCS/PSSCI%20Comparison%202005.xls" table:table-name="SE_v_Mod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23" table:style-name="ta7">
        <table:table-source xlink:href="file:///C:/Windows%20NT%204.0%20Workstation%20Profile/ContinEHCS/PSSCI%20Comparison%202005.xls" table:table-name="Mod_Compariso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23" table:style-name="ta7">
        <table:table-source xlink:href="file:///C:/Windows%20NT%204.0%20Workstation%20Profile/ContinEHCS/PSSCI%20Comparison%202005.xls" table:table-name="V_Compariso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23" table:style-name="ta7">
        <table:table-source xlink:href="file:///C:/Windows%20NT%204.0%20Workstation%20Profile/ContinEHCS/PSSCI%20Comparison%202005.xls" table:table-name="VND_Compariso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23" table:style-name="ta7">
        <table:table-source xlink:href="file:///C:/Windows%20NT%204.0%20Workstation%20Profile/ContinEHCS/PSSCI%20Comparison%202005.xls" table:table-name="Social_Compariso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23" table:style-name="ta7">
        <table:table-source xlink:href="file:///C:/Windows%20NT%204.0%20Workstation%20Profile/ContinEHCS/PSSCI%20Comparison%202005.xls" table:table-name="CI_around_WLS_line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23" table:style-name="ta7">
        <table:table-source xlink:href="file:///C:/Windows%20NT%204.0%20Workstation%20Profile/ContinEHCS/PSSCI%20Comparison%202005.xls" table:table-name="CI_WLS_Eng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23" table:style-name="ta7">
        <table:table-source xlink:href="file:///C:/Windows%20NT%204.0%20Workstation%20Profile/ContinEHCS/PSSCI%20Comparison%202005.xls" table:table-name="CI_compariso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23" table:style-name="ta7">
        <table:table-source xlink:href="file:///C:/Windows%20NT%204.0%20Workstation%20Profile/ContinEHCS/PSSCI%20Comparison%202005.xls" table:table-name="CI_Soc_WLS_line_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23" table:style-name="ta7">
        <table:table-source xlink:href="file:///C:/Windows%20NT%204.0%20Workstation%20Profile/ContinEHCS/PSSCI%20Comparison%202005.xls" table:table-name="1991_Variable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23" table:style-name="ta7">
        <table:table-source xlink:href="file:///C:/Windows%20NT%204.0%20Workstation%20Profile/ContinEHCS/PSSCI%20Comparison%202005.xls" table:table-name="1996_Variable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23" table:style-name="ta7">
        <table:table-source xlink:href="file:///C:/Windows%20NT%204.0%20Workstation%20Profile/ContinEHCS/PSSCI%20Comparison%202005.xls" table:table-name="2001_Variable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23" table:style-name="ta7">
        <table:table-source xlink:href="file:///C:/Windows%20NT%204.0%20Workstation%20Profile/ContinEHCS/PSSCI%20Comparison%202005.xls" table:table-name="Costs_Comparison_(2)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24" table:style-name="ta7">
        <table:table-source xlink:href="file:///C:/Windows%20NT%204.0%20Workstation%20Profile/ContinEHCS/PSSCI%20Comparison%202005.xls" table:table-name="SE_Comparison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24" table:style-name="ta7">
        <table:table-source xlink:href="file:///C:/Windows%20NT%204.0%20Workstation%20Profile/ContinEHCS/PSSCI%20Comparison%202005.xls" table:table-name="SE_v_Mod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24" table:style-name="ta7">
        <table:table-source xlink:href="file:///C:/Windows%20NT%204.0%20Workstation%20Profile/ContinEHCS/PSSCI%20Comparison%202005.xls" table:table-name="Mod_Comparison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24" table:style-name="ta7">
        <table:table-source xlink:href="file:///C:/Windows%20NT%204.0%20Workstation%20Profile/ContinEHCS/PSSCI%20Comparison%202005.xls" table:table-name="V_Comparison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24" table:style-name="ta7">
        <table:table-source xlink:href="file:///C:/Windows%20NT%204.0%20Workstation%20Profile/ContinEHCS/PSSCI%20Comparison%202005.xls" table:table-name="VND_Comparison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24" table:style-name="ta7">
        <table:table-source xlink:href="file:///C:/Windows%20NT%204.0%20Workstation%20Profile/ContinEHCS/PSSCI%20Comparison%202005.xls" table:table-name="Social_Comparison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24" table:style-name="ta7">
        <table:table-source xlink:href="file:///C:/Windows%20NT%204.0%20Workstation%20Profile/ContinEHCS/PSSCI%20Comparison%202005.xls" table:table-name="CI_around_WLS_line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24" table:style-name="ta7">
        <table:table-source xlink:href="file:///C:/Windows%20NT%204.0%20Workstation%20Profile/ContinEHCS/PSSCI%20Comparison%202005.xls" table:table-name="CI_WLS_Eng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24" table:style-name="ta7">
        <table:table-source xlink:href="file:///C:/Windows%20NT%204.0%20Workstation%20Profile/ContinEHCS/PSSCI%20Comparison%202005.xls" table:table-name="CI_comparison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24" table:style-name="ta7">
        <table:table-source xlink:href="file:///C:/Windows%20NT%204.0%20Workstation%20Profile/ContinEHCS/PSSCI%20Comparison%202005.xls" table:table-name="CI_Soc_WLS_line_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24" table:style-name="ta7">
        <table:table-source xlink:href="file:///C:/Windows%20NT%204.0%20Workstation%20Profile/ContinEHCS/PSSCI%20Comparison%202005.xls" table:table-name="1991_Variable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24" table:style-name="ta7">
        <table:table-source xlink:href="file:///C:/Windows%20NT%204.0%20Workstation%20Profile/ContinEHCS/PSSCI%20Comparison%202005.xls" table:table-name="1996_Variable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24" table:style-name="ta7">
        <table:table-source xlink:href="file:///C:/Windows%20NT%204.0%20Workstation%20Profile/ContinEHCS/PSSCI%20Comparison%202005.xls" table:table-name="2001_Variable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24" table:style-name="ta7">
        <table:table-source xlink:href="file:///C:/Windows%20NT%204.0%20Workstation%20Profile/ContinEHCS/PSSCI%20Comparison%202005.xls" table:table-name="Costs_Comparison_(2)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25" table:style-name="ta7">
        <table:table-source xlink:href="file:///C:/Windows%20NT%204.0%20Workstation%20Profile/ContinEHCS/PSSCI%20Comparison%202005.xls" table:table-name="SE_Comparison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25" table:style-name="ta7">
        <table:table-source xlink:href="file:///C:/Windows%20NT%204.0%20Workstation%20Profile/ContinEHCS/PSSCI%20Comparison%202005.xls" table:table-name="SE_v_Mod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25" table:style-name="ta7">
        <table:table-source xlink:href="file:///C:/Windows%20NT%204.0%20Workstation%20Profile/ContinEHCS/PSSCI%20Comparison%202005.xls" table:table-name="Mod_Comparison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25" table:style-name="ta7">
        <table:table-source xlink:href="file:///C:/Windows%20NT%204.0%20Workstation%20Profile/ContinEHCS/PSSCI%20Comparison%202005.xls" table:table-name="V_Comparison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25" table:style-name="ta7">
        <table:table-source xlink:href="file:///C:/Windows%20NT%204.0%20Workstation%20Profile/ContinEHCS/PSSCI%20Comparison%202005.xls" table:table-name="VND_Comparison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25" table:style-name="ta7">
        <table:table-source xlink:href="file:///C:/Windows%20NT%204.0%20Workstation%20Profile/ContinEHCS/PSSCI%20Comparison%202005.xls" table:table-name="Social_Comparison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25" table:style-name="ta7">
        <table:table-source xlink:href="file:///C:/Windows%20NT%204.0%20Workstation%20Profile/ContinEHCS/PSSCI%20Comparison%202005.xls" table:table-name="CI_around_WLS_line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25" table:style-name="ta7">
        <table:table-source xlink:href="file:///C:/Windows%20NT%204.0%20Workstation%20Profile/ContinEHCS/PSSCI%20Comparison%202005.xls" table:table-name="CI_WLS_Eng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25" table:style-name="ta7">
        <table:table-source xlink:href="file:///C:/Windows%20NT%204.0%20Workstation%20Profile/ContinEHCS/PSSCI%20Comparison%202005.xls" table:table-name="CI_comparison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25" table:style-name="ta7">
        <table:table-source xlink:href="file:///C:/Windows%20NT%204.0%20Workstation%20Profile/ContinEHCS/PSSCI%20Comparison%202005.xls" table:table-name="CI_Soc_WLS_line_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25" table:style-name="ta7">
        <table:table-source xlink:href="file:///C:/Windows%20NT%204.0%20Workstation%20Profile/ContinEHCS/PSSCI%20Comparison%202005.xls" table:table-name="1991_Variable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25" table:style-name="ta7">
        <table:table-source xlink:href="file:///C:/Windows%20NT%204.0%20Workstation%20Profile/ContinEHCS/PSSCI%20Comparison%202005.xls" table:table-name="1996_Variable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25" table:style-name="ta7">
        <table:table-source xlink:href="file:///C:/Windows%20NT%204.0%20Workstation%20Profile/ContinEHCS/PSSCI%20Comparison%202005.xls" table:table-name="2001_Variable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25" table:style-name="ta7">
        <table:table-source xlink:href="file:///C:/Windows%20NT%204.0%20Workstation%20Profile/ContinEHCS/PSSCI%20Comparison%202005.xls" table:table-name="Costs_Comparison_(2)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26" table:style-name="ta7">
        <table:table-source xlink:href="file:///C:/Windows%20NT%204.0%20Workstation%20Profile/ContinEHCS/PSSCI%20Comparison%202005.xls" table:table-name="SE_Comparison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26" table:style-name="ta7">
        <table:table-source xlink:href="file:///C:/Windows%20NT%204.0%20Workstation%20Profile/ContinEHCS/PSSCI%20Comparison%202005.xls" table:table-name="SE_v_Mod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26" table:style-name="ta7">
        <table:table-source xlink:href="file:///C:/Windows%20NT%204.0%20Workstation%20Profile/ContinEHCS/PSSCI%20Comparison%202005.xls" table:table-name="Mod_Comparison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26" table:style-name="ta7">
        <table:table-source xlink:href="file:///C:/Windows%20NT%204.0%20Workstation%20Profile/ContinEHCS/PSSCI%20Comparison%202005.xls" table:table-name="V_Comparison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26" table:style-name="ta7">
        <table:table-source xlink:href="file:///C:/Windows%20NT%204.0%20Workstation%20Profile/ContinEHCS/PSSCI%20Comparison%202005.xls" table:table-name="VND_Comparison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26" table:style-name="ta7">
        <table:table-source xlink:href="file:///C:/Windows%20NT%204.0%20Workstation%20Profile/ContinEHCS/PSSCI%20Comparison%202005.xls" table:table-name="Social_Comparison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26" table:style-name="ta7">
        <table:table-source xlink:href="file:///C:/Windows%20NT%204.0%20Workstation%20Profile/ContinEHCS/PSSCI%20Comparison%202005.xls" table:table-name="CI_around_WLS_line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26" table:style-name="ta7">
        <table:table-source xlink:href="file:///C:/Windows%20NT%204.0%20Workstation%20Profile/ContinEHCS/PSSCI%20Comparison%202005.xls" table:table-name="CI_WLS_Eng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26" table:style-name="ta7">
        <table:table-source xlink:href="file:///C:/Windows%20NT%204.0%20Workstation%20Profile/ContinEHCS/PSSCI%20Comparison%202005.xls" table:table-name="CI_comparison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26" table:style-name="ta7">
        <table:table-source xlink:href="file:///C:/Windows%20NT%204.0%20Workstation%20Profile/ContinEHCS/PSSCI%20Comparison%202005.xls" table:table-name="CI_Soc_WLS_line_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26" table:style-name="ta7">
        <table:table-source xlink:href="file:///C:/Windows%20NT%204.0%20Workstation%20Profile/ContinEHCS/PSSCI%20Comparison%202005.xls" table:table-name="1991_Variable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26" table:style-name="ta7">
        <table:table-source xlink:href="file:///C:/Windows%20NT%204.0%20Workstation%20Profile/ContinEHCS/PSSCI%20Comparison%202005.xls" table:table-name="1996_Variable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26" table:style-name="ta7">
        <table:table-source xlink:href="file:///C:/Windows%20NT%204.0%20Workstation%20Profile/ContinEHCS/PSSCI%20Comparison%202005.xls" table:table-name="2001_Variable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26" table:style-name="ta7">
        <table:table-source xlink:href="file:///C:/Windows%20NT%204.0%20Workstation%20Profile/ContinEHCS/PSSCI%20Comparison%202005.xls" table:table-name="Costs_Comparison_(2)26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aq" table:expression="of:=[.#REF!]" table:base-cell-address="List_of_contents.$A$1"/>
        <table:named-range table:name="b" table:cell-range-address="'file:///C:/Windows%20NT%204.0%20Workstation%20Profile/ContinEHCS/ContinEHCS/Regional%20Report/Dwelling%20EHCS%202004.xls'#CI_pri_WLS_line.$G$3" table:base-cell-address="List_of_contents.$A$1"/>
        <table:named-range table:name="d" table:cell-range-address="'file:///C:/Windows%20NT%204.0%20Workstation%20Profile/ContinEHCS/PSSCI%20Comparison%202005.xls'#CI_around_WLS_line.$G$3" table:base-cell-address="List_of_contents.$A$1"/>
        <table:named-expression table:name="e" table:expression="of:=[.#REF!]" table:base-cell-address="List_of_contents.$A$1"/>
        <table:named-expression table:name="lab" table:expression="of:=[.#REF!]" table:base-cell-address="List_of_contents.$A$1"/>
        <table:named-expression table:name="LABELS" table:expression="of:=[.#REF!]" table:base-cell-address="List_of_contents.$A$1"/>
        <table:named-range table:name="m" table:cell-range-address="'file:///C:/Windows%20NT%204.0%20Workstation%20Profile/ContinEHCS/ContinEHCS/Regional%20Report/Dwelling%20EHCS%202004.xls'#CI_pri_WLS_line.$G$2" table:base-cell-address="List_of_contents.$A$1"/>
        <table:named-range table:name="y" table:cell-range-address="'file:///C:/Windows%20NT%204.0%20Workstation%20Profile/ContinEHCS/PSSCI%20Comparison%202005.xls'#CI_around_WLS_line.$G$2" table:base-cell-address="List_of_content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Book Antiqua" svg:font-family="&quot;Book Antiqua&quot;"/>
    <style:font-face style:name="Cambria" svg:font-family="Cambria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22">
      <number:month number:textual="true"/>
      <number:text>-</number:text>
      <number:year/>
    </number:date-style>
    <number:number-style style:name="N36P0">
      <number:text> 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6P1">
      <number:text>-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6P2">
      <number:text> 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1" number:min-decimal-places="1" number:min-integer-digits="1" number:grouping="true"/>
      <number:text> </number:text>
    </number:number-style>
    <number:number-style style:name="N37P1">
      <number:text>-</number:text>
      <number:number number:decimal-places="1" number:min-decimal-places="1" number:min-integer-digits="1" number:grouping="true"/>
      <number:text> </number:text>
    </number:number-style>
    <number:number-style style:name="N37P2">
      <number:text> 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">
      <number:number number:decimal-places="1" number:min-decimal-places="1" number:min-integer-digits="1"/>
    </number:number-style>
    <number:number-style style:name="N39">
      <number:number number:decimal-places="0" number:min-decimal-places="0" number:min-integer-digits="1">
        <number:embedded-text number:position="3"> </number:embedded-text>
      </number:number>
    </number:number-style>
    <number:number-style style:name="N40P0">
      <number:text> </number:text>
      <number:number number:decimal-places="4" number:min-decimal-places="4" number:min-integer-digits="1" number:grouping="true"/>
      <number:text> </number:text>
    </number:number-style>
    <number:number-style style:name="N40P1">
      <number:text>-</number:text>
      <number:number number:decimal-places="4" number:min-decimal-places="4" number:min-integer-digits="1" number:grouping="true"/>
      <number:text> </number:text>
    </number:number-style>
    <number:number-style style:name="N40P2">
      <number:text> -</number:text>
      <number:number number:decimal-places="4" number:min-decimal-places="4" number:min-integer-digits="0"/>
      <number:text> </number:text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text> </number:text>
      <number:number number:decimal-places="2" number:min-decimal-places="2" number:min-integer-digits="1" number:grouping="true"/>
      <number:text> </number:text>
    </number:number-style>
    <number:number-style style:name="N41P1">
      <number:text>-</number:text>
      <number:number number:decimal-places="2" number:min-decimal-places="2" number:min-integer-digits="1" number:grouping="true"/>
      <number:text> </number:text>
    </number:number-style>
    <number:number-style style:name="N41P2">
      <number:text> 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">
      <number:number number:decimal-places="1" number:min-decimal-places="1" number:min-integer-digits="1" number:grouping="true"/>
    </number:number-style>
    <number:number-style style:name="N43P0">
      <number:text> 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3P1">
      <number:text> (</number:text>
      <number:number number:decimal-places="0" number:min-decimal-places="0" number:min-integer-digits="1" number:grouping="true">
        <number:embedded-text number:position="0">)</number:embedded-text>
      </number:number>
    </number:number-style>
    <number:number-style style:name="N43P2">
      <number:text> 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currency-style style:name="N44" number:language="en" number:country="GB">
      <number:currency-symbol number:language="en" number:country="GB">£</number:currency-symbol>
      <number:number number:decimal-places="0" number:min-decimal-places="0" number:min-integer-digits="1" number:grouping="true"/>
    </number:currency-style>
    <number:number-style style:name="N45">
      <number:number number:decimal-places="4" number:min-decimal-places="4" number:min-integer-digits="0"/>
    </number:number-style>
    <number:number-style style:name="N46">
      <number:number number:decimal-places="5" number:min-decimal-places="5" number:min-integer-digits="0"/>
    </number:number-style>
    <number:percentage-style style:name="N47">
      <number:number number:decimal-places="1" number:min-decimal-places="1" number:min-integer-digits="1"/>
      <number:text>%</number:text>
    </number:percentage-style>
    <number:number-style style:name="N48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2" number:min-decimal-places="2" number:min-integer-digits="1" number:grouping="true"/>
      <number:text> </number:text>
    </number:number-style>
    <number:number-style style:name="N49P1">
      <number:text> (</number:text>
      <number:number number:decimal-places="2" number:min-decimal-places="2" number:min-integer-digits="1" number:grouping="true"/>
      <number:text>)</number:text>
    </number:number-style>
    <number:number-style style:name="N49P2">
      <number:text> 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50P1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50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currency-style style:name="N51P0" number:language="en" number:country="GB">
      <number:text> </number:text>
      <number:currency-symbol number:language="en" number:country="GB">£</number:currency-symbol>
      <number:number number:decimal-places="2" number:min-decimal-places="2" number:min-integer-digits="1" number:grouping="true"/>
      <number:text> </number:text>
    </number:currency-style>
    <number:currency-style style:name="N51P1" number:language="en" number:country="GB">
      <number:text> </number:text>
      <number:currency-symbol number:language="en" number:country="GB">£</number:currency-symbol>
      <number:text>(</number:text>
      <number:number number:decimal-places="2" number:min-decimal-places="2" number:min-integer-digits="1" number:grouping="true"/>
      <number:text>)</number:text>
    </number:currency-style>
    <number:currency-style style:name="N51P2" number:language="en" number:country="GB">
      <number:text> </number:text>
      <number:currency-symbol number:language="en" number:country="GB">£</number:currency-symbol>
      <number:text>-</number:text>
      <number:number number:decimal-places="0" number:min-decimal-places="0" number:min-integer-digits="0"/>
      <number:text> </number:text>
    </number:currency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currency-style style:name="N52P0" number:language="en" number:country="GB">
      <number:text> </number:text>
      <number:currency-symbol number:language="en" number:country="GB">£</number:currency-symbol>
      <number:number number:decimal-places="2" number:min-decimal-places="2" number:min-integer-digits="1" number:grouping="true"/>
      <number:text> </number:text>
    </number:currency-style>
    <number:currency-style style:name="N52P1" number:language="en" number:country="GB">
      <number:text>-</number:text>
      <number:currency-symbol number:language="en" number:country="GB">£</number:currency-symbol>
      <number:number number:decimal-places="2" number:min-decimal-places="2" number:min-integer-digits="1" number:grouping="true"/>
      <number:text> </number:text>
    </number:currency-style>
    <number:currency-style style:name="N52P2" number:language="en" number:country="GB">
      <number:text> </number:text>
      <number:currency-symbol number:language="en" number:country="GB">£</number:currency-symbol>
      <number:text>-</number:text>
      <number:number number:decimal-places="0" number:min-decimal-places="0" number:min-integer-digits="0"/>
      <number:text> </number:text>
    </number:currency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currency-style style:name="N53P0" number:language="en" number:country="GB">
      <number:text> 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53P1" number:language="en" number:country="GB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53P2" number:language="en" number:country="GB">
      <number:text> </number:text>
      <number:currency-symbol number:language="en" number:country="GB">£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number:currency-style style:name="N54P0" number:language="en" number:country="GB">
      <number:text> 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54P1" number:language="en" number:country="GB">
      <number:text> </number:text>
      <number:currency-symbol number:language="en" number:country="GB">£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54P2" number:language="en" number:country="GB">
      <number:text> </number:text>
      <number:currency-symbol number:language="en" number:country="GB">£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style:style style:name="_50_0_37__32_-_32_Accent1_32_2" style:display-name="20% - Accent1 2" style:family="table-cell" style:data-style-name="N0">
      <style:table-cell-properties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" style:display-name="20% - Accent1 2 2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" style:display-name="20% - Accent1 3" style:family="table-cell" style:data-style-name="N0">
      <style:table-cell-properties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" style:display-name="20% - Accent2 2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" style:display-name="20% - Accent2 2 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" style:display-name="20% - Accent2 3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" style:display-name="20% - Accent3 2" style:family="table-cell" style:data-style-name="N0">
      <style:table-cell-properties fo:background-color="#FF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" style:display-name="20% - Accent3 2 2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" style:display-name="20% - Accent3 3" style:family="table-cell" style:data-style-name="N0">
      <style:table-cell-properties fo:background-color="#FF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" style:display-name="20% - Accent4 2" style:family="table-cell" style:data-style-name="N0">
      <style:table-cell-properties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" style:display-name="20% - Accent4 2 2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" style:display-name="20% - Accent4 3" style:family="table-cell" style:data-style-name="N0">
      <style:table-cell-properties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" style:display-name="20% - Accent5 2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" style:display-name="20% - Accent5 2 2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" style:display-name="20% - Accent5 3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" style:display-name="20% - Accent6 2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" style:display-name="20% - Accent6 2 2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" style:display-name="20% - Accent6 3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" style:display-name="40% - Accent1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" style:display-name="40% - Accent1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" style:display-name="40% - Accent1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" style:display-name="40% - Accent2 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" style:display-name="40% - Accent2 2 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" style:display-name="40% - Accent2 3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" style:display-name="40% - Accent3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" style:display-name="40% - Accent3 2 2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" style:display-name="40% - Accent3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" style:display-name="40% - Accent4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" style:display-name="40% - Accent4 2 2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" style:display-name="40% - Accent4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" style:display-name="40% - Accent5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" style:display-name="40% - Accent5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" style:display-name="40% - Accent5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" style:display-name="40% - Accent6 2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" style:display-name="40% - Accent6 2 2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" style:display-name="40% - Accent6 3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_32_2" style:display-name="60% - Accent1 2" style:family="table-cell" style:data-style-name="N0">
      <style:table-cell-properties fo:background-color="#CCFFF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2" style:display-name="60% - Accent2 2" style:family="table-cell" style:data-style-name="N0">
      <style:table-cell-properties fo:background-color="#0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2" style:display-name="60% - Accent3 2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2" style:display-name="60% - Accent4 2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2" style:display-name="60% - Accent5 2" style:family="table-cell" style:data-style-name="N0">
      <style:table-cell-properties fo:background-color="#CCFFF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2" style:display-name="60% - Accent6 2" style:family="table-cell" style:data-style-name="N0">
      <style:table-cell-properties fo:background-color="#FFCC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2" style:display-name="Accent1 2" style:family="table-cell" style:data-style-name="N0">
      <style:table-cell-properties fo:background-color="#CCFFFF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2" style:display-name="Accent2 2" style:family="table-cell" style:data-style-name="N0">
      <style:table-cell-properties fo:background-color="#0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2" style:display-name="Accent3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2" style:display-name="Accent4 2" style:family="table-cell" style:data-style-name="N0">
      <style:table-cell-properties fo:background-color="#6666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2" style:display-name="Accent5 2" style:family="table-cell" style:data-style-name="N0">
      <style:table-cell-properties fo:background-color="#CCFFFF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2" style:display-name="Accent6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Bad_32_2" style:display-name="Bad 2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Calculation_32_2" style:display-name="Calculation 2" style:family="table-cell" style:data-style-name="N0">
      <style:table-cell-properties fo:border="thin solid #808080" fo:background-color="#FFFFFF"/>
      <style:text-properties fo:color="#6600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" style:family="table-cell" style:data-style-name="N41"/>
    <style:style style:name="Comma_32_10" style:display-name="Comma 10" style:family="table-cell" style:data-style-name="N48"/>
    <style:style style:name="Comma_32_2" style:display-name="Comma 2" style:family="table-cell" style:data-style-name="N49"/>
    <style:style style:name="Comma_32_2_32_2" style:display-name="Comma 2 2" style:family="table-cell" style:data-style-name="N49"/>
    <style:style style:name="Comma_32_2_32_2_32_2" style:display-name="Comma 2 2 2" style:family="table-cell" style:data-style-name="N49"/>
    <style:style style:name="Comma_32_2_32_2_32_2_32_2" style:display-name="Comma 2 2 2 2" style:family="table-cell" style:data-style-name="N41"/>
    <style:style style:name="Comma_32_2_32_2_32_2_32_2_32_2" style:display-name="Comma 2 2 2 2 2" style:family="table-cell" style:data-style-name="N48"/>
    <style:style style:name="Comma_32_2_32_2_32_2_32_3" style:display-name="Comma 2 2 2 3" style:family="table-cell" style:data-style-name="N50"/>
    <style:style style:name="Comma_32_2_32_2_32_3" style:display-name="Comma 2 2 3" style:family="table-cell" style:data-style-name="N41"/>
    <style:style style:name="Comma_32_2_32_2_32_3_32_2" style:display-name="Comma 2 2 3 2" style:family="table-cell" style:data-style-name="N48"/>
    <style:style style:name="Comma_32_2_32_2_32_4" style:display-name="Comma 2 2 4" style:family="table-cell" style:data-style-name="N50"/>
    <style:style style:name="Comma_32_2_32_3" style:display-name="Comma 2 3" style:family="table-cell" style:data-style-name="N49"/>
    <style:style style:name="Comma_32_2_32_3_32_2" style:display-name="Comma 2 3 2" style:family="table-cell" style:data-style-name="N41"/>
    <style:style style:name="Comma_32_2_32_3_32_2_32_2" style:display-name="Comma 2 3 2 2" style:family="table-cell" style:data-style-name="N48"/>
    <style:style style:name="Comma_32_2_32_3_32_3" style:display-name="Comma 2 3 3" style:family="table-cell" style:data-style-name="N50"/>
    <style:style style:name="Comma_32_2_32_4" style:display-name="Comma 2 4" style:family="table-cell" style:data-style-name="N41"/>
    <style:style style:name="Comma_32_2_32_4_32_2" style:display-name="Comma 2 4 2" style:family="table-cell" style:data-style-name="N48"/>
    <style:style style:name="Comma_32_2_32_5" style:display-name="Comma 2 5" style:family="table-cell" style:data-style-name="N50"/>
    <style:style style:name="Comma_32_3" style:display-name="Comma 3" style:family="table-cell" style:data-style-name="N49"/>
    <style:style style:name="Comma_32_3_32_2" style:display-name="Comma 3 2" style:family="table-cell" style:data-style-name="N49"/>
    <style:style style:name="Comma_32_3_32_2_32_2" style:display-name="Comma 3 2 2" style:family="table-cell" style:data-style-name="N41"/>
    <style:style style:name="Comma_32_3_32_2_32_2_32_2" style:display-name="Comma 3 2 2 2" style:family="table-cell" style:data-style-name="N48"/>
    <style:style style:name="Comma_32_3_32_2_32_3" style:display-name="Comma 3 2 3" style:family="table-cell" style:data-style-name="N41"/>
    <style:style style:name="Comma_32_3_32_2_32_3_32_2" style:display-name="Comma 3 2 3 2" style:family="table-cell" style:data-style-name="N48"/>
    <style:style style:name="Comma_32_3_32_2_32_4" style:display-name="Comma 3 2 4" style:family="table-cell" style:data-style-name="N50"/>
    <style:style style:name="Comma_32_3_32_3" style:display-name="Comma 3 3" style:family="table-cell" style:data-style-name="N41"/>
    <style:style style:name="Comma_32_3_32_3_32_2" style:display-name="Comma 3 3 2" style:family="table-cell" style:data-style-name="N48"/>
    <style:style style:name="Comma_32_3_32_4" style:display-name="Comma 3 4" style:family="table-cell" style:data-style-name="N50"/>
    <style:style style:name="Comma_32_4" style:display-name="Comma 4" style:family="table-cell" style:data-style-name="N49"/>
    <style:style style:name="Comma_32_4_32_2" style:display-name="Comma 4 2" style:family="table-cell" style:data-style-name="N49"/>
    <style:style style:name="Comma_32_4_32_2_32_2" style:display-name="Comma 4 2 2" style:family="table-cell" style:data-style-name="N41"/>
    <style:style style:name="Comma_32_4_32_2_32_2_32_2" style:display-name="Comma 4 2 2 2" style:family="table-cell" style:data-style-name="N48"/>
    <style:style style:name="Comma_32_4_32_2_32_3" style:display-name="Comma 4 2 3" style:family="table-cell" style:data-style-name="N50"/>
    <style:style style:name="Comma_32_4_32_3" style:display-name="Comma 4 3" style:family="table-cell" style:data-style-name="N41"/>
    <style:style style:name="Comma_32_4_32_3_32_2" style:display-name="Comma 4 3 2" style:family="table-cell" style:data-style-name="N48"/>
    <style:style style:name="Comma_32_4_32_4" style:display-name="Comma 4 4" style:family="table-cell" style:data-style-name="N50"/>
    <style:style style:name="Comma_32_5" style:display-name="Comma 5" style:family="table-cell" style:data-style-name="N49"/>
    <style:style style:name="Comma_32_5_32_2" style:display-name="Comma 5 2" style:family="table-cell" style:data-style-name="N49"/>
    <style:style style:name="Comma_32_5_32_2_32_2" style:display-name="Comma 5 2 2" style:family="table-cell" style:data-style-name="N41"/>
    <style:style style:name="Comma_32_5_32_2_32_2_32_2" style:display-name="Comma 5 2 2 2" style:family="table-cell" style:data-style-name="N48"/>
    <style:style style:name="Comma_32_5_32_2_32_3" style:display-name="Comma 5 2 3" style:family="table-cell" style:data-style-name="N50"/>
    <style:style style:name="Comma_32_5_32_3" style:display-name="Comma 5 3" style:family="table-cell" style:data-style-name="N41"/>
    <style:style style:name="Comma_32_5_32_3_32_2" style:display-name="Comma 5 3 2" style:family="table-cell" style:data-style-name="N48"/>
    <style:style style:name="Comma_32_5_32_4" style:display-name="Comma 5 4" style:family="table-cell" style:data-style-name="N50"/>
    <style:style style:name="Comma_32_6" style:display-name="Comma 6" style:family="table-cell" style:data-style-name="N49"/>
    <style:style style:name="Comma_32_6_32_2" style:display-name="Comma 6 2" style:family="table-cell" style:data-style-name="N41"/>
    <style:style style:name="Comma_32_6_32_2_32_2" style:display-name="Comma 6 2 2" style:family="table-cell" style:data-style-name="N48"/>
    <style:style style:name="Comma_32_6_32_3" style:display-name="Comma 6 3" style:family="table-cell" style:data-style-name="N50"/>
    <style:style style:name="Comma_32_7" style:display-name="Comma 7" style:family="table-cell" style:data-style-name="N49"/>
    <style:style style:name="Comma_32_7_32_2" style:display-name="Comma 7 2" style:family="table-cell" style:data-style-name="N41"/>
    <style:style style:name="Comma_32_7_32_2_32_2" style:display-name="Comma 7 2 2" style:family="table-cell" style:data-style-name="N48"/>
    <style:style style:name="Comma_32_7_32_3" style:display-name="Comma 7 3" style:family="table-cell" style:data-style-name="N50"/>
    <style:style style:name="Comma_32_8" style:display-name="Comma 8" style:family="table-cell" style:data-style-name="N49"/>
    <style:style style:name="Comma_32_8_32_2" style:display-name="Comma 8 2" style:family="table-cell" style:data-style-name="N41"/>
    <style:style style:name="Comma_32_8_32_2_32_2" style:display-name="Comma 8 2 2" style:family="table-cell" style:data-style-name="N48"/>
    <style:style style:name="Comma_32_8_32_3" style:display-name="Comma 8 3" style:family="table-cell" style:data-style-name="N41"/>
    <style:style style:name="Comma_32_8_32_3_32_2" style:display-name="Comma 8 3 2" style:family="table-cell" style:data-style-name="N48"/>
    <style:style style:name="Comma_32_8_32_4" style:display-name="Comma 8 4" style:family="table-cell" style:data-style-name="N50"/>
    <style:style style:name="Comma_32_9" style:display-name="Comma 9" style:family="table-cell" style:data-style-name="N41"/>
    <style:style style:name="Comma_32_9_32_2" style:display-name="Comma 9 2" style:family="table-cell" style:data-style-name="N48"/>
    <style:style style:name="Currency_32_2" style:display-name="Currency 2" style:family="table-cell" style:data-style-name="N51"/>
    <style:style style:name="Currency_32_2_32_2" style:display-name="Currency 2 2" style:family="table-cell" style:data-style-name="N52"/>
    <style:style style:name="Currency_32_2_32_2_32_2" style:display-name="Currency 2 2 2" style:family="table-cell" style:data-style-name="N53"/>
    <style:style style:name="Currency_32_2_32_3" style:display-name="Currency 2 3" style:family="table-cell" style:data-style-name="N54"/>
    <style:style style:name="Explanatory_32_Text_32_2" style:display-name="Explanatory Text 2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_32_2" style:display-name="Good 2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Heading_32_1_32_2" style:display-name="Heading 1 2" style:family="table-cell" style:data-style-name="N0">
      <style:table-cell-properties fo:border-top="none" fo:border-bottom="thick solid #CCFFFF" fo:border-left="none" fo:border-right="none"/>
      <style:text-properties fo:color="#333399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C0C0C0" fo:border-left="none" fo:border-right="none"/>
      <style:text-properties fo:color="#333399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CCFFFF" fo:border-left="none" fo:border-right="none"/>
      <style:text-properties fo:color="#333399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333399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3" style:display-name="Hyperlink 3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Input_32_2" style:display-name="Input 2" style:family="table-cell" style:data-style-name="N0">
      <style:table-cell-properties fo:border="thin solid #808080" fo:background-color="#FFCC99"/>
      <style:text-properties fo:color="#993366" style:font-name="Calibri" style:font-name-asian="Calibri" style:font-name-complex="Calibri" fo:font-size="11pt" style:font-size-asian="11pt" style:font-size-complex="11pt"/>
    </style:style>
    <style:style style:name="Linked_32_Cell_32_2" style:display-name="Linked Cell 2" style:family="table-cell" style:data-style-name="N0">
      <style:table-cell-properties fo:border-top="none" fo:border-bottom="thin double #660066" fo:border-left="none" fo:border-right="none"/>
      <style:text-properties fo:color="#660066" style:font-name="Calibri" style:font-name-asian="Calibri" style:font-name-complex="Calibri" fo:font-size="11pt" style:font-size-asian="11pt" style:font-size-complex="11pt"/>
    </style:style>
    <style:style style:name="Neutral_32_2" style:display-name="Neutral 2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2" style:display-name="Normal 2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4" style:display-name="Normal 2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_32_2_32_2" style:display-name="Normal 3 2 2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3_Xl0000052" style:display-name="Normal 3_Xl0000052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fo:font-size="9pt" style:font-size-asian="9pt" style:font-size-complex="9pt"/>
    </style:style>
    <style:style style:name="Normal_32_4_32_3" style:display-name="Normal 4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4" style:display-name="Normal 4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_32_2" style:display-name="Normal 6 2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2.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AT1.1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AT1.8_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Benefit_32_unit" style:display-name="Normal_Benefit unit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FA1201_32_2" style:display-name="Normal_FA1201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Prelim_32_07-08_32_tables_32__32_charts_32_v3" style:display-name="Normal_Prelim 07-08 tables  charts v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Proportion_32_on_32_income_32_spent_32_on_32_housing" style:display-name="Normal_Proportion on income spent on housing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Religion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Sheet1_32_2" style:display-name="Normal_Sheet1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Sheet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Sheet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Sheet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Sheet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tabA1.1-1.16" style:family="table-cell" style:data-style-name="N0">
      <style:table-cell-properties style:vertical-align="automatic" fo:background-color="transparent"/>
      <style:text-properties style:font-name="Book Antiqua" style:font-name-asian="Book Antiqua" style:font-name-complex="Book Antiqua" fo:font-size="11pt" style:font-size-asian="11pt" style:font-size-complex="11pt" style:font-family-generic="roman"/>
    </style:style>
    <style:style style:name="Note_32_2" style:display-name="Note 2" style:family="table-cell" style:data-style-name="N0">
      <style:table-cell-properties fo:border="thin solid #C0C0C0" fo:background-color="#FFFFCC"/>
    </style:style>
    <style:style style:name="Note_32_2_32_2" style:display-name="Note 2 2" style:family="table-cell" style:data-style-name="N0">
      <style:table-cell-properties fo:border="thin solid #C0C0C0" fo:background-color="#FFFFCC"/>
    </style:style>
    <style:style style:name="Output_32_2" style:display-name="Output 2" style:family="table-cell" style:data-style-name="N0">
      <style:table-cell-properties fo:border="thin solid #333333" fo:background-color="#FFFFFF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Percent" style:family="table-cell" style:data-style-name="N13"/>
    <style:style style:name="Percent_32_11" style:display-name="Percent 11" style:family="table-cell" style:data-style-name="N13"/>
    <style:style style:name="Percent_32_11_32_2" style:display-name="Percent 11 2" style:family="table-cell" style:data-style-name="N13"/>
    <style:style style:name="Percent_32_12" style:display-name="Percent 12" style:family="table-cell" style:data-style-name="N13"/>
    <style:style style:name="Percent_32_12_32_2" style:display-name="Percent 12 2" style:family="table-cell" style:data-style-name="N13"/>
    <style:style style:name="Percent_32_13" style:display-name="Percent 13" style:family="table-cell" style:data-style-name="N13"/>
    <style:style style:name="Percent_32_13_32_2" style:display-name="Percent 13 2" style:family="table-cell" style:data-style-name="N13"/>
    <style:style style:name="Percent_32_14" style:display-name="Percent 14" style:family="table-cell" style:data-style-name="N13"/>
    <style:style style:name="Percent_32_14_32_2" style:display-name="Percent 14 2" style:family="table-cell" style:data-style-name="N13"/>
    <style:style style:name="Percent_32_15" style:display-name="Percent 15" style:family="table-cell" style:data-style-name="N13"/>
    <style:style style:name="Percent_32_15_32_2" style:display-name="Percent 15 2" style:family="table-cell" style:data-style-name="N13"/>
    <style:style style:name="Percent_32_16" style:display-name="Percent 16" style:family="table-cell" style:data-style-name="N13"/>
    <style:style style:name="Percent_32_16_32_2" style:display-name="Percent 16 2" style:family="table-cell" style:data-style-name="N13"/>
    <style:style style:name="Percent_32_18" style:display-name="Percent 18" style:family="table-cell" style:data-style-name="N13"/>
    <style:style style:name="Percent_32_18_32_2" style:display-name="Percent 18 2" style:family="table-cell" style:data-style-name="N13"/>
    <style:style style:name="Percent_32_2" style:display-name="Percent 2" style:family="table-cell" style:data-style-name="N13"/>
    <style:style style:name="Percent_32_2_32_2" style:display-name="Percent 2 2" style:family="table-cell" style:data-style-name="N13"/>
    <style:style style:name="Percent_32_2_32_2_32_2" style:display-name="Percent 2 2 2" style:family="table-cell" style:data-style-name="N13"/>
    <style:style style:name="Percent_32_2_32_3" style:display-name="Percent 2 3" style:family="table-cell" style:data-style-name="N13"/>
    <style:style style:name="Percent_32_3" style:display-name="Percent 3" style:family="table-cell" style:data-style-name="N13"/>
    <style:style style:name="Percent_32_4" style:display-name="Percent 4" style:family="table-cell" style:data-style-name="N13"/>
    <style:style style:name="Percent_32_5" style:display-name="Percent 5" style:family="table-cell" style:data-style-name="N13"/>
    <style:style style:name="Percent_32_5_32_2" style:display-name="Percent 5 2" style:family="table-cell" style:data-style-name="N13"/>
    <style:style style:name="Percent_32_5_32_3" style:display-name="Percent 5 3" style:family="table-cell" style:data-style-name="N13"/>
    <style:style style:name="Percent_32_6" style:display-name="Percent 6" style:family="table-cell" style:data-style-name="N13"/>
    <style:style style:name="Percent_32_7" style:display-name="Percent 7" style:family="table-cell" style:data-style-name="N13"/>
    <style:style style:name="Percent_32_7_32_2" style:display-name="Percent 7 2" style:family="table-cell" style:data-style-name="N13"/>
    <style:style style:name="Percent_32_8" style:display-name="Percent 8" style:family="table-cell" style:data-style-name="N13"/>
    <style:style style:name="Percent_32_8_32_2" style:display-name="Percent 8 2" style:family="table-cell" style:data-style-name="N13"/>
    <style:style style:name="Percent_32_9" style:display-name="Percent 9" style:family="table-cell" style:data-style-name="N13"/>
    <style:style style:name="Percent_32_9_32_2" style:display-name="Percent 9 2" style:family="table-cell" style:data-style-name="N13"/>
    <style:style style:name="style143601848689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1848699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1848728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1848783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1848825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1848866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6996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03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10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16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24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30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36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44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50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56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63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67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75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81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88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92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99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08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13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19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25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31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39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44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50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56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74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78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85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91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96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02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08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13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19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25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31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36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41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60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66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72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77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81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14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22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28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36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42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50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56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64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7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77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83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89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96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02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10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16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24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33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38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44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50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58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66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7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77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94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00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06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11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17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22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28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33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39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44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52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58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63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67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89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96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902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908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913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435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449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458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469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478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489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502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510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519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527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535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542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550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195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05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11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19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25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33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41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49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56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64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81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89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Title_32_2" style:display-name="Title 2" style:family="table-cell" style:data-style-name="N0">
      <style:text-properties fo:color="#333399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_32_2" style:display-name="Total 2" style:family="table-cell" style:data-style-name="N0">
      <style:table-cell-properties fo:border-top="thin solid #CCFFFF" fo:border-bottom="thin double #CCFFFF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_32_2" style:display-name="Warning Text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4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5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6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33070866141732in" fo:margin-left="0in" fo:margin-right="0in" fo:margin-bottom="0in"/>
      </style:header-style>
      <style:footer-style>
        <style:header-footer-properties fo:min-height="0.43307086614173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  <style:master-page style:name="mp5" style:page-layout-name="pm5">
      <style:header/>
      <style:header-left style:display="false"/>
      <style:header-first/>
      <style:footer/>
      <style:footer-left style:display="false"/>
      <style:footer-first/>
    </style:master-page>
    <style:master-page style:name="mp6" style:page-layout-name="pm6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dc:title/>
    <dc:description/>
    <dc:subject/>
    <meta:initial-creator>Scott Edgar</meta:initial-creator>
    <dc:creator>Poppy Azmi</dc:creator>
    <meta:creation-date>2017-11-30T14:23:04Z</meta:creation-date>
    <dc:date>2023-12-12T13:17:09Z</dc:date>
    <meta:print-date>2022-11-09T14:07:42Z</meta:print-date>
    <meta:editing-duration>PT0S</meta:editing-duration>
    <meta:user-defined meta:name="docIndexRef">ffcdd206-d58b-42b2-a8b9-486f541706c6</meta:user-defined>
    <meta:user-defined meta:name="bjSaver">vAdqP+5tRgJUiLs595TOHHQTrbZpKYrd</meta:user-defined>
    <meta:user-defined meta:name="bjDocumentSecurityLabel">No Marking</meta:user-defined>
    <meta:user-defined meta:name="ContentTypeId">0x010100ECCB7E1F660E4D499F35AD51896216AD</meta:user-defined>
  </office:meta>
</office:document-meta>
</file>